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C00000086569346C128E0CE7B.jpg" manifest:media-type="image/jpeg"/>
  <manifest:file-entry manifest:full-path="Pictures/10000000000001FB0000010C013F3574ED07882A.jpg" manifest:media-type="image/jpeg"/>
  <manifest:file-entry manifest:full-path="Pictures/100000000000022700000105DB249617C4E4D8B7.jpg" manifest:media-type="image/jpeg"/>
  <manifest:file-entry manifest:full-path="Pictures/10000000000001EB0000021D5C2D50D84B7CDDB7.png" manifest:media-type="image/png"/>
  <manifest:file-entry manifest:full-path="Pictures/10000000000001C40000017E09976DA7F1998792.jpg" manifest:media-type="image/jpeg"/>
  <manifest:file-entry manifest:full-path="Pictures/100000000000029C000000FCD741D518DF82FAB1.jpg" manifest:media-type="image/jpeg"/>
  <manifest:file-entry manifest:full-path="Pictures/100000000000013500000108636E82AAD38CB096.jpg" manifest:media-type="image/jpeg"/>
  <manifest:file-entry manifest:full-path="Pictures/1000000000000292000001566EAFB78296191189.png" manifest:media-type="image/png"/>
  <manifest:file-entry manifest:full-path="Pictures/10000000000001F10000015E5029C9A63A1C6A70.jpg" manifest:media-type="image/jpeg"/>
  <manifest:file-entry manifest:full-path="Pictures/10000000000002160000012FBC3637111CCC7474.jpg" manifest:media-type="image/jpeg"/>
  <manifest:file-entry manifest:full-path="Pictures/10000000000001FA00000156B4BC3319D64BE0B8.png" manifest:media-type="image/png"/>
  <manifest:file-entry manifest:full-path="Pictures/10000000000002300000010A5B08F62884EE2EE5.jpg" manifest:media-type="image/jpeg"/>
  <manifest:file-entry manifest:full-path="Pictures/10000000000002390000010648222C595AFD53B8.jpg" manifest:media-type="image/jpeg"/>
  <manifest:file-entry manifest:full-path="Pictures/10000000000002890000017176B27908CAB3F3FC.jpg" manifest:media-type="image/jpeg"/>
  <manifest:file-entry manifest:full-path="Pictures/1000000000000239000000D3E3BD8175695CFA9C.jpg" manifest:media-type="image/jpeg"/>
  <manifest:file-entry manifest:full-path="Pictures/100000000000029000000166BB6EB3C75BEBE596.jpg" manifest:media-type="image/jpeg"/>
  <manifest:file-entry manifest:full-path="Pictures/10000000000001BC00000132967B08134D3D4F64.jpg" manifest:media-type="image/jpeg"/>
  <manifest:file-entry manifest:full-path="Pictures/10000000000001C0000001312E27DE25636AF0E6.jpg" manifest:media-type="image/jpeg"/>
  <manifest:file-entry manifest:full-path="Pictures/100000000000029B0000017118F34E89765E6861.jpg" manifest:media-type="image/jpeg"/>
  <manifest:file-entry manifest:full-path="Pictures/100000000000045C0000025C354B2FCAC9E3A88C.jpg" manifest:media-type="image/jpeg"/>
  <manifest:file-entry manifest:full-path="Pictures/1000000000000247000000F99E68A74EDBEE15E3.jpg" manifest:media-type="image/jpeg"/>
  <manifest:file-entry manifest:full-path="Pictures/10000000000002440000010FF866D9FEFA9493F4.jpg" manifest:media-type="image/jpeg"/>
  <manifest:file-entry manifest:full-path="Pictures/10000000000001C50000013D2735FF2B00EFB693.jpg" manifest:media-type="image/jpeg"/>
  <manifest:file-entry manifest:full-path="Pictures/100000000000029300000167BCA9CB39186AFF74.jpg" manifest:media-type="image/jpeg"/>
  <manifest:file-entry manifest:full-path="Pictures/1000000000000286000000D0FBE105C104392194.jpg" manifest:media-type="image/jpeg"/>
  <manifest:file-entry manifest:full-path="Pictures/100000000000029E00000168675B4B158D9987B8.jpg" manifest:media-type="image/jpeg"/>
  <manifest:file-entry manifest:full-path="Pictures/100000000000014B0000008167196C493D5C99C7.jpg" manifest:media-type="image/jpeg"/>
  <manifest:file-entry manifest:full-path="Pictures/10000000000002990000016CF253DF6E03593425.jpg" manifest:media-type="image/jpeg"/>
  <manifest:file-entry manifest:full-path="Pictures/10000001000002A000000164125C7ECCB0CD9726.png" manifest:media-type="image/png"/>
  <manifest:file-entry manifest:full-path="Pictures/10000000000001B000000119D2BBAC229D0691BF.jpg" manifest:media-type="image/jpeg"/>
  <manifest:file-entry manifest:full-path="Pictures/10000001000001F10000010193FFEE668369FEF6.png" manifest:media-type="image/pn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1AC0000011C9E9083D1C8099B78.png" manifest:media-type="image/pn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2200000109205442D0D5D8C97F.jpg" manifest:media-type="image/jpeg"/>
  <manifest:file-entry manifest:full-path="Pictures/1000000000000241000000FA2F4CD5EA87E7C3B3.jpg" manifest:media-type="image/jpeg"/>
  <manifest:file-entry manifest:full-path="Pictures/1000000000000246000000F4B81BC9BD44BA5F29.jpg" manifest:media-type="image/jpeg"/>
  <manifest:file-entry manifest:full-path="Pictures/1000000000000217000000DEAA20EEC8709BD907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  <manifest:file-entry manifest:full-path="Pictures/100000000000012D000000A89DEFD17F6B6BBB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1" svg:font-family="Mono" style:font-family-generic="roman" style:font-pitch="variable"/>
    <style:font-face style:name="Mono2" svg:font-family="Mono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.912cm" fo:margin-left="0cm" table:align="left"/>
    </style:style>
    <style:style style:name="Tabela3.A" style:family="table-column">
      <style:table-column-properties style:column-width="4.55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56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912cm" fo:margin-left="0cm" table:align="left"/>
    </style:style>
    <style:style style:name="Tabela4.A" style:family="table-column">
      <style:table-column-properties style:column-width="4.551cm"/>
    </style:style>
    <style:style style:name="Tabela4.B" style:family="table-column">
      <style:table-column-properties style:column-width="6.8cm"/>
    </style:style>
    <style:style style:name="Tabela4.C" style:family="table-column">
      <style:table-column-properties style:column-width="6.562cm"/>
    </style:style>
    <style:style style:name="Tabela4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4" style:family="paragraph" style:parent-style-name="Standard">
      <style:text-properties fo:language="pt" fo:country="BR" officeooo:paragraph-rsid="017b4837"/>
    </style:style>
    <style:style style:name="P5" style:family="paragraph" style:parent-style-name="Text_20_body">
      <style:text-properties fo:language="pt" fo:country="BR"/>
    </style:style>
    <style:style style:name="P6" style:family="paragraph" style:parent-style-name="Standard">
      <style:text-properties fo:language="pt" fo:country="BR" officeooo:paragraph-rsid="010ac7df"/>
    </style:style>
    <style:style style:name="P7" style:family="paragraph" style:parent-style-name="Standard">
      <style:text-properties fo:language="pt" fo:country="BR" officeooo:paragraph-rsid="0008da07"/>
    </style:style>
    <style:style style:name="P8" style:family="paragraph" style:parent-style-name="Text_20_body">
      <style:text-properties fo:language="pt" fo:country="BR" officeooo:paragraph-rsid="01a6e1ca"/>
    </style:style>
    <style:style style:name="P9" style:family="paragraph" style:parent-style-name="Text_20_body">
      <style:text-properties fo:language="pt" fo:country="BR" officeooo:paragraph-rsid="01a46aa7"/>
    </style:style>
    <style:style style:name="P10" style:family="paragraph" style:parent-style-name="Standard">
      <style:text-properties fo:language="pt" fo:country="BR" officeooo:paragraph-rsid="00fab35d"/>
    </style:style>
    <style:style style:name="P11" style:family="paragraph" style:parent-style-name="Standard">
      <style:text-properties fo:language="pt" fo:country="BR" officeooo:paragraph-rsid="0018a839"/>
    </style:style>
    <style:style style:name="P12" style:family="paragraph" style:parent-style-name="Standard">
      <style:text-properties fo:language="pt" fo:country="BR" officeooo:paragraph-rsid="016f9642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14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17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1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19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21" style:family="paragraph" style:parent-style-name="Text_20_body">
      <style:paragraph-properties fo:line-height="100%"/>
      <style:text-properties fo:language="pt" fo:country="BR"/>
    </style:style>
    <style:style style:name="P22" style:family="paragraph" style:parent-style-name="Standard">
      <style:paragraph-properties fo:line-height="100%"/>
      <style:text-properties fo:language="pt" fo:country="BR" officeooo:paragraph-rsid="01aa837b"/>
    </style:style>
    <style:style style:name="P23" style:family="paragraph" style:parent-style-name="Standard">
      <style:paragraph-properties fo:line-height="100%"/>
      <style:text-properties fo:language="pt" fo:country="BR" officeooo:paragraph-rsid="01869135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2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28" style:family="paragraph" style:parent-style-name="Text_20_body">
      <style:paragraph-properties fo:line-height="100%"/>
      <style:text-properties fo:language="pt" fo:country="BR" officeooo:paragraph-rsid="01c694eb"/>
    </style:style>
    <style:style style:name="P29" style:family="paragraph" style:parent-style-name="Text_20_body">
      <style:paragraph-properties fo:line-height="100%"/>
      <style:text-properties fo:language="pt" fo:country="BR" officeooo:paragraph-rsid="01ac95ad"/>
    </style:style>
    <style:style style:name="P30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31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32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3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6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38" style:family="paragraph" style:parent-style-name="Text_20_body">
      <style:text-properties fo:language="pt" fo:country="BR" officeooo:paragraph-rsid="00384e83"/>
    </style:style>
    <style:style style:name="P39" style:family="paragraph" style:parent-style-name="Text_20_body">
      <style:text-properties fo:language="pt" fo:country="BR" officeooo:rsid="00d9fbfd"/>
    </style:style>
    <style:style style:name="P40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41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42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43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44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45" style:family="paragraph" style:parent-style-name="Text_20_body">
      <style:text-properties fo:language="pt" fo:country="BR" officeooo:paragraph-rsid="019e976c"/>
    </style:style>
    <style:style style:name="P46" style:family="paragraph" style:parent-style-name="Text_20_body">
      <style:paragraph-properties fo:line-height="100%"/>
      <style:text-properties fo:language="pt" fo:country="BR" officeooo:rsid="000e2760"/>
    </style:style>
    <style:style style:name="P47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8" style:family="paragraph" style:parent-style-name="Standard">
      <style:text-properties fo:language="pt" fo:country="BR" officeooo:paragraph-rsid="0163c035"/>
    </style:style>
    <style:style style:name="P49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50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51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52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53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54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5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6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7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1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4" style:family="paragraph" style:parent-style-name="Standard">
      <style:text-properties fo:font-size="12pt" fo:language="pt" fo:country="BR" style:font-size-asian="12pt" style:font-size-complex="12pt"/>
    </style:style>
    <style:style style:name="P65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7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68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69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70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7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72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73" style:family="paragraph" style:parent-style-name="Text_20_body">
      <style:text-properties fo:font-size="12pt" fo:language="pt" fo:country="BR" style:font-size-asian="12pt" style:font-size-complex="12pt"/>
    </style:style>
    <style:style style:name="P7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7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7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7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8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81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82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83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8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8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86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8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88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91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92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95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96" style:family="paragraph" style:parent-style-name="Standard">
      <style:paragraph-properties fo:line-height="100%" fo:text-align="center" style:justify-single-word="false"/>
      <style:text-properties fo:font-size="12pt" fo:language="pt" fo:country="BR" officeooo:rsid="01bb64b4" style:font-size-asian="12pt" style:font-size-complex="12pt"/>
    </style:style>
    <style:style style:name="P97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98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9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0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01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02" style:family="paragraph" style:parent-style-name="Heading_20_4">
      <style:paragraph-properties fo:margin-top="0.201cm" fo:margin-bottom="0.201cm" style:contextual-spacing="false" fo:line-height="100%"/>
      <style:text-properties fo:font-size="12pt" style:font-size-asian="12pt" style:font-size-complex="12pt"/>
    </style:style>
    <style:style style:name="P103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104" style:family="paragraph" style:parent-style-name="Standard">
      <style:text-properties officeooo:paragraph-rsid="0175fcfd"/>
    </style:style>
    <style:style style:name="P105" style:family="paragraph" style:parent-style-name="Standard">
      <style:text-properties officeooo:paragraph-rsid="01772e4c"/>
    </style:style>
    <style:style style:name="P106" style:family="paragraph" style:parent-style-name="Standard">
      <style:text-properties officeooo:paragraph-rsid="017b4837"/>
    </style:style>
    <style:style style:name="P107" style:family="paragraph" style:parent-style-name="Standard">
      <style:text-properties officeooo:paragraph-rsid="017c4fcb"/>
    </style:style>
    <style:style style:name="P108" style:family="paragraph" style:parent-style-name="Text_20_body">
      <style:paragraph-properties fo:line-height="100%"/>
      <style:text-properties officeooo:paragraph-rsid="0149559a"/>
    </style:style>
    <style:style style:name="P109" style:family="paragraph" style:parent-style-name="Standard">
      <style:paragraph-properties fo:line-height="100%"/>
      <style:text-properties officeooo:paragraph-rsid="0155afab"/>
    </style:style>
    <style:style style:name="P110" style:family="paragraph" style:parent-style-name="Text_20_body">
      <style:paragraph-properties fo:line-height="100%"/>
      <style:text-properties officeooo:paragraph-rsid="01500562"/>
    </style:style>
    <style:style style:name="P111" style:family="paragraph" style:parent-style-name="Text_20_body">
      <style:paragraph-properties fo:line-height="100%"/>
    </style:style>
    <style:style style:name="P11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113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1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1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1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117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118" style:family="paragraph" style:parent-style-name="Standard">
      <style:paragraph-properties fo:line-height="100%" fo:text-align="start" style:justify-single-word="false"/>
      <style:text-properties officeooo:paragraph-rsid="0222f644"/>
    </style:style>
    <style:style style:name="P119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120" style:family="paragraph" style:parent-style-name="Subtitle">
      <style:paragraph-properties fo:margin-top="0cm" fo:margin-bottom="0cm" style:contextual-spacing="false" fo:line-height="100%" fo:text-align="start" style:justify-single-word="false"/>
    </style:style>
    <style:style style:name="P121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122" style:family="paragraph" style:parent-style-name="Text_20_body">
      <style:paragraph-properties fo:line-height="100%" fo:text-align="start" style:justify-single-word="false"/>
      <style:text-properties officeooo:paragraph-rsid="0220ead7"/>
    </style:style>
    <style:style style:name="P123" style:family="paragraph" style:parent-style-name="Text_20_body">
      <style:paragraph-properties fo:line-height="100%"/>
      <style:text-properties officeooo:paragraph-rsid="015a4c44"/>
    </style:style>
    <style:style style:name="P124" style:family="paragraph" style:parent-style-name="Text_20_body">
      <style:paragraph-properties fo:line-height="100%"/>
      <style:text-properties officeooo:paragraph-rsid="01cad84a"/>
    </style:style>
    <style:style style:name="P12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12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127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128" style:family="paragraph" style:parent-style-name="Text_20_body">
      <style:paragraph-properties fo:line-height="100%" fo:text-align="center" style:justify-single-word="false"/>
      <style:text-properties officeooo:paragraph-rsid="021b8be1"/>
    </style:style>
    <style:style style:name="P129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130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131" style:family="paragraph" style:parent-style-name="Text_20_body">
      <style:paragraph-properties fo:line-height="100%"/>
      <style:text-properties officeooo:paragraph-rsid="01dac7db"/>
    </style:style>
    <style:style style:name="P132" style:family="paragraph" style:parent-style-name="Table_20_Heading">
      <style:paragraph-properties fo:line-height="100%"/>
    </style:style>
    <style:style style:name="P133" style:family="paragraph" style:parent-style-name="Table_20_Contents">
      <style:paragraph-properties fo:line-height="100%"/>
    </style:style>
    <style:style style:name="P134" style:family="paragraph" style:parent-style-name="Standard">
      <style:paragraph-properties fo:line-height="100%"/>
    </style:style>
    <style:style style:name="P135" style:family="paragraph" style:parent-style-name="Standard">
      <style:paragraph-properties fo:line-height="100%"/>
      <style:text-properties officeooo:paragraph-rsid="0222f644"/>
    </style:style>
    <style:style style:name="P136" style:family="paragraph" style:parent-style-name="Text_20_body">
      <style:paragraph-properties fo:margin-top="0cm" fo:margin-bottom="0.146cm" style:contextual-spacing="false" fo:line-height="100%"/>
      <style:text-properties officeooo:paragraph-rsid="0222f644"/>
    </style:style>
    <style:style style:name="P137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2277992"/>
    </style:style>
    <style:style style:name="P138" style:family="paragraph" style:parent-style-name="Text_20_body">
      <style:paragraph-properties fo:line-height="100%" fo:break-before="page"/>
    </style:style>
    <style:style style:name="P139" style:family="paragraph" style:parent-style-name="Text_20_body">
      <style:paragraph-properties fo:line-height="100%"/>
      <style:text-properties officeooo:paragraph-rsid="021b8be1"/>
    </style:style>
    <style:style style:name="P140" style:family="paragraph" style:parent-style-name="Text_20_body">
      <style:paragraph-properties fo:line-height="100%"/>
      <style:text-properties officeooo:paragraph-rsid="022aa829"/>
    </style:style>
    <style:style style:name="P141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142" style:family="paragraph" style:parent-style-name="Standard">
      <style:text-properties officeooo:paragraph-rsid="0163c035"/>
    </style:style>
    <style:style style:name="P143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144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45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46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47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148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15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52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6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157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158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159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160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161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162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63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16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65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66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67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6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69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70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71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72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7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7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75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76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177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78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79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180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181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182" style:family="paragraph" style:parent-style-name="Text_20_body">
      <style:paragraph-properties fo:line-height="120%"/>
      <style:text-properties style:font-name="Liberation Serif" fo:language="pt" fo:country="BR" officeooo:rsid="000e2760"/>
    </style:style>
    <style:style style:name="P183" style:family="paragraph" style:parent-style-name="Text_20_body">
      <style:paragraph-properties fo:line-height="120%"/>
      <style:text-properties style:font-name="Liberation Serif"/>
    </style:style>
    <style:style style:name="P184" style:family="paragraph" style:parent-style-name="Text_20_body">
      <style:text-properties officeooo:paragraph-rsid="01e78197"/>
    </style:style>
    <style:style style:name="P185" style:family="paragraph" style:parent-style-name="Standard">
      <style:text-properties officeooo:paragraph-rsid="0011dd77"/>
    </style:style>
    <style:style style:name="P186" style:family="paragraph" style:parent-style-name="Standard">
      <style:text-properties officeooo:paragraph-rsid="01f80346"/>
    </style:style>
    <style:style style:name="P187" style:family="paragraph" style:parent-style-name="Text_20_body">
      <style:text-properties fo:font-size="14pt" officeooo:paragraph-rsid="0009bd1f" style:font-size-asian="14pt" style:font-size-complex="14pt"/>
    </style:style>
    <style:style style:name="P188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89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90" style:family="paragraph" style:parent-style-name="Text_20_body">
      <style:paragraph-properties fo:text-align="start" style:justify-single-word="false"/>
      <style:text-properties officeooo:paragraph-rsid="01104b4a"/>
    </style:style>
    <style:style style:name="P191" style:family="paragraph" style:parent-style-name="Text_20_body">
      <style:paragraph-properties fo:text-align="start" style:justify-single-word="false"/>
      <style:text-properties officeooo:paragraph-rsid="00eaa009"/>
    </style:style>
    <style:style style:name="P192" style:family="paragraph" style:parent-style-name="Text_20_body">
      <style:paragraph-properties fo:text-align="start" style:justify-single-word="false"/>
      <style:text-properties officeooo:paragraph-rsid="012182fb"/>
    </style:style>
    <style:style style:name="P193" style:family="paragraph" style:parent-style-name="Text_20_body">
      <style:paragraph-properties fo:text-align="start" style:justify-single-word="false"/>
      <style:text-properties officeooo:paragraph-rsid="008952b2"/>
    </style:style>
    <style:style style:name="P194" style:family="paragraph" style:parent-style-name="Text_20_body">
      <style:paragraph-properties fo:text-align="start" style:justify-single-word="false"/>
      <style:text-properties officeooo:paragraph-rsid="02003df0"/>
    </style:style>
    <style:style style:name="P195" style:family="paragraph" style:parent-style-name="Text_20_body">
      <style:paragraph-properties fo:text-align="start" style:justify-single-word="false"/>
      <style:text-properties officeooo:paragraph-rsid="0089288d"/>
    </style:style>
    <style:style style:name="P196" style:family="paragraph" style:parent-style-name="Standard">
      <style:paragraph-properties fo:text-align="start" style:justify-single-word="false"/>
      <style:text-properties officeooo:paragraph-rsid="01650b87"/>
    </style:style>
    <style:style style:name="P197" style:family="paragraph" style:parent-style-name="Text_20_body">
      <style:paragraph-properties fo:text-align="start" style:justify-single-word="false"/>
      <style:text-properties officeooo:paragraph-rsid="01a89130"/>
    </style:style>
    <style:style style:name="P198" style:family="paragraph" style:parent-style-name="Standard">
      <style:text-properties officeooo:paragraph-rsid="020c9da5"/>
    </style:style>
    <style:style style:name="P199" style:family="paragraph" style:parent-style-name="Standard">
      <style:text-properties officeooo:paragraph-rsid="016f9642"/>
    </style:style>
    <style:style style:name="P20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20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20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0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0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11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2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21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217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18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1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19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2pt" fo:language="pt" fo:country="BR" fo:font-weight="normal" fo:background-color="#1f1f1f" style:font-size-asian="12pt" style:font-size-complex="12pt"/>
    </style:style>
    <style:style style:name="P220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2pt" fo:language="pt" fo:country="BR" fo:font-weight="normal" officeooo:paragraph-rsid="019e976c" fo:background-color="#1f1f1f" style:font-size-asian="12pt" style:font-size-complex="12pt"/>
    </style:style>
    <style:style style:name="P221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language="pt" fo:country="BR" fo:font-weight="normal" officeooo:rsid="01500562" officeooo:paragraph-rsid="01500562" fo:background-color="#1f1f1f"/>
    </style:style>
    <style:style style:name="P22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223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224" style:family="paragraph" style:parent-style-name="Standard">
      <style:paragraph-properties style:line-height-at-least="0cm"/>
      <style:text-properties fo:color="#cccccc" loext:opacity="100%" style:font-name="Consolas1" fo:font-size="10.5pt" fo:language="pt" fo:country="BR" fo:font-weight="normal" fo:background-color="#1f1f1f"/>
    </style:style>
    <style:style style:name="P22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1" fo:font-size="10.5pt" fo:language="pt" fo:country="BR" fo:font-weight="normal" officeooo:rsid="013f0af5" officeooo:paragraph-rsid="013f0af5" fo:background-color="#1f1f1f"/>
    </style:style>
    <style:style style:name="P226" style:family="paragraph" style:parent-style-name="Standard">
      <style:paragraph-properties fo:line-height="100%"/>
      <style:text-properties fo:color="#cccccc" loext:opacity="100%" style:font-name="Consolas1" fo:font-size="10.5pt" fo:font-weight="normal" fo:background-color="#1f1f1f"/>
    </style:style>
    <style:style style:name="P227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fo:background-color="#1f1f1f"/>
    </style:style>
    <style:style style:name="P228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0.5pt" fo:font-weight="normal" fo:background-color="#1f1f1f"/>
    </style:style>
    <style:style style:name="P229" style:family="paragraph" style:parent-style-name="Standard">
      <style:paragraph-properties fo:line-height="100%"/>
      <style:text-properties fo:color="#cccccc" loext:opacity="100%" style:font-name="Consolas1" fo:font-size="10.5pt" fo:font-weight="normal" officeooo:paragraph-rsid="0222f644" fo:background-color="#1f1f1f"/>
    </style:style>
    <style:style style:name="P2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cccccc" loext:opacity="100%" style:font-name="Consolas1" fo:font-size="10.5pt" fo:font-weight="normal" officeooo:paragraph-rsid="021619be" fo:background-color="#1f1f1f"/>
    </style:style>
    <style:style style:name="P231" style:family="paragraph" style:parent-style-name="Standard">
      <style:paragraph-properties fo:line-height="100%" fo:text-align="start" style:justify-single-word="false"/>
      <style:text-properties fo:color="#cccccc" loext:opacity="100%" style:font-name="Consolas1" fo:font-size="10.5pt" fo:font-weight="normal" fo:background-color="#1f1f1f"/>
    </style:style>
    <style:style style:name="P232" style:family="paragraph" style:parent-style-name="Standard">
      <style:paragraph-properties fo:line-height="100%"/>
      <style:text-properties fo:color="#cccccc" loext:opacity="100%" style:font-name="Consolas1" fo:font-size="10.5pt" fo:font-style="normal" fo:font-weight="normal" officeooo:paragraph-rsid="0222f644" fo:background-color="#1f1f1f" style:font-style-asian="normal" style:font-style-complex="normal"/>
    </style:style>
    <style:style style:name="P23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34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35" style:family="paragraph" style:parent-style-name="Standard">
      <style:paragraph-properties fo:line-height="100%" fo:text-align="center" style:justify-single-word="false"/>
      <style:text-properties fo:color="#cccccc" loext:opacity="100%" fo:background-color="#1f1f1f"/>
    </style:style>
    <style:style style:name="P236" style:family="paragraph" style:parent-style-name="Standard">
      <style:paragraph-properties fo:line-height="100%"/>
      <style:text-properties fo:color="#cccccc" loext:opacity="100%" fo:font-style="normal" officeooo:paragraph-rsid="0222f644" fo:background-color="#1f1f1f" style:font-style-asian="normal" style:font-style-complex="normal"/>
    </style:style>
    <style:style style:name="P23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23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language="pt" fo:country="BR" fo:font-weight="normal" fo:background-color="#1f1f1f"/>
    </style:style>
    <style:style style:name="P2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language="pt" fo:country="BR" fo:font-weight="normal" officeooo:paragraph-rsid="01cad84a" fo:background-color="#1f1f1f"/>
    </style:style>
    <style:style style:name="P240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1" fo:font-size="10.5pt" fo:language="pt" fo:country="BR" fo:font-weight="normal" fo:background-color="#1f1f1f"/>
    </style:style>
    <style:style style:name="P241" style:family="paragraph" style:parent-style-name="Standard">
      <style:paragraph-properties fo:line-height="100%" fo:text-align="center" style:justify-single-word="false"/>
      <style:text-properties fo:color="#d4d4d4" loext:opacity="100%" style:font-name="Consolas1" fo:font-size="10.5pt" fo:font-weight="normal" fo:background-color="#1f1f1f"/>
    </style:style>
    <style:style style:name="P242" style:family="paragraph" style:parent-style-name="Standard">
      <style:paragraph-properties fo:line-height="100%"/>
      <style:text-properties fo:color="#d4d4d4" loext:opacity="100%" style:font-name="Consolas1" fo:font-size="10.5pt" fo:font-weight="normal" officeooo:paragraph-rsid="0222f644" fo:background-color="#1f1f1f"/>
    </style:style>
    <style:style style:name="P243" style:family="paragraph" style:parent-style-name="Standard">
      <style:paragraph-properties fo:line-height="100%" fo:text-align="start" style:justify-single-word="false"/>
      <style:text-properties fo:color="#d4d4d4" loext:opacity="100%" style:font-name="Consolas1" fo:font-size="10.5pt" fo:font-weight="normal" fo:background-color="#1f1f1f"/>
    </style:style>
    <style:style style:name="P244" style:family="paragraph" style:parent-style-name="Standard">
      <style:paragraph-properties fo:line-height="100%"/>
      <style:text-properties fo:color="#d4d4d4" loext:opacity="100%" style:font-name="Consolas1" fo:font-size="10.5pt" fo:font-style="normal" fo:font-weight="normal" officeooo:paragraph-rsid="0222f644" fo:background-color="#1f1f1f" style:font-style-asian="normal" style:font-style-complex="normal"/>
    </style:style>
    <style:style style:name="P245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46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7" style:family="paragraph" style:parent-style-name="Text_20_body">
      <style:paragraph-properties fo:text-align="center" style:justify-single-word="false"/>
    </style:style>
    <style:style style:name="P248" style:family="paragraph" style:parent-style-name="Text_20_body">
      <style:paragraph-properties fo:text-align="center" style:justify-single-word="false"/>
      <style:text-properties officeooo:paragraph-rsid="00eaa009"/>
    </style:style>
    <style:style style:name="P249" style:family="paragraph" style:parent-style-name="Text_20_body">
      <style:paragraph-properties fo:text-align="center" style:justify-single-word="false"/>
      <style:text-properties officeooo:paragraph-rsid="012182fb"/>
    </style:style>
    <style:style style:name="P250" style:family="paragraph" style:parent-style-name="Table_20_Contents">
      <style:paragraph-properties fo:text-align="center" style:justify-single-word="false"/>
    </style:style>
    <style:style style:name="P251" style:family="paragraph" style:parent-style-name="Text_20_body">
      <style:text-properties officeooo:paragraph-rsid="0076f36b"/>
    </style:style>
    <style:style style:name="P25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253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254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1" fo:font-size="10.5pt" fo:language="pt" fo:country="BR" fo:font-weight="normal" fo:background-color="#1f1f1f"/>
    </style:style>
    <style:style style:name="P25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language="pt" fo:country="BR" fo:font-weight="normal" fo:background-color="#1f1f1f"/>
    </style:style>
    <style:style style:name="P256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1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57" style:family="paragraph" style:parent-style-name="Text_20_body">
      <style:text-properties officeooo:paragraph-rsid="0089948f"/>
    </style:style>
    <style:style style:name="P25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59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6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1" fo:font-size="10.5pt" fo:language="pt" fo:country="BR" fo:font-weight="normal" fo:background-color="#1f1f1f"/>
    </style:style>
    <style:style style:name="P261" style:family="paragraph" style:parent-style-name="Text_20_body">
      <style:paragraph-properties fo:line-height="100%"/>
      <style:text-properties officeooo:rsid="01dac7db" officeooo:paragraph-rsid="01dac7db"/>
    </style:style>
    <style:style style:name="P262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63" style:family="paragraph" style:parent-style-name="Text_20_body">
      <style:text-properties officeooo:paragraph-rsid="00eaa009"/>
    </style:style>
    <style:style style:name="P264" style:family="paragraph" style:parent-style-name="Standard">
      <style:paragraph-properties style:line-height-at-least="0.503cm"/>
      <style:text-properties officeooo:rsid="021619be"/>
    </style:style>
    <style:style style:name="P265" style:family="paragraph" style:parent-style-name="Standard">
      <style:paragraph-properties fo:text-align="center" style:justify-single-word="false"/>
      <style:text-properties fo:color="#569cd6" loext:opacity="100%" style:font-name="Consolas1" fo:font-size="10.5pt" fo:language="pt" fo:country="BR" fo:font-weight="normal" officeooo:paragraph-rsid="0166e38c" fo:background-color="#1f1f1f"/>
    </style:style>
    <style:style style:name="P266" style:family="paragraph" style:parent-style-name="Table_20_Contents">
      <style:text-properties fo:font-weight="bold" style:font-weight-asian="bold" style:font-weight-complex="bold"/>
    </style:style>
    <style:style style:name="P267" style:family="paragraph" style:parent-style-name="Text_20_body">
      <style:paragraph-properties style:line-height-at-least="0cm"/>
      <style:text-properties officeooo:paragraph-rsid="021b8be1"/>
    </style:style>
    <style:style style:name="P268" style:family="paragraph" style:parent-style-name="Heading_20_1">
      <style:text-properties fo:language="pt" fo:country="BR"/>
    </style:style>
    <style:style style:name="P269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270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271" style:family="paragraph" style:parent-style-name="Heading_20_1">
      <style:paragraph-properties fo:break-before="page"/>
      <style:text-properties fo:language="pt" fo:country="BR"/>
    </style:style>
    <style:style style:name="P272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73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74" style:family="paragraph" style:parent-style-name="Heading_20_1">
      <style:text-properties fo:language="pt" fo:country="BR" officeooo:rsid="01ad3712" officeooo:paragraph-rsid="01ad3712"/>
    </style:style>
    <style:style style:name="P275" style:family="paragraph" style:parent-style-name="Heading_20_1">
      <style:paragraph-properties fo:line-height="100%" fo:break-before="page"/>
      <style:text-properties fo:language="pt" fo:country="BR" officeooo:rsid="01bb64b4" officeooo:paragraph-rsid="01bb64b4"/>
    </style:style>
    <style:style style:name="P276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277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278" style:family="paragraph" style:parent-style-name="Heading_20_1">
      <style:paragraph-properties fo:break-before="page"/>
      <style:text-properties fo:color="#ff0000" loext:opacity="100%" fo:language="pt" fo:country="BR"/>
    </style:style>
    <style:style style:name="P279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280" style:family="paragraph" style:parent-style-name="Heading_20_1">
      <style:paragraph-properties fo:break-before="page"/>
    </style:style>
    <style:style style:name="P281" style:family="paragraph" style:parent-style-name="Heading_20_1">
      <style:paragraph-properties fo:break-before="page" fo:keep-with-next="always"/>
    </style:style>
    <style:style style:name="P282" style:family="paragraph" style:parent-style-name="Heading_20_1">
      <style:paragraph-properties fo:margin-top="0cm" fo:margin-bottom="0cm" style:contextual-spacing="false" fo:break-before="page" fo:keep-with-next="always"/>
    </style:style>
    <style:style style:name="P283" style:family="paragraph" style:parent-style-name="Heading_20_1">
      <style:paragraph-properties fo:keep-with-next="always"/>
    </style:style>
    <style:style style:name="P284" style:family="paragraph" style:parent-style-name="Heading_20_1" style:list-style-name="WWNum1">
      <style:paragraph-properties fo:break-before="page"/>
    </style:style>
    <style:style style:name="P285" style:family="paragraph" style:parent-style-name="Heading_20_1" style:list-style-name="WWNum1">
      <style:paragraph-properties fo:margin-left="0cm" fo:margin-right="0cm" fo:line-height="100%" fo:text-align="center" style:justify-single-word="false" fo:text-indent="0cm" style:auto-text-indent="false"/>
      <style:text-properties officeooo:paragraph-rsid="0230a464"/>
    </style:style>
    <style:style style:name="P286" style:family="paragraph" style:parent-style-name="Heading_20_1">
      <style:paragraph-properties fo:line-height="100%"/>
      <style:text-properties officeooo:paragraph-rsid="01bb64b4"/>
    </style:style>
    <style:style style:name="P287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288" style:family="paragraph" style:parent-style-name="Heading_20_1">
      <style:paragraph-properties fo:line-height="100%" fo:keep-with-next="always"/>
      <style:text-properties officeooo:paragraph-rsid="01d3c92a"/>
    </style:style>
    <style:style style:name="P289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290" style:family="paragraph" style:parent-style-name="Heading_20_1">
      <style:paragraph-properties fo:line-height="100%" fo:keep-with-next="always"/>
      <style:text-properties officeooo:paragraph-rsid="01c694eb"/>
    </style:style>
    <style:style style:name="P291" style:family="paragraph" style:parent-style-name="Heading_20_1">
      <style:paragraph-properties fo:margin-top="0.624cm" fo:margin-bottom="0.413cm" style:contextual-spacing="false"/>
      <style:text-properties officeooo:paragraph-rsid="01869135"/>
    </style:style>
    <style:style style:name="P292" style:family="paragraph" style:parent-style-name="Heading_20_1">
      <style:paragraph-properties fo:line-height="100%"/>
      <style:text-properties officeooo:rsid="022ea256" officeooo:paragraph-rsid="022ea256"/>
    </style:style>
    <style:style style:name="P293" style:family="paragraph" style:parent-style-name="Heading_20_1">
      <style:text-properties officeooo:rsid="02308899" officeooo:paragraph-rsid="02308899"/>
    </style:style>
    <style:style style:name="P294" style:family="paragraph" style:parent-style-name="Heading_20_2">
      <style:paragraph-properties fo:line-height="100%"/>
    </style:style>
    <style:style style:name="P295" style:family="paragraph" style:parent-style-name="Heading_20_2">
      <style:paragraph-properties fo:line-height="100%" fo:text-align="start" style:justify-single-word="false"/>
    </style:style>
    <style:style style:name="P296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297" style:family="paragraph" style:parent-style-name="Heading_20_2">
      <style:paragraph-properties fo:break-before="page"/>
    </style:style>
    <style:style style:name="P298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299" style:family="paragraph" style:parent-style-name="Heading_20_3" style:list-style-name="">
      <style:paragraph-properties fo:line-height="100%" fo:text-align="center" style:justify-single-word="false"/>
    </style:style>
    <style:style style:name="P300" style:family="paragraph" style:parent-style-name="Standard" style:list-style-name="L1">
      <style:text-properties officeooo:paragraph-rsid="01772e4c"/>
    </style:style>
    <style:style style:name="P301" style:family="paragraph" style:parent-style-name="Standard" style:list-style-name="L1">
      <style:text-properties officeooo:paragraph-rsid="0178ac25"/>
    </style:style>
    <style:style style:name="P302" style:family="paragraph" style:parent-style-name="Standard" style:list-style-name="L1">
      <style:text-properties fo:language="pt" fo:country="BR" officeooo:paragraph-rsid="0178ac25"/>
    </style:style>
    <style:style style:name="P303" style:family="paragraph" style:parent-style-name="Standard" style:list-style-name="L2">
      <style:text-properties fo:language="pt" fo:country="BR" officeooo:paragraph-rsid="0160c5b3"/>
    </style:style>
    <style:style style:name="P304" style:family="paragraph" style:parent-style-name="Standard" style:list-style-name="L4">
      <style:text-properties fo:language="pt" fo:country="BR" officeooo:paragraph-rsid="0163c035"/>
    </style:style>
    <style:style style:name="P305" style:family="paragraph" style:parent-style-name="Standard" style:list-style-name="L7">
      <style:text-properties fo:language="pt" fo:country="BR" officeooo:paragraph-rsid="001921f1"/>
    </style:style>
    <style:style style:name="P306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307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308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309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10" style:family="paragraph" style:parent-style-name="Standard" style:list-style-name="L29">
      <style:paragraph-properties fo:text-align="start" style:justify-single-word="false"/>
      <style:text-properties fo:language="pt" fo:country="BR" officeooo:paragraph-rsid="01650b87"/>
    </style:style>
    <style:style style:name="P311" style:family="paragraph" style:parent-style-name="Standard" style:list-style-name="L31">
      <style:paragraph-properties fo:line-height="100%" fo:text-align="start" style:justify-single-word="false"/>
      <style:text-properties fo:language="pt" fo:country="BR" officeooo:paragraph-rsid="0166e38c"/>
    </style:style>
    <style:style style:name="P31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313" style:family="paragraph" style:parent-style-name="Standard" style:list-style-name="L2">
      <style:text-properties officeooo:paragraph-rsid="0160c5b3"/>
    </style:style>
    <style:style style:name="P314" style:family="paragraph" style:parent-style-name="Standard" style:list-style-name="L4">
      <style:text-properties officeooo:paragraph-rsid="01f5892a"/>
    </style:style>
    <style:style style:name="P315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316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317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318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319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320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321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322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323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324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325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326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327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328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329" style:family="paragraph" style:parent-style-name="Standard" style:list-style-name="L29">
      <style:paragraph-properties fo:text-align="start" style:justify-single-word="false"/>
      <style:text-properties officeooo:paragraph-rsid="01650b87"/>
    </style:style>
    <style:style style:name="P330" style:family="paragraph" style:parent-style-name="Standard" style:list-style-name="L25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331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332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1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33" style:family="paragraph" style:parent-style-name="Standard">
      <style:paragraph-properties fo:margin-left="0cm" fo:margin-right="0cm" fo:line-height="100%" fo:text-indent="0cm" style:auto-text-indent="false"/>
    </style:style>
    <style:style style:name="P3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335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language="pt" fo:country="BR" fo:font-weight="normal" officeooo:paragraph-rsid="022ea256" fo:background-color="#1f1f1f"/>
    </style:style>
    <style:style style:name="P33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1" fo:font-size="10.5pt" fo:font-weight="normal" fo:background-color="#1f1f1f"/>
    </style:style>
    <style:style style:name="P337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officeooo:paragraph-rsid="022ea256" fo:background-color="#1f1f1f"/>
    </style:style>
    <style:style style:name="P338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fo:background-color="#1f1f1f"/>
    </style:style>
    <style:style style:name="P339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officeooo:rsid="02308899" officeooo:paragraph-rsid="02308899" fo:background-color="#1f1f1f"/>
    </style:style>
    <style:style style:name="P3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font-weight="normal" fo:background-color="#1f1f1f"/>
    </style:style>
    <style:style style:name="P34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language="pt" fo:country="BR" fo:font-weight="normal" officeooo:paragraph-rsid="022ea256" fo:background-color="#1f1f1f"/>
    </style:style>
    <style:style style:name="P3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font-weight="normal" fo:background-color="#1f1f1f"/>
    </style:style>
    <style:style style:name="P343" style:family="paragraph" style:parent-style-name="Standard">
      <style:paragraph-properties fo:line-height="100%" fo:text-align="center" style:justify-single-word="false"/>
      <style:text-properties fo:color="#d4d4d4" loext:opacity="100%" style:font-name="Consolas1" fo:font-size="10.5pt" fo:font-weight="normal" fo:background-color="#1f1f1f"/>
    </style:style>
    <style:style style:name="P34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34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346" style:family="paragraph" style:parent-style-name="Text_20_body" style:list-style-name="L3">
      <style:paragraph-properties fo:line-height="100%"/>
      <style:text-properties officeooo:paragraph-rsid="018464a4"/>
    </style:style>
    <style:style style:name="P347" style:family="paragraph" style:parent-style-name="Text_20_body" style:list-style-name="L8">
      <style:paragraph-properties fo:line-height="100%"/>
      <style:text-properties officeooo:paragraph-rsid="0149559a"/>
    </style:style>
    <style:style style:name="P348" style:family="paragraph" style:parent-style-name="Text_20_body" style:list-style-name="L10">
      <style:paragraph-properties fo:line-height="100%"/>
      <style:text-properties officeooo:paragraph-rsid="01500562"/>
    </style:style>
    <style:style style:name="P349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350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51" style:family="paragraph" style:parent-style-name="Text_20_body" style:list-style-name="L35">
      <style:paragraph-properties fo:line-height="100%" fo:text-align="start" style:justify-single-word="false"/>
      <style:text-properties officeooo:paragraph-rsid="0222f644"/>
    </style:style>
    <style:style style:name="P352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353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354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55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56" style:family="paragraph" style:parent-style-name="Text_20_body" style:list-style-name="L13">
      <style:paragraph-properties fo:line-height="100%"/>
      <style:text-properties officeooo:paragraph-rsid="00db7365"/>
    </style:style>
    <style:style style:name="P357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358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359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360" style:family="paragraph" style:parent-style-name="Text_20_body" style:list-style-name="L13">
      <style:paragraph-properties fo:line-height="100%"/>
      <style:text-properties officeooo:paragraph-rsid="00d59182"/>
    </style:style>
    <style:style style:name="P361" style:family="paragraph" style:parent-style-name="Text_20_body" style:list-style-name="L13">
      <style:paragraph-properties fo:line-height="100%"/>
      <style:text-properties officeooo:paragraph-rsid="00d5d97a"/>
    </style:style>
    <style:style style:name="P362" style:family="paragraph" style:parent-style-name="Text_20_body" style:list-style-name="L13">
      <style:paragraph-properties fo:line-height="100%"/>
      <style:text-properties officeooo:paragraph-rsid="00dc62c3"/>
    </style:style>
    <style:style style:name="P363" style:family="paragraph" style:parent-style-name="Text_20_body" style:list-style-name="L13">
      <style:paragraph-properties fo:line-height="100%"/>
      <style:text-properties officeooo:paragraph-rsid="009e54d6"/>
    </style:style>
    <style:style style:name="P364" style:family="paragraph" style:parent-style-name="Text_20_body" style:list-style-name="L13">
      <style:paragraph-properties fo:line-height="100%"/>
      <style:text-properties officeooo:paragraph-rsid="009fc47f"/>
    </style:style>
    <style:style style:name="P365" style:family="paragraph" style:parent-style-name="Text_20_body" style:list-style-name="L13">
      <style:paragraph-properties fo:line-height="100%"/>
      <style:text-properties officeooo:paragraph-rsid="00d62ec3"/>
    </style:style>
    <style:style style:name="P366" style:family="paragraph" style:parent-style-name="Text_20_body" style:list-style-name="L13">
      <style:paragraph-properties fo:line-height="100%"/>
      <style:text-properties officeooo:paragraph-rsid="01af2cab"/>
    </style:style>
    <style:style style:name="P367" style:family="paragraph" style:parent-style-name="Text_20_body" style:list-style-name="L13">
      <style:paragraph-properties fo:line-height="100%"/>
      <style:text-properties officeooo:paragraph-rsid="01b0e6d7"/>
    </style:style>
    <style:style style:name="P368" style:family="paragraph" style:parent-style-name="Text_20_body" style:list-style-name="L13">
      <style:paragraph-properties fo:line-height="100%"/>
      <style:text-properties officeooo:paragraph-rsid="01d1bbde"/>
    </style:style>
    <style:style style:name="P369" style:family="paragraph" style:parent-style-name="Text_20_body" style:list-style-name="L13">
      <style:paragraph-properties fo:line-height="100%"/>
      <style:text-properties officeooo:paragraph-rsid="015aff45"/>
    </style:style>
    <style:style style:name="P370" style:family="paragraph" style:parent-style-name="Text_20_body" style:list-style-name="L13">
      <style:paragraph-properties fo:line-height="100%"/>
      <style:text-properties officeooo:paragraph-rsid="01cd3d8d"/>
    </style:style>
    <style:style style:name="P371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372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373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374" style:family="paragraph" style:parent-style-name="Text_20_body" style:list-style-name="L16">
      <style:paragraph-properties fo:line-height="100%"/>
      <style:text-properties officeooo:paragraph-rsid="01cad84a"/>
    </style:style>
    <style:style style:name="P375" style:family="paragraph" style:parent-style-name="Text_20_body" style:list-style-name="L17">
      <style:paragraph-properties fo:line-height="100%"/>
      <style:text-properties officeooo:paragraph-rsid="01cad84a"/>
    </style:style>
    <style:style style:name="P376" style:family="paragraph" style:parent-style-name="Text_20_body" style:list-style-name="L18">
      <style:paragraph-properties fo:line-height="100%"/>
    </style:style>
    <style:style style:name="P377" style:family="paragraph" style:parent-style-name="Text_20_body" style:list-style-name="L19">
      <style:paragraph-properties fo:line-height="100%"/>
    </style:style>
    <style:style style:name="P378" style:family="paragraph" style:parent-style-name="Text_20_body" style:list-style-name="L20">
      <style:paragraph-properties fo:line-height="100%"/>
      <style:text-properties officeooo:paragraph-rsid="016d01a8"/>
    </style:style>
    <style:style style:name="P379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380" style:family="paragraph" style:parent-style-name="Text_20_body" style:list-style-name="WWNum2">
      <style:paragraph-properties fo:margin-left="1.27cm" fo:margin-right="0cm" fo:line-height="100%" fo:text-indent="-0.635cm" style:auto-text-indent="false"/>
    </style:style>
    <style:style style:name="P381" style:family="paragraph" style:parent-style-name="Text_20_body" style:list-style-name="WWNum3">
      <style:paragraph-properties fo:margin-left="1.27cm" fo:margin-right="0cm" fo:line-height="100%" fo:text-indent="-0.635cm" style:auto-text-indent="false"/>
    </style:style>
    <style:style style:name="P382" style:family="paragraph" style:parent-style-name="Text_20_body" style:list-style-name="WWNum4">
      <style:paragraph-properties fo:margin-left="1.27cm" fo:margin-right="0cm" fo:line-height="100%" fo:text-indent="-0.635cm" style:auto-text-indent="false"/>
    </style:style>
    <style:style style:name="P383" style:family="paragraph" style:parent-style-name="Text_20_body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84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85" style:family="paragraph" style:parent-style-name="Text_20_body" style:list-style-name="L34">
      <style:paragraph-properties fo:line-height="100%"/>
    </style:style>
    <style:style style:name="P386" style:family="paragraph" style:parent-style-name="Text_20_body">
      <style:paragraph-properties fo:line-height="100%"/>
    </style:style>
    <style:style style:name="P387" style:family="paragraph" style:parent-style-name="Text_20_body" style:list-style-name="L37">
      <style:paragraph-properties fo:line-height="100%"/>
    </style:style>
    <style:style style:name="P388" style:family="paragraph" style:parent-style-name="Text_20_body" style:list-style-name="L38">
      <style:paragraph-properties fo:line-height="100%"/>
    </style:style>
    <style:style style:name="P389" style:family="paragraph" style:parent-style-name="Text_20_body" style:list-style-name="L39">
      <style:paragraph-properties fo:line-height="100%"/>
      <style:text-properties officeooo:paragraph-rsid="01dac7db"/>
    </style:style>
    <style:style style:name="P390" style:family="paragraph" style:parent-style-name="Text_20_body" style:list-style-name="L40">
      <style:paragraph-properties fo:line-height="100%"/>
      <style:text-properties officeooo:paragraph-rsid="01dac7db"/>
    </style:style>
    <style:style style:name="P391" style:family="paragraph" style:parent-style-name="Text_20_body">
      <style:paragraph-properties fo:line-height="100%"/>
      <style:text-properties officeooo:paragraph-rsid="01dac7db"/>
    </style:style>
    <style:style style:name="P392" style:family="paragraph" style:parent-style-name="Text_20_body">
      <style:paragraph-properties fo:margin-left="0cm" fo:margin-right="0cm" fo:line-height="100%" fo:text-indent="0cm" style:auto-text-indent="false"/>
      <style:text-properties officeooo:paragraph-rsid="021b8be1"/>
    </style:style>
    <style:style style:name="P393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394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395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396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39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398" style:family="paragraph" style:parent-style-name="Text_20_body" style:list-style-name="L24">
      <style:paragraph-properties fo:margin-top="0.101cm" fo:margin-bottom="0.347cm" style:contextual-spacing="false" fo:line-height="100%"/>
      <style:text-properties fo:language="pt" fo:country="BR"/>
    </style:style>
    <style:style style:name="P399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400" style:family="paragraph" style:parent-style-name="Text_20_body" style:list-style-name="L36">
      <style:paragraph-properties fo:line-height="100%"/>
      <style:text-properties fo:language="pt" fo:country="BR" officeooo:rsid="000e2760"/>
    </style:style>
    <style:style style:name="P401" style:family="paragraph" style:parent-style-name="Text_20_body" style:list-style-name="L38">
      <style:paragraph-properties fo:line-height="100%"/>
      <style:text-properties fo:language="pt" fo:country="BR" officeooo:rsid="000e2760"/>
    </style:style>
    <style:style style:name="P402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403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404" style:family="paragraph" style:parent-style-name="Text_20_body">
      <style:paragraph-properties fo:line-height="120%"/>
    </style:style>
    <style:style style:name="P40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406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407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408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409" style:family="paragraph" style:parent-style-name="Text_20_body" style:list-style-name="L30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410" style:family="paragraph" style:parent-style-name="Text_20_body" style:list-style-name="L32">
      <style:paragraph-properties fo:margin-top="0.101cm" fo:margin-bottom="0.101cm" style:contextual-spacing="false" style:line-height-at-least="0cm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411" style:family="paragraph" style:parent-style-name="Text_20_body" style:list-style-name="L33">
      <style:paragraph-properties style:line-height-at-least="0cm"/>
      <style:text-properties officeooo:paragraph-rsid="021b8be1"/>
    </style:style>
    <style:style style:name="P412" style:family="paragraph" style:parent-style-name="Text_20_body" style:list-style-name="L42">
      <style:paragraph-properties style:line-height-at-least="0cm"/>
      <style:text-properties officeooo:paragraph-rsid="022ea256"/>
    </style:style>
    <style:style style:name="P413" style:family="paragraph" style:parent-style-name="Text_20_body" style:list-style-name="L42">
      <style:paragraph-properties style:line-height-at-least="0cm"/>
      <style:text-properties officeooo:paragraph-rsid="02320e26"/>
    </style:style>
    <style:style style:name="P414" style:family="paragraph" style:parent-style-name="Text_20_body">
      <style:paragraph-properties style:line-height-at-least="0cm"/>
      <style:text-properties officeooo:paragraph-rsid="02320e26"/>
    </style:style>
    <style:style style:name="P415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Liberation Serif" fo:font-size="12pt" officeooo:rsid="021619be" officeooo:paragraph-rsid="021619be" style:font-size-asian="12pt" style:font-size-complex="12pt"/>
    </style:style>
    <style:style style:name="P416" style:family="paragraph" style:parent-style-name="Text_20_body">
      <style:paragraph-properties fo:margin-top="0cm" fo:margin-bottom="0cm" style:contextual-spacing="false" fo:break-before="page"/>
    </style:style>
    <style:style style:name="P417" style:family="paragraph" style:parent-style-name="Text_20_body">
      <style:paragraph-properties fo:line-height="100%"/>
      <style:text-properties officeooo:paragraph-rsid="022ea256"/>
    </style:style>
    <style:style style:name="P418" style:family="paragraph" style:parent-style-name="Text_20_body">
      <style:text-properties officeooo:rsid="02308899" officeooo:paragraph-rsid="02308899"/>
    </style:style>
    <style:style style:name="P419" style:family="paragraph" style:parent-style-name="Text_20_body" style:list-style-name="L43">
      <style:text-properties officeooo:rsid="02308899" officeooo:paragraph-rsid="02308899"/>
    </style:style>
    <style:style style:name="P420" style:family="paragraph" style:parent-style-name="Text_20_body">
      <style:paragraph-properties fo:margin-top="0cm" fo:margin-bottom="0cm" style:contextual-spacing="false"/>
      <style:text-properties officeooo:paragraph-rsid="02308899"/>
    </style:style>
    <style:style style:name="P421" style:family="paragraph" style:parent-style-name="Text_20_body" style:list-style-name="L43">
      <style:text-properties officeooo:paragraph-rsid="02308899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officeooo:rsid="0008da07" style:font-size-asian="12pt" style:font-size-complex="12pt"/>
    </style:style>
    <style:style style:name="T4" style:family="text">
      <style:text-properties fo:font-size="12pt" fo:language="pt" fo:country="BR" officeooo:rsid="000971b5" style:font-size-asian="12pt" style:font-size-complex="12pt"/>
    </style:style>
    <style:style style:name="T5" style:family="text">
      <style:text-properties fo:font-size="12pt" fo:language="pt" fo:country="BR" officeooo:rsid="00104087" style:font-size-asian="12pt" style:font-size-complex="12pt"/>
    </style:style>
    <style:style style:name="T6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7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0" style:family="text">
      <style:text-properties fo:font-size="12pt" fo:language="pt" fo:country="BR" style:text-underline-style="none" officeooo:rsid="000e2760" style:font-size-asian="12pt" style:font-size-complex="12pt"/>
    </style:style>
    <style:style style:name="T11" style:family="text">
      <style:text-properties fo:font-size="12pt" fo:language="pt" fo:country="BR" style:text-underline-style="none" officeooo:rsid="010023cf" style:font-size-asian="12pt" style:font-size-complex="12pt"/>
    </style:style>
    <style:style style:name="T12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13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4" style:family="text">
      <style:text-properties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5" style:family="text">
      <style:text-properties fo:font-size="12pt" fo:language="pt" fo:country="BR" fo:font-style="normal" officeooo:rsid="021a04a9" style:font-size-asian="12pt" style:font-style-asian="normal" style:font-size-complex="12pt" style:font-style-complex="normal"/>
    </style:style>
    <style:style style:name="T16" style:family="text">
      <style:text-properties fo:font-size="12pt" fo:language="pt" fo:country="BR" fo:font-style="normal" officeooo:rsid="0220ead7" style:font-size-asian="12pt" style:font-style-asian="normal" style:font-size-complex="12pt" style:font-style-complex="normal"/>
    </style:style>
    <style:style style:name="T17" style:family="text">
      <style:text-properties fo:font-size="12pt" fo:language="pt" fo:country="BR" fo:font-style="normal" officeooo:rsid="000e2760" style:font-size-asian="12pt" style:font-style-asian="normal" style:font-size-complex="12pt"/>
    </style:style>
    <style:style style:name="T18" style:family="text">
      <style:text-properties fo:font-size="12pt" fo:language="pt" fo:country="BR" fo:font-style="normal" officeooo:rsid="0222f644" style:font-size-asian="12pt" style:font-style-asian="normal" style:font-size-complex="12pt"/>
    </style:style>
    <style:style style:name="T19" style:family="text">
      <style:text-properties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officeooo:rsid="0008da07" style:font-size-asian="12pt" style:font-size-complex="12pt"/>
    </style:style>
    <style:style style:name="T24" style:family="text">
      <style:text-properties fo:font-size="12pt" officeooo:rsid="0163c035" style:font-size-asian="12pt" style:font-size-complex="12pt"/>
    </style:style>
    <style:style style:name="T25" style:family="text">
      <style:text-properties fo:font-size="12pt" officeooo:rsid="01601b28" style:font-size-asian="12pt" style:font-size-complex="12pt"/>
    </style:style>
    <style:style style:name="T26" style:family="text">
      <style:text-properties fo:font-size="12pt" officeooo:rsid="006b166c" style:font-size-asian="12pt" style:font-size-complex="12pt"/>
    </style:style>
    <style:style style:name="T27" style:family="text">
      <style:text-properties fo:font-size="12pt" officeooo:rsid="01a36cca" style:font-size-asian="12pt" style:font-size-complex="12pt"/>
    </style:style>
    <style:style style:name="T28" style:family="text">
      <style:text-properties fo:font-size="12pt" officeooo:rsid="00b2d328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2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35" style:family="text">
      <style:text-properties fo:font-size="12pt" style:text-underline-style="none" officeooo:rsid="0018a839" style:font-size-asian="12pt" style:font-size-complex="12pt"/>
    </style:style>
    <style:style style:name="T36" style:family="text">
      <style:text-properties fo:font-size="12pt" style:text-underline-style="none" officeooo:rsid="00cbfeb6" style:font-size-asian="12pt" style:font-size-complex="12pt"/>
    </style:style>
    <style:style style:name="T37" style:family="text">
      <style:text-properties fo:font-size="12pt" style:text-underline-style="none" officeooo:rsid="016f9642" style:font-size-asian="12pt" style:font-size-complex="12pt"/>
    </style:style>
    <style:style style:name="T38" style:family="text">
      <style:text-properties fo:font-size="12pt" style:text-underline-style="none" officeooo:rsid="001921f1" style:font-size-asian="12pt" style:font-size-complex="12pt"/>
    </style:style>
    <style:style style:name="T39" style:family="text">
      <style:text-properties fo:font-size="12pt" style:text-underline-style="none" officeooo:rsid="011a59e4" style:font-size-asian="12pt" style:font-size-complex="12pt"/>
    </style:style>
    <style:style style:name="T40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41" style:family="text">
      <style:text-properties fo:font-size="12pt" fo:font-style="normal" style:font-size-asian="12pt" style:font-style-asian="normal" style:font-size-complex="12pt"/>
    </style:style>
    <style:style style:name="T42" style:family="text">
      <style:text-properties fo:font-size="12pt" fo:font-style="normal" officeooo:rsid="0218fc64" style:font-size-asian="12pt" style:font-style-asian="normal" style:font-size-complex="12pt" style:font-style-complex="normal"/>
    </style:style>
    <style:style style:name="T43" style:family="text">
      <style:text-properties fo:font-size="12pt" fo:font-style="normal" officeooo:rsid="021619be" style:font-size-asian="12pt" style:font-style-asian="normal" style:font-size-complex="12pt"/>
    </style:style>
    <style:style style:name="T44" style:family="text">
      <style:text-properties fo:font-size="12pt" fo:font-style="normal" officeooo:rsid="0218fc64" style:font-size-asian="12pt" style:font-style-asian="normal" style:font-size-complex="12pt"/>
    </style:style>
    <style:style style:name="T45" style:family="text">
      <style:text-properties fo:language="pt" fo:country="BR"/>
    </style:style>
    <style:style style:name="T46" style:family="text">
      <style:text-properties fo:language="pt" fo:country="BR" fo:font-weight="normal" style:font-weight-asian="normal" style:font-weight-complex="normal"/>
    </style:style>
    <style:style style:name="T47" style:family="text">
      <style:text-properties fo:language="pt" fo:country="BR" fo:font-weight="normal" officeooo:rsid="000e2760" style:font-weight-asian="normal" style:font-weight-complex="normal"/>
    </style:style>
    <style:style style:name="T48" style:family="text">
      <style:text-properties fo:language="pt" fo:country="BR" officeooo:rsid="01772e4c"/>
    </style:style>
    <style:style style:name="T49" style:family="text">
      <style:text-properties fo:language="pt" fo:country="BR" officeooo:rsid="0178ac25"/>
    </style:style>
    <style:style style:name="T50" style:family="text">
      <style:text-properties fo:language="pt" fo:country="BR" officeooo:rsid="017aea26"/>
    </style:style>
    <style:style style:name="T51" style:family="text">
      <style:text-properties fo:language="pt" fo:country="BR" officeooo:rsid="017c4fcb"/>
    </style:style>
    <style:style style:name="T52" style:family="text">
      <style:text-properties fo:language="pt" fo:country="BR" officeooo:rsid="01601b28"/>
    </style:style>
    <style:style style:name="T53" style:family="text">
      <style:text-properties fo:language="pt" fo:country="BR" officeooo:rsid="0182d8c6"/>
    </style:style>
    <style:style style:name="T54" style:family="text">
      <style:text-properties fo:language="pt" fo:country="BR" officeooo:rsid="01facf2f"/>
    </style:style>
    <style:style style:name="T55" style:family="text">
      <style:text-properties fo:language="pt" fo:country="BR" officeooo:rsid="0161bb22"/>
    </style:style>
    <style:style style:name="T56" style:family="text">
      <style:text-properties fo:language="pt" fo:country="BR" officeooo:rsid="018464a4"/>
    </style:style>
    <style:style style:name="T57" style:family="text">
      <style:text-properties fo:language="pt" fo:country="BR" fo:font-weight="bold" style:font-weight-asian="bold" style:font-weight-complex="bold"/>
    </style:style>
    <style:style style:name="T58" style:family="text">
      <style:text-properties fo:language="pt" fo:country="BR" fo:font-weight="bold" officeooo:rsid="016d7e7f" style:font-weight-asian="bold" style:font-weight-complex="bold"/>
    </style:style>
    <style:style style:name="T59" style:family="text">
      <style:text-properties fo:language="pt" fo:country="BR" fo:font-weight="bold" officeooo:rsid="000e2760" style:font-weight-asian="bold" style:font-weight-complex="bold"/>
    </style:style>
    <style:style style:name="T60" style:family="text">
      <style:text-properties fo:language="pt" fo:country="BR" style:text-underline-style="solid" style:text-underline-width="auto" style:text-underline-color="font-color"/>
    </style:style>
    <style:style style:name="T61" style:family="text">
      <style:text-properties fo:language="pt" fo:country="BR" style:text-underline-style="solid" style:text-underline-width="auto" style:text-underline-color="font-color" officeooo:rsid="0163c035"/>
    </style:style>
    <style:style style:name="T62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63" style:family="text">
      <style:text-properties fo:language="pt" fo:country="BR" officeooo:rsid="0163c035"/>
    </style:style>
    <style:style style:name="T64" style:family="text">
      <style:text-properties fo:language="pt" fo:country="BR" officeooo:rsid="0173e915"/>
    </style:style>
    <style:style style:name="T65" style:family="text">
      <style:text-properties fo:language="pt" fo:country="BR" officeooo:rsid="0173e46d"/>
    </style:style>
    <style:style style:name="T66" style:family="text">
      <style:text-properties fo:language="pt" fo:country="BR" officeooo:rsid="01d1bbde"/>
    </style:style>
    <style:style style:name="T67" style:family="text">
      <style:text-properties fo:language="pt" fo:country="BR" officeooo:rsid="016d7e7f"/>
    </style:style>
    <style:style style:name="T68" style:family="text">
      <style:text-properties fo:language="pt" fo:country="BR" officeooo:rsid="000e2760"/>
    </style:style>
    <style:style style:name="T69" style:family="text">
      <style:text-properties fo:language="pt" fo:country="BR" officeooo:rsid="01869135"/>
    </style:style>
    <style:style style:name="T70" style:family="text">
      <style:text-properties fo:language="pt" fo:country="BR" officeooo:rsid="0208fbb4"/>
    </style:style>
    <style:style style:name="T71" style:family="text">
      <style:text-properties fo:language="pt" fo:country="BR" officeooo:rsid="01dac7db"/>
    </style:style>
    <style:style style:name="T72" style:family="text">
      <style:text-properties fo:language="pt" fo:country="BR" fo:font-style="normal" officeooo:rsid="0222f644" style:font-size-asian="12pt" style:font-style-asian="normal" style:font-size-complex="12pt" style:font-style-complex="normal"/>
    </style:style>
    <style:style style:name="T73" style:family="text">
      <style:text-properties fo:language="pt" fo:country="BR" officeooo:rsid="02277992"/>
    </style:style>
    <style:style style:name="T74" style:family="text">
      <style:text-properties fo:language="pt" fo:country="BR" officeooo:rsid="021a04a9"/>
    </style:style>
    <style:style style:name="T75" style:family="text">
      <style:text-properties fo:language="pt" fo:country="BR" officeooo:rsid="022ea256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officeooo:rsid="00e5a01d"/>
    </style:style>
    <style:style style:name="T78" style:family="text">
      <style:text-properties style:font-name="Liberation Serif" officeooo:rsid="00fe66b7"/>
    </style:style>
    <style:style style:name="T79" style:family="text">
      <style:text-properties style:font-name="Liberation Serif" officeooo:rsid="0008da07"/>
    </style:style>
    <style:style style:name="T80" style:family="text">
      <style:text-properties style:font-name="Liberation Serif" officeooo:rsid="00ca1cd9"/>
    </style:style>
    <style:style style:name="T81" style:family="text">
      <style:text-properties style:font-name="Liberation Serif" fo:font-size="12pt" fo:language="pt" fo:country="BR" style:font-size-asian="12pt" style:font-size-complex="12pt"/>
    </style:style>
    <style:style style:name="T82" style:family="text">
      <style:text-properties style:font-name="Liberation Serif" fo:font-size="12pt" fo:language="pt" fo:country="BR" officeooo:rsid="00104087" style:font-size-asian="12pt" style:font-size-complex="12pt"/>
    </style:style>
    <style:style style:name="T83" style:family="text">
      <style:text-properties style:font-name="Liberation Serif" fo:font-size="12pt" fo:language="pt" fo:country="BR" officeooo:rsid="01f80346" style:font-size-asian="12pt" style:font-size-complex="12pt"/>
    </style:style>
    <style:style style:name="T84" style:family="text">
      <style:text-properties style:font-name="Liberation Serif" fo:font-size="12pt" fo:language="pt" fo:country="BR" officeooo:rsid="00106bd1" style:font-size-asian="12pt" style:font-size-complex="12pt"/>
    </style:style>
    <style:style style:name="T85" style:family="text">
      <style:text-properties style:font-name="Liberation Serif" fo:font-size="12pt" fo:language="pt" fo:country="BR" officeooo:rsid="0011dd77" style:font-size-asian="12pt" style:font-size-complex="12pt"/>
    </style:style>
    <style:style style:name="T86" style:family="text">
      <style:text-properties style:font-name="Liberation Serif" fo:font-size="12pt" fo:language="pt" fo:country="BR" officeooo:rsid="00f7dc00" style:font-size-asian="12pt" style:font-size-complex="12pt"/>
    </style:style>
    <style:style style:name="T87" style:family="text">
      <style:text-properties style:font-name="Liberation Serif" fo:font-size="12pt" fo:language="pt" fo:country="BR" officeooo:rsid="01104b4a" style:font-size-asian="12pt" style:font-size-complex="12pt"/>
    </style:style>
    <style:style style:name="T88" style:family="text">
      <style:text-properties style:font-name="Liberation Serif" fo:font-size="12pt" fo:language="pt" fo:country="BR" officeooo:rsid="0071e7d1" style:font-size-asian="12pt" style:font-size-complex="12pt"/>
    </style:style>
    <style:style style:name="T89" style:family="text">
      <style:text-properties style:font-name="Liberation Serif" fo:font-size="12pt" fo:language="pt" fo:country="BR" officeooo:rsid="012067e0" style:font-size-asian="12pt" style:font-size-complex="12pt"/>
    </style:style>
    <style:style style:name="T90" style:family="text">
      <style:text-properties style:font-name="Liberation Serif" fo:font-size="12pt" fo:language="pt" fo:country="BR" officeooo:rsid="0073e376" style:font-size-asian="12pt" style:font-size-complex="12pt"/>
    </style:style>
    <style:style style:name="T91" style:family="text">
      <style:text-properties style:font-name="Liberation Serif" fo:font-size="12pt" fo:language="pt" fo:country="BR" officeooo:rsid="00cfc560" style:font-size-asian="12pt" style:font-size-complex="12pt"/>
    </style:style>
    <style:style style:name="T92" style:family="text">
      <style:text-properties style:font-name="Liberation Serif" fo:font-size="12pt" fo:language="pt" fo:country="BR" officeooo:rsid="0080d31d" style:font-size-asian="12pt" style:font-size-complex="12pt"/>
    </style:style>
    <style:style style:name="T93" style:family="text">
      <style:text-properties style:font-name="Liberation Serif" fo:font-size="12pt" fo:language="pt" fo:country="BR" officeooo:rsid="00f01bf8" style:font-size-asian="12pt" style:font-size-complex="12pt"/>
    </style:style>
    <style:style style:name="T94" style:family="text">
      <style:text-properties style:font-name="Liberation Serif" fo:font-size="12pt" fo:language="pt" fo:country="BR" officeooo:rsid="00f1ce12" style:font-size-asian="12pt" style:font-size-complex="12pt"/>
    </style:style>
    <style:style style:name="T95" style:family="text">
      <style:text-properties style:font-name="Liberation Serif" fo:font-size="12pt" fo:language="pt" fo:country="BR" officeooo:rsid="0076f36b" style:font-size-asian="12pt" style:font-size-complex="12pt"/>
    </style:style>
    <style:style style:name="T96" style:family="text">
      <style:text-properties style:font-name="Liberation Serif" fo:font-size="12pt" fo:language="pt" fo:country="BR" officeooo:rsid="00d09739" style:font-size-asian="12pt" style:font-size-complex="12pt"/>
    </style:style>
    <style:style style:name="T97" style:family="text">
      <style:text-properties style:font-name="Liberation Serif" fo:font-size="12pt" fo:language="pt" fo:country="BR" officeooo:rsid="007c259c" style:font-size-asian="12pt" style:font-size-complex="12pt"/>
    </style:style>
    <style:style style:name="T98" style:family="text">
      <style:text-properties style:font-name="Liberation Serif" fo:font-size="12pt" fo:language="pt" fo:country="BR" officeooo:rsid="007a7d78" style:font-size-asian="12pt" style:font-size-complex="12pt"/>
    </style:style>
    <style:style style:name="T99" style:family="text">
      <style:text-properties style:font-name="Liberation Serif" fo:font-size="12pt" fo:language="pt" fo:country="BR" officeooo:rsid="007efd7c" style:font-size-asian="12pt" style:font-size-complex="12pt"/>
    </style:style>
    <style:style style:name="T100" style:family="text">
      <style:text-properties style:font-name="Liberation Serif" fo:font-size="12pt" fo:language="pt" fo:country="BR" officeooo:rsid="007f3615" style:font-size-asian="12pt" style:font-size-complex="12pt"/>
    </style:style>
    <style:style style:name="T101" style:family="text">
      <style:text-properties style:font-name="Liberation Serif" fo:font-size="12pt" fo:language="pt" fo:country="BR" officeooo:rsid="008235c7" style:font-size-asian="12pt" style:font-size-complex="12pt"/>
    </style:style>
    <style:style style:name="T102" style:family="text">
      <style:text-properties style:font-name="Liberation Serif" fo:font-size="12pt" fo:language="pt" fo:country="BR" officeooo:rsid="0083f736" style:font-size-asian="12pt" style:font-size-complex="12pt"/>
    </style:style>
    <style:style style:name="T103" style:family="text">
      <style:text-properties style:font-name="Liberation Serif" fo:font-size="12pt" fo:language="pt" fo:country="BR" officeooo:rsid="00f26c74" style:font-size-asian="12pt" style:font-size-complex="12pt"/>
    </style:style>
    <style:style style:name="T104" style:family="text">
      <style:text-properties style:font-name="Liberation Serif" fo:font-size="12pt" fo:language="pt" fo:country="BR" officeooo:rsid="0089948f" style:font-size-asian="12pt" style:font-size-complex="12pt"/>
    </style:style>
    <style:style style:name="T105" style:family="text">
      <style:text-properties style:font-name="Liberation Serif" fo:font-size="12pt" fo:language="pt" fo:country="BR" officeooo:rsid="00db7365" style:font-size-asian="12pt" style:font-size-complex="12pt"/>
    </style:style>
    <style:style style:name="T106" style:family="text">
      <style:text-properties style:font-name="Liberation Serif" fo:font-size="12pt" fo:language="pt" fo:country="BR" officeooo:rsid="00d59182" style:font-size-asian="12pt" style:font-size-complex="12pt"/>
    </style:style>
    <style:style style:name="T107" style:family="text">
      <style:text-properties style:font-name="Liberation Serif" fo:font-size="12pt" fo:language="pt" fo:country="BR" officeooo:rsid="008cce33" style:font-size-asian="12pt" style:font-size-complex="12pt"/>
    </style:style>
    <style:style style:name="T108" style:family="text">
      <style:text-properties style:font-name="Liberation Serif" fo:font-size="12pt" fo:language="pt" fo:country="BR" officeooo:rsid="00d3304c" style:font-size-asian="12pt" style:font-size-complex="12pt"/>
    </style:style>
    <style:style style:name="T109" style:family="text">
      <style:text-properties style:font-name="Liberation Serif" fo:font-size="12pt" fo:language="pt" fo:country="BR" officeooo:rsid="00eb15cb" style:font-size-asian="12pt" style:font-size-complex="12pt"/>
    </style:style>
    <style:style style:name="T110" style:family="text">
      <style:text-properties style:font-name="Liberation Serif" fo:font-size="12pt" fo:language="pt" fo:country="BR" officeooo:rsid="0090c001" style:font-size-asian="12pt" style:font-size-complex="12pt"/>
    </style:style>
    <style:style style:name="T111" style:family="text">
      <style:text-properties style:font-name="Liberation Serif" fo:font-size="12pt" fo:language="pt" fo:country="BR" officeooo:rsid="00931c50" style:font-size-asian="12pt" style:font-size-complex="12pt"/>
    </style:style>
    <style:style style:name="T112" style:family="text">
      <style:text-properties style:font-name="Liberation Serif" fo:font-size="12pt" fo:language="pt" fo:country="BR" officeooo:rsid="01b1ca30" style:font-size-asian="12pt" style:font-size-complex="12pt"/>
    </style:style>
    <style:style style:name="T113" style:family="text">
      <style:text-properties style:font-name="Liberation Serif" fo:font-size="12pt" fo:language="pt" fo:country="BR" officeooo:rsid="01c71579" style:font-size-asian="12pt" style:font-size-complex="12pt"/>
    </style:style>
    <style:style style:name="T114" style:family="text">
      <style:text-properties style:font-name="Liberation Serif" fo:font-size="12pt" fo:language="pt" fo:country="BR" officeooo:rsid="01c903e1" style:font-size-asian="12pt" style:font-size-complex="12pt"/>
    </style:style>
    <style:style style:name="T115" style:family="text">
      <style:text-properties style:font-name="Liberation Serif" fo:font-size="12pt" fo:language="pt" fo:country="BR" officeooo:rsid="009781f8" style:font-size-asian="12pt" style:font-size-complex="12pt"/>
    </style:style>
    <style:style style:name="T116" style:family="text">
      <style:text-properties style:font-name="Liberation Serif" fo:font-size="12pt" fo:language="pt" fo:country="BR" officeooo:rsid="00db8495" style:font-size-asian="12pt" style:font-size-complex="12pt"/>
    </style:style>
    <style:style style:name="T117" style:family="text">
      <style:text-properties style:font-name="Liberation Serif" fo:font-size="12pt" fo:language="pt" fo:country="BR" officeooo:rsid="009e54d6" style:font-size-asian="12pt" style:font-size-complex="12pt"/>
    </style:style>
    <style:style style:name="T118" style:family="text">
      <style:text-properties style:font-name="Liberation Serif" fo:font-size="12pt" fo:language="pt" fo:country="BR" officeooo:rsid="009fc47f" style:font-size-asian="12pt" style:font-size-complex="12pt"/>
    </style:style>
    <style:style style:name="T119" style:family="text">
      <style:text-properties style:font-name="Liberation Serif" fo:font-size="12pt" fo:language="pt" fo:country="BR" officeooo:rsid="00a12c32" style:font-size-asian="12pt" style:font-size-complex="12pt"/>
    </style:style>
    <style:style style:name="T120" style:family="text">
      <style:text-properties style:font-name="Liberation Serif" fo:font-size="12pt" fo:language="pt" fo:country="BR" officeooo:rsid="00aa2d9d" style:font-size-asian="12pt" style:font-size-complex="12pt"/>
    </style:style>
    <style:style style:name="T121" style:family="text">
      <style:text-properties style:font-name="Liberation Serif" fo:font-size="12pt" fo:language="pt" fo:country="BR" officeooo:rsid="00ac08f6" style:font-size-asian="12pt" style:font-size-complex="12pt"/>
    </style:style>
    <style:style style:name="T122" style:family="text">
      <style:text-properties style:font-name="Liberation Serif" fo:font-size="12pt" fo:language="pt" fo:country="BR" officeooo:rsid="00bdec46" style:font-size-asian="12pt" style:font-size-complex="12pt"/>
    </style:style>
    <style:style style:name="T123" style:family="text">
      <style:text-properties style:font-name="Liberation Serif" fo:font-size="12pt" fo:language="pt" fo:country="BR" officeooo:rsid="000e2760" style:font-size-asian="12pt" style:font-size-complex="12pt"/>
    </style:style>
    <style:style style:name="T124" style:family="text">
      <style:text-properties style:font-name="Liberation Serif" fo:font-size="12pt" fo:language="pt" fo:country="BR" officeooo:rsid="022aa829" style:font-size-asian="12pt" style:font-size-complex="12pt"/>
    </style:style>
    <style:style style:name="T125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2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27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28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29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130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3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32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33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34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135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136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137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138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139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42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45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149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50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51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61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62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63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64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6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6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67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16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76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177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79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80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81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182" style:family="text">
      <style:text-properties style:font-name="Liberation Serif" fo:font-size="12pt" style:font-size-asian="12pt" style:font-size-complex="12pt"/>
    </style:style>
    <style:style style:name="T183" style:family="text">
      <style:text-properties style:font-name="Liberation Serif" fo:font-size="12pt" officeooo:rsid="003155d3" style:font-size-asian="12pt" style:font-size-complex="12pt"/>
    </style:style>
    <style:style style:name="T184" style:family="text">
      <style:text-properties style:font-name="Liberation Serif" fo:font-size="12pt" officeooo:rsid="009fc47f" style:font-size-asian="12pt" style:font-size-complex="12pt"/>
    </style:style>
    <style:style style:name="T185" style:family="text">
      <style:text-properties style:font-name="Liberation Serif" fo:font-size="12pt" officeooo:rsid="022aa829" style:font-size-asian="12pt" style:font-size-complex="12pt"/>
    </style:style>
    <style:style style:name="T186" style:family="text">
      <style:text-properties style:font-name="Liberation Serif" fo:font-size="12pt" style:text-underline-style="none" officeooo:rsid="003b703f" style:font-size-asian="12pt" style:font-size-complex="12pt"/>
    </style:style>
    <style:style style:name="T187" style:family="text">
      <style:text-properties style:font-name="Liberation Serif" fo:font-size="12pt" style:text-underline-style="none" officeooo:rsid="00fd7e4c" style:font-size-asian="12pt" style:font-size-complex="12pt"/>
    </style:style>
    <style:style style:name="T188" style:family="text">
      <style:text-properties style:font-name="Liberation Serif" fo:font-size="12pt" style:text-underline-style="none" officeooo:rsid="0184f0b7" style:font-size-asian="12pt" style:font-size-complex="12pt"/>
    </style:style>
    <style:style style:name="T189" style:family="text">
      <style:text-properties style:font-name="Liberation Serif" fo:font-size="12pt" style:text-underline-style="none" officeooo:rsid="018767ee" style:font-size-asian="12pt" style:font-size-complex="12pt"/>
    </style:style>
    <style:style style:name="T190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91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92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93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194" style:family="text">
      <style:text-properties style:font-name="Liberation Serif" fo:font-size="12pt" fo:font-weight="normal" style:font-size-asian="12pt" style:font-weight-asian="normal" style:font-size-complex="12pt"/>
    </style:style>
    <style:style style:name="T19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97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98" style:family="text">
      <style:text-properties style:font-name="Liberation Serif" fo:font-weight="normal" style:font-weight-asian="normal" style:font-weight-complex="normal"/>
    </style:style>
    <style:style style:name="T199" style:family="text">
      <style:text-properties style:font-name="Liberation Serif" fo:font-weight="normal" officeooo:rsid="00549112" style:font-weight-asian="normal" style:font-weight-complex="normal"/>
    </style:style>
    <style:style style:name="T200" style:family="text">
      <style:text-properties style:font-name="Liberation Serif" fo:font-weight="normal" officeooo:rsid="00cf09d7" style:font-weight-asian="normal" style:font-weight-complex="normal"/>
    </style:style>
    <style:style style:name="T201" style:family="text">
      <style:text-properties style:font-name="Liberation Serif" fo:font-weight="normal" officeooo:rsid="01887e73" style:font-weight-asian="normal" style:font-weight-complex="normal"/>
    </style:style>
    <style:style style:name="T202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203" style:family="text">
      <style:text-properties style:font-name="Liberation Serif" officeooo:rsid="00136b99"/>
    </style:style>
    <style:style style:name="T204" style:family="text">
      <style:text-properties style:font-name="Liberation Serif" officeooo:rsid="010ac7df"/>
    </style:style>
    <style:style style:name="T205" style:family="text">
      <style:text-properties style:font-name="Liberation Serif" officeooo:rsid="00cbd505"/>
    </style:style>
    <style:style style:name="T206" style:family="text">
      <style:text-properties style:font-name="Liberation Serif" style:text-underline-style="none"/>
    </style:style>
    <style:style style:name="T207" style:family="text">
      <style:text-properties style:font-name="Liberation Serif" style:text-underline-style="none" officeooo:rsid="003b703f"/>
    </style:style>
    <style:style style:name="T208" style:family="text">
      <style:text-properties style:font-name="Liberation Serif" style:text-underline-style="none" officeooo:rsid="006287df"/>
    </style:style>
    <style:style style:name="T209" style:family="text">
      <style:text-properties style:font-name="Liberation Serif" style:text-underline-style="none" officeooo:rsid="01542718"/>
    </style:style>
    <style:style style:name="T210" style:family="text">
      <style:text-properties style:font-name="Liberation Serif" style:text-underline-style="none" officeooo:rsid="006129d5"/>
    </style:style>
    <style:style style:name="T211" style:family="text">
      <style:text-properties style:font-name="Liberation Serif" style:text-underline-style="none" officeooo:rsid="004693bd"/>
    </style:style>
    <style:style style:name="T212" style:family="text">
      <style:text-properties style:font-name="Liberation Serif" style:text-underline-style="none" officeooo:rsid="0103600f"/>
    </style:style>
    <style:style style:name="T213" style:family="text">
      <style:text-properties style:font-name="Liberation Serif" style:text-underline-style="none" officeooo:rsid="004536ce"/>
    </style:style>
    <style:style style:name="T214" style:family="text">
      <style:text-properties style:font-name="Liberation Serif" style:text-underline-style="none" officeooo:rsid="00480c72"/>
    </style:style>
    <style:style style:name="T215" style:family="text">
      <style:text-properties style:font-name="Liberation Serif" style:text-underline-style="none" officeooo:rsid="00cf09d7"/>
    </style:style>
    <style:style style:name="T216" style:family="text">
      <style:text-properties style:font-name="Liberation Serif" style:text-underline-style="none" officeooo:rsid="00f01bf8"/>
    </style:style>
    <style:style style:name="T217" style:family="text">
      <style:text-properties style:font-name="Liberation Serif" style:text-underline-style="none" officeooo:rsid="004af6fd"/>
    </style:style>
    <style:style style:name="T218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21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220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221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222" style:family="text">
      <style:text-properties style:font-name="Liberation Serif" style:text-underline-style="none" officeooo:rsid="00fd7e4c"/>
    </style:style>
    <style:style style:name="T223" style:family="text">
      <style:text-properties style:font-name="Liberation Serif" style:text-underline-style="none" officeooo:rsid="00bd5516"/>
    </style:style>
    <style:style style:name="T224" style:family="text">
      <style:text-properties style:font-name="Liberation Serif" officeooo:rsid="00549112"/>
    </style:style>
    <style:style style:name="T225" style:family="text">
      <style:text-properties style:font-name="Liberation Serif" fo:font-weight="bold" style:font-weight-asian="bold" style:font-weight-complex="bold"/>
    </style:style>
    <style:style style:name="T226" style:family="text">
      <style:text-properties style:font-name="Liberation Serif" fo:font-weight="bold" officeooo:rsid="00549112" style:font-weight-asian="bold" style:font-weight-complex="bold"/>
    </style:style>
    <style:style style:name="T227" style:family="text">
      <style:text-properties style:font-name="Liberation Serif" fo:font-weight="bold" officeooo:rsid="00cf09d7" style:font-weight-asian="bold" style:font-weight-complex="bold"/>
    </style:style>
    <style:style style:name="T228" style:family="text">
      <style:text-properties style:font-name="Liberation Serif" fo:language="pt" fo:country="BR"/>
    </style:style>
    <style:style style:name="T229" style:family="text">
      <style:text-properties style:font-name="Liberation Serif" fo:language="pt" fo:country="BR" officeooo:rsid="000e2760"/>
    </style:style>
    <style:style style:name="T230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231" style:family="text">
      <style:text-properties style:font-name="Liberation Serif" fo:language="pt" fo:country="BR" officeooo:rsid="01500562"/>
    </style:style>
    <style:style style:name="T232" style:family="text">
      <style:text-properties style:font-name="Liberation Serif" fo:language="pt" fo:country="BR" officeooo:rsid="0131d471"/>
    </style:style>
    <style:style style:name="T233" style:family="text">
      <style:text-properties style:font-name="Liberation Serif" fo:language="pt" fo:country="BR" fo:font-weight="bold" style:font-weight-asian="bold" style:font-weight-complex="bold"/>
    </style:style>
    <style:style style:name="T234" style:family="text">
      <style:text-properties style:font-name="Liberation Serif" officeooo:rsid="000e2760"/>
    </style:style>
    <style:style style:name="T235" style:family="text">
      <style:text-properties style:font-name="Liberation Serif" officeooo:rsid="00a12c32"/>
    </style:style>
    <style:style style:name="T236" style:family="text">
      <style:text-properties style:font-name="Liberation Serif" officeooo:rsid="00a55c3f"/>
    </style:style>
    <style:style style:name="T237" style:family="text">
      <style:text-properties style:font-name="Liberation Serif" officeooo:rsid="00bd5516"/>
    </style:style>
    <style:style style:name="T238" style:family="text">
      <style:text-properties style:font-name="Liberation Serif" officeooo:rsid="00fd7e4c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2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2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2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2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2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2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tyle-asian="normal" style:font-weight-asian="normal" style:font-size-complex="12pt" style:font-weight-complex="normal"/>
    </style:style>
    <style:style style:name="T2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2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2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tyle-asian="normal" style:font-size-complex="12pt" style:font-style-complex="normal"/>
    </style:style>
    <style:style style:name="T2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2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2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2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2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2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2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2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2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2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3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3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style-asian="normal" style:font-weight-asian="bold" style:font-size-complex="12pt" style:font-weight-complex="bold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32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2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33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3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3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33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33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3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4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3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34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4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4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5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5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5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54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55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5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5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35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35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36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3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3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36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36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3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3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3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6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37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37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37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37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7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7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376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377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378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379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380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language-asian="pt" style:country-asian="BR" style:font-style-asian="normal" style:font-size-complex="12pt" style:font-style-complex="normal"/>
    </style:style>
    <style:style style:name="T381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font-style-asian="normal" style:font-size-complex="12pt"/>
    </style:style>
    <style:style style:name="T382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383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84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385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386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387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388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389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39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91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92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9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f7dc00" style:font-size-asian="12pt" style:font-size-complex="12pt"/>
    </style:style>
    <style:style style:name="T39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95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9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97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98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99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40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40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402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00e2760" style:font-size-asian="12pt" style:font-style-asian="normal" style:font-size-complex="12pt"/>
    </style:style>
    <style:style style:name="T403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222f644" style:font-size-asian="12pt" style:font-style-asian="normal" style:font-size-complex="12pt"/>
    </style:style>
    <style:style style:name="T404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00e2760" style:font-name-asian="Microsoft YaHei" style:font-size-asian="12pt" style:font-style-asian="normal" style:font-weight-asian="bold" style:font-name-complex="Mangal1" style:font-size-complex="12pt" style:font-weight-complex="bold"/>
    </style:style>
    <style:style style:name="T405" style:family="text">
      <style:text-properties fo:font-variant="normal" fo:text-transform="none" fo:letter-spacing="normal" fo:font-style="normal" fo:font-weight="normal" officeooo:rsid="000724ae"/>
    </style:style>
    <style:style style:name="T406" style:family="text">
      <style:text-properties fo:font-variant="normal" fo:text-transform="none" fo:letter-spacing="normal" fo:font-style="normal" fo:font-weight="normal" officeooo:rsid="00ca1cd9"/>
    </style:style>
    <style:style style:name="T407" style:family="text">
      <style:text-properties fo:font-variant="normal" fo:text-transform="none" fo:letter-spacing="normal" fo:font-style="normal" fo:font-weight="normal" officeooo:rsid="00e6e2ec"/>
    </style:style>
    <style:style style:name="T408" style:family="text">
      <style:text-properties fo:font-variant="normal" fo:text-transform="none" fo:letter-spacing="normal" fo:font-style="normal" fo:font-weight="normal" officeooo:rsid="001b3091"/>
    </style:style>
    <style:style style:name="T40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10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411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4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4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14" style:family="text">
      <style:text-properties fo:font-variant="normal" fo:text-transform="none" fo:letter-spacing="normal" fo:font-style="normal" style:text-underline-style="none"/>
    </style:style>
    <style:style style:name="T415" style:family="text">
      <style:text-properties fo:font-variant="normal" fo:text-transform="none" fo:letter-spacing="normal" fo:font-style="normal" style:text-underline-style="none" fo:font-weight="normal"/>
    </style:style>
    <style:style style:name="T416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417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418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419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420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421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422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42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424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2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42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427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28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29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430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431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32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433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434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35" style:family="text">
      <style:text-properties fo:font-variant="normal" fo:text-transform="none" fo:color="#2a6099" loext:opacity="100%" style:font-name="Monospace1" fo:font-size="12pt" fo:letter-spacing="normal" fo:language="pt" fo:country="BR" fo:font-style="normal" style:font-size-asian="12pt" style:font-style-asian="normal" style:font-size-complex="12pt"/>
    </style:style>
    <style:style style:name="T436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437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438" style:family="text">
      <style:text-properties fo:font-variant="normal" fo:text-transform="none" fo:color="#dcdcaa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39" style:family="text">
      <style:text-properties fo:font-variant="normal" fo:text-transform="none" fo:color="#dcdcaa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40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41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42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43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44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445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446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447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44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49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450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51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452" style:family="text">
      <style:text-properties fo:font-variant="normal" fo:text-transform="none" fo:color="#d4d4d4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53" style:family="text">
      <style:text-properties fo:font-variant="normal" fo:text-transform="none" fo:color="#d4d4d4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54" style:family="text">
      <style:text-properties fo:font-variant="normal" fo:text-transform="none" fo:color="#d4d4d4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55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56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57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58" style:family="text">
      <style:text-properties fo:font-variant="normal" fo:text-transform="none" fo:color="#d4d4d4" loext:opacity="100%" style:font-name="Consolas1" fo:font-size="10.5pt" fo:letter-spacing="normal" fo:font-style="normal" fo:font-weight="normal" fo:background-color="#1f1f1f" loext:char-shading-value="0" style:font-name-asian="Mono2" style:language-asian="pt" style:country-asian="BR" style:font-style-asian="normal" style:font-weight-asian="normal"/>
    </style:style>
    <style:style style:name="T459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60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61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62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63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64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65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66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467" style:family="text">
      <style:text-properties fo:font-variant="normal" fo:text-transform="none" fo:color="#ce9178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68" style:family="text">
      <style:text-properties fo:font-variant="normal" fo:text-transform="none" fo:color="#ce9178" loext:opacity="100%" style:font-name="Consolas1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469" style:family="text">
      <style:text-properties fo:font-variant="normal" fo:text-transform="none" fo:color="#ce9178" loext:opacity="100%" style:font-name="Consolas1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470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71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72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73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74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75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76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77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78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479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80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81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82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483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484" style:family="text">
      <style:text-properties fo:font-variant="normal" fo:text-transform="none" fo:color="#9cdcfe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85" style:family="text">
      <style:text-properties fo:font-variant="normal" fo:text-transform="none" fo:color="#9cdcfe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86" style:family="text">
      <style:text-properties fo:font-variant="normal" fo:text-transform="none" fo:color="#9cdcfe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87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88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89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90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9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92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493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494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495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96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497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498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499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00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0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02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03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04" style:family="text">
      <style:text-properties fo:font-variant="normal" fo:text-transform="none" fo:color="#569cd6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05" style:family="text">
      <style:text-properties fo:font-variant="normal" fo:text-transform="none" fo:color="#569cd6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06" style:family="text">
      <style:text-properties fo:font-variant="normal" fo:text-transform="none" fo:color="#569cd6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507" style:family="text">
      <style:text-properties fo:font-variant="normal" fo:text-transform="none" fo:color="#569cd6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508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509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510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11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512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513" style:family="text">
      <style:text-properties fo:font-variant="normal" fo:text-transform="none" fo:color="#4ec9b0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514" style:family="text">
      <style:text-properties fo:font-variant="normal" fo:text-transform="none" fo:color="#4ec9b0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515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516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517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18" style:family="text">
      <style:text-properties fo:font-variant="normal" fo:text-transform="none" fo:color="#767e85" loext:opacity="100%" style:font-name="Source Serif Pro" fo:font-size="12pt" fo:letter-spacing="normal" fo:font-style="normal" fo:font-weight="normal" style:font-size-asian="12pt" style:font-style-asian="normal" style:font-weight-asian="normal" style:font-size-complex="12pt"/>
    </style:style>
    <style:style style:name="T519" style:family="text">
      <style:text-properties fo:font-variant="normal" fo:text-transform="none" fo:color="#c586c0" loext:opacity="100%" style:font-name="Consolas1" fo:font-size="10.5pt" fo:letter-spacing="normal" fo:font-style="normal" fo:font-weight="normal" fo:background-color="#1f1f1f" loext:char-shading-value="0" style:font-name-asian="Mono2" style:language-asian="pt" style:country-asian="BR" style:font-style-asian="normal" style:font-weight-asian="normal"/>
    </style:style>
    <style:style style:name="T520" style:family="text">
      <style:text-properties fo:color="#2a6099" loext:opacity="100%"/>
    </style:style>
    <style:style style:name="T521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522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23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2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52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526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527" style:family="text">
      <style:text-properties fo:color="#2a6099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528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529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30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1" style:family="text">
      <style:text-properties fo:color="#2a6099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532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33" style:family="text">
      <style:text-properties fo:color="#2a6099" loext:opacity="100%" style:font-name="Mono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534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35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536" style:family="text">
      <style:text-properties fo:color="#2a6099" loext:opacity="100%" style:font-name="Mono" fo:font-size="12pt" fo:font-weight="bold" style:font-size-asian="12pt" style:font-weight-asian="bold" style:font-size-complex="12pt" style:font-weight-complex="bold"/>
    </style:style>
    <style:style style:name="T537" style:family="text">
      <style:text-properties fo:color="#2a6099" loext:opacity="100%" style:font-name="Mono" fo:font-weight="bold" style:font-weight-asian="bold" style:font-weight-complex="bold"/>
    </style:style>
    <style:style style:name="T538" style:family="text">
      <style:text-properties fo:color="#2a6099" loext:opacity="100%" style:font-name="Mono" fo:font-weight="bold" officeooo:rsid="00549112" style:font-weight-asian="bold" style:font-weight-complex="bold"/>
    </style:style>
    <style:style style:name="T539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540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541" style:family="text">
      <style:text-properties fo:color="#2a6099" loext:opacity="100%" fo:font-weight="bold" style:font-weight-asian="bold" style:font-weight-complex="bold"/>
    </style:style>
    <style:style style:name="T542" style:family="text">
      <style:text-properties fo:color="#2a6099" loext:opacity="100%" fo:font-weight="bold" style:font-name-asian="Mono2" style:font-weight-asian="bold" style:font-weight-complex="bold"/>
    </style:style>
    <style:style style:name="T543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44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45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46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47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48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49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50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1" style:family="text">
      <style:text-properties fo:color="#2a6099" loext:opacity="100%" style:font-name="Mono1" fo:font-size="12pt" style:font-size-asian="12pt" style:font-size-complex="12pt"/>
    </style:style>
    <style:style style:name="T552" style:family="text">
      <style:text-properties fo:color="#2a6099" loext:opacity="100%" style:font-name="Mono" fo:font-weight="bold" style:font-weight-asian="bold" style:font-weight-complex="bold"/>
    </style:style>
    <style:style style:name="T553" style:family="text">
      <style:text-properties officeooo:rsid="000971b5"/>
    </style:style>
    <style:style style:name="T554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555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556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557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558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559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560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561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562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563" style:family="text">
      <style:text-properties fo:color="#d4d4d4" loext:opacity="100%"/>
    </style:style>
    <style:style style:name="T564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565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66" style:family="text">
      <style:text-properties fo:color="#d4d4d4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567" style:family="text">
      <style:text-properties fo:color="#d4d4d4" loext:opacity="100%" style:font-name="Consolas1" fo:font-size="12pt" fo:font-weight="normal" fo:background-color="#1f1f1f" loext:char-shading-value="0" style:font-size-asian="12pt" style:font-size-complex="12pt"/>
    </style:style>
    <style:style style:name="T568" style:family="text">
      <style:text-properties fo:color="#d4d4d4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69" style:family="text">
      <style:text-properties fo:color="#d4d4d4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570" style:family="text">
      <style:text-properties fo:color="#d4d4d4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571" style:family="text">
      <style:text-properties fo:color="#d4d4d4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572" style:family="text">
      <style:text-properties fo:color="#d4d4d4" loext:opacity="100%" style:font-name="Consolas1" fo:font-size="10.5pt" fo:font-weight="normal"/>
    </style:style>
    <style:style style:name="T573" style:family="text">
      <style:text-properties fo:color="#d4d4d4" loext:opacity="100%" style:font-name="Consolas1" fo:font-size="10.5pt" fo:font-weight="normal" fo:background-color="#1f1f1f" loext:char-shading-value="0"/>
    </style:style>
    <style:style style:name="T574" style:family="text">
      <style:text-properties fo:color="#d4d4d4" loext:opacity="100%" style:font-name="Consolas1" fo:font-size="10.5pt" fo:font-weight="normal" officeooo:rsid="01869135" fo:background-color="#1f1f1f" loext:char-shading-value="0"/>
    </style:style>
    <style:style style:name="T575" style:family="text">
      <style:text-properties fo:color="#d4d4d4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76" style:family="text">
      <style:text-properties fo:color="#d4d4d4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77" style:family="text">
      <style:text-properties fo:color="#d4d4d4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578" style:family="text">
      <style:text-properties fo:color="#d4d4d4" loext:opacity="100%" style:font-name="Consolas1" fo:font-size="10.5pt" fo:language="pt" fo:country="BR" fo:font-weight="normal" fo:background-color="#1f1f1f" loext:char-shading-value="0"/>
    </style:style>
    <style:style style:name="T579" style:family="text">
      <style:text-properties fo:color="#d4d4d4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580" style:family="text">
      <style:text-properties fo:color="#d4d4d4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581" style:family="text">
      <style:text-properties fo:color="#d4d4d4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582" style:family="text">
      <style:text-properties fo:color="#d4d4d4" loext:opacity="100%" style:font-name="Consolas1" fo:font-weight="normal" fo:background-color="#1e1e1e" loext:char-shading-value="0"/>
    </style:style>
    <style:style style:name="T583" style:family="text">
      <style:text-properties fo:color="#d4d4d4" loext:opacity="100%" style:font-name="Consolas1" fo:font-weight="normal" officeooo:rsid="00bdec46" fo:background-color="#1e1e1e" loext:char-shading-value="0"/>
    </style:style>
    <style:style style:name="T584" style:family="text">
      <style:text-properties fo:color="#d4d4d4" loext:opacity="100%" style:font-name="Liberation Serif"/>
    </style:style>
    <style:style style:name="T585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86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87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88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89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0" style:family="text">
      <style:text-properties fo:color="#d4d4d4" loext:opacity="100%" style:font-name="Liberation Serif" fo:font-weight="normal" fo:background-color="#1e1e1e" loext:char-shading-value="0"/>
    </style:style>
    <style:style style:name="T591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92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9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94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5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96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597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8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599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00" style:family="text">
      <style:text-properties fo:color="#d4d4d4" loext:opacity="100%" style:font-name="Mono" fo:font-weight="normal" fo:background-color="#1e1e1e" loext:char-shading-value="0"/>
    </style:style>
    <style:style style:name="T601" style:family="text">
      <style:text-properties fo:color="#d4d4d4" loext:opacity="100%" style:font-name="Mono" fo:font-weight="normal" officeooo:rsid="00b725b2" fo:background-color="#1e1e1e" loext:char-shading-value="0"/>
    </style:style>
    <style:style style:name="T602" style:family="text">
      <style:text-properties fo:color="#d4d4d4" loext:opacity="100%" style:font-name="Mono" fo:font-weight="normal" officeooo:rsid="00fcd43c" fo:background-color="#1e1e1e" loext:char-shading-value="0"/>
    </style:style>
    <style:style style:name="T603" style:family="text">
      <style:text-properties fo:color="#d4d4d4" loext:opacity="100%" style:font-name="Mono" fo:font-weight="normal" officeooo:rsid="00bd5516" fo:background-color="#1e1e1e" loext:char-shading-value="0"/>
    </style:style>
    <style:style style:name="T604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605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606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607" style:family="text">
      <style:text-properties fo:color="#d4d4d4" loext:opacity="100%" style:font-name="Consolas" fo:font-size="10.5pt" fo:font-weight="normal" fo:background-color="#1f1f1f" loext:char-shading-value="0" style:font-size-asian="10.5pt" style:font-weight-asian="normal"/>
    </style:style>
    <style:style style:name="T608" style:family="text">
      <style:text-properties fo:color="#d4d4d4" loext:opacity="100%" style:font-name="Consolas" fo:font-size="12pt" style:font-size-asian="12pt" style:font-weight-asian="normal" style:font-size-complex="12pt"/>
    </style:style>
    <style:style style:name="T609" style:family="text">
      <style:text-properties fo:color="#d4d4d4" loext:opacity="100%" officeooo:rsid="021619be"/>
    </style:style>
    <style:style style:name="T610" style:family="text">
      <style:text-properties fo:color="#b5cea8" loext:opacity="100%"/>
    </style:style>
    <style:style style:name="T611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612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613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14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615" style:family="text">
      <style:text-properties fo:color="#b5cea8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616" style:family="text">
      <style:text-properties fo:color="#b5cea8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617" style:family="text">
      <style:text-properties fo:color="#b5cea8" loext:opacity="100%" style:font-name="Consolas1" fo:font-size="10.5pt" fo:font-weight="normal" fo:background-color="#1f1f1f" loext:char-shading-value="0"/>
    </style:style>
    <style:style style:name="T618" style:family="text">
      <style:text-properties fo:color="#b5cea8" loext:opacity="100%" style:font-name="Consolas1" fo:font-size="10.5pt" fo:font-weight="normal" officeooo:rsid="01869135" fo:background-color="#1f1f1f" loext:char-shading-value="0"/>
    </style:style>
    <style:style style:name="T619" style:family="text">
      <style:text-properties fo:color="#b5cea8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620" style:family="text">
      <style:text-properties fo:color="#b5cea8" loext:opacity="100%" style:font-name="Consolas1" fo:font-weight="normal"/>
    </style:style>
    <style:style style:name="T621" style:family="text">
      <style:text-properties fo:color="#b5cea8" loext:opacity="100%" style:font-name="Consolas1" fo:font-weight="normal" officeooo:rsid="00bdec46" fo:background-color="#1e1e1e" loext:char-shading-value="0"/>
    </style:style>
    <style:style style:name="T622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23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4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25" style:family="text">
      <style:text-properties fo:color="#b5cea8" loext:opacity="100%" style:font-name="Consolas" fo:font-size="10.5pt" fo:font-weight="normal" fo:background-color="#1f1f1f" loext:char-shading-value="0" style:font-size-asian="10.5pt" style:font-weight-asian="normal"/>
    </style:style>
    <style:style style:name="T626" style:family="text">
      <style:text-properties fo:color="#569cd6" loext:opacity="100%"/>
    </style:style>
    <style:style style:name="T627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628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29" style:family="text">
      <style:text-properties fo:color="#569cd6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630" style:family="text">
      <style:text-properties fo:color="#569cd6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631" style:family="text">
      <style:text-properties fo:color="#569cd6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632" style:family="text">
      <style:text-properties fo:color="#569cd6" loext:opacity="100%" style:font-name="Consolas1" fo:font-size="10.5pt" fo:font-weight="normal"/>
    </style:style>
    <style:style style:name="T633" style:family="text">
      <style:text-properties fo:color="#569cd6" loext:opacity="100%" style:font-name="Consolas1" fo:font-size="10.5pt" fo:font-weight="normal" fo:background-color="#1f1f1f" loext:char-shading-value="0"/>
    </style:style>
    <style:style style:name="T634" style:family="text">
      <style:text-properties fo:color="#569cd6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635" style:family="text">
      <style:text-properties fo:color="#569cd6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636" style:family="text">
      <style:text-properties fo:color="#569cd6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37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38" style:family="text">
      <style:text-properties style:font-name="Mono"/>
    </style:style>
    <style:style style:name="T639" style:family="text">
      <style:text-properties style:font-name="Mono" fo:language="pt" fo:country="BR" officeooo:rsid="01601b28"/>
    </style:style>
    <style:style style:name="T640" style:family="text">
      <style:text-properties style:font-name="Mono" fo:language="pt" fo:country="BR" officeooo:rsid="000e2760"/>
    </style:style>
    <style:style style:name="T641" style:family="text">
      <style:text-properties style:font-name="Mono" fo:language="pt" fo:country="BR" fo:font-weight="bold" style:font-weight-asian="bold" style:font-weight-complex="bold"/>
    </style:style>
    <style:style style:name="T642" style:family="text">
      <style:text-properties style:font-name="Mono" officeooo:rsid="0163c035"/>
    </style:style>
    <style:style style:name="T643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644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645" style:family="text">
      <style:text-properties style:font-name="Mono" officeooo:rsid="0016b291"/>
    </style:style>
    <style:style style:name="T646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647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648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649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650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651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652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653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654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655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56" style:family="text">
      <style:text-properties style:font-name="Mono"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657" style:family="text">
      <style:text-properties style:font-name="Mono" fo:font-size="12pt" fo:language="pt" fo:country="BR" officeooo:rsid="000e2760" style:font-size-asian="12pt" style:font-size-complex="12pt"/>
    </style:style>
    <style:style style:name="T658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59" style:family="text">
      <style:text-properties style:font-name="Mono" fo:font-size="10pt" fo:language="pt" fo:country="BR" officeooo:rsid="0173e46d" style:font-size-asian="10pt" style:font-size-complex="10pt"/>
    </style:style>
    <style:style style:name="T660" style:family="text">
      <style:text-properties style:font-name="Mono" style:text-underline-style="none" fo:font-weight="bold" officeooo:rsid="00e1c371" style:font-weight-asian="bold" style:font-weight-complex="bold"/>
    </style:style>
    <style:style style:name="T661" style:family="text">
      <style:text-properties style:font-name="Mono" style:text-underline-style="solid" style:text-underline-width="auto" style:text-underline-color="font-color" officeooo:rsid="0071e7d1"/>
    </style:style>
    <style:style style:name="T662" style:family="text">
      <style:text-properties style:font-name="Mono" fo:font-weight="bold" style:font-weight-asian="bold" style:font-weight-complex="bold"/>
    </style:style>
    <style:style style:name="T663" style:family="text">
      <style:text-properties style:font-name="Mono" officeooo:rsid="00b2d328"/>
    </style:style>
    <style:style style:name="T664" style:family="text">
      <style:text-properties style:font-name="Mono" officeooo:rsid="00fcd43c"/>
    </style:style>
    <style:style style:name="T665" style:family="text">
      <style:text-properties style:font-name="Mono" officeooo:rsid="016b05d5"/>
    </style:style>
    <style:style style:name="T666" style:family="text">
      <style:text-properties style:font-name="Mono" officeooo:rsid="0169e819"/>
    </style:style>
    <style:style style:name="T667" style:family="text">
      <style:text-properties fo:color="#ffff00" loext:opacity="100%"/>
    </style:style>
    <style:style style:name="T668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69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670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671" style:family="text">
      <style:text-properties fo:color="#ffff00" loext:opacity="100%" style:font-name="Consolas1" fo:font-size="10.5pt" fo:font-weight="bold" fo:background-color="#1f1f1f" loext:char-shading-value="0" style:font-weight-asian="bold" style:font-weight-complex="bold"/>
    </style:style>
    <style:style style:name="T672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73" style:family="text">
      <style:text-properties fo:color="#ffff00" loext:opacity="100%" style:font-name="Mono" fo:font-weight="normal" officeooo:rsid="00b725b2" fo:background-color="#1e1e1e" loext:char-shading-value="0"/>
    </style:style>
    <style:style style:name="T674" style:family="text">
      <style:text-properties fo:font-weight="normal" style:font-weight-asian="normal" style:font-weight-complex="normal"/>
    </style:style>
    <style:style style:name="T675" style:family="text">
      <style:text-properties fo:font-weight="normal" officeooo:rsid="006a2549" style:font-weight-asian="normal" style:font-weight-complex="normal"/>
    </style:style>
    <style:style style:name="T676" style:family="text">
      <style:text-properties fo:font-weight="normal" officeooo:rsid="010d7bb1" style:font-weight-asian="normal" style:font-weight-complex="normal"/>
    </style:style>
    <style:style style:name="T677" style:family="text">
      <style:text-properties officeooo:rsid="01f5892a"/>
    </style:style>
    <style:style style:name="T678" style:family="text">
      <style:text-properties style:text-underline-style="solid" style:text-underline-width="auto" style:text-underline-color="font-color"/>
    </style:style>
    <style:style style:name="T679" style:family="text">
      <style:text-properties style:text-underline-style="solid" style:text-underline-width="auto" style:text-underline-color="font-color" officeooo:rsid="01f5892a"/>
    </style:style>
    <style:style style:name="T680" style:family="text">
      <style:text-properties style:text-underline-style="solid" style:text-underline-width="auto" style:text-underline-color="font-color" officeooo:rsid="000724ae"/>
    </style:style>
    <style:style style:name="T681" style:family="text">
      <style:text-properties style:text-underline-style="solid" style:text-underline-width="auto" style:text-underline-color="font-color" officeooo:rsid="0008da07"/>
    </style:style>
    <style:style style:name="T682" style:family="text">
      <style:text-properties style:text-underline-style="solid" style:text-underline-width="auto" style:text-underline-color="font-color" officeooo:rsid="00133de2"/>
    </style:style>
    <style:style style:name="T68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84" style:family="text">
      <style:text-properties style:text-underline-style="solid" style:text-underline-width="auto" style:text-underline-color="font-color" officeooo:rsid="003cf95e"/>
    </style:style>
    <style:style style:name="T685" style:family="text">
      <style:text-properties style:text-underline-style="solid" style:text-underline-width="auto" style:text-underline-color="font-color" officeooo:rsid="0018a839"/>
    </style:style>
    <style:style style:name="T686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687" style:family="text">
      <style:text-properties style:text-underline-style="solid" style:text-underline-width="auto" style:text-underline-color="font-color" officeooo:rsid="00e1c371"/>
    </style:style>
    <style:style style:name="T688" style:family="text">
      <style:text-properties style:text-underline-style="solid" style:text-underline-width="auto" style:text-underline-color="font-color" officeooo:rsid="0071e7d1"/>
    </style:style>
    <style:style style:name="T689" style:family="text">
      <style:text-properties style:text-underline-style="solid" style:text-underline-width="auto" style:text-underline-color="font-color" officeooo:rsid="00fcd43c"/>
    </style:style>
    <style:style style:name="T690" style:family="text">
      <style:text-properties style:text-underline-style="solid" style:text-underline-width="auto" style:text-underline-color="font-color" officeooo:rsid="00fb1536"/>
    </style:style>
    <style:style style:name="T691" style:family="text">
      <style:text-properties style:text-underline-style="solid" style:text-underline-width="auto" style:text-underline-color="font-color" officeooo:rsid="00fd7e4c"/>
    </style:style>
    <style:style style:name="T692" style:family="text">
      <style:text-properties style:text-underline-style="solid" style:text-underline-width="auto" style:text-underline-color="font-color" officeooo:rsid="00d681ad"/>
    </style:style>
    <style:style style:name="T693" style:family="text">
      <style:text-properties officeooo:rsid="0163c035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officeooo:rsid="00106bd1" style:font-weight-asian="bold" style:font-weight-complex="bold"/>
    </style:style>
    <style:style style:name="T696" style:family="text">
      <style:text-properties fo:font-weight="bold" officeooo:rsid="010d7bb1" style:font-weight-asian="bold" style:font-weight-complex="bold"/>
    </style:style>
    <style:style style:name="T697" style:family="text">
      <style:text-properties fo:font-weight="bold" officeooo:rsid="001fa622" style:font-weight-asian="bold" style:font-weight-complex="bold"/>
    </style:style>
    <style:style style:name="T698" style:family="text">
      <style:text-properties fo:font-weight="bold" officeooo:rsid="00fab35d" style:font-weight-asian="bold" style:font-weight-complex="bold"/>
    </style:style>
    <style:style style:name="T699" style:family="text">
      <style:text-properties fo:font-weight="bold" officeooo:rsid="00f91742" style:font-weight-asian="bold" style:font-weight-complex="bold"/>
    </style:style>
    <style:style style:name="T700" style:family="text">
      <style:text-properties fo:font-weight="bold" officeooo:rsid="005f13ae" style:font-weight-asian="bold" style:font-weight-complex="bold"/>
    </style:style>
    <style:style style:name="T701" style:family="text">
      <style:text-properties fo:font-weight="bold" officeooo:rsid="00cf09d7" style:font-weight-asian="bold" style:font-weight-complex="bold"/>
    </style:style>
    <style:style style:name="T702" style:family="text">
      <style:text-properties fo:font-weight="bold" officeooo:rsid="018be7f0" style:font-weight-asian="bold" style:font-weight-complex="bold"/>
    </style:style>
    <style:style style:name="T703" style:family="text">
      <style:text-properties fo:font-weight="bold" officeooo:rsid="000e2760" style:font-weight-asian="bold" style:font-weight-complex="bold"/>
    </style:style>
    <style:style style:name="T704" style:family="text">
      <style:text-properties fo:font-weight="bold" officeooo:rsid="019276e1" style:font-weight-asian="bold" style:font-weight-complex="bold"/>
    </style:style>
    <style:style style:name="T70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70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707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708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9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10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11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712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713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714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15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16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717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718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19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20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721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722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23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24" style:family="text">
      <style:text-properties fo:color="#000000" loext:opacity="100%" style:font-name="Mono" fo:font-size="12pt" fo:language="pt" fo:country="BR" fo:font-style="normal" officeooo:rsid="000e2760" style:font-size-asian="12pt" style:font-style-asian="normal" style:font-size-complex="12pt"/>
    </style:style>
    <style:style style:name="T725" style:family="text">
      <style:text-properties fo:color="#000000" loext:opacity="100%" style:font-name="Mono"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726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27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728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729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730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731" style:family="text">
      <style:text-properties fo:color="#000000" loext:opacity="100%" style:font-name="Liberation Serif" fo:font-weight="normal" style:font-weight-asian="normal" style:font-weight-complex="normal"/>
    </style:style>
    <style:style style:name="T732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733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734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735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736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737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738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739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74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74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742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743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744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745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746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747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48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749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750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751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752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753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754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755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756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757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58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759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76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6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762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763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764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65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66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67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768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769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770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771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772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773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774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775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776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777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778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77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780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781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782" style:family="text">
      <style:text-properties fo:color="#000000" loext:opacity="100%" style:font-name="Liberation Serif" style:text-underline-style="none" officeooo:rsid="00de5115"/>
    </style:style>
    <style:style style:name="T783" style:family="text">
      <style:text-properties fo:color="#000000" loext:opacity="100%" style:font-name="Liberation Serif" style:text-underline-style="none" officeooo:rsid="01a1617f"/>
    </style:style>
    <style:style style:name="T784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785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786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787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788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789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790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91" style:family="text">
      <style:text-properties fo:color="#000000" loext:opacity="100%" fo:font-weight="normal" officeooo:rsid="00159500" style:font-weight-asian="normal" style:font-weight-complex="normal"/>
    </style:style>
    <style:style style:name="T792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793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794" style:family="text">
      <style:text-properties fo:color="#000000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795" style:family="text">
      <style:text-properties fo:color="#000000" loext:opacity="100%" fo:font-size="12pt" fo:language="pt" fo:country="BR" fo:font-style="normal" fo:font-weight="bold" officeooo:rsid="000e2760" style:font-size-asian="12pt" style:font-style-asian="normal" style:font-weight-asian="bold" style:font-size-complex="12pt" style:font-weight-complex="bold"/>
    </style:style>
    <style:style style:name="T796" style:family="text">
      <style:text-properties fo:color="#000000" loext:opacity="100%" fo:font-size="12pt" fo:language="pt" fo:country="BR" fo:font-style="normal" officeooo:rsid="000e2760" style:font-size-asian="12pt" style:font-style-asian="normal" style:font-size-complex="12pt"/>
    </style:style>
    <style:style style:name="T797" style:family="text">
      <style:text-properties fo:color="#000000" loext:opacity="100%" fo:font-size="12pt" fo:language="pt" fo:country="BR" fo:font-style="normal" officeooo:rsid="0222f644" style:font-size-asian="12pt" style:font-style-asian="normal" style:font-size-complex="12pt"/>
    </style:style>
    <style:style style:name="T798" style:family="text">
      <style:text-properties fo:color="#000000" loext:opacity="100%" fo:font-size="12pt" fo:language="pt" fo:country="BR" fo:font-style="normal" fo:font-weight="normal" officeooo:rsid="000e2760" style:font-size-asian="12pt" style:font-style-asian="normal" style:font-weight-asian="normal" style:font-size-complex="12pt" style:font-weight-complex="normal"/>
    </style:style>
    <style:style style:name="T799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800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801" style:family="text">
      <style:text-properties officeooo:rsid="00159500"/>
    </style:style>
    <style:style style:name="T802" style:family="text">
      <style:text-properties officeooo:rsid="006b166c"/>
    </style:style>
    <style:style style:name="T803" style:family="text">
      <style:text-properties officeooo:rsid="000724ae"/>
    </style:style>
    <style:style style:name="T804" style:family="text">
      <style:text-properties style:text-underline-style="none"/>
    </style:style>
    <style:style style:name="T805" style:family="text">
      <style:text-properties style:text-underline-style="none" officeooo:rsid="0008da07"/>
    </style:style>
    <style:style style:name="T806" style:family="text">
      <style:text-properties style:text-underline-style="none" fo:font-weight="bold" style:font-weight-asian="bold" style:font-weight-complex="bold"/>
    </style:style>
    <style:style style:name="T807" style:family="text">
      <style:text-properties style:text-underline-style="none" fo:font-weight="bold" officeooo:rsid="00f7dc00" style:font-weight-asian="bold" style:font-weight-complex="bold"/>
    </style:style>
    <style:style style:name="T808" style:family="text">
      <style:text-properties style:text-underline-style="none" officeooo:rsid="010023cf" style:font-size-asian="12pt" style:font-size-complex="12pt"/>
    </style:style>
    <style:style style:name="T809" style:family="text">
      <style:text-properties style:text-underline-style="none" officeooo:rsid="0138563c" style:font-size-asian="12pt" style:font-size-complex="12pt"/>
    </style:style>
    <style:style style:name="T810" style:family="text">
      <style:text-properties style:text-underline-style="none" officeooo:rsid="0139c808" style:font-size-asian="12pt" style:font-size-complex="12pt"/>
    </style:style>
    <style:style style:name="T811" style:family="text">
      <style:text-properties style:text-underline-style="none" officeooo:rsid="00e1c371"/>
    </style:style>
    <style:style style:name="T812" style:family="text">
      <style:text-properties style:text-underline-style="none" officeooo:rsid="00fb1536"/>
    </style:style>
    <style:style style:name="T813" style:family="text">
      <style:text-properties style:text-underline-style="none" officeooo:rsid="00fd7e4c"/>
    </style:style>
    <style:style style:name="T814" style:family="text">
      <style:text-properties officeooo:rsid="0008da07"/>
    </style:style>
    <style:style style:name="T815" style:family="text">
      <style:text-properties officeooo:rsid="00ca1cd9"/>
    </style:style>
    <style:style style:name="T816" style:family="text">
      <style:text-properties officeooo:rsid="01e78197"/>
    </style:style>
    <style:style style:name="T817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18" style:family="text">
      <style:text-properties fo:color="#ce181e" loext:opacity="100%" style:font-name="Monospace" fo:font-weight="bold" style:font-weight-asian="bold" style:font-weight-complex="bold"/>
    </style:style>
    <style:style style:name="T819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820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821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822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823" style:family="text">
      <style:text-properties fo:color="#ce181e" loext:opacity="100%" fo:font-weight="bold" style:font-weight-asian="bold" style:font-weight-complex="bold"/>
    </style:style>
    <style:style style:name="T824" style:family="text">
      <style:text-properties fo:color="#ce181e" loext:opacity="100%" fo:font-weight="bold" officeooo:rsid="001fa622" style:font-weight-asian="bold" style:font-weight-complex="bold"/>
    </style:style>
    <style:style style:name="T825" style:family="text">
      <style:text-properties fo:color="#ce181e" loext:opacity="100%" fo:font-weight="bold" officeooo:rsid="00159500" style:font-weight-asian="bold" style:font-weight-complex="bold"/>
    </style:style>
    <style:style style:name="T826" style:family="text">
      <style:text-properties fo:color="#ce181e" loext:opacity="100%" fo:font-weight="normal" style:font-weight-asian="normal" style:font-weight-complex="normal"/>
    </style:style>
    <style:style style:name="T827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828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29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830" style:family="text">
      <style:text-properties fo:background-color="transparent" loext:char-shading-value="0"/>
    </style:style>
    <style:style style:name="T831" style:family="text">
      <style:text-properties officeooo:rsid="010d7bb1" fo:background-color="transparent" loext:char-shading-value="0"/>
    </style:style>
    <style:style style:name="T832" style:family="text">
      <style:text-properties officeooo:rsid="00106bd1" fo:background-color="transparent" loext:char-shading-value="0"/>
    </style:style>
    <style:style style:name="T833" style:family="text">
      <style:text-properties officeooo:rsid="00136b99" fo:background-color="transparent" loext:char-shading-value="0"/>
    </style:style>
    <style:style style:name="T834" style:family="text">
      <style:text-properties officeooo:rsid="010d7bb1"/>
    </style:style>
    <style:style style:name="T835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83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83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838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839" style:family="text">
      <style:text-properties style:font-name="Monospace"/>
    </style:style>
    <style:style style:name="T840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841" style:family="text">
      <style:text-properties style:font-name="Monospace" fo:font-weight="bold" officeooo:rsid="00136b99" style:font-weight-asian="bold" style:font-weight-complex="bold"/>
    </style:style>
    <style:style style:name="T842" style:family="text">
      <style:text-properties style:font-name="Monospace" officeooo:rsid="00159500"/>
    </style:style>
    <style:style style:name="T843" style:family="text">
      <style:text-properties style:font-name="Monospace" style:text-underline-style="none" officeooo:rsid="00480c72"/>
    </style:style>
    <style:style style:name="T844" style:family="text">
      <style:text-properties style:font-name="Monospace" style:text-underline-style="none" fo:font-weight="bold" style:font-weight-asian="bold" style:font-weight-complex="bold"/>
    </style:style>
    <style:style style:name="T845" style:family="text">
      <style:text-properties style:font-name="Monospace" style:text-underline-style="solid" style:text-underline-width="auto" style:text-underline-color="font-color" officeooo:rsid="006f8c00"/>
    </style:style>
    <style:style style:name="T846" style:family="text">
      <style:text-properties officeooo:rsid="00136b99"/>
    </style:style>
    <style:style style:name="T847" style:family="text">
      <style:text-properties officeooo:rsid="01a090d6"/>
    </style:style>
    <style:style style:name="T848" style:family="text">
      <style:text-properties officeooo:rsid="001fa622"/>
    </style:style>
    <style:style style:name="T849" style:family="text">
      <style:text-properties officeooo:rsid="003cf95e"/>
    </style:style>
    <style:style style:name="T850" style:family="text">
      <style:text-properties officeooo:rsid="0016b291"/>
    </style:style>
    <style:style style:name="T851" style:family="text">
      <style:text-properties officeooo:rsid="00edc052"/>
    </style:style>
    <style:style style:name="T852" style:family="text">
      <style:text-properties officeooo:rsid="00fe66b7"/>
    </style:style>
    <style:style style:name="T853" style:family="text">
      <style:text-properties officeooo:rsid="001cadfd"/>
    </style:style>
    <style:style style:name="T854" style:family="text">
      <style:text-properties officeooo:rsid="00f65e2e"/>
    </style:style>
    <style:style style:name="T855" style:family="text">
      <style:text-properties officeooo:rsid="011a59e4"/>
    </style:style>
    <style:style style:name="T856" style:family="text">
      <style:text-properties officeooo:rsid="012d4736"/>
    </style:style>
    <style:style style:name="T857" style:family="text">
      <style:text-properties style:font-name="Liberation Sans" fo:font-size="12pt" fo:language="pt" fo:country="BR" officeooo:rsid="00fab35d" style:font-size-asian="12pt" style:font-size-complex="12pt"/>
    </style:style>
    <style:style style:name="T858" style:family="text">
      <style:text-properties style:font-name="Liberation Sans" fo:font-size="12pt" fo:language="pt" fo:country="BR" officeooo:rsid="007a7d78" style:font-size-asian="12pt" style:font-size-complex="12pt"/>
    </style:style>
    <style:style style:name="T859" style:family="text">
      <style:text-properties style:font-name="Liberation Sans" fo:font-size="12pt" fo:language="pt" fo:country="BR" officeooo:rsid="007c259c" style:font-size-asian="12pt" style:font-size-complex="12pt"/>
    </style:style>
    <style:style style:name="T860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861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862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863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864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865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866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867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868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869" style:family="text">
      <style:text-properties style:font-name="Liberation Sans" fo:language="pt" fo:country="BR"/>
    </style:style>
    <style:style style:name="T870" style:family="text">
      <style:text-properties style:font-name="Liberation Sans" fo:language="pt" fo:country="BR" officeooo:rsid="000e2760" style:font-name-asian="Microsoft YaHei" style:font-name-complex="Mangal1"/>
    </style:style>
    <style:style style:name="T871" style:family="text">
      <style:text-properties style:font-name="Liberation Sans" fo:language="pt" fo:country="BR" officeooo:rsid="01bb64b4" style:font-name-asian="Microsoft YaHei" style:font-name-complex="Mangal1"/>
    </style:style>
    <style:style style:name="T872" style:family="text">
      <style:text-properties style:font-name="Liberation Sans" fo:language="pt" fo:country="BR" officeooo:rsid="01c694eb" style:font-name-asian="Microsoft YaHei" style:font-name-complex="Mangal1"/>
    </style:style>
    <style:style style:name="T873" style:family="text">
      <style:text-properties style:font-name="Liberation Sans" officeooo:rsid="01869135" style:font-name-asian="Microsoft YaHei" style:font-name-complex="Mangal1"/>
    </style:style>
    <style:style style:name="T874" style:family="text">
      <style:text-properties style:font-name="Liberation Sans" officeooo:rsid="0208fbb4" style:font-name-asian="Microsoft YaHei" style:font-name-complex="Mangal1"/>
    </style:style>
    <style:style style:name="T875" style:family="text">
      <style:text-properties officeooo:rsid="00f7dc00"/>
    </style:style>
    <style:style style:name="T876" style:family="text">
      <style:text-properties officeooo:rsid="00400bc2"/>
    </style:style>
    <style:style style:name="T877" style:family="text">
      <style:text-properties officeooo:rsid="016f9642"/>
    </style:style>
    <style:style style:name="T878" style:family="text">
      <style:text-properties fo:color="#dcdcaa" loext:opacity="100%"/>
    </style:style>
    <style:style style:name="T879" style:family="text">
      <style:text-properties fo:color="#dcdcaa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880" style:family="text">
      <style:text-properties fo:color="#dcdcaa" loext:opacity="100%" style:font-name="Consolas1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881" style:family="text">
      <style:text-properties fo:color="#dcdcaa" loext:opacity="100%" style:font-name="Consolas1" fo:font-size="12pt" fo:font-weight="normal" fo:background-color="#1f1f1f" loext:char-shading-value="0" style:font-size-asian="12pt" style:font-size-complex="12pt"/>
    </style:style>
    <style:style style:name="T882" style:family="text">
      <style:text-properties fo:color="#dcdcaa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883" style:family="text">
      <style:text-properties fo:color="#dcdcaa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884" style:family="text">
      <style:text-properties fo:color="#dcdcaa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885" style:family="text">
      <style:text-properties fo:color="#dcdcaa" loext:opacity="100%" style:font-name="Consolas1" fo:font-weight="normal"/>
    </style:style>
    <style:style style:name="T886" style:family="text">
      <style:text-properties fo:color="#dcdcaa" loext:opacity="100%" style:font-name="Consolas1" fo:font-weight="normal" fo:background-color="#1e1e1e" loext:char-shading-value="0"/>
    </style:style>
    <style:style style:name="T887" style:family="text">
      <style:text-properties fo:color="#dcdcaa" loext:opacity="100%" style:font-name="Consolas1" fo:font-size="10.5pt" fo:font-weight="normal"/>
    </style:style>
    <style:style style:name="T888" style:family="text">
      <style:text-properties fo:color="#dcdcaa" loext:opacity="100%" style:font-name="Consolas1" fo:font-size="10.5pt" fo:font-weight="normal" fo:background-color="#1f1f1f" loext:char-shading-value="0"/>
    </style:style>
    <style:style style:name="T889" style:family="text">
      <style:text-properties fo:color="#dcdcaa" loext:opacity="100%" style:font-name="Consolas1" fo:font-size="10.5pt" fo:language="pt" fo:country="BR" fo:font-weight="normal" fo:background-color="#1f1f1f" loext:char-shading-value="0"/>
    </style:style>
    <style:style style:name="T890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891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892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893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94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95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896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897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898" style:family="text">
      <style:text-properties fo:color="#dcdcaa" loext:opacity="100%" style:font-name="Mono" fo:font-weight="normal" fo:background-color="#1e1e1e" loext:char-shading-value="0"/>
    </style:style>
    <style:style style:name="T899" style:family="text">
      <style:text-properties fo:color="#dcdcaa" loext:opacity="100%" style:font-name="Mono" fo:font-weight="normal" officeooo:rsid="00fcd43c" fo:background-color="#1e1e1e" loext:char-shading-value="0"/>
    </style:style>
    <style:style style:name="T900" style:family="text">
      <style:text-properties fo:color="#dcdcaa" loext:opacity="100%" style:font-name="Mono" fo:font-weight="normal" officeooo:rsid="00bd5516" fo:background-color="#1e1e1e" loext:char-shading-value="0"/>
    </style:style>
    <style:style style:name="T901" style:family="text">
      <style:text-properties fo:color="#dcdcaa" loext:opacity="100%" style:font-name="Mono" fo:font-weight="normal" officeooo:rsid="00fd7e4c" fo:background-color="#1e1e1e" loext:char-shading-value="0"/>
    </style:style>
    <style:style style:name="T902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903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904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905" style:family="text">
      <style:text-properties fo:color="#dcdcaa" loext:opacity="100%" fo:font-weight="normal" fo:background-color="#1e1e1e" loext:char-shading-value="0"/>
    </style:style>
    <style:style style:name="T906" style:family="text">
      <style:text-properties fo:color="#dcdcaa" loext:opacity="100%" fo:font-weight="normal" officeooo:rsid="00fcd43c" fo:background-color="#1e1e1e" loext:char-shading-value="0"/>
    </style:style>
    <style:style style:name="T907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908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909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910" style:family="text">
      <style:text-properties fo:color="#dcdcaa" loext:opacity="100%" style:font-name="Consolas" fo:font-size="10.5pt" fo:font-weight="normal" fo:background-color="#1f1f1f" loext:char-shading-value="0" style:font-size-asian="10.5pt" style:font-weight-asian="normal"/>
    </style:style>
    <style:style style:name="T911" style:family="text">
      <style:text-properties fo:color="#dcdcaa" loext:opacity="100%" style:font-name="Consolas" fo:font-size="12pt" style:font-size-asian="12pt" style:font-weight-asian="normal" style:font-size-complex="12pt"/>
    </style:style>
    <style:style style:name="T912" style:family="text">
      <style:text-properties fo:color="#9cdcfe" loext:opacity="100%"/>
    </style:style>
    <style:style style:name="T913" style:family="text">
      <style:text-properties fo:color="#9cdcfe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14" style:family="text">
      <style:text-properties fo:color="#9cdcfe" loext:opacity="100%" style:font-name="Consolas1" fo:font-size="12pt" fo:font-weight="normal" fo:background-color="#1f1f1f" loext:char-shading-value="0" style:font-size-asian="12pt" style:font-size-complex="12pt"/>
    </style:style>
    <style:style style:name="T915" style:family="text">
      <style:text-properties fo:color="#9cdcfe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916" style:family="text">
      <style:text-properties fo:color="#9cdcfe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917" style:family="text">
      <style:text-properties fo:color="#9cdcfe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918" style:family="text">
      <style:text-properties fo:color="#9cdcfe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19" style:family="text">
      <style:text-properties fo:color="#9cdcfe" loext:opacity="100%" style:font-name="Consolas1" fo:font-size="10.5pt" fo:font-weight="normal"/>
    </style:style>
    <style:style style:name="T920" style:family="text">
      <style:text-properties fo:color="#9cdcfe" loext:opacity="100%" style:font-name="Consolas1" fo:font-size="10.5pt" fo:font-weight="normal" fo:background-color="#1f1f1f" loext:char-shading-value="0"/>
    </style:style>
    <style:style style:name="T921" style:family="text">
      <style:text-properties fo:color="#9cdcfe" loext:opacity="100%" style:font-name="Consolas1" fo:font-size="10.5pt" fo:font-weight="normal" officeooo:rsid="01a36cca" fo:background-color="#1f1f1f" loext:char-shading-value="0"/>
    </style:style>
    <style:style style:name="T922" style:family="text">
      <style:text-properties fo:color="#9cdcfe" loext:opacity="100%" style:font-name="Consolas1" fo:font-size="10.5pt" fo:font-weight="normal" officeooo:rsid="01869135" fo:background-color="#1f1f1f" loext:char-shading-value="0"/>
    </style:style>
    <style:style style:name="T923" style:family="text">
      <style:text-properties fo:color="#9cdcfe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924" style:family="text">
      <style:text-properties fo:color="#9cdcfe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925" style:family="text">
      <style:text-properties fo:color="#9cdcfe" loext:opacity="100%" style:font-name="Consolas1" fo:font-size="10.5pt" fo:language="pt" fo:country="BR" fo:font-weight="normal" fo:background-color="#1f1f1f" loext:char-shading-value="0"/>
    </style:style>
    <style:style style:name="T926" style:family="text">
      <style:text-properties fo:color="#9cdcfe" loext:opacity="100%" style:font-name="Consolas1" fo:font-weight="normal"/>
    </style:style>
    <style:style style:name="T927" style:family="text">
      <style:text-properties fo:color="#9cdcfe" loext:opacity="100%" style:font-name="Consolas1" fo:font-weight="normal" fo:background-color="#1e1e1e" loext:char-shading-value="0"/>
    </style:style>
    <style:style style:name="T928" style:family="text">
      <style:text-properties fo:color="#9cdcfe" loext:opacity="100%" style:font-name="Consolas1" fo:font-weight="normal" officeooo:rsid="00bdec46" fo:background-color="#1e1e1e" loext:char-shading-value="0"/>
    </style:style>
    <style:style style:name="T929" style:family="text">
      <style:text-properties fo:color="#9cdcfe" loext:opacity="100%" style:font-name="Liberation Serif"/>
    </style:style>
    <style:style style:name="T930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31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932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33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934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3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936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937" style:family="text">
      <style:text-properties fo:color="#9cdcfe" loext:opacity="100%" style:font-name="Mono" fo:font-weight="normal" fo:background-color="#1e1e1e" loext:char-shading-value="0"/>
    </style:style>
    <style:style style:name="T938" style:family="text">
      <style:text-properties fo:color="#9cdcfe" loext:opacity="100%" style:font-name="Mono" fo:font-weight="normal" officeooo:rsid="00b725b2" fo:background-color="#1e1e1e" loext:char-shading-value="0"/>
    </style:style>
    <style:style style:name="T939" style:family="text">
      <style:text-properties fo:color="#9cdcfe" loext:opacity="100%" style:font-name="Mono" fo:font-weight="normal" officeooo:rsid="018767ee" fo:background-color="#1e1e1e" loext:char-shading-value="0"/>
    </style:style>
    <style:style style:name="T940" style:family="text">
      <style:text-properties fo:color="#9cdcfe" loext:opacity="100%" style:font-name="Mono" fo:font-weight="normal" officeooo:rsid="00fcd43c" fo:background-color="#1e1e1e" loext:char-shading-value="0"/>
    </style:style>
    <style:style style:name="T941" style:family="text">
      <style:text-properties fo:color="#9cdcfe" loext:opacity="100%" style:font-name="Mono" fo:font-weight="normal" officeooo:rsid="00bd5516" fo:background-color="#1e1e1e" loext:char-shading-value="0"/>
    </style:style>
    <style:style style:name="T942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43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944" style:family="text">
      <style:text-properties fo:color="#9cdcfe" loext:opacity="100%" style:font-name="Consolas" fo:font-size="12pt" style:font-size-asian="12pt" style:font-weight-asian="normal" style:font-size-complex="12pt"/>
    </style:style>
    <style:style style:name="T945" style:family="text">
      <style:text-properties fo:color="#6a9955" loext:opacity="100%"/>
    </style:style>
    <style:style style:name="T946" style:family="text">
      <style:text-properties fo:color="#6a9955" loext:opacity="100%" style:font-name="Consolas1" fo:font-size="10.5pt" fo:font-weight="normal" fo:background-color="#1f1f1f" loext:char-shading-value="0"/>
    </style:style>
    <style:style style:name="T947" style:family="text">
      <style:text-properties fo:color="#6a9955" loext:opacity="100%" style:font-name="Consolas1" fo:font-size="10.5pt" fo:language="pt" fo:country="BR" fo:font-weight="normal" fo:background-color="#1f1f1f" loext:char-shading-value="0"/>
    </style:style>
    <style:style style:name="T948" style:family="text">
      <style:text-properties fo:color="#6a9955" loext:opacity="100%" style:font-name="Consolas1" fo:font-weight="normal"/>
    </style:style>
    <style:style style:name="T949" style:family="text">
      <style:text-properties fo:color="#6a9955" loext:opacity="100%" style:font-name="Consolas1" fo:font-weight="normal" officeooo:rsid="00bdec46" fo:background-color="#1e1e1e" loext:char-shading-value="0"/>
    </style:style>
    <style:style style:name="T950" style:family="text">
      <style:text-properties fo:color="#6a9955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51" style:family="text">
      <style:text-properties fo:color="#6a9955" loext:opacity="100%" style:font-name="Consolas1" fo:font-size="12pt" fo:font-weight="normal" fo:background-color="#1f1f1f" loext:char-shading-value="0" style:font-size-asian="12pt" style:font-size-complex="12pt"/>
    </style:style>
    <style:style style:name="T952" style:family="text">
      <style:text-properties fo:color="#6a9955" loext:opacity="100%" style:font-name="Consolas1" fo:font-size="12pt" fo:font-weight="normal" officeooo:rsid="01869135" fo:background-color="#1f1f1f" loext:char-shading-value="0" style:font-size-asian="12pt" style:font-size-complex="12pt"/>
    </style:style>
    <style:style style:name="T953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54" style:family="text">
      <style:text-properties fo:color="#6a9955" loext:opacity="100%" style:font-name="Mono" fo:font-weight="normal" officeooo:rsid="00b725b2" fo:background-color="#1e1e1e" loext:char-shading-value="0"/>
    </style:style>
    <style:style style:name="T955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956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57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958" style:family="text">
      <style:text-properties fo:color="#6a9955" loext:opacity="100%" style:font-name="Consolas" fo:font-size="12pt" fo:font-weight="normal" fo:background-color="#1f1f1f" loext:char-shading-value="0" style:font-size-asian="12pt" style:font-weight-asian="normal" style:font-size-complex="12pt"/>
    </style:style>
    <style:style style:name="T959" style:family="text">
      <style:text-properties fo:color="#6a9955" loext:opacity="100%" style:font-name="Consolas" fo:font-size="12pt" style:font-size-asian="12pt" style:font-weight-asian="normal" style:font-size-complex="12pt"/>
    </style:style>
    <style:style style:name="T960" style:family="text">
      <style:text-properties fo:color="#4ec9b0" loext:opacity="100%"/>
    </style:style>
    <style:style style:name="T961" style:family="text">
      <style:text-properties fo:color="#4ec9b0" loext:opacity="100%" style:font-name="Consolas1" fo:font-size="10.5pt" fo:language="pt" fo:country="BR" fo:font-weight="normal" fo:background-color="#1f1f1f" loext:char-shading-value="0"/>
    </style:style>
    <style:style style:name="T962" style:family="text">
      <style:text-properties fo:color="#4ec9b0" loext:opacity="100%" style:font-name="Consolas1" fo:font-size="10.5pt" fo:language="pt" fo:country="BR" fo:font-weight="normal" officeooo:rsid="0198b8fb" fo:background-color="#1f1f1f" loext:char-shading-value="0"/>
    </style:style>
    <style:style style:name="T963" style:family="text">
      <style:text-properties fo:color="#4ec9b0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964" style:family="text">
      <style:text-properties fo:color="#4ec9b0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965" style:family="text">
      <style:text-properties fo:color="#4ec9b0" loext:opacity="100%" style:font-name="Consolas1" fo:font-size="10.5pt" fo:font-weight="normal"/>
    </style:style>
    <style:style style:name="T966" style:family="text">
      <style:text-properties fo:color="#4ec9b0" loext:opacity="100%" style:font-name="Consolas1" fo:font-size="10.5pt" fo:font-weight="normal" fo:background-color="#1f1f1f" loext:char-shading-value="0"/>
    </style:style>
    <style:style style:name="T967" style:family="text">
      <style:text-properties fo:color="#4ec9b0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968" style:family="text">
      <style:text-properties fo:color="#4ec9b0" loext:opacity="100%" officeooo:rsid="0222f644"/>
    </style:style>
    <style:style style:name="T969" style:family="text">
      <style:text-properties officeooo:rsid="00f91742"/>
    </style:style>
    <style:style style:name="T970" style:family="text">
      <style:text-properties officeooo:rsid="00ff48d5"/>
    </style:style>
    <style:style style:name="T971" style:family="text">
      <style:text-properties officeooo:rsid="006287df"/>
    </style:style>
    <style:style style:name="T972" style:family="text">
      <style:text-properties fo:color="#ce9178" loext:opacity="100%"/>
    </style:style>
    <style:style style:name="T973" style:family="text">
      <style:text-properties fo:color="#ce9178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74" style:family="text">
      <style:text-properties fo:color="#ce9178" loext:opacity="100%" style:font-name="Consolas1" fo:font-size="12pt" fo:font-weight="normal" fo:background-color="#1f1f1f" loext:char-shading-value="0" style:font-size-asian="12pt" style:font-size-complex="12pt"/>
    </style:style>
    <style:style style:name="T975" style:family="text">
      <style:text-properties fo:color="#ce9178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976" style:family="text">
      <style:text-properties fo:color="#ce9178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977" style:family="text">
      <style:text-properties fo:color="#ce9178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78" style:family="text">
      <style:text-properties fo:color="#ce9178" loext:opacity="100%" style:font-name="Consolas1" fo:font-weight="normal" fo:background-color="#1e1e1e" loext:char-shading-value="0"/>
    </style:style>
    <style:style style:name="T979" style:family="text">
      <style:text-properties fo:color="#ce9178" loext:opacity="100%" style:font-name="Consolas1" fo:font-size="10.5pt" fo:font-weight="normal"/>
    </style:style>
    <style:style style:name="T980" style:family="text">
      <style:text-properties fo:color="#ce9178" loext:opacity="100%" style:font-name="Consolas1" fo:font-size="10.5pt" fo:font-weight="normal" fo:background-color="#1f1f1f" loext:char-shading-value="0"/>
    </style:style>
    <style:style style:name="T981" style:family="text">
      <style:text-properties fo:color="#ce9178" loext:opacity="100%" style:font-name="Consolas1" fo:font-size="10.5pt" fo:font-weight="normal" officeooo:rsid="015f6129" fo:background-color="#1f1f1f" loext:char-shading-value="0"/>
    </style:style>
    <style:style style:name="T982" style:family="text">
      <style:text-properties fo:color="#ce9178" loext:opacity="100%" style:font-name="Consolas1" fo:font-size="10.5pt" fo:font-weight="normal" officeooo:rsid="0222f644"/>
    </style:style>
    <style:style style:name="T983" style:family="text">
      <style:text-properties fo:color="#ce9178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984" style:family="text">
      <style:text-properties fo:color="#ce9178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985" style:family="text">
      <style:text-properties fo:color="#ce9178" loext:opacity="100%" style:font-name="Liberation Serif"/>
    </style:style>
    <style:style style:name="T986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87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988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89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990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91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992" style:family="text">
      <style:text-properties fo:color="#ce9178" loext:opacity="100%" style:font-name="Mono" fo:font-weight="normal" fo:background-color="#1e1e1e" loext:char-shading-value="0"/>
    </style:style>
    <style:style style:name="T993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994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95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996" style:family="text">
      <style:text-properties fo:color="#ce9178" loext:opacity="100%" style:font-name="Consolas" fo:font-size="10.5pt" fo:font-weight="normal" fo:background-color="#1f1f1f" loext:char-shading-value="0" style:font-size-asian="10.5pt" style:font-weight-asian="normal"/>
    </style:style>
    <style:style style:name="T997" style:family="text">
      <style:text-properties officeooo:rsid="00e1c371" style:font-size-asian="12pt" style:font-size-complex="12pt"/>
    </style:style>
    <style:style style:name="T998" style:family="text">
      <style:text-properties officeooo:rsid="00d9bf05"/>
    </style:style>
    <style:style style:name="T999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1000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1001" style:family="text">
      <style:text-properties fo:color="#ff4000" loext:opacity="100%" style:font-name="Mono" fo:font-size="12pt" fo:font-weight="bold" style:font-size-asian="12pt" style:font-weight-asian="bold" style:font-size-complex="12pt" style:font-weight-complex="bold"/>
    </style:style>
    <style:style style:name="T1002" style:family="text">
      <style:text-properties fo:color="#ff4000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03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1004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1005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1006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1007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1008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1009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1010" style:family="text">
      <style:text-properties fo:color="#c586c0" loext:opacity="100%"/>
    </style:style>
    <style:style style:name="T1011" style:family="text">
      <style:text-properties fo:color="#c586c0" loext:opacity="100%" style:font-name="Consolas1" fo:font-weight="normal" fo:background-color="#1e1e1e" loext:char-shading-value="0"/>
    </style:style>
    <style:style style:name="T1012" style:family="text">
      <style:text-properties fo:color="#c586c0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1013" style:family="text">
      <style:text-properties fo:color="#c586c0" loext:opacity="100%" style:font-name="Consolas1" fo:font-size="10.5pt" fo:font-weight="normal"/>
    </style:style>
    <style:style style:name="T1014" style:family="text">
      <style:text-properties fo:color="#c586c0" loext:opacity="100%" style:font-name="Consolas1" fo:font-size="10.5pt" fo:font-weight="normal" fo:background-color="#1f1f1f" loext:char-shading-value="0"/>
    </style:style>
    <style:style style:name="T1015" style:family="text">
      <style:text-properties fo:color="#c586c0" loext:opacity="100%" style:font-name="Mono" fo:font-weight="normal" officeooo:rsid="00b725b2" fo:background-color="#1e1e1e" loext:char-shading-value="0"/>
    </style:style>
    <style:style style:name="T1016" style:family="text">
      <style:text-properties fo:color="#c586c0" loext:opacity="100%" officeooo:rsid="021619be"/>
    </style:style>
    <style:style style:name="T1017" style:family="text">
      <style:text-properties officeooo:rsid="00d9fbfd"/>
    </style:style>
    <style:style style:name="T1018" style:family="text">
      <style:text-properties officeooo:rsid="00f01bf8"/>
    </style:style>
    <style:style style:name="T1019" style:family="text">
      <style:text-properties officeooo:rsid="0071e7d1"/>
    </style:style>
    <style:style style:name="T1020" style:family="text">
      <style:text-properties officeooo:rsid="006f8c00"/>
    </style:style>
    <style:style style:name="T1021" style:family="text">
      <style:text-properties officeooo:rsid="00cfc560"/>
    </style:style>
    <style:style style:name="T1022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1023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1024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1025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1026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1027" style:family="text">
      <style:text-properties officeooo:rsid="000e2760"/>
    </style:style>
    <style:style style:name="T1028" style:family="text">
      <style:text-properties officeooo:rsid="01cffdb6"/>
    </style:style>
    <style:style style:name="T1029" style:family="text">
      <style:text-properties fo:color="#d16969" loext:opacity="100%" style:font-name="Consolas1" fo:font-size="12pt" fo:font-weight="normal" fo:background-color="#1f1f1f" loext:char-shading-value="0" style:font-size-asian="12pt" style:font-size-complex="12pt"/>
    </style:style>
    <style:style style:name="T1030" style:family="text">
      <style:text-properties fo:color="#808080" loext:opacity="100%"/>
    </style:style>
    <style:style style:name="T1031" style:family="text">
      <style:text-properties fo:color="#808080" loext:opacity="100%" style:font-name="Consolas1" fo:font-size="10.5pt" fo:font-weight="normal"/>
    </style:style>
    <style:style style:name="T1032" style:family="text">
      <style:text-properties officeooo:rsid="01887e73"/>
    </style:style>
    <style:style style:name="T1033" style:family="text">
      <style:text-properties officeooo:rsid="00f288ab"/>
    </style:style>
    <style:style style:name="T1034" style:family="text">
      <style:text-properties fo:font-style="italic" officeooo:rsid="00f288ab" style:font-style-asian="italic" style:font-style-complex="italic"/>
    </style:style>
    <style:style style:name="T1035" style:family="text">
      <style:text-properties officeooo:rsid="00b725b2"/>
    </style:style>
    <style:style style:name="T1036" style:family="text">
      <style:text-properties officeooo:rsid="00b2d328"/>
    </style:style>
    <style:style style:name="T1037" style:family="text">
      <style:text-properties officeooo:rsid="01aa837b"/>
    </style:style>
    <style:style style:name="T1038" style:family="text">
      <style:text-properties officeooo:rsid="00bd5516"/>
    </style:style>
    <style:style style:name="T1039" style:family="text">
      <style:text-properties officeooo:rsid="01860800"/>
    </style:style>
    <style:style style:name="T1040" style:family="text">
      <style:text-properties officeooo:rsid="00fcd43c"/>
    </style:style>
    <style:style style:name="T1041" style:family="text">
      <style:text-properties officeooo:rsid="00fd7e4c"/>
    </style:style>
    <style:style style:name="T1042" style:family="text">
      <style:text-properties style:font-name="Consolas1" fo:font-weight="normal"/>
    </style:style>
    <style:style style:name="T1043" style:family="text">
      <style:text-properties officeooo:rsid="01869135"/>
    </style:style>
    <style:style style:name="T1044" style:family="text">
      <style:text-properties officeooo:rsid="019276e1"/>
    </style:style>
    <style:style style:name="T1045" style:family="text">
      <style:text-properties officeooo:rsid="016d7e7f"/>
    </style:style>
    <style:style style:name="T1046" style:family="text">
      <style:text-properties officeooo:rsid="020a2d2d"/>
    </style:style>
    <style:style style:name="T1047" style:family="text">
      <style:text-properties officeooo:rsid="01abba9b"/>
    </style:style>
    <style:style style:name="T1048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1049" style:family="text">
      <style:text-properties fo:color="#f10d0c" loext:opacity="100%" style:font-name="Liberation Serif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50" style:family="text">
      <style:text-properties officeooo:rsid="01ac95ad"/>
    </style:style>
    <style:style style:name="T1051" style:family="text">
      <style:text-properties officeooo:rsid="01b9df00"/>
    </style:style>
    <style:style style:name="T1052" style:family="text">
      <style:text-properties officeooo:rsid="0169e819"/>
    </style:style>
    <style:style style:name="T1053" style:family="text">
      <style:text-properties officeooo:rsid="016b05d5"/>
    </style:style>
    <style:style style:name="T1054" style:family="text">
      <style:text-properties officeooo:rsid="01bb64b4"/>
    </style:style>
    <style:style style:name="T1055" style:family="text">
      <style:text-properties officeooo:rsid="020f03f3"/>
    </style:style>
    <style:style style:name="T1056" style:family="text">
      <style:text-properties style:font-name-asian="Mono2"/>
    </style:style>
    <style:style style:name="T1057" style:family="text">
      <style:text-properties fo:font-style="normal" officeooo:rsid="0222f644" style:font-style-asian="normal" style:font-style-complex="normal"/>
    </style:style>
    <style:style style:name="T1058" style:family="text">
      <style:text-properties officeooo:rsid="021619be"/>
    </style:style>
    <style:style style:name="T1059" style:family="text">
      <style:text-properties officeooo:rsid="02171aee"/>
    </style:style>
    <style:style style:name="T1060" style:family="text">
      <style:text-properties officeooo:rsid="02251256"/>
    </style:style>
    <style:style style:name="T1061" style:family="text">
      <style:text-properties fo:font-size="10pt" style:font-size-asian="10pt" style:font-size-complex="10pt"/>
    </style:style>
    <style:style style:name="T1062" style:family="text">
      <style:text-properties officeooo:rsid="022ea256"/>
    </style:style>
    <style:style style:name="T1063" style:family="text">
      <style:text-properties style:font-name="Mono"/>
    </style:style>
    <style:style style:name="T1064" style:family="text">
      <style:text-properties style:font-name="Mono" fo:font-weight="bold" style:font-weight-asian="bold" style:font-weight-complex="bold"/>
    </style:style>
    <style:style style:name="T1065" style:family="text">
      <style:text-properties officeooo:rsid="02308899"/>
    </style:style>
    <style:style style:name="T1066" style:family="text">
      <style:text-properties officeooo:rsid="02320e26"/>
    </style:style>
    <style:style style:name="T1067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8" text:outline-level="1">Aula 01 - <text:span text:style-name="T1">História</text:span></text:h>
      <text:p text:style-name="P49"/>
      <text:p text:style-name="P104"><text:span text:style-name="T2">A história do </text:span><text:span text:style-name="Strong_20_Emphasis"><text:span text:style-name="T6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1">O PHP cresceu rapidamente durante o boom da internet no final dos anos 90 e início dos anos 2000 devido à sua simplicidade e fácil integração com servidores web como Apache. </text:p>
      <text:p text:style-name="P105"><text:span text:style-name="Strong_20_Emphasis"><text:span text:style-name="T46">Origem e Primeiras Versões:</text:span></text:span></text:p>
      <text:list text:style-name="L1">
        <text:list-item>
          <text:p text:style-name="P300"><text:span text:style-name="Strong_20_Emphasis"><text:span text:style-name="T45">1994 – Criação por Rasmus Lerdorf</text:span></text:span><text:span text:style-name="T45">: Rasmus Lerdorf, um programador dinamarquês-canadense, criou um conjunto de scripts CGI em linguagem C para monitorar o tráfego em sua página pessoal. Ele chamou essa ferramenta de </text:span><text:span text:style-name="Strong_20_Emphasis"><text:span text:style-name="T45">"Personal Home Page Tools"</text:span></text:span><text:span text:style-name="T45">. Essa versão inicial incluía funcionalidades simples como gerenciamento de formulários e a capacidade de interagir com bancos de dados. </text:span><text:span text:style-name="T48">Em 1995, </text:span><text:span text:style-name="T45">Rasmus disponibilizou a ferramenta para a comunidade, permitindo que outros desenvolvedores a usassem e contribuíssem.</text:span></text:p>
        </text:list-item>
        <text:list-item>
          <text:p text:style-name="P300"><text:span text:style-name="Strong_20_Emphasis"><text:span text:style-name="T45">1997 – PHP 2.0 (PHP/FI 2.0)</text:span></text:span><text:span text:style-name="T45">: Primeira versão funcional para produção. Suporte básico para variáveis, laços e funcionalidade rudimentar de programação.</text:span></text:p>
        </text:list-item>
        <text:list-item>
          <text:p text:style-name="P301"><text:span text:style-name="Strong_20_Emphasis"><text:span text:style-name="T45">1998 – PHP 3.0</text:span></text:span><text:span text:style-name="T45">: Dois novos desenvolvedores </text:span><text:span text:style-name="T48">israelenses</text:span><text:span text:style-name="T45">, </text:span><text:span text:style-name="Strong_20_Emphasis"><text:span text:style-name="T45">Zeev Suraski</text:span></text:span><text:span text:style-name="T45"> e </text:span><text:span text:style-name="Strong_20_Emphasis"><text:span text:style-name="T45">Andi Gutmans</text:span></text:span><text:span text:style-name="T45">, reescreveram o núcleo do PHP para resolver suas limitações e torná-lo mais robusto. A sigla foi alterada para </text:span><text:span text:style-name="Strong_20_Emphasis"><text:span text:style-name="T45">PHP: Hypertext Preprocessor</text:span></text:span><text:span text:style-name="T45">.</text:span></text:p>
        </text:list-item>
        <text:list-item>
          <text:p text:style-name="P301"><text:span text:style-name="Strong_20_Emphasis"><text:span text:style-name="T49">2000 - </text:span></text:span><text:span text:style-name="Strong_20_Emphasis"><text:span text:style-name="T45">PHP 4.0</text:span></text:span><text:span text:style-name="T45">: Introdução do </text:span><text:span text:style-name="Strong_20_Emphasis"><text:span text:style-name="T45">Zend Engine 1.0</text:span></text:span><text:span text:style-name="T45">, desenvolvido por Suraski e Gutmans. Melhorias significativas em desempenho e suporte a programação orientada a objetos rudimentar.</text:span></text:p>
        </text:list-item>
        <text:list-item>
          <text:p text:style-name="P301"><text:span text:style-name="Strong_20_Emphasis"><text:span text:style-name="T45">2004 – PHP 5.0</text:span></text:span><text:span text:style-name="T45">: Introdução de um modelo completo de </text:span><text:span text:style-name="Strong_20_Emphasis"><text:span text:style-name="T45">programação orientada a objetos (POO)</text:span></text:span><text:span text:style-name="T45">. Uso do </text:span><text:span text:style-name="Strong_20_Emphasis"><text:span text:style-name="T45">Zend Engine 2.0</text:span></text:span><text:span text:style-name="T45">. Suporte para </text:span><text:span text:style-name="Strong_20_Emphasis"><text:span text:style-name="T45">XML</text:span></text:span><text:span text:style-name="T45">, melhorias em segurança e extensões como </text:span><text:span text:style-name="Strong_20_Emphasis"><text:span text:style-name="T45">PDO (PHP Data Objects)</text:span></text:span><text:span text:style-name="T45"> para acesso a bancos de dados.</text:span></text:p>
        </text:list-item>
        <text:list-item>
          <text:p text:style-name="P301"><text:span text:style-name="Strong_20_Emphasis"><text:span text:style-name="T45">2015 – PHP 7.0</text:span></text:span><text:span text:style-name="T45">: Uma grande evolução com o </text:span><text:span text:style-name="Strong_20_Emphasis"><text:span text:style-name="T45">Zend Engine 3</text:span></text:span><text:span text:style-name="T45">, que trouxe:</text:span></text:p>
          <text:list>
            <text:list-item>
              <text:p text:style-name="P302">Desempenho até duas vezes mais rápido.</text:p>
            </text:list-item>
            <text:list-item>
              <text:p text:style-name="P301"><text:span text:style-name="T45">Suporte a </text:span><text:span text:style-name="Strong_20_Emphasis"><text:span text:style-name="T45">type hints</text:span></text:span><text:span text:style-name="T45"> e retorno com tipos declarados.</text:span></text:p>
            </text:list-item>
            <text:list-item>
              <text:p text:style-name="P302">Melhor gerenciamento de memória.</text:p>
            </text:list-item>
          </text:list>
        </text:list-item>
        <text:list-item>
          <text:p text:style-name="P301"><text:span text:style-name="Strong_20_Emphasis"><text:span text:style-name="T45">2020 – PHP 8.0</text:span></text:span><text:span text:style-name="T45">: Introdução de funcionalidades modernas como:</text:span></text:p>
          <text:list>
            <text:list-item>
              <text:p text:style-name="P301"><text:span text:style-name="Strong_20_Emphasis"><text:span text:style-name="T45">JIT (Just-In-Time Compilation)</text:span></text:span><text:span text:style-name="T45">, melhorando ainda mais o desempenho.</text:span></text:p>
            </text:list-item>
            <text:list-item>
              <text:p text:style-name="P301"><text:span text:style-name="Strong_20_Emphasis"><text:span text:style-name="T45">Union Types</text:span></text:span><text:span text:style-name="T45">, </text:span><text:span text:style-name="Strong_20_Emphasis"><text:span text:style-name="T45">match expressions</text:span></text:span><text:span text:style-name="T45">, e mais.</text:span></text:p>
            </text:list-item>
            <text:list-item>
              <text:p text:style-name="P302">Foco em segurança, performance e recursos para desenvolvedores.</text:p>
            </text:list-item>
          </text:list>
        </text:list-item>
      </text:list>
      <text:p text:style-name="P50"/>
      <text:h text:style-name="P269" text:outline-level="1"/>
      <text:h text:style-name="P278" text:outline-level="1"><text:span text:style-name="T77">F</text:span><text:span text:style-name="T76">uncionamento</text:span></text:h>
      <text:p text:style-name="P4"/>
      <text:p text:style-name="P106"><text:span text:style-name="T45">Em termos simplificados, o </text:span><text:span text:style-name="T50">PHP</text:span><text:span text:style-name="T45">: </text:span><text:span text:style-name="Strong_20_Emphasis"><text:span text:style-name="T45">interpreta, compila e executa</text:span></text:span><text:span text:style-name="T45">.<text:line-break/></text:span><text:span text:style-name="T50">Quando um</text:span><text:span text:style-name="T239"> arquivo </text:span><text:span text:style-name="Source_20_Text"><text:span text:style-name="T377">.php</text:span></text:span><text:span text:style-name="T239"> é interpretado pel</text:span><text:span text:style-name="T240">o</text:span><text:span text:style-name="T239"> Zend Engine, o mecanismo principal do PHP, </text:span><text:span text:style-name="T241">e</text:span><text:span text:style-name="T239">le transforma o código em </text:span><text:span text:style-name="Strong_20_Emphasis"><text:span text:style-name="T253">OpCodes</text:span></text:span><text:span text:style-name="T239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5"/>
      <text:p text:style-name="P2"><draw:frame draw:style-name="fr2" draw:name="Figura42" text:anchor-type="as-char" svg:width="12.991cm" svg:height="14.314cm" draw:z-index="25"><draw:image xlink:href="Pictures/10000000000001EB0000021D5C2D50D84B7CDDB7.png" xlink:type="simple" xlink:show="embed" xlink:actuate="onLoad" draw:mime-type="image/png"/></draw:frame></text:p>
      <text:p text:style-name="P6"/>
      <text:p text:style-name="P107"><text:span text:style-name="T521">Type Juggling</text:span><text:span text:style-name="T51"> (ou "manipulação de tipos") é o nome do processo pelo qual o PHP </text:span><text:span text:style-name="T45">realiza conversões </text:span><text:span text:style-name="T51">automaticamente</text:span><text:span text:style-name="T45"> de tipos de dados quando é necessário para realizar uma operação. </text:span><text:span text:style-name="T51">É por esse motivo que o PHP é considerado como uma linguagem </text:span><text:span text:style-name="Strong_20_Emphasis"><text:span text:style-name="T51">fracamente tipada</text:span></text:span><text:span text:style-name="T51">, o que significa que as variáveis não precisam ter um tipo explicitamente definido e o interpretador decide qual tipo usar em cada situação. </text:span></text:p>
      <text:h text:style-name="P270" text:outline-level="1">Aula 02 - <text:span text:style-name="T1">Instalação</text:span></text:h>
      <text:p text:style-name="P51"/>
      <text:p text:style-name="P51">Para <text:span text:style-name="T553">simular um servidor web em uma máquina doméstica</text:span>, serão precisos 3 programas:</text:p>
      <text:list text:style-name="L2">
        <text:list-item>
          <text:p text:style-name="P313"><text:span text:style-name="T8">Apache:</text:span><text:span text:style-name="T3"> </text:span><text:span text:style-name="T4">HTTP server, </text:span><text:span text:style-name="T22">é o </text:span><text:span text:style-name="Strong_20_Emphasis"><text:span text:style-name="T30">"entregador"</text:span></text:span><text:span text:style-name="T30"> </text:span><text:span text:style-name="T22">das páginas web. </text:span></text:p>
        </text:list-item>
        <text:list-item>
          <text:p text:style-name="P303"><text:span text:style-name="T32">MySQL:</text:span><text:span text:style-name="T23"> </text:span><text:span text:style-name="T554">SGBD </text:span><text:span text:style-name="T555">(</text:span><text:span text:style-name="T23">ferramenta de banco de da</text:span><text:span text:style-name="T556">dos</text:span><text:span text:style-name="T555">)</text:span></text:p>
        </text:list-item>
        <text:list-item>
          <text:p text:style-name="P313"><text:span text:style-name="T558">PHP:</text:span><text:span text:style-name="T559"> interpretador </text:span><text:span text:style-name="T560">mais popular do back-end, </text:span><text:span text:style-name="T557">é </text:span><text:span text:style-name="T561">o </text:span><text:span text:style-name="Strong_20_Emphasis"><text:span text:style-name="T561">"gerador"</text:span></text:span><text:span text:style-name="T561"> de </text:span><text:span text:style-name="T557">conteúdo dinâmico.</text:span></text:p>
        </text:list-item>
      </text:list>
      <text:p text:style-name="P53"/>
      <text:p text:style-name="P7"><text:span text:style-name="T22">Não precisa usar mais XAMPP pois, a partir da versão 5.4, o PHP </text:span><text:span text:style-name="T24">já </text:span><text:span text:style-name="T22">contém </text:span><text:span text:style-name="T33">servidor embutido</text:span><text:span text:style-name="T30"> </text:span><text:span text:style-name="T31">para testes de desenvolvimento</text:span><text:span text:style-name="T22">. Para iniciá-lo, utilize o comando:</text:span><text:span text:style-name="T562"> </text:span><text:span text:style-name="T564">php -S localhost:</text:span><text:span text:style-name="T611">800</text:span><text:span text:style-name="T612">0</text:span><text:span text:style-name="T564"> -t </text:span><text:span text:style-name="T627">public</text:span><text:span text:style-name="T22"><text:tab/><text:line-break/></text:span><text:span text:style-name="T25">Explicando as partes do comando</text:span><text:span text:style-name="T22">: </text:span></text:p>
      <text:list text:style-name="L3">
        <text:list-item>
          <text:p text:style-name="P344"><text:span text:style-name="Strong_20_Emphasis"><text:span text:style-name="Source_20_Text"><text:span text:style-name="T4">php</text:span></text:span></text:span><text:span text:style-name="T4"> </text:span><text:span text:style-name="T45">Invoca o interpretador PHP instalado no sistema.</text:span></text:p>
        </text:list-item>
        <text:list-item>
          <text:p text:style-name="P344"><text:span text:style-name="Strong_20_Emphasis"><text:span text:style-name="Source_20_Text"><text:span text:style-name="T45">-S</text:span></text:span></text:span><text:span text:style-name="T45"> </text:span><text:span text:style-name="T52">s</text:span><text:span text:style-name="T45">ignifica "Start server". Usado para iniciar o servidor web embutido do PHP</text:span></text:p>
        </text:list-item>
        <text:list-item>
          <text:p text:style-name="P344"><text:span text:style-name="Strong_20_Emphasis"><text:span text:style-name="Source_20_Text"><text:span text:style-name="T45">localhost:800</text:span></text:span></text:span><text:span text:style-name="Strong_20_Emphasis"><text:span text:style-name="Source_20_Text"><text:span text:style-name="T53">0</text:span></text:span></text:span><text:span text:style-name="T45"> Define o endereço e a porta onde o servidor será acessado</text:span></text:p>
        </text:list-item>
        <text:list-item>
          <text:p text:style-name="P345"><text:span text:style-name="Strong_20_Emphasis"><text:span text:style-name="Source_20_Text"><text:span text:style-name="T45">-t</text:span></text:span></text:span><text:span text:style-name="T52"> </text:span><text:span text:style-name="T54">significa “target directory”. </text:span><text:span text:style-name="T52">Define </text:span><text:span text:style-name="T55">qual será </text:span><text:span text:style-name="T52">o diretório raiz do servidor (document root).</text:span></text:p>
        </text:list-item>
        <text:list-item>
          <text:p text:style-name="P346"><text:span text:style-name="Source_20_Text"><text:span text:style-name="Strong_20_Emphasis"><text:span text:style-name="T45">public</text:span></text:span></text:span><text:span text:style-name="T52"> Indica que os arquivos servidos pelo servidor estarão </text:span><text:span text:style-name="T55">somente </text:span><text:span text:style-name="T52">no diretório </text:span><text:span text:style-name="Source_20_Text"><text:span text:style-name="T639">public</text:span></text:span><text:span text:style-name="T52">.<text:line-break/></text:span><text:span text:style-name="T56">Nota: Por padrão, o servidor buscará pelo arquivo nomeado como “index”; se quiser inicializar por outro arquivo, adicione como próximo parâmetro o seu nome. Exemplo:<text:line-break/></text:span><text:span text:style-name="T565">php -S localhost:</text:span><text:span text:style-name="T613">800</text:span><text:span text:style-name="T614">0</text:span><text:span text:style-name="T565"> -t </text:span><text:span text:style-name="T628">public </text:span><text:span text:style-name="T668">form.html</text:span></text:p>
        </text:list-item>
      </text:list>
      <text:p text:style-name="P141"/>
      <text:p text:style-name="P142"><text:span text:style-name="T57">Document Root</text:span><text:span text:style-name="T45"> </text:span>é o<text:span text:style-name="T674"> </text:span><text:span text:style-name="Strong_20_Emphasis"><text:span text:style-name="T674">diretório no servidor web onde os arquivos públicos de um site são servidos aos navegadores</text:span></text:span><text:span text:style-name="T674">. É o pon</text:span>to de entrada visível da aplicação. <text:span text:style-name="T677">Esse diretório serve para:</text:span></text:p>
      <text:list text:style-name="L4">
        <text:list-item>
          <text:p text:style-name="P304"><text:span text:style-name="T679">P</text:span><text:span text:style-name="T678">roteger a lógica de back-end</text:span>: <text:span text:style-name="T693">s</text:span>omente os arquivos dentro do Document Root são acessíveis ao público. Outros arquivos do servidor, fora desse diretório, ficam protegidos.</text:p>
        </text:list-item>
        <text:list-item>
          <text:p text:style-name="P314"><text:span text:style-name="T61">Ajuda na organização:</text:span><text:span text:style-name="T63"> s</text:span><text:span text:style-name="T45">epara arquivos públicos (ex.: imagens, HTML, CSS, JavaScript) </text:span><text:span text:style-name="T55">d</text:span><text:span text:style-name="T45">e arquivos internos do projeto (</text:span>como controllers, services, configs, <text:span text:style-name="T677">bancos de dados, </text:span>etc <text:span text:style-name="T45">).</text:span></text:p>
        </text:list-item>
        <text:list-item>
          <text:p text:style-name="P304"><text:span text:style-name="T693">Na instalação padrão XAMPP, essa pasta é a </text:span><text:span text:style-name="T642">htdocs</text:span></text:p>
        </text:list-item>
      </text:list>
      <text:p text:style-name="P48"/>
      <text:p text:style-name="P143"/>
      <text:p text:style-name="P143"/>
      <text:p text:style-name="P143">Os <text:span text:style-name="T694">comentários</text:span> serão ignorados durante a interpretação do script e seguem o padrão:</text:p>
      <text:p text:style-name="P8"><text:span text:style-name="T522">//</text:span><text:span text:style-name="T705">este é um comentário inline </text:span><text:span text:style-name="T706">estilo C</text:span><text:span text:style-name="T712"> </text:span></text:p>
      <text:p text:style-name="P147">ou</text:p>
      <text:p text:style-name="P8"><text:span text:style-name="T522">#</text:span><text:span text:style-name="T705">este é um comentário inline </text:span><text:span text:style-name="T706">estilo shell</text:span></text:p>
      <text:p text:style-name="P143">ou</text:p>
      <text:p text:style-name="P9"><text:span text:style-name="T522">/* </text:span><text:span text:style-name="T707">este é um comentário em</text:span></text:p>
      <text:p text:style-name="P9"><text:span text:style-name="T708"><text:s/>mais linhas </text:span><text:span text:style-name="T522">*/</text:span></text:p>
      <text:h text:style-name="P271" text:outline-level="1"><text:span text:style-name="T801">A</text:span>ula 03 – <text:span text:style-name="T1">Guardando arquivos no localhost</text:span></text:h>
      <text:p text:style-name="P162"/>
      <text:p text:style-name="P150"><text:span text:style-name="T802">A linguagem PHP </text:span><text:span text:style-name="T405">é especialmente adequada para o </text:span><text:span text:style-name="T406">D</text:span><text:span text:style-name="T405">esenvolvimento </text:span><text:span text:style-name="T406">W</text:span><text:span text:style-name="T405">eb </text:span><text:span text:style-name="T407">pois</text:span><text:span text:style-name="T405"> pode ser embutida/</text:span><text:span text:style-name="T407">misturada</text:span><text:span text:style-name="T405"> dentro d</text:span><text:span text:style-name="T407">a linguagem</text:span><text:span text:style-name="T405"> HTML, </text:span><text:span text:style-name="T407">transformando qualquer site estático em uma página </text:span><text:span text:style-name="T412">dinâmica</text:span><text:span text:style-name="T407">, </text:span><text:span text:style-name="T408">permitindo</text:span><text:span text:style-name="T803"> até mesmo acessar banco de dados. Por ser uma linguagem back-end, toda parte do código PHP será processado/executado </text:span><text:span text:style-name="T680">no servidor</text:span><text:span text:style-name="T803"> para depois</text:span><text:span text:style-name="T805"> </text:span><text:span text:style-name="T681">enviar </text:span><text:span text:style-name="T682">somente</text:span><text:span text:style-name="T681"> HTML</text:span><text:span text:style-name="T814"> personalizado ao cliente. </text:span></text:p>
      <text:p text:style-name="P52"/>
      <text:p text:style-name="P163"><text:span text:style-name="T815">Outr</text:span>os exemplos de <text:span text:style-name="T678">tecnologias Server-Side</text:span> são:</text:p>
      <text:list text:style-name="L5">
        <text:list-item>
          <text:p text:style-name="P315"><text:span text:style-name="T78">Servlet/</text:span><text:span text:style-name="T79">JSP </text:span><text:span text:style-name="T80">(Java)</text:span></text:p>
        </text:list-item>
        <text:list-item>
          <text:p text:style-name="P315"><text:span text:style-name="T732">ASP.</text:span><text:span text:style-name="T733">NET</text:span><text:span text:style-name="T732"> (incorporada </text:span><text:span text:style-name="T733">à plataforma</text:span><text:span text:style-name="T732"> .NET </text:span><text:span text:style-name="T734">da Microsoft</text:span><text:span text:style-name="T732">)</text:span></text:p>
        </text:list-item>
      </text:list>
      <text:p text:style-name="P184"/>
      <text:p text:style-name="P184"><text:span text:style-name="T740">O </text:span><text:span text:style-name="Strong_20_Emphasis"><text:span text:style-name="T761">Apache HTTP Server</text:span></text:span><text:span text:style-name="T740"> (ou apenas </text:span><text:span text:style-name="Strong_20_Emphasis"><text:span text:style-name="T740">Apache</text:span></text:span><text:span text:style-name="T740">) é um </text:span><text:span text:style-name="Strong_20_Emphasis"><text:span text:style-name="T740">servidor web</text:span></text:span><text:span text:style-name="T740"> — ou seja, um software responsável por </text:span><text:span text:style-name="Strong_20_Emphasis"><text:span text:style-name="T740">receber requisições HTTP de navegadores (como Chrome, Firefox)</text:span></text:span><text:span text:style-name="T740"> e </text:span><text:span text:style-name="Strong_20_Emphasis"><text:span text:style-name="T740">responder com páginas da web</text:span></text:span><text:span text:style-name="T740"> (HTML, CSS, JavaScript, imagens, etc). </text:span>É um dos servidores web mais usados no mundo, especialmente em conjunto com o PHP. <text:span text:style-name="T816">Essa</text:span><text:span text:style-name="T242"> ferramenta </text:span><text:span text:style-name="T243">faz a</text:span><text:span text:style-name="T242"> </text:span><text:span text:style-name="T255">comunicação</text:span><text:span text:style-name="T242"> entre o servidor e o cliente, </text:span><text:span text:style-name="T243">servindo </text:span><text:span text:style-name="Strong_20_Emphasis"><text:span text:style-name="T291">como ponte</text:span></text:span><text:span text:style-name="T256"> entre o navegador e o PHP,</text:span><text:span text:style-name="T255"> </text:span><text:span text:style-name="T257">o</text:span><text:span text:style-name="T415"> Apache </text:span><text:span text:style-name="Strong_20_Emphasis"><text:span text:style-name="T414">serve</text:span></text:span><text:span text:style-name="T415"> </text:span><text:span text:style-name="T257">s</text:span><text:span text:style-name="T242">endo o </text:span><text:span text:style-name="T305">Servidor Web</text:span><text:span text:style-name="T242"> mais popular da internet, ele </text:span><text:span text:style-name="T306">interpreta</text:span><text:span text:style-name="T255"> arquivos</text:span><text:span text:style-name="T242"> de diferentes linguagens (como PHP, Java, Python)</text:span><text:span text:style-name="T255">, </text:span><text:span text:style-name="T258">processando/</text:span><text:span text:style-name="T255">transformando</text:span><text:span text:style-name="T242"> esses </text:span><text:span text:style-name="T255">arquivos</text:span><text:span text:style-name="T242"> </text:span><text:span text:style-name="T305">estáticos</text:span><text:span text:style-name="T242"> </text:span><text:span text:style-name="T255">em HTML </text:span><text:span text:style-name="T242">e </text:span><text:span text:style-name="T255">entregando-os ao Browser </text:span><text:span text:style-name="T242">do cliente.</text:span></text:p>
      <text:p text:style-name="P185"><text:span text:style-name="Source_20_Text"><text:span text:style-name="T524">i</text:span></text:span><text:span text:style-name="Source_20_Text"><text:span text:style-name="T525">ndex.php</text:span></text:span><text:span text:style-name="T82"> é, </text:span><text:span text:style-name="T83">p</text:span><text:span text:style-name="T84">or padrão, </text:span><text:span text:style-name="T82">sempre o arquivo raiz, </text:span><text:span text:style-name="T84">ou seja, o </text:span><text:span text:style-name="T125">arquivo da página principal</text:span><text:span text:style-name="T84"> de um site e o </text:span><text:span text:style-name="T158">primeiro a ser executado</text:span><text:span text:style-name="T84"> pelo servidor, </text:span><text:span text:style-name="T82">sendo </text:span><text:span text:style-name="T159">facultativo declará-lo</text:span><text:span text:style-name="T82"> na URL. </text:span><text:span text:style-name="T85">Sem esse arquivo no diretório raiz, o resultado pode ser catastrófico pois o servidor pode apresentar toda a estrutura do projeto, ou seja, o diretório raiz.</text:span></text:p>
      <text:p text:style-name="P164"/>
      <text:p text:style-name="P186"><text:span text:style-name="Source_20_Text"><text:span text:style-name="T525">.htaccess</text:span></text:span><text:span text:style-name="T82"> </text:span>(abreviação de <text:span text:style-name="Emphasis">hypertext</text:span><text:span text:style-name="Emphasis"><text:span text:style-name="T674"> access</text:span></text:span><text:span text:style-name="T674">) </text:span><text:span text:style-name="T175">é um </text:span><text:span text:style-name="Strong_20_Emphasis"><text:span text:style-name="T178">arquivo de configuração</text:span></text:span><text:span text:style-name="Strong_20_Emphasis"><text:span text:style-name="T175"> usado em servidores Apache</text:span></text:span><text:span text:style-name="T175"> para definir </text:span><text:span text:style-name="Strong_20_Emphasis"><text:span text:style-name="T175">regras e configurações específicas por diretório</text:span></text:span><text:span text:style-name="T175">, sem precisar alterar a configuração principal do Apache (</text:span><text:span text:style-name="Source_20_Text"><text:span text:style-name="T7">htt</text:span></text:span><text:span text:style-name="Source_20_Text"><text:span text:style-name="T5">pd.conf</text:span></text:span><text:span text:style-name="T82">). <text:line-break/>Ele só funciona se o Apache estiver configurado para permitir o uso de </text:span><text:span text:style-name="Source_20_Text"><text:span text:style-name="T5">.htaccess</text:span></text:span><text:span text:style-name="T82"> com </text:span><text:span text:style-name="Source_20_Text"><text:span text:style-name="T5">AllowOverride </text:span></text:span><text:span text:style-name="Source_20_Text"><text:span text:style-name="T9">All</text:span></text:span><text:span text:style-name="T82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186"/>
      <text:p text:style-name="P164"/>
      <text:p text:style-name="P165"/>
      <text:p text:style-name="P166">O <text:span text:style-name="T674">endereço de um servidor</text:span> local é <text:span text:style-name="T683">127.0.0.1</text:span><text:span text:style-name="T694"> </text:span>ou, em sua forma DNS: <text:span text:style-name="T817">localhost</text:span></text:p>
      <text:p text:style-name="P156"><text:span text:style-name="T409">A </text:span><text:span text:style-name="T416">porta 80</text:span><text:span text:style-name="T409"> </text:span><text:span text:style-name="T410">é a porta padrão dos Servidores Web </text:span><text:span text:style-name="T409">para compartilhar documentos </text:span><text:span text:style-name="T410">(como as páginas Web) </text:span><text:span text:style-name="T409">através do protocolo HTTP.</text:span></text:p>
      <text:p text:style-name="P156"><text:span text:style-name="T417">P</text:span><text:span text:style-name="T416">orta </text:span><text:span text:style-name="T409">é uma </text:span><text:span text:style-name="T413">conexão virtual</text:span><text:span text:style-name="T409">/lógica de dados que pode ser usada por programas para </text:span><text:span text:style-name="T413">trocar dados diretamente</text:span><text:span text:style-name="T409">, </text:span><text:span text:style-name="T411">em vez de</text:span><text:span text:style-name="T409"> passar por um arquivo ou outro local de armazenamento temporário. As mais comuns são as portas do tipo TCP e UDP.</text:span></text:p>
      <text:p text:style-name="P148"/>
      <text:p text:style-name="P158"><text:span text:style-name="T828">&lt;?php...?&gt;</text:span><text:span text:style-name="T675"> </text:span><text:span text:style-name="T676">é a</text:span><text:span text:style-name="T695"> </text:span><text:span text:style-name="T696">tag padrão </text:span><text:span text:style-name="T676">para inserir código PHP dentro do código HTML</text:span><text:span text:style-name="T830"> </text:span><text:span text:style-name="T831">e </text:span><text:span text:style-name="T832">t</text:span>udo <text:span text:style-name="T834">o</text:span> que estiver dentr<text:span text:style-name="T830">o d</text:span><text:span text:style-name="T831">ela </text:span><text:span text:style-name="T830">é considerado código PHP.</text:span></text:p>
      <text:p text:style-name="P158"><text:span text:style-name="T828">&lt;?...?&gt;</text:span><text:span text:style-name="T643"> </text:span><text:span text:style-name="T197">short open tag, é uma forma abreviada, para poder usá-la é preciso habilitá-la no nas configurações </text:span><text:span text:style-name="T644">php.ini</text:span><text:span text:style-name="T197"> do servidor</text:span></text:p>
      <text:p text:style-name="P158"><text:span text:style-name="T829">&lt;?=$variável?&gt;</text:span><text:span text:style-name="T835"> </text:span><text:span text:style-name="T197">utilizada para fazer uma </text:span><text:span text:style-name="T202">impressão rápida de uma variável</text:span><text:span text:style-name="T197"> ou expressão quando estiver debuggando, equivalente ao comando </text:span><text:span text:style-name="T644">echo</text:span></text:p>
      <text:p text:style-name="P158"><text:span text:style-name="T833">É importante que a extensão do arquivo seja </text:span><text:span text:style-name="T840">.php</text:span><text:span text:style-name="T833"> pois, se for </text:span><text:span text:style-name="T840">.</text:span><text:span text:style-name="T841">html</text:span><text:span text:style-name="T846">, o código PHP não será reconhecido e processado pelo servidor e, consequentemente</text:span><text:span text:style-name="T203">, não será interpretado </text:span><text:span text:style-name="T204">pelo</text:span><text:span text:style-name="T203"> </text:span><text:span text:style-name="T205">navegador</text:span><text:span text:style-name="T203">.</text:span></text:p>
      <text:p text:style-name="P187"><text:span text:style-name="T244">Um arquivo </text:span><text:span text:style-name="T386">HTML</text:span><text:span text:style-name="T244"> com extensão </text:span><text:span text:style-name="Source_20_Text"><text:span text:style-name="T387">.php</text:span></text:span><text:span text:style-name="T244"> vai se comportar </text:span><text:span text:style-name="Strong_20_Emphasis"><text:span text:style-name="T309">exatamente como HTML</text:span></text:span><text:span text:style-name="T244">. O interpretador PHP só entra em cena para o que estiver entre </text:span><text:span text:style-name="T245">as tags </text:span><text:span text:style-name="Source_20_Text"><text:span text:style-name="T378">&lt;?php… </text:span></text:span><text:span text:style-name="Source_20_Text"><text:span text:style-name="T379">e </text:span></text:span><text:span text:style-name="Source_20_Text"><text:span text:style-name="T378">?&gt;</text:span></text:span><text:span text:style-name="T244">. Nes</text:span><text:span text:style-name="T246">s</text:span><text:span text:style-name="T244">e contexto, o ideal é usar </text:span><text:span text:style-name="T245">todos os arquivos com </text:span><text:span text:style-name="T247">extensão</text:span><text:span text:style-name="T244"> </text:span><text:span text:style-name="Source_20_Text"><text:span text:style-name="T387">.php</text:span></text:span><text:span text:style-name="T244">.</text:span></text:p>
      <text:p text:style-name="P188"><text:a xlink:type="simple" xlink:href="https://www.php.net/manual/pt_BR/" text:style-name="Internet_20_link" text:visited-style-name="Visited_20_Internet_20_Link"><text:span text:style-name="T21">Link para a Documentação do PHP</text:span></text:a></text:p>
      <text:p text:style-name="P188"/>
      <text:p text:style-name="P188"/>
      <text:p text:style-name="P54"><text:span text:style-name="T847">Nota: </text:span><text:span text:style-name="T848">Para acessar um nível acima na árvore de </text:span><text:span text:style-name="T697">diretórios Linux</text:span><text:span text:style-name="T848">/servidor use </text:span><text:span text:style-name="T824">../</text:span></text:p>
      <text:h text:style-name="P271" text:outline-level="1">Aula 04 – <text:span text:style-name="T1">Declarando variáveis</text:span></text:h>
      <text:p text:style-name="P55"/>
      <text:p text:style-name="P57"><text:span text:style-name="T735">A</text:span><text:span text:style-name="T731"> declaração de variáveis no PHP</text:span><text:span text:style-name="T736"> </text:span><text:span text:style-name="T735">n</text:span><text:span text:style-name="T731">ão é obrigatóri</text:span><text:span text:style-name="T735">a</text:span><text:span text:style-name="T731">, entretanto, é uma boa prática declará-las</text:span></text:p>
      <text:p text:style-name="P149"/>
      <text:p text:style-name="P56"><text:span text:style-name="T736">-</text:span><text:span text:style-name="T819">echo, print</text:span><text:span text:style-name="T825"> </text:span><text:span text:style-name="T791">e</text:span><text:span text:style-name="T825"> </text:span><text:span text:style-name="T819">printf</text:span><text:span text:style-name="T820">()</text:span><text:span text:style-name="T842"> </text:span><text:span text:style-name="T849">são comandos que servem para </text:span><text:span text:style-name="T684">gerar saída</text:span><text:span text:style-name="T678"> na tela</text:span><text:span text:style-name="T850"> (tanto na função </text:span><text:span text:style-name="T645">echo</text:span><text:span text:style-name="T850"> quanto na função </text:span><text:span text:style-name="T645">print</text:span><text:span text:style-name="T850"> são opcionais os parênteses). </text:span></text:p>
      <text:p text:style-name="P58">-Tags HTML podem ser inseridas dentro das aspas <text:span text:style-name="T834">duplas </text:span>como a <text:span text:style-name="T851">tag</text:span> <text:span text:style-name="T839">&lt;br&gt;</text:span> para pular linha.</text:p>
      <text:p text:style-name="P61">-Não é possível colocar <text:span text:style-name="T678">aspas duplas</text:span> dentro de aspas duplas. <text:span text:style-name="T852">(use aspas simples)</text:span></text:p>
      <text:p text:style-name="P59">-Toda variável <text:span text:style-name="T853">deve </text:span>começa<text:span text:style-name="T853">r</text:span> com o cifrão (<text:span text:style-name="T823">$</text:span>), <text:span text:style-name="T854">seguida de letra ou underline, ou seja, não pode começar o nome com número</text:span></text:p>
      <text:p text:style-name="P60"/>
      <text:p text:style-name="P62">Diferente do Java que é Case-Sensitive para tudo, no PHP:</text:p>
      <text:p text:style-name="P62">São Case-<text:span text:style-name="T855">S</text:span>ensitive:</text:p>
      <text:list xml:id="list1855425247" text:style-name="L6">
        <text:list-item>
          <text:p text:style-name="P316"><text:span text:style-name="T694">$</text:span>variáveis</text:p>
        </text:list-item>
        <text:list-item>
          <text:p text:style-name="P316">CONSTANTES (se declaradas com a palavra-chave <text:span text:style-name="T638">const</text:span>)</text:p>
        </text:list-item>
      </text:list>
      <text:p text:style-name="P62">Não são Case-Sensitive <text:span text:style-name="T856">(ou seja, posso escrevê-las em maiúsculo)</text:span>:</text:p>
      <text:list xml:id="list141951120330407" text:continue-numbering="true" text:style-name="L6">
        <text:list-item>
          <text:p text:style-name="P316">palavras-<text:span text:style-name="T855">chave (reservadas)</text:span></text:p>
        </text:list-item>
        <text:list-item>
          <text:p text:style-name="P316">classes</text:p>
        </text:list-item>
        <text:list-item>
          <text:p text:style-name="P316">funções (até mesmo aquelas definidas pelo usuário)</text:p>
        </text:list-item>
      </text:list>
      <text:p text:style-name="P63"/>
      <text:p text:style-name="P190"><text:span text:style-name="Source_20_Text"><text:span text:style-name="T857">Para criar constantes, use a função </text:span></text:span><text:span text:style-name="Source_20_Text"><text:span text:style-name="T647">define()</text:span></text:span><text:span text:style-name="Source_20_Text"><text:span text:style-name="T857">. Exemplo:<text:line-break/></text:span></text:span><text:span text:style-name="Source_20_Text"><text:span text:style-name="T670">define(</text:span></text:span><text:span text:style-name="Source_20_Text"><text:span text:style-name="T836">“CONSTANTE”),27</text:span></text:span><text:span text:style-name="Source_20_Text"><text:span text:style-name="T670">)</text:span></text:span><text:span text:style-name="Source_20_Text"><text:span text:style-name="T836">;</text:span></text:span><text:span text:style-name="Source_20_Text"><text:span text:style-name="T837"><text:line-break/></text:span></text:span><text:span text:style-name="Source_20_Text"><text:span text:style-name="T86">Outra maneira de declarar constante</text:span></text:span><text:span text:style-name="Source_20_Text"><text:span text:style-name="T87">s</text:span></text:span><text:span text:style-name="Source_20_Text"><text:span text:style-name="T86"> é com a palavra-chave </text:span></text:span><text:span text:style-name="Source_20_Text"><text:span text:style-name="T528">const</text:span></text:span></text:p>
      <text:p text:style-name="P167"/>
      <text:p text:style-name="P64"><text:span text:style-name="T875">Porque </text:span><text:span text:style-name="T807">não declarar </text:span><text:span text:style-name="T806">variáveis com acentos ou símbolos</text:span>?</text:p>
      <text:p text:style-name="P65"><text:span text:style-name="T875">A acentuação é permitida porém não é uma boa prática. </text:span>Todos os computadores interpretam o encoding <text:span text:style-name="T875">(codificação)</text:span> ASCII igual mas, quando se trata de ASCII <text:span text:style-name="T875">estendidos</text:span>, pode ser gerado um problema porque nem todo computador os interpreta igualmente. Não é garantia que em outros idiomas, além do inglês, a interpretação seja igual.<text:tab/><text:tab/><text:span text:style-name="T855">($variável → $vari?vel)</text:span></text:p>
      <text:p text:style-name="P65"/>
      <text:p text:style-name="P198"><text:span text:style-name="T292">N</text:span><text:span text:style-name="T293">ão existe a </text:span><text:span text:style-name="T294">obrigação</text:span><text:span text:style-name="T293"> de declarar </text:span><text:span text:style-name="T295">tipagem das </text:span><text:span text:style-name="T293">variáveis</text:span><text:span text:style-name="T259">. Os tipos serão atribuídos automaticamente de acordo com o valor que a variável receber, ou seja, </text:span><text:span text:style-name="T260">a linguagem inicializa a variável e</text:span><text:span text:style-name="T259"> modifica </text:span><text:span text:style-name="T260">seu tipo</text:span><text:span text:style-name="T259"> de acordo com a atribuição. </text:span><text:span text:style-name="T318">Esse processo é conhecido como coerção ou </text:span><text:span text:style-name="Emphasis"><text:span text:style-name="T318">type juggling </text:span></text:span><text:span text:style-name="T318">(malabarismo de tipos em tradução livre) que é basicamente a conversão de tipos de forma implícita. <text:line-break/>(porém é uma boa prática de programação declarar as variáveis).<text:line-break/>A diretiva </text:span><text:span text:style-name="Source_20_Text"><text:span text:style-name="T532">declare(strict_types=1)</text:span></text:span><text:span text:style-name="Source_20_Text"><text:span text:style-name="T318"> força o PHP a seguir os type hints </text:span></text:span><text:span text:style-name="Source_20_Text"><text:span text:style-name="T319">(tipagem </text:span></text:span><text:span text:style-name="Source_20_Text"><text:span text:style-name="T320">forte</text:span></text:span><text:span text:style-name="Source_20_Text"><text:span text:style-name="T319">) </text:span></text:span><text:span text:style-name="Source_20_Text"><text:span text:style-name="T318">de forma mais rígida, sem conversões implícitas de tipos </text:span></text:span><text:span text:style-name="Source_20_Text"><text:span text:style-name="T319">(type juggling), lançando</text:span></text:span><text:span text:style-name="Source_20_Text"><text:span text:style-name="T318"> um erro do tipo </text:span></text:span><text:span text:style-name="Source_20_Text"><text:span text:style-name="T393">TypeError</text:span></text:span><text:span text:style-name="Source_20_Text"><text:span text:style-name="T318"> quando </text:span></text:span><text:span text:style-name="Source_20_Text"><text:span text:style-name="T319">for passado </text:span></text:span><text:span text:style-name="Source_20_Text"><text:span text:style-name="T318">um tipo diferente do esperado.</text:span></text:span></text:p>
      <text:p text:style-name="P198"><text:span text:style-name="Source_20_Text"/></text:p>
      <text:p text:style-name="P159">O <text:span text:style-name="T698">operador</text:span><text:span text:style-name="T694"> de atribuição</text:span> é <text:span text:style-name="T876">um</text:span> sinal de <text:span text:style-name="T826">igual</text:span> (<text:span text:style-name="T823">=</text:span>)</text:p>
      <text:p text:style-name="P160">Exemplo de atribuição de variáveis simultaneamente: $a = $b = $c = 10;</text:p>
      <text:p text:style-name="P10"><text:span text:style-name="T792">Esse operador tem low priority sobre os operadores lógicos </text:span><text:span text:style-name="T534">AND</text:span><text:span text:style-name="T792"> e </text:span><text:span text:style-name="T534">OR</text:span><text:span text:style-name="T792">, porém os operadores </text:span><text:span text:style-name="T522">&amp;&amp;</text:span><text:span text:style-name="T792"> e </text:span><text:span text:style-name="T522">||</text:span><text:span text:style-name="T792"> têm higher priority sobre todos. Exemplo:</text:span></text:p>
      <text:p text:style-name="P161"><text:span text:style-name="T838">$c = $a </text:span><text:span text:style-name="T669">and</text:span><text:span text:style-name="T838"> $b</text:span><text:tab/>→ <text:s text:c="4"/>A precedência dessa operação é <text:span text:style-name="T838">$c = $a</text:span></text:p>
      <text:p text:style-name="P160"/>
      <text:p text:style-name="P55"><text:soft-page-break/><text:span text:style-name="T685">É</text:span><text:span text:style-name="T678"> necessário</text:span> o ponto-e-vírgula (<text:span text:style-name="T818">;</text:span>) para indicar o fim do comando</text:p>
      <text:p text:style-name="P97"/>
      <text:p text:style-name="P11"><text:span text:style-name="T35">Não é necessário aquele </text:span><text:span text:style-name="T522">f</text:span><text:span text:style-name="T35"> acompanhando números decimais (</text:span><text:span text:style-name="T522">float</text:span><text:span text:style-name="T35">) </text:span><text:span text:style-name="T36">como no Java</text:span></text:p>
      <text:p text:style-name="P157"/>
      <text:p text:style-name="P11"><text:span text:style-name="T35">O PHP aceita </text:span><text:span text:style-name="T40">typecast</text:span><text:span text:style-name="T35"> </text:span><text:span text:style-name="T37">para</text:span><text:span text:style-name="T35"> </text:span><text:span text:style-name="T38">forçar a conversão de</text:span><text:span text:style-name="T35"> uma variável </text:span><text:span text:style-name="T38">para </text:span><text:span text:style-name="T37">outro</text:span><text:span text:style-name="T35"> determinado tipo:</text:span></text:p>
      <text:list text:style-name="L7">
        <text:list-item>
          <text:p text:style-name="P305"><text:span text:style-name="T38">Inteiro: </text:span><text:span text:style-name="T535">int</text:span><text:span text:style-name="T38"> </text:span><text:span text:style-name="T39">ou </text:span><text:span text:style-name="T535">integer</text:span></text:p>
        </text:list-item>
        <text:list-item>
          <text:p text:style-name="P317">Real <text:span text:style-name="T877">(ponto flutuante)</text:span>: <text:span text:style-name="T537">real</text:span>, <text:span text:style-name="T537">float</text:span>, <text:span text:style-name="T537">double</text:span></text:p>
        </text:list-item>
        <text:list-item>
          <text:p text:style-name="P317">Caractere<text:span text:style-name="T877">s</text:span>: <text:span text:style-name="T537">string</text:span></text:p>
        </text:list-item>
        <text:list-item>
          <text:p text:style-name="P306"><text:span text:style-name="T37">Booleano (l</text:span><text:span text:style-name="T38">ógico</text:span><text:span text:style-name="T37">)</text:span><text:span text:style-name="T38">: </text:span><text:span text:style-name="T535">boolean</text:span><text:span text:style-name="T782"> </text:span><text:span text:style-name="T783">V</text:span><text:span text:style-name="T782">alores </text:span><text:span text:style-name="T783">booleanos </text:span><text:span text:style-name="T782">são convertidos conforme as seguintes regras:</text:span></text:p>
          <text:list>
            <text:list-item>
              <text:p text:style-name="P318"><text:span text:style-name="Strong_20_Emphasis"><text:span text:style-name="T62">Falsos</text:span></text:span><text:span text:style-name="T45">: </text:span><text:span text:style-name="Source_20_Text"><text:span text:style-name="T418">0</text:span></text:span><text:span text:style-name="T45">, </text:span><text:span text:style-name="Source_20_Text"><text:span text:style-name="T418">0.0</text:span></text:span><text:span text:style-name="T45">, </text:span><text:span text:style-name="T269">string vazia </text:span><text:span text:style-name="T418">“”</text:span><text:span text:style-name="T269"> ou </text:span><text:span text:style-name="T418">“0”</text:span><text:span text:style-name="Source_20_Text"><text:span text:style-name="T45">‘’</text:span></text:span><text:span text:style-name="T45">, </text:span><text:span text:style-name="T269">vetor vazio </text:span><text:span text:style-name="T418">[]</text:span><text:span text:style-name="T45">, </text:span><text:span text:style-name="T269">objetos vazios (</text:span><text:span text:style-name="Source_20_Text"><text:span text:style-name="T418">new stdClass()</text:span></text:span><text:span text:style-name="T269"> sem propriedades)</text:span><text:span text:style-name="T45"> e </text:span><text:span text:style-name="T270">valor</text:span><text:span text:style-name="T422"> </text:span><text:span text:style-name="T419">null</text:span><text:span text:style-name="T45">.</text:span></text:p>
            </text:list-item>
            <text:list-item>
              <text:p text:style-name="P319"><text:span text:style-name="Strong_20_Emphasis"><text:span text:style-name="T62">Verdadeiros</text:span></text:span><text:span text:style-name="T45">: Qualquer outro valor. </text:span><text:span text:style-name="T64">P</text:span><text:span text:style-name="T65">ermit</text:span><text:span text:style-name="T64">indo</text:span><text:span text:style-name="T65"> inferir, </text:span><text:span text:style-name="T64">por exemplo: </text:span><text:span text:style-name="T659">if (299)</text:span><text:span text:style-name="T65"> retorna </text:span><text:span text:style-name="T659">true</text:span></text:p>
            </text:list-item>
          </text:list>
        </text:list-item>
      </text:list>
      <text:p text:style-name="P200"/>
      <text:p text:style-name="P200">No PHP só é possível fazer cast de tipos para tipos escalares. Portanto fazer o cast de um objeto para uma classe diferente é ilegal, mas fazer um cast de objeto para um tipo escalar é completamente válido. </text:p>
      <text:p text:style-name="P12"/>
      <text:p text:style-name="P199"><text:span text:style-name="Strong_20_Emphasis"><text:span text:style-name="T10">typ</text:span></text:span><text:span text:style-name="Strong_20_Emphasis"><text:span text:style-name="T12">e hints</text:span></text:span><text:span text:style-name="T259"> (ou “sugestões de tipo”) são declarações que especificam o tipo esperado de um argumento, retorno de uma função ou propriedade de classe. </text:span><text:span text:style-name="T261">Na prática, só existe</text:span><text:span text:style-name="T262">m</text:span><text:span text:style-name="T261"> para </text:span><text:span text:style-name="T307">facilitar a leitura</text:span><text:span text:style-name="T261">. </text:span><text:span text:style-name="T263">Exemplos:</text:span></text:p>
      <text:p text:style-name="P219"><text:span text:style-name="T626">function</text:span><text:span text:style-name="T563"> </text:span><text:span text:style-name="T878">addNumbers</text:span><text:span text:style-name="T563">(</text:span><text:span text:style-name="T626">int</text:span><text:span text:style-name="T563"> </text:span><text:span text:style-name="T912">$a</text:span><text:span text:style-name="T563">, </text:span><text:span text:style-name="T626">int</text:span><text:span text:style-name="T563"> </text:span><text:span text:style-name="T912">$b</text:span><text:span text:style-name="T563">): </text:span><text:span text:style-name="T626">int</text:span><text:span text:style-name="T563"> {} </text:span><text:span text:style-name="T945">//type hint tanto nos parâmetros, quanto no retorno da função</text:span></text:p>
      <text:p text:style-name="P219"><text:span text:style-name="T626">function</text:span><text:span text:style-name="T563"> </text:span><text:span text:style-name="T878">processUser</text:span><text:span text:style-name="T563">(</text:span><text:span text:style-name="T960">User</text:span><text:span text:style-name="T563"> </text:span><text:span text:style-name="T912">$user</text:span><text:span text:style-name="T563">) {} </text:span><text:span text:style-name="T945">//objeto                            </text:span></text:p>
      <text:p text:style-name="P219"><text:span text:style-name="T626">function</text:span><text:span text:style-name="T563"> </text:span><text:span text:style-name="T878">setAge</text:span><text:span text:style-name="T563">(?</text:span><text:span text:style-name="T626">int</text:span><text:span text:style-name="T563"> </text:span><text:span text:style-name="T912">$age</text:span><text:span text:style-name="T563">) {} </text:span><text:span text:style-name="T945">// </text:span><text:span text:style-name="T667">null safety</text:span><text:span text:style-name="T945">: O </text:span><text:span text:style-name="T667">operador ?</text:span><text:span text:style-name="T945"> permite que o tipo seja nulo ou do tipo especificado.                                            </text:span></text:p>
      <text:p text:style-name="P219"><text:span text:style-name="T626">function</text:span><text:span text:style-name="T563"> </text:span><text:span text:style-name="T878">calculate</text:span><text:span text:style-name="T563">(</text:span><text:span text:style-name="T626">int</text:span><text:span text:style-name="T563">|</text:span><text:span text:style-name="T626">float</text:span><text:span text:style-name="T563"> </text:span><text:span text:style-name="T912">$value</text:span><text:span text:style-name="T563">): </text:span><text:span text:style-name="T626">int</text:span><text:span text:style-name="T563">|</text:span><text:span text:style-name="T626">float</text:span><text:span text:style-name="T563"> {} </text:span><text:span text:style-name="T945">// múltiplos tipos para um argumento ou retorno.                                                 </text:span></text:p>
      <text:p text:style-name="P219"><text:span text:style-name="T626">function</text:span><text:span text:style-name="T563"> </text:span><text:span text:style-name="T878">process</text:span><text:span text:style-name="T563">(</text:span><text:span text:style-name="T960">LoggerInterface</text:span><text:span text:style-name="T563">&amp;</text:span><text:span text:style-name="T960">Cacheable</text:span><text:span text:style-name="T563"> </text:span><text:span text:style-name="T912">$item</text:span><text:span text:style-name="T563">) {} </text:span><text:span text:style-name="T945">//Permite exigir que o valor implemente múltiplas interfaces.</text:span></text:p>
      <text:p text:style-name="P13"/>
      <text:p text:style-name="P12"><text:span text:style-name="T321">A </text:span><text:span text:style-name="T429">concatenação</text:span><text:span text:style-name="T321"> em PHP é realizada pelo operador </text:span><text:span text:style-name="T420">ponto</text:span><text:span text:style-name="T321"> (</text:span><text:span text:style-name="T436">.</text:span><text:span text:style-name="T321">)</text:span><text:span text:style-name="T769"> </text:span><text:span text:style-name="T770">Exemplo:</text:span></text:p>
      <text:p text:style-name="P66"><text:span text:style-name="T437">echo</text:span><text:span text:style-name="T451"> </text:span><text:span text:style-name="T466">"&lt;br&gt;Concatenando: " </text:span><text:span text:style-name="T478">. </text:span><text:span text:style-name="T482">$no</text:span><text:span text:style-name="T483">me </text:span><text:span text:style-name="T478">. </text:span><text:span text:style-name="T466">" tem " </text:span><text:span text:style-name="T478">. </text:span><text:span text:style-name="T482">$idade </text:span><text:span text:style-name="T478">. </text:span><text:span text:style-name="T466">" anos"</text:span><text:span text:style-name="T451">;</text:span></text:p>
      <text:p text:style-name="P64">Diferente do Javascript onde a concatenação tem preferência sobre a adição numérica; no PHP, o <text:span text:style-name="T541">operador (+)</text:span> serve apenas para somar valores porque o operador de concatenação é o ponto (.) <text:span text:style-name="T969">Exemplo:</text:span><text:span text:style-name="T699"> [javascript: ‘1’+1=11]<text:tab/>[php: ‘1’+1=2]</text:span></text:p>
      <text:p text:style-name="P64"/>
      <text:p text:style-name="P67"><text:span text:style-name="T357">A </text:span><text:span text:style-name="T369">interpolação de strings</text:span><text:span text:style-name="T370"> </text:span><text:span text:style-name="T365">é</text:span><text:span text:style-name="T371"> </text:span><text:span text:style-name="T358">u</text:span><text:span text:style-name="T366">ma alternativa à concatenação</text:span><text:span text:style-name="T371"> </text:span><text:span text:style-name="T359">(</text:span><text:span text:style-name="T357">só funciona se a variável estiver em uma string de</text:span><text:span text:style-name="T360"> </text:span><text:span text:style-name="T359">aspas duplas), </text:span><text:span text:style-name="T361">desse modo não será preciso utilizar o operador ponto(.)</text:span><text:span text:style-name="T359">: </text:span><text:span text:style-name="T438">echo</text:span><text:span text:style-name="T452"> </text:span><text:span text:style-name="T467">"</text:span><text:span text:style-name="T468">Usando</text:span><text:span text:style-name="T467"> </text:span><text:span text:style-name="T469">interpolação</text:span><text:span text:style-name="T467">: </text:span><text:span text:style-name="T484">$nome</text:span><text:span text:style-name="T467"> tem </text:span><text:span text:style-name="T484">$idade</text:span><text:span text:style-name="T467"> anos!"</text:span></text:p>
      <text:p text:style-name="P201"><text:s/><text:span text:style-name="T970">Note que não foi preciso as chaves{}, como no Javascript.</text:span></text:p>
      <text:p text:style-name="P202"/>
      <text:p text:style-name="P108"><text:span text:style-name="T269">Em PHP, </text:span><text:span text:style-name="Strong_20_Emphasis"><text:span text:style-name="Source_20_Text"><text:span text:style-name="T423">$argv</text:span></text:span></text:span><text:span text:style-name="T269"> é uma variável superglobal que armazena os argumentos passados para um script PHP executado na </text:span><text:span text:style-name="Strong_20_Emphasis"><text:span text:style-name="T303">linha de comando</text:span></text:span><text:span text:style-name="T269"> (CLI - Command Line Interface).<text:line-break/></text:span><text:span text:style-name="Strong_20_Emphasis"><text:span text:style-name="Source_20_Text"><text:span text:style-name="T45">$argv</text:span></text:span></text:span><text:span text:style-name="T45"> é um array onde:</text:span></text:p>
      <text:list text:style-name="L8">
        <text:list-item>
          <text:p text:style-name="P347"><text:span text:style-name="Strong_20_Emphasis"><text:span text:style-name="Source_20_Text"><text:span text:style-name="T45">$argv[0]</text:span></text:span></text:span><text:span text:style-name="T45"> contém o nome do script sendo executado.</text:span></text:p>
        </text:list-item>
        <text:list-item>
          <text:p text:style-name="P347"><text:span text:style-name="Strong_20_Emphasis"><text:span text:style-name="Source_20_Text"><text:span text:style-name="T45">$argv[1]</text:span></text:span></text:span><text:span text:style-name="T45"> (e seguintes) contém os argumentos fornecidos ao script.</text:span></text:p>
        </text:list-item>
      </text:list>
      <text:p text:style-name="P109"><text:span text:style-name="T271">Já o </text:span><text:span text:style-name="Source_20_Text"><text:span text:style-name="T424">$argc </text:span></text:span><text:span text:style-name="T271">contém o número de parâmetros passados na linha de comando</text:span></text:p>
      <text:h text:style-name="P271" text:outline-level="1">Aula 05 – <text:span text:style-name="T971">Funções Matemáticas</text:span></text:h>
      <text:p text:style-name="P5"/>
      <text:p text:style-name="P68"><draw:frame draw:style-name="fr3" draw:name="Figura2" text:anchor-type="as-char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70"><text:span text:style-name="T361">Em PHP, dividindo dois números </text:span><text:span text:style-name="T362">do tipo inteiro</text:span><text:span text:style-name="T361">, o retorno pode ser </text:span><text:span text:style-name="T362">do tipo</text:span><text:span text:style-name="T361"> </text:span><text:span text:style-name="T375">float</text:span><text:span text:style-name="T361">.</text:span></text:p>
      <text:p text:style-name="P71"><draw:frame draw:style-name="fr3" draw:name="Figura4" text:anchor-type="as-char" svg:width="11.285cm" svg:height="7.948cm" draw:z-index="1"><draw:image xlink:href="Pictures/10000000000001F10000015E5029C9A63A1C6A70.jpg" xlink:type="simple" xlink:show="embed" xlink:actuate="onLoad" draw:mime-type="image/jpeg"/></draw:frame></text:p>
      <text:p text:style-name="P14"><text:span text:style-name="T26">Funç</text:span><text:span text:style-name="T27">ões para </text:span><text:span text:style-name="T34">operação com números</text:span><text:span text:style-name="T27">:</text:span></text:p>
      <text:list text:style-name="L9">
        <text:list-item>
          <text:p text:style-name="P393"><text:span text:style-name="T879">number_format</text:span><text:span text:style-name="T566">(</text:span><text:span text:style-name="T913">$v1</text:span><text:span text:style-name="T566">, </text:span><text:span text:style-name="T615">2</text:span><text:span text:style-name="T566">, </text:span><text:span text:style-name="T973">''</text:span><text:span text:style-name="T566">, </text:span><text:span text:style-name="T973">''</text:span><text:span text:style-name="T566">, </text:span><text:span text:style-name="T973">'.'</text:span><text:span text:style-name="T566">)</text:span><text:span text:style-name="T183">: </text:span><text:span text:style-name="T772">1º parâmetro é o valor, 2º</text:span><text:span text:style-name="T774"> parâmetro é a</text:span><text:span text:style-name="T772"> </text:span><text:span text:style-name="T778">quantidade de casa</text:span><text:span text:style-name="T779">s</text:span><text:span text:style-name="T778"> decimais</text:span><text:span text:style-name="T772">, </text:span><text:span text:style-name="T774">3º parâmetro é o </text:span><text:span text:style-name="T778">separador decimal</text:span><text:span text:style-name="T772">, </text:span><text:span text:style-name="T774">4º parâmetro é o </text:span><text:span text:style-name="T778">separador de milha</text:span><text:span text:style-name="T780">r</text:span><text:span text:style-name="T773">.</text:span></text:p>
        </text:list-item>
        <text:list-item>
          <text:p text:style-name="P393"><text:span text:style-name="T879">ceil()</text:span><text:span text:style-name="T775">: arredondamento para cima</text:span></text:p>
        </text:list-item>
        <text:list-item>
          <text:p text:style-name="P393"><text:span text:style-name="T879">floor()</text:span><text:span text:style-name="T775">: arredondamento para baixo</text:span></text:p>
        </text:list-item>
      </text:list>
      <text:h text:style-name="P268" text:outline-level="1" text:is-list-header="true"/>
      <text:h text:style-name="P271" text:outline-level="1">Aula 06 – <text:span text:style-name="T971">Operadores</text:span></text:h>
      <text:p text:style-name="P5"/>
      <text:p text:style-name="P144"><draw:frame draw:style-name="fr3" draw:name="Figura5" text:anchor-type="as-char" svg:width="10.546cm" svg:height="5.985cm" draw:z-index="2"><draw:image xlink:href="Pictures/10000000000002160000012FBC3637111CCC7474.jpg" xlink:type="simple" xlink:show="embed" xlink:actuate="onLoad" draw:mime-type="image/jpeg"/></draw:frame></text:p>
      <text:p text:style-name="P99"><text:span text:style-name="T737">Observações quanto às operações com Módulos:</text:span><text:span text:style-name="T997"><text:line-break/></text:span><text:span text:style-name="T920">$</text:span><text:span text:style-name="T921">a</text:span><text:span text:style-name="T573"> = </text:span><text:span text:style-name="T617">1</text:span><text:span text:style-name="T573"> % </text:span><text:span text:style-name="T617">2</text:span><text:span text:style-name="T573">; </text:span><text:span text:style-name="T946">//retorna '1'<text:line-break/></text:span><text:span text:style-name="T920">$</text:span><text:span text:style-name="T921">a</text:span><text:span text:style-name="T573"> = </text:span><text:span text:style-name="T617">0</text:span><text:span text:style-name="T573"> % </text:span><text:span text:style-name="T617">3</text:span><text:span text:style-name="T573">; </text:span><text:span text:style-name="T946">//retorna '0' </text:span></text:p>
      <text:p text:style-name="P145"/>
      <text:p text:style-name="P146"><draw:frame draw:style-name="fr3" draw:name="Figura6" text:anchor-type="as-char" svg:width="10.49cm" svg:height="5.546cm" draw:z-index="3"><draw:image xlink:href="Pictures/10000000000001FB0000010C013F3574ED07882A.jpg" xlink:type="simple" xlink:show="embed" xlink:actuate="onLoad" draw:mime-type="image/jpeg"/></draw:frame></text:p>
      <text:p text:style-name="P30"><text:span text:style-name="T775">Atenção!<text:line-break/>O PÓS incremento/decremento utiliza a variável primeiro para </text:span><text:span text:style-name="T781">depois</text:span><text:span text:style-name="T775"> decrementar, </text:span><text:span text:style-name="T776">ou seja, <text:line-break/></text:span><text:span text:style-name="T879">++a</text:span><text:span text:style-name="T345"> </text:span><text:span text:style-name="T346">é</text:span><text:span text:style-name="T345"> executado </text:span><text:span text:style-name="T351">imediatamente</text:span><text:span text:style-name="T345"><text:line-break/></text:span><text:span text:style-name="T880">a+</text:span><text:span text:style-name="T879">+</text:span><text:span text:style-name="T345"> </text:span><text:span text:style-name="T346">é</text:span><text:span text:style-name="T345"> executado na </text:span><text:span text:style-name="T351">próxima linha</text:span></text:p>
      <text:p text:style-name="P145"/>
      <text:p text:style-name="P262"/>
      <text:p text:style-name="P72"><draw:frame draw:style-name="fr9" draw:name="Figura7" text:anchor-type="paragraph" svg:width="10.73cm" svg:height="7.253cm" draw:z-index="4"><draw:image xlink:href="Pictures/10000000000001FA00000156B4BC3319D64BE0B8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37"><text:span text:style-name="T264">Colocar um caractere </text:span><text:span text:style-name="Source_20_Text"><text:span text:style-name="T523">&amp;</text:span></text:span><text:span text:style-name="T264"> </text:span><text:span text:style-name="T265">antes</text:span><text:span text:style-name="T264"> de uma variável </text:span><text:span text:style-name="T296">cria um ponteiro</text:span><text:span text:style-name="T264">. El</text:span><text:span text:style-name="T266">e</text:span><text:span text:style-name="T264"> não será uma variável de fato </text:span><text:span text:style-name="T267">mas guardará o </text:span><text:span text:style-name="T297">endereço</text:span><text:span text:style-name="T267"> dela, ou seja,</text:span><text:span text:style-name="T264"> será uma referência à variável original. Com isso, cria-se uma relação entre as variáveis. </text:span><text:span text:style-name="T268">Se alterar uma, também altera a outra.</text:span></text:p>
      <text:p text:style-name="P37"><text:span text:style-name="T322">No exemplo acima, ao utilizar o operador </text:span><text:span text:style-name="T430">&amp;</text:span><text:span text:style-name="T322">, </text:span><text:span text:style-name="T325">a</text:span><text:span text:style-name="T322"> variável </text:span><text:span text:style-name="T391">`</text:span><text:span text:style-name="T392">a</text:span><text:span text:style-name="T391">`</text:span><text:span text:style-name="T323"> </text:span><text:span text:style-name="T322">fará referência à variável </text:span><text:span text:style-name="T391">`</text:span><text:span text:style-name="T394">b</text:span><text:span text:style-name="T395">`</text:span><text:span text:style-name="T322">. Assim, se a variável </text:span><text:span text:style-name="T391">`</text:span><text:span text:style-name="T394">a</text:span><text:span text:style-name="T395">`</text:span><text:span text:style-name="T322"> valer </text:span><text:span text:style-name="T325">8</text:span><text:span text:style-name="T322">, então </text:span><text:span text:style-name="T391">`</text:span><text:span text:style-name="T394">b</text:span><text:span text:style-name="T395">`</text:span><text:span text:style-name="T322"> valerá </text:span><text:span text:style-name="T325">8 + 5 = 13</text:span><text:span text:style-name="T322">, mudando o valor da variável </text:span><text:span text:style-name="T391">`</text:span><text:span text:style-name="T394">a</text:span><text:span text:style-name="T395">`</text:span><text:span text:style-name="T322"> também para </text:span><text:span text:style-name="T325">13 </text:span><text:span text:style-name="T322">e</text:span><text:span text:style-name="T397"> </text:span><text:span text:style-name="T398">ficando </text:span><text:span text:style-name="T399">ambas</text:span><text:span text:style-name="T398"> com o mesmo valor</text:span></text:p>
      <text:p text:style-name="P215"/>
      <text:p text:style-name="P215"><draw:frame draw:style-name="fr4" draw:name="Figura8" text:anchor-type="paragraph" svg:x="2.101cm" svg:y="0.4cm" svg:width="13.25cm" svg:height="6.888cm" draw:z-index="5"><draw:image xlink:href="Pictures/1000000000000292000001566EAFB78296191189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38"><text:span text:style-name="T322">Colocar um </text:span><text:span text:style-name="T340">segundo </text:span><text:span text:style-name="T430">$</text:span><text:span text:style-name="T322"> na frente de uma variável</text:span><text:span text:style-name="T771"> </text:span><text:span text:style-name="T322">cria uma </text:span><text:span text:style-name="T340">variável din</text:span><text:span text:style-name="T341">â</text:span><text:span text:style-name="T340">mica</text:span><text:span text:style-name="T322">, dependen</text:span><text:span text:style-name="T324">te</text:span><text:span text:style-name="T322"> do conteúdo da variável original.</text:span><text:span text:style-name="T771"> Basicamente, o cifrão duplo instrui a criação de uma variável dentro da memória do servidor considerando o conteúdo da variável</text:span><text:span text:style-name="T793"> </text:span><text:span text:style-name="T799">$site</text:span><text:span text:style-name="T793">. </text:span><text:span text:style-name="T771">Logo, a recém-criada variável</text:span><text:span text:style-name="T793"> </text:span><text:span text:style-name="T799">$cursoemvideo</text:span><text:span text:style-name="T793"> recebe o valor </text:span><text:span text:style-name="T799">“cursoPHP”.</text:span><text:span text:style-name="T771"> Sendo assi</text:span><text:span text:style-name="T186">m, teremos 2 variáveis.</text:span></text:p>
      <text:h text:style-name="P271" text:outline-level="1"><text:span text:style-name="T207">A</text:span><text:span text:style-name="T206">ula 07 – </text:span><text:span text:style-name="T208">Operador</text:span><text:span text:style-name="T209">es</text:span><text:span text:style-name="T208"> Relaciona</text:span><text:span text:style-name="T209">is</text:span><text:span text:style-name="T208">, Ternário</text:span><text:span text:style-name="T209">s</text:span><text:span text:style-name="T208"> </text:span><text:span text:style-name="T209">e</text:span><text:span text:style-name="T208"> Lógico</text:span><text:span text:style-name="T209">s</text:span></text:h>
      <text:p text:style-name="P173"><draw:frame draw:style-name="fr3" draw:name="Figura9" text:anchor-type="as-char" svg:width="7.945cm" svg:height="6.713cm" draw:z-index="6"><draw:image xlink:href="Pictures/10000000000001C40000017E09976DA7F1998792.jpg" xlink:type="simple" xlink:show="embed" xlink:actuate="onLoad" draw:mime-type="image/jpeg"/></draw:frame></text:p>
      <text:p text:style-name="P181"/>
      <text:p text:style-name="P180"><text:span text:style-name="T808"><draw:frame draw:style-name="fr8" draw:name="Figura10" text:anchor-type="as-char" svg:width="8.054cm" svg:height="5.094cm" draw:z-index="7"><draw:image xlink:href="Pictures/10000000000002300000010A5B08F62884EE2EE5.jpg" xlink:type="simple" xlink:show="embed" xlink:actuate="onLoad" draw:mime-type="image/jpeg"/></draw:frame></text:span><text:span text:style-name="T808"><text:line-break/>Cuidado! O operador ternário </text:span><text:span text:style-name="T686">apenas retorna valor ou expressão</text:span><text:span text:style-name="T808">, ele NÃO executa declarações, </text:span><text:span text:style-name="T809">funções, </text:span><text:span text:style-name="T808">comandos </text:span><text:span text:style-name="T809">que não </text:span><text:span text:style-name="T810">retornam valor</text:span><text:span text:style-name="T808">. Exemplo de código que </text:span><text:span text:style-name="T686">NÃO</text:span><text:span text:style-name="T808"> compila:<text:line-break/></text:span><text:span text:style-name="T604">(a==b) ? </text:span><text:span text:style-name="T902">echo</text:span><text:span text:style-name="T604"> </text:span><text:span text:style-name="T993">'sim'</text:span><text:span text:style-name="T604">: </text:span><text:span text:style-name="T902">echo</text:span><text:span text:style-name="T604"> </text:span><text:span text:style-name="T993">'não'</text:span><text:span text:style-name="T604"> </text:span><text:span text:style-name="T955">//não compila porque echo não retorna valor</text:span></text:p>
      <text:p text:style-name="P197"><text:span text:style-name="T137">Operador Elvis (</text:span><text:span text:style-name="Source_20_Text"><text:span text:style-name="T11">?:</text:span></text:span><text:span text:style-name="T137">): </text:span><text:span text:style-name="T808">é uma </text:span><text:span text:style-name="Strong_20_Emphasis"><text:span text:style-name="T808">forma reduzida do operador ternário tradicional</text:span></text:span><text:span text:style-name="T808">. </text:span><text:span text:style-name="T137">, tornando o código mais curto e legível. </text:span><text:span text:style-name="T138">Veja a comparação entre Ternário tradicional x Ternário com operador Elvis:<text:line-break/></text:span><text:span text:style-name="T942">$variable</text:span><text:span text:style-name="T605"> = </text:span><text:span text:style-name="T942">$foo</text:span><text:span text:style-name="T605"> ? </text:span><text:span text:style-name="T942">$foo</text:span><text:span text:style-name="T605"> : </text:span><text:span text:style-name="T994">'bar'</text:span><text:span text:style-name="T605">; </text:span><text:span text:style-name="T956">é o mesmo que </text:span><text:span text:style-name="T943">$variable</text:span><text:span text:style-name="T606"> = </text:span><text:span text:style-name="T943">$foo</text:span><text:span text:style-name="T606"> ?: </text:span><text:span text:style-name="T995">'bar'</text:span><text:span text:style-name="T606">;</text:span></text:p>
      <text:p text:style-name="P197"/>
      <text:p text:style-name="P177"><draw:frame draw:style-name="fr3" draw:name="Figura11" text:anchor-type="as-char" svg:width="11.959cm" svg:height="4.512cm" draw:z-index="8"><draw:image xlink:href="Pictures/100000000000029C000000FCD741D518DF82FAB1.jpg" xlink:type="simple" xlink:show="embed" xlink:actuate="onLoad" draw:mime-type="image/jpeg"/></draw:frame></text:p>
      <text:h text:style-name="P271" text:outline-level="1">Aula 08 - <text:span text:style-name="T998">Formulários</text:span></text:h>
      <text:p text:style-name="P73"/>
      <text:p text:style-name="P74"><text:span text:style-name="T210">É possível interligar formulários HTML com scripts PHP através da cláusula </text:span><text:span text:style-name="T999">$_GET</text:span><text:span text:style-name="T1000">[“”]</text:span><text:span text:style-name="T211"> <text:line-break/></text:span><text:span text:style-name="T212">(</text:span><text:span text:style-name="T211">Lembr</text:span><text:span text:style-name="T210">ando </text:span><text:span text:style-name="T211">que é </text:span><text:span text:style-name="T210">escrito</text:span><text:span text:style-name="T211"> todo em letras maiúsculas</text:span><text:span text:style-name="T212">)</text:span></text:p>
      <text:p text:style-name="P174"><draw:frame draw:style-name="fr7" draw:name="Figura12" text:anchor-type="as-char" svg:y="0.346cm" svg:width="9.91cm" svg:height="4.563cm" draw:z-index="9"><draw:image xlink:href="Pictures/10000000000002390000010648222C595AFD53B8.jpg" xlink:type="simple" xlink:show="embed" xlink:actuate="onLoad" draw:mime-type="image/jpeg"/></draw:frame><draw:frame draw:style-name="fr7" draw:name="Figura13" text:anchor-type="as-char" svg:y="0.286cm" svg:width="8.132cm" svg:height="4.623cm" draw:z-index="10"><draw:image xlink:href="Pictures/10000000000002890000017176B27908CAB3F3FC.jpg" xlink:type="simple" xlink:show="embed" xlink:actuate="onLoad" draw:mime-type="image/jpeg"/></draw:frame></text:p>
      <text:p text:style-name="P75"><text:span text:style-name="T213">O parâmetro </text:span><text:span text:style-name="T1004">m</text:span><text:span text:style-name="T1005">e</text:span><text:span text:style-name="T1004">tod=”get”</text:span><text:span text:style-name="T213"> envia os dados pela URL (mais rápido) </text:span><text:span text:style-name="T214">e utiliza o comando</text:span><text:span text:style-name="T843"> </text:span><text:span text:style-name="T1006">$_GET[“”]</text:span></text:p>
      <text:p text:style-name="P76"><text:span text:style-name="T214">Já </text:span><text:span text:style-name="T206">o </text:span><text:span text:style-name="T211">parâmetro</text:span><text:span text:style-name="T206"> </text:span><text:span text:style-name="T1003">metod=”post”</text:span><text:span text:style-name="T206"> envia por pacotes (mais seguro) </text:span><text:span text:style-name="T214">e utiliza o comando</text:span><text:span text:style-name="T843"> </text:span><text:span text:style-name="T1006">$_POST[“”]</text:span></text:p>
      <text:p text:style-name="P77"><text:span text:style-name="T206">O parâmetro </text:span><text:span text:style-name="T1003">action=”dados.php</text:span><text:span text:style-name="T1008">”</text:span><text:span text:style-name="T206"> indica para </text:span><text:span text:style-name="T215">qual arquivo</text:span><text:span text:style-name="T206"> os dados devem ser enviados </text:span><text:span text:style-name="T216">para agir.</text:span></text:p>
      <text:p text:style-name="P78"><text:span text:style-name="T206">A tag </text:span><text:span text:style-name="T1009">&lt;form&gt;</text:span><text:span text:style-name="T206"> cria formulários</text:span></text:p>
      <text:p text:style-name="P77"><text:span text:style-name="T206">A tag </text:span><text:span text:style-name="T1009">&lt;input&gt;</text:span><text:span text:style-name="T206"> serve para criar uma série de controles, como caixa de textos, </text:span><text:span text:style-name="T211">botões,</text:span><text:span text:style-name="T206"> etc</text:span></text:p>
      <text:p text:style-name="P79"><text:span text:style-name="T217">O o</text:span><text:span text:style-name="T206">bjeto </text:span><text:span text:style-name="T844">input</text:span><text:span text:style-name="T218"> </text:span><text:span text:style-name="T219">d</text:span><text:span text:style-name="T220">e tipo </text:span><text:span text:style-name="T1003">submit</text:span><text:span text:style-name="T206"> </text:span><text:span text:style-name="T211">envia </text:span><text:span text:style-name="T215">os </text:span><text:span text:style-name="T211">dados </text:span><text:span text:style-name="T215">do </text:span><text:span text:style-name="T216">formulário</text:span><text:span text:style-name="T215"> </text:span><text:span text:style-name="T211">para o </text:span><text:span text:style-name="T215">arquivo </text:span><text:span text:style-name="T211">estipulado n</text:span><text:span text:style-name="T215">o parâmetro </text:span><text:span text:style-name="T1007">action</text:span><text:span text:style-name="T211"> </text:span><text:span text:style-name="T215">d</text:span><text:span text:style-name="T211">a primeira linha.</text:span></text:p>
      <text:p text:style-name="P80"><text:span text:style-name="T356">A </text:span><text:span text:style-name="T374">integração</text:span><text:span text:style-name="T356"> </text:span><text:span text:style-name="T367">entre</text:span><text:span text:style-name="T356"> qualquer controle de formulário </text:span><text:span text:style-name="T367">HTML e seu script PHP</text:span><text:span text:style-name="T356"> pode ser feita através do </text:span><text:span text:style-name="T368">parâmetro</text:span><text:span text:style-name="T373"> </text:span><text:span text:style-name="T496">name</text:span></text:p>
      <text:h text:style-name="P298" text:outline-level="3"><draw:frame draw:style-name="fr6" draw:name="Figura3" text:anchor-type="as-char" svg:width="13.718cm" svg:height="5.089cm" draw:z-index="26"><draw:image xlink:href="Pictures/1000000000000239000000D3E3BD8175695CFA9C.jpg" xlink:type="simple" xlink:show="embed" xlink:actuate="onLoad" draw:mime-type="image/jpeg"/></draw:frame></text:h>
      <text:p text:style-name="P216">Ao atribuir valores às variáveis, os dados são inseridos na URL para serem passados como parâmetros.</text:p>
      <text:h text:style-name="P271" text:outline-level="1">Aula 09 – <text:span text:style-name="T971">Condicional Composta</text:span></text:h>
      <text:p text:style-name="P81"><text:span text:style-name="T224">O PHP permite a condicional </text:span><text:span text:style-name="T538">elseif</text:span><text:span text:style-name="T199">,</text:span><text:span text:style-name="T226"> </text:span><text:span text:style-name="T221">o que reduz a quantidade de blocos</text:span></text:p>
      <text:p text:style-name="P172"><draw:frame draw:style-name="fr3" draw:name="Figura14" text:anchor-type="as-char" svg:width="9.76cm" svg:height="6.727cm" draw:z-index="11"><draw:image xlink:href="Pictures/10000000000001BC00000132967B08134D3D4F64.jpg" xlink:type="simple" xlink:show="embed" xlink:actuate="onLoad" draw:mime-type="image/jpeg"/></draw:frame></text:p>
      <text:p text:style-name="P172"><draw:frame draw:style-name="fr3" draw:name="Figura15" text:anchor-type="as-char" svg:width="9.834cm" svg:height="6.694cm" draw:z-index="12"><draw:image xlink:href="Pictures/10000000000001C0000001312E27DE25636AF0E6.jpg" xlink:type="simple" xlink:show="embed" xlink:actuate="onLoad" draw:mime-type="image/jpeg"/></draw:frame></text:p>
      <text:p text:style-name="P175"/>
      <text:p text:style-name="P168"><text:span text:style-name="T811">Se por acaso as chaves</text:span><text:span text:style-name="T660">{}</text:span><text:span text:style-name="T811"> forem </text:span><text:span text:style-name="T687">esquecidas</text:span><text:span text:style-name="T811">, mesmo assim os comandos executarão, porém de maneira </text:span><text:span text:style-name="T687">independente</text:span><text:span text:style-name="T811">. Exemplo:<text:tab/></text:span><text:span text:style-name="T1011">if</text:span><text:span text:style-name="T582"> (</text:span><text:span text:style-name="T927">$x</text:span><text:span text:style-name="T582"> == </text:span><text:span text:style-name="T927">$y</text:span><text:span text:style-name="T582">)   </text:span><text:span text:style-name="T886">echo</text:span><text:span text:style-name="T582"> </text:span><text:span text:style-name="T978">"&lt;hr&gt;comando1"</text:span><text:span text:style-name="T582">;</text:span></text:p>
      <text:h text:style-name="P271" text:outline-level="1">Aula 10 – <text:span text:style-name="T1017">Condicional Switch</text:span></text:h>
      <text:p text:style-name="P39"/>
      <text:p text:style-name="P178"><draw:frame draw:style-name="fr3" draw:name="Figura16" text:anchor-type="as-char" svg:width="15.143cm" svg:height="8.377cm" draw:z-index="15"><draw:image xlink:href="Pictures/100000000000029B0000017118F34E89765E6861.jpg" xlink:type="simple" xlink:show="embed" xlink:actuate="onLoad" draw:mime-type="image/jpeg"/></draw:frame></text:p>
      <text:p text:style-name="P69"><text:span text:style-name="T200">Não esqueça do comando </text:span><text:span text:style-name="T227">break</text:span></text:p>
      <text:p text:style-name="P169">Exemplo de Condicional Switch com múltiplos <text:span text:style-name="T678">valores:</text:span></text:p>
      <text:p text:style-name="P100"><draw:frame draw:style-name="fr3" draw:name="Figura17" text:anchor-type="as-char" svg:width="15.7cm" svg:height="8.497cm" draw:z-index="16"><draw:image xlink:href="Pictures/100000000000045C0000025C354B2FCAC9E3A88C.jpg" xlink:type="simple" xlink:show="embed" xlink:actuate="onLoad" draw:mime-type="image/jpeg"/></draw:frame></text:p>
      <text:p text:style-name="P101"/>
      <text:p text:style-name="P82"><text:span text:style-name="T700">ATENÇ</text:span><text:span text:style-name="T701">Ã</text:span><text:span text:style-name="T700">O: </text:span><text:span text:style-name="T694">Limpe o cache</text:span>! Seu código não carrega? Editou e não aparece? Limpe <text:span text:style-name="T1018">a</text:span> cache do navegador!</text:p>
      <text:h text:style-name="P279" text:outline-level="1">Match Expression</text:h>
      <text:p text:style-name="P5"/>
      <text:p text:style-name="P110"><text:span text:style-name="T229">Introduzida na versão</text:span><text:span text:style-name="T230"> </text:span><text:span text:style-name="Strong_20_Emphasis"><text:span text:style-name="T230">PHP 8.0</text:span></text:span><text:span text:style-name="T229">, é uma construção mais legível para realizar comparações de valores, com funcionamento semelhante ao </text:span><text:span text:style-name="Source_20_Text"><text:span text:style-name="T640">switch</text:span></text:span><text:span text:style-name="Source_20_Text"><text:span text:style-name="T229"> porém menos propenso a erros e mais seguro. Dentre suas características:</text:span></text:span></text:p>
      <text:list text:style-name="L10">
        <text:list-item>
          <text:p text:style-name="P348"><text:span text:style-name="Source_20_Text"><text:span text:style-name="T231">S</text:span></text:span><text:span text:style-name="Source_20_Text"><text:span text:style-name="T229">empre retorna um valor, enquanto o </text:span></text:span><text:span text:style-name="Source_20_Text"><text:span text:style-name="T640">switch</text:span></text:span><text:span text:style-name="Source_20_Text"><text:span text:style-name="T229"> não retorna nada diretamente. </text:span></text:span></text:p>
        </text:list-item>
        <text:list-item>
          <text:p text:style-name="P348"><text:span text:style-name="Source_20_Text"><text:span text:style-name="T231">U</text:span></text:span><text:span text:style-name="Source_20_Text"><text:span text:style-name="T229">sa </text:span></text:span><text:span text:style-name="Source_20_Text"><text:span text:style-name="Strong_20_Emphasis"><text:span text:style-name="T229">comparação estrita</text:span></text:span></text:span><text:span text:style-name="Source_20_Text"><text:span text:style-name="T229"> </text:span></text:span><text:span text:style-name="Source_20_Text"><text:span text:style-name="T231">(===, ou seja, </text:span></text:span><text:span text:style-name="Source_20_Text"><text:span text:style-name="T229">tipo e valor devem ser iguais) enquanto que o</text:span></text:span><text:span text:style-name="T229"> </text:span><text:span text:style-name="Source_20_Text"><text:span text:style-name="T640">switch</text:span></text:span><text:span text:style-name="T229"> usa comparação frouxa (não verifica tipos). </text:span></text:p>
        </text:list-item>
        <text:list-item>
          <text:p text:style-name="P348"><text:span text:style-name="T229">Sem "fallthrough": No </text:span><text:span text:style-name="Source_20_Text"><text:span text:style-name="T640">match</text:span></text:span><text:span text:style-name="T229">, cada caso é avaliado isoladamente (não ocorre "queda" para o próximo). Já no </text:span><text:span text:style-name="Source_20_Text"><text:span text:style-name="T640">switch</text:span></text:span><text:span text:style-name="T229">, sem </text:span><text:span text:style-name="Source_20_Text"><text:span text:style-name="T229">break</text:span></text:span><text:span text:style-name="T229">, o código continua executando os próximos casos. </text:span></text:p>
        </text:list-item>
      </text:list>
      <text:p text:style-name="P40"><text:span text:style-name="T234">E</text:span><text:span text:style-name="T76">xemplos:</text:span></text:p>
      <text:p text:style-name="P221"><text:span text:style-name="T929">$cor</text:span><text:span text:style-name="T584"> = </text:span><text:span text:style-name="T985">'azul'</text:span><text:span text:style-name="T584">;<text:tab/><text:tab/><text:tab/><text:tab/><text:tab/><text:tab/><text:tab/></text:span></text:p>
      <text:p text:style-name="P222"><text:span text:style-name="T912">$resultado</text:span><text:span text:style-name="T563"> = </text:span><text:span text:style-name="T1010">match</text:span><text:span text:style-name="T563"> (</text:span><text:span text:style-name="T912">$cor</text:span><text:span text:style-name="T563">) {<text:tab/><text:tab/><text:tab/><text:tab/></text:span></text:p>
      <text:p text:style-name="P222"><text:span text:style-name="T972"><text:s text:c="2"/>'vermelho'</text:span><text:span text:style-name="T563"> </text:span><text:span text:style-name="T626">=&gt;</text:span><text:span text:style-name="T563"> </text:span><text:span text:style-name="T972">'Cor escolhida foi vermelho'</text:span><text:span text:style-name="T563">,<text:tab/></text:span></text:p>
      <text:p text:style-name="P222"><text:span text:style-name="T972"><text:s text:c="2"/>'azul'</text:span><text:span text:style-name="T563"> </text:span><text:span text:style-name="T626">=&gt;</text:span><text:span text:style-name="T563"> </text:span><text:span text:style-name="T972">'Cor escolhida foi azul'</text:span><text:span text:style-name="T563">,<text:tab/><text:tab/></text:span></text:p>
      <text:p text:style-name="P222"><text:span text:style-name="T972"><text:s text:c="2"/>'verde'</text:span><text:span text:style-name="T563"> </text:span><text:span text:style-name="T626">=&gt;</text:span><text:span text:style-name="T563"> </text:span><text:span text:style-name="T972">'Cor escolhida foi verde'</text:span><text:span text:style-name="T563">,<text:tab/><text:tab/></text:span></text:p>
      <text:p text:style-name="P222"><text:span text:style-name="T1010"><text:s text:c="2"/>default</text:span><text:span text:style-name="T563"> </text:span><text:span text:style-name="T626">=&gt;</text:span><text:span text:style-name="T563"> </text:span><text:span text:style-name="T972">'Cor desconhecida'<text:tab/><text:tab/><text:tab/></text:span></text:p>
      <text:p text:style-name="P238">};<text:tab/><text:tab/><text:tab/><text:tab/><text:tab/><text:tab/><text:tab/><text:tab/></text:p>
      <text:p text:style-name="P15"><text:span text:style-name="T888">echo</text:span><text:span text:style-name="T573"> </text:span><text:span text:style-name="T920">$resultado</text:span><text:span text:style-name="T573">; </text:span><text:span text:style-name="T946">// Saída: Cor escolhida foi azul</text:span></text:p>
      <text:p text:style-name="P15"><text:tab/><text:tab/></text:p>
      <text:p text:style-name="P222"><text:span text:style-name="T912">$idade</text:span><text:span text:style-name="T563"> = </text:span><text:span text:style-name="T610">25</text:span><text:span text:style-name="T563">;<text:tab/><text:tab/><text:tab/><text:tab/><text:tab/><text:tab/><text:tab/></text:span></text:p>
      <text:p text:style-name="P222"><text:span text:style-name="T912">$faixaEtaria</text:span><text:span text:style-name="T563"> = </text:span><text:span text:style-name="T1010">match</text:span><text:span text:style-name="T563"> (</text:span><text:span text:style-name="T626">true</text:span><text:span text:style-name="T563">) {<text:tab/><text:tab/><text:tab/><text:tab/></text:span></text:p>
      <text:p text:style-name="P222"><text:span text:style-name="T912"><text:s text:c="2"/>$idade</text:span><text:span text:style-name="T563"> &lt; </text:span><text:span text:style-name="T610">13</text:span><text:span text:style-name="T563"> </text:span><text:span text:style-name="T626">=&gt;</text:span><text:span text:style-name="T563"> </text:span><text:span text:style-name="T972">'Criança'</text:span><text:span text:style-name="T563">,<text:tab/><text:tab/><text:tab/><text:tab/></text:span></text:p>
      <text:p text:style-name="P222"><text:span text:style-name="T912"><text:s text:c="2"/>$idade</text:span><text:span text:style-name="T563"> &gt;= </text:span><text:span text:style-name="T610">13</text:span><text:span text:style-name="T563"> &amp;&amp; </text:span><text:span text:style-name="T912">$idade</text:span><text:span text:style-name="T563"> &lt;= </text:span><text:span text:style-name="T610">19</text:span><text:span text:style-name="T563"> </text:span><text:span text:style-name="T626">=&gt;</text:span><text:span text:style-name="T563"> </text:span><text:span text:style-name="T972">'Adolescente'</text:span><text:span text:style-name="T563">,<text:tab/></text:span></text:p>
      <text:p text:style-name="P222"><text:span text:style-name="T912"><text:s text:c="2"/>$idade</text:span><text:span text:style-name="T563"> &gt;= </text:span><text:span text:style-name="T610">20</text:span><text:span text:style-name="T563"> &amp;&amp; </text:span><text:span text:style-name="T912">$idade</text:span><text:span text:style-name="T563"> &lt;= </text:span><text:span text:style-name="T610">64</text:span><text:span text:style-name="T563"> </text:span><text:span text:style-name="T626">=&gt;</text:span><text:span text:style-name="T563"> </text:span><text:span text:style-name="T972">'Adulto'</text:span><text:span text:style-name="T563">,<text:tab/></text:span></text:p>
      <text:p text:style-name="P222"><text:span text:style-name="T912"><text:s text:c="2"/>$idade</text:span><text:span text:style-name="T563"> &gt;= </text:span><text:span text:style-name="T610">65</text:span><text:span text:style-name="T563"> </text:span><text:span text:style-name="T626">=&gt;</text:span><text:span text:style-name="T563"> </text:span><text:span text:style-name="T972">'Idoso'</text:span><text:span text:style-name="T563">,<text:tab/><text:tab/><text:tab/><text:tab/></text:span></text:p>
      <text:p text:style-name="P238">};<text:tab/><text:tab/><text:tab/><text:tab/><text:tab/><text:tab/><text:tab/><text:tab/></text:p>
      <text:p text:style-name="P222"><text:span text:style-name="T878">echo</text:span><text:span text:style-name="T563"> </text:span><text:span text:style-name="T912">$faixaEtaria</text:span><text:span text:style-name="T563">; </text:span><text:span text:style-name="T945">// Saída: Adulto<text:tab/><text:tab/><text:tab/></text:span></text:p>
      <text:p text:style-name="P40"/>
      <text:h text:style-name="P271" text:outline-level="1">Aula 11- Iteração While</text:h>
      <text:p text:style-name="P73"/>
      <text:p text:style-name="P151"><draw:frame draw:style-name="fr2" draw:name="Figura1" text:anchor-type="as-char" svg:width="15.346cm" svg:height="7.17cm" draw:z-index="32"><draw:image xlink:href="Pictures/10000000000002440000010FF866D9FEFA9493F4.jpg" xlink:type="simple" xlink:show="embed" xlink:actuate="onLoad" draw:mime-type="image/jpeg"/></draw:frame></text:p>
      <text:p text:style-name="P151">No<text:span text:style-name="T1019">te que é preciso </text:span><text:span text:style-name="T688">atribuir valor à variável $</text:span><text:span text:style-name="T661">c</text:span><text:span text:style-name="T1019"> antes de construir o loop.</text:span></text:p>
      <text:p text:style-name="P152"/>
      <text:p text:style-name="P152"/>
      <text:p text:style-name="P153">Para <text:span text:style-name="T694">criar código HTML</text:span> <text:span text:style-name="T806">dinamicamente</text:span>, dentro <text:span text:style-name="T1020">de uma extensão </text:span><text:span text:style-name="T845">.php</text:span>, <text:span text:style-name="T1021">utilize</text:span> o comando <text:span text:style-name="T543">echo</text:span></text:p>
      <text:p text:style-name="P154"/>
      <text:p text:style-name="P154"/>
      <text:p text:style-name="P155"><draw:frame draw:style-name="fr3" draw:name="Figura18" text:anchor-type="as-char" svg:width="11.986cm" svg:height="8.387cm" draw:z-index="33"><draw:image xlink:href="Pictures/10000000000001C50000013D2735FF2B00EFB693.jpg" xlink:type="simple" xlink:show="embed" xlink:actuate="onLoad" draw:mime-type="image/jpeg"/></draw:frame></text:p>
      <text:p text:style-name="P214"/>
      <text:p text:style-name="P189"><text:span text:style-name="T347">Dentro dos laços de repetição, o comando </text:span><text:span text:style-name="Source_20_Text"><text:span text:style-name="T427">break</text:span></text:span><text:span text:style-name="T347"> quebra o fluxo d</text:span><text:span text:style-name="T348">a</text:span><text:span text:style-name="T347"> iteração e manda a execução para fora da estrutura. </text:span><text:span text:style-name="T348">Já o coman</text:span><text:span text:style-name="T347">do</text:span><text:span text:style-name="T349"> </text:span><text:span text:style-name="Source_20_Text"><text:span text:style-name="T427">continue</text:span></text:span><text:span text:style-name="Source_20_Text"><text:span text:style-name="T349">, volta para o início da iteração mesmo sem </text:span></text:span><text:span text:style-name="Source_20_Text"><text:span text:style-name="T350">ter chegado</text:span></text:span><text:span text:style-name="Source_20_Text"><text:span text:style-name="T349"> lá embaixo da estrutura.</text:span></text:span></text:p>
      <text:h text:style-name="P280" text:outline-level="1"><text:span text:style-name="Source_20_Text"><text:span text:style-name="T869">Aula 12 – Repetição Do-While</text:span></text:span></text:h>
      <text:p text:style-name="Text_20_body"><text:span text:style-name="Source_20_Text"/></text:p>
      <text:p text:style-name="P247"><text:span text:style-name="Source_20_Text"><text:span text:style-name="T45"><draw:frame draw:style-name="fr3" draw:name="Figura19" text:anchor-type="as-char" svg:width="14.579cm" svg:height="6.906cm" draw:z-index="34"><draw:image xlink:href="Pictures/100000000000022700000105DB249617C4E4D8B7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869">Aula 13 – Iteração For</text:span></text:span></text:h>
      <text:p text:style-name="P263"><text:span text:style-name="Source_20_Text"/></text:p>
      <text:p text:style-name="P248"><text:span text:style-name="Source_20_Text"><text:span text:style-name="T45"><draw:frame draw:style-name="fr3" draw:name="Figura20" text:anchor-type="as-char" svg:width="17.092cm" svg:height="5.503cm" draw:z-index="35"><draw:image xlink:href="Pictures/1000000000000286000000D0FBE105C104392194.jpg" xlink:type="simple" xlink:show="embed" xlink:actuate="onLoad" draw:mime-type="image/jpeg"/></draw:frame></text:span></text:span></text:p>
      <text:p text:style-name="P191"><text:span text:style-name="Source_20_Text"><text:span text:style-name="T88">Na iteração </text:span></text:span><text:span text:style-name="Source_20_Text"><text:span text:style-name="T529">for</text:span></text:span><text:span text:style-name="Source_20_Text"><text:span text:style-name="T88">, a variável já é declarada dentro da estrutura, </text:span></text:span><text:span text:style-name="Source_20_Text"><text:span text:style-name="T89">a</text:span></text:span><text:span text:style-name="Source_20_Text"><text:span text:style-name="T90"> semântica do segundo parâmetro equivale </text:span></text:span><text:span text:style-name="Source_20_Text"><text:span text:style-name="T89">a </text:span></text:span><text:span text:style-name="Source_20_Text"><text:span text:style-name="T90">“enquanto” </text:span></text:span><text:span text:style-name="Source_20_Text"><text:span text:style-name="T89">e o</text:span></text:span><text:span text:style-name="Source_20_Text"><text:span text:style-name="T91">s parâmetros são separados por ponto-e-vírgula.</text:span></text:span></text:p>
      <text:h text:style-name="P280" text:outline-level="1"><text:span text:style-name="Source_20_Text"><text:span text:style-name="T869">Aula 14 – Rotinas</text:span></text:span></text:h>
      <text:p text:style-name="P111"><text:span text:style-name="Source_20_Text"/></text:p>
      <text:p text:style-name="P251"><text:span text:style-name="Source_20_Text"><text:span text:style-name="T179">Rotinas</text:span></text:span><text:span text:style-name="Source_20_Text"><text:span text:style-name="T90"> são </text:span></text:span><text:span text:style-name="Source_20_Text"><text:span text:style-name="T160">funções</text:span></text:span><text:span text:style-name="Source_20_Text"><text:span text:style-name="T90"> </text:span></text:span><text:span text:style-name="Source_20_Text"><text:span text:style-name="T92">ou</text:span></text:span><text:span text:style-name="Source_20_Text"><text:span text:style-name="T90"> </text:span></text:span><text:span text:style-name="Source_20_Text"><text:span text:style-name="T160">procedimentos</text:span></text:span><text:span text:style-name="Source_20_Text"><text:span text:style-name="T90">, </text:span></text:span><text:span text:style-name="Source_20_Text"><text:span text:style-name="T92">porém o PHP considera ambas operações como funções, distinguindo-se apenas </text:span></text:span><text:span text:style-name="Source_20_Text"><text:span text:style-name="T91">quanto a</text:span></text:span><text:span text:style-name="Source_20_Text"><text:span text:style-name="T92">o seu </text:span></text:span><text:span text:style-name="Source_20_Text"><text:span text:style-name="T93">valor de retorno, </text:span></text:span><text:span text:style-name="Source_20_Text"><text:span text:style-name="T94">se é vazio</text:span></text:span><text:span text:style-name="Source_20_Text"><text:span text:style-name="T95"> </text:span></text:span><text:span text:style-name="Source_20_Text"><text:span text:style-name="T92">ou</text:span></text:span><text:span text:style-name="Source_20_Text"><text:span text:style-name="T95"> não.</text:span></text:span></text:p>
      <text:p text:style-name="P247"><draw:frame draw:style-name="fr4" draw:name="Figura21" text:anchor-type="paragraph" svg:x="-0.533cm" svg:y="0cm" svg:width="9.197cm" svg:height="4.942cm" draw:z-index="13"><draw:image xlink:href="Pictures/100000000000029E00000168675B4B158D9987B8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F253DF6E03593425.jpg" xlink:type="simple" xlink:show="embed" xlink:actuate="onLoad" draw:mime-type="image/jpeg"/></draw:frame><text:span text:style-name="Source_20_Text"/></text:p>
      <text:p text:style-name="P247"><text:span text:style-name="Source_20_Text"/></text:p>
      <text:p text:style-name="P247"><text:span text:style-name="Source_20_Text"/></text:p>
      <text:p text:style-name="P247"><text:span text:style-name="Source_20_Text"/></text:p>
      <text:p text:style-name="P247"><text:span text:style-name="Source_20_Text"/></text:p>
      <text:p text:style-name="P247"><text:span text:style-name="Source_20_Text"/></text:p>
      <text:p text:style-name="P249"><text:span text:style-name="Source_20_Text"/></text:p>
      <text:p text:style-name="P192"><text:span text:style-name="Source_20_Text"><text:span text:style-name="T228">Nas funções, não é preciso declarar antes as variáveis locais (internas na estrutura). </text:span></text:span><text:span text:style-name="Source_20_Text"><text:span text:style-name="T232">Já n</text:span></text:span><text:span text:style-name="Source_20_Text"><text:span text:style-name="T96">as f</text:span></text:span><text:span text:style-name="Source_20_Text"><text:span text:style-name="T97">unções para criar </text:span></text:span><text:span text:style-name="Source_20_Text"><text:span text:style-name="T98">Rotinas com Múltiplos Parâmetros em PHP, </text:span></text:span><text:span text:style-name="Source_20_Text"><text:span text:style-name="T97">ou seja,</text:span></text:span><text:span text:style-name="Source_20_Text"><text:span text:style-name="T98"> </text:span></text:span><text:span text:style-name="Source_20_Text"><text:span text:style-name="T180">Parâmetros Variáveis</text:span></text:span><text:span text:style-name="Source_20_Text"><text:span text:style-name="T98"> </text:span></text:span><text:span text:style-name="Source_20_Text"><text:span text:style-name="T99">não é preciso especificar os parâmetros pois </text:span></text:span><text:span text:style-name="Source_20_Text"><text:span text:style-name="T96">existem</text:span></text:span><text:span text:style-name="Source_20_Text"><text:span text:style-name="T99"> funç</text:span></text:span><text:span text:style-name="Source_20_Text"><text:span text:style-name="T96">ões</text:span></text:span><text:span text:style-name="Source_20_Text"><text:span text:style-name="T99"> interna</text:span></text:span><text:span text:style-name="Source_20_Text"><text:span text:style-name="T96">s</text:span></text:span><text:span text:style-name="Source_20_Text"><text:span text:style-name="T99"> para pegá-los </text:span></text:span><text:span text:style-name="Source_20_Text"><text:span text:style-name="T100">automaticamente</text:span></text:span><text:span text:style-name="Source_20_Text"><text:span text:style-name="T99">:</text:span></text:span></text:p>
      <text:list text:style-name="L11">
        <text:list-item>
          <text:p text:style-name="P402"><text:span text:style-name="Source_20_Text"><text:span text:style-name="T822">func_get_args()</text:span></text:span><text:span text:style-name="Source_20_Text"><text:span text:style-name="T858">: </text:span></text:span><text:span text:style-name="Source_20_Text"><text:span text:style-name="T860">pega todos os argumentos</text:span></text:span><text:span text:style-name="Source_20_Text"><text:span text:style-name="T858"> e coloca dentro de um </text:span></text:span><text:span text:style-name="Source_20_Text"><text:span text:style-name="T863">vetor</text:span></text:span><text:span text:style-name="Source_20_Text"><text:span text:style-name="T868">.</text:span></text:span></text:p>
        </text:list-item>
        <text:list-item>
          <text:p text:style-name="P403"><text:span text:style-name="Source_20_Text"><text:span text:style-name="T822">func_num_args()</text:span></text:span><text:span text:style-name="Source_20_Text"><text:span text:style-name="T859">: </text:span></text:span><text:span text:style-name="Source_20_Text"><text:span text:style-name="T861">retorna</text:span></text:span><text:span text:style-name="Source_20_Text"><text:span text:style-name="T862"> </text:span></text:span><text:span text:style-name="Source_20_Text"><text:span text:style-name="T861">a quantidade</text:span></text:span><text:span text:style-name="Source_20_Text"><text:span text:style-name="T859"> de argumentos passados.</text:span></text:span></text:p>
        </text:list-item>
      </text:list>
      <text:p text:style-name="P253"><draw:frame draw:style-name="fr4" draw:name="Figura23" text:anchor-type="paragraph" svg:x="0.806cm" svg:y="0.31cm" svg:width="16.312cm" svg:height="8.64cm" draw:z-index="17"><draw:image xlink:href="Pictures/10000001000002A000000164125C7ECCB0CD9726.png" xlink:type="simple" xlink:show="embed" xlink:actuate="onLoad" draw:mime-type="image/png"/></draw:frame><text:span text:style-name="Source_20_Text"/></text:p>
      <text:h text:style-name="P280" text:outline-level="1"><text:span text:style-name="Source_20_Text"><text:span text:style-name="T800">Passagem de parâmetros: por </text:span></text:span><text:span text:style-name="Source_20_Text"><text:span text:style-name="T1022">valor</text:span></text:span><text:span text:style-name="Source_20_Text"><text:span text:style-name="T800"> ou por </text:span></text:span><text:span text:style-name="Source_20_Text"><text:span text:style-name="T1022">referência</text:span></text:span><text:span text:style-name="Source_20_Text"><text:span text:style-name="T800">?</text:span></text:span></text:h>
      <text:h text:style-name="P405" text:outline-level="1"><draw:frame draw:style-name="fr4" draw:name="Figura24" text:anchor-type="paragraph" svg:x="1.004cm" svg:y="0.199cm" svg:width="15.517cm" svg:height="8.451cm" draw:z-index="18"><draw:image xlink:href="Pictures/100000000000029300000167BCA9CB39186AFF74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BB6EB3C75BEBE596.jpg" xlink:type="simple" xlink:show="embed" xlink:actuate="onLoad" draw:mime-type="image/jpeg"/></draw:frame><text:span text:style-name="Source_20_Text"><text:span text:style-name="T101"><text:line-break/>Na </text:span></text:span><text:span text:style-name="Source_20_Text"><text:span text:style-name="T126">passagem por valor</text:span></text:span><text:span text:style-name="Source_20_Text"><text:span text:style-name="T101">, o valor da variável </text:span></text:span><text:span text:style-name="Source_20_Text"><text:span text:style-name="T102">externa </text:span></text:span><text:span text:style-name="Source_20_Text"><text:span text:style-name="T101">é </text:span></text:span><text:span text:style-name="Source_20_Text"><text:span text:style-name="T161">copiado</text:span></text:span><text:span text:style-name="Source_20_Text"><text:span text:style-name="T103"> para</text:span></text:span><text:span text:style-name="Source_20_Text"><text:span text:style-name="T101"> o parâmetro da função e, qualquer mudança nesse parâmetro, </text:span></text:span><text:span text:style-name="Source_20_Text"><text:span text:style-name="T162">não altera o valor da variável. </text:span></text:span><text:span text:style-name="Source_20_Text"><text:span text:style-name="T130">Já na </text:span></text:span><text:span text:style-name="Source_20_Text"><text:span text:style-name="T127">passagem por referência</text:span></text:span><text:span text:style-name="Source_20_Text"><text:span text:style-name="T130">, é adicionado um </text:span></text:span><text:span text:style-name="Source_20_Text"><text:span text:style-name="T547">&amp;</text:span></text:span><text:span text:style-name="Source_20_Text"><text:span text:style-name="T130"> (“ê comercial”) </text:span></text:span><text:span text:style-name="Source_20_Text"><text:span text:style-name="T131">na frente</text:span></text:span><text:span text:style-name="Source_20_Text"><text:span text:style-name="T130"> do parâmetro. Desse modo, o que vai para esse parâmetro não é um valor, mas sim </text:span></text:span><text:span text:style-name="Source_20_Text"><text:span text:style-name="T131">o </text:span></text:span><text:span text:style-name="Source_20_Text"><text:span text:style-name="T163">endereço</text:span></text:span><text:span text:style-name="Source_20_Text"><text:span text:style-name="T131"> </text:span></text:span><text:span text:style-name="Source_20_Text"><text:span text:style-name="T132">de</text:span></text:span><text:span text:style-name="Source_20_Text"><text:span text:style-name="T131"> memória </text:span></text:span><text:span text:style-name="Source_20_Text"><text:span text:style-name="T132">(</text:span></text:span><text:span text:style-name="Source_20_Text"><text:span text:style-name="T131">ponteiro</text:span></text:span><text:span text:style-name="Source_20_Text"><text:span text:style-name="T132">)</text:span></text:span><text:span text:style-name="Source_20_Text"><text:span text:style-name="T131"> </text:span></text:span><text:span text:style-name="Source_20_Text"><text:span text:style-name="T132">da</text:span></text:span><text:span text:style-name="Source_20_Text"><text:span text:style-name="T130"> variável</text:span></text:span><text:span text:style-name="Source_20_Text"><text:span text:style-name="T131"> </text:span></text:span><text:span text:style-name="Source_20_Text"><text:span text:style-name="T130">que foi passada e, assim, qualquer alteração feita n</text:span></text:span><text:span text:style-name="Source_20_Text"><text:span text:style-name="T133">esse</text:span></text:span><text:span text:style-name="Source_20_Text"><text:span text:style-name="T130"> parâmetro também </text:span></text:span><text:span text:style-name="Source_20_Text"><text:span text:style-name="T164">altera o valor da variável</text:span></text:span><text:span text:style-name="Source_20_Text"><text:span text:style-name="T130"> </text:span></text:span><text:span text:style-name="Source_20_Text"><text:span text:style-name="T133">externa</text:span></text:span><text:span text:style-name="Source_20_Text"><text:span text:style-name="T130">.</text:span></text:span></text:h>
      <text:h text:style-name="P405" text:outline-level="1"><text:span text:style-name="Source_20_Text"/></text:h>
      <text:h text:style-name="P405" text:outline-level="1"><text:span text:style-name="Source_20_Text"><text:span text:style-name="T130">A partir do </text:span></text:span><text:span text:style-name="Source_20_Text"><text:span text:style-name="Strong_20_Emphasis"><text:span text:style-name="T139">PHP 8.0</text:span></text:span></text:span><text:span text:style-name="Source_20_Text"><text:span text:style-name="T130">, é possível usar </text:span></text:span><text:span text:style-name="Source_20_Text"><text:span text:style-name="Strong_20_Emphasis"><text:span text:style-name="T1023">parâmetros nomeados</text:span></text:span></text:span><text:span text:style-name="Source_20_Text"><text:span text:style-name="T130"> ao chamar funções, </text:span></text:span><text:span text:style-name="Source_20_Text"><text:span text:style-name="T134">permitindo especificar</text:span></text:span><text:span text:style-name="Source_20_Text"><text:span text:style-name="T130"> os argumentos de uma função usando os </text:span></text:span><text:soft-page-break/><text:span text:style-name="Source_20_Text"><text:span text:style-name="T130">nomes dos parâmetros, em vez de apenas suas posições. </text:span></text:span><text:span text:style-name="Source_20_Text"><text:span text:style-name="T134">Sendo assim, ordem dos argumentos não importa, desde que sejam passados os nomes corretos. </text:span></text:span><text:span text:style-name="Source_20_Text"><text:span text:style-name="T135">A</text:span></text:span><text:span text:style-name="Source_20_Text"><text:span text:style-name="T134">rgumentos nomeados devem vir </text:span></text:span><text:span text:style-name="Source_20_Text"><text:span text:style-name="Strong_20_Emphasis"><text:span text:style-name="T168">depois</text:span></text:span></text:span><text:span text:style-name="Source_20_Text"><text:span text:style-name="T134"> dos posicionais. </text:span></text:span></text:h>
      <text:p text:style-name="P223"><text:span text:style-name="T626">function</text:span><text:span text:style-name="T563"> </text:span><text:span text:style-name="T878">criarUsuario</text:span><text:span text:style-name="T563">(</text:span><text:span text:style-name="T626">string</text:span><text:span text:style-name="T563"> </text:span><text:span text:style-name="T912">$nome</text:span><text:span text:style-name="T563">, </text:span><text:span text:style-name="T626">int</text:span><text:span text:style-name="T563"> </text:span><text:span text:style-name="T912">$idade</text:span><text:span text:style-name="T563">, </text:span><text:span text:style-name="T626">string</text:span><text:span text:style-name="T563"> </text:span><text:span text:style-name="T912">$email</text:span><text:span text:style-name="T563"> = </text:span><text:span text:style-name="T972">"sem@email.com"</text:span><text:span text:style-name="T563">) {<text:tab/></text:span></text:p>
      <text:p text:style-name="P223"><text:span text:style-name="T1010">return</text:span><text:span text:style-name="T563"> </text:span><text:span text:style-name="T972">"Nome: </text:span><text:span text:style-name="T912">$nome</text:span><text:span text:style-name="T972">, Idade: </text:span><text:span text:style-name="T912">$idade</text:span><text:span text:style-name="T972">, Email: </text:span><text:span text:style-name="T912">$email</text:span><text:span text:style-name="T972">"</text:span><text:span text:style-name="T563">;<text:tab/><text:tab/><text:tab/><text:tab/><text:tab/><text:tab/></text:span></text:p>
      <text:p text:style-name="P240">}<text:tab/><text:tab/><text:tab/><text:tab/><text:tab/><text:tab/><text:tab/><text:tab/><text:tab/><text:tab/><text:tab/><text:tab/><text:tab/><text:tab/></text:p>
      <text:p text:style-name="P240"><text:tab/><text:tab/><text:tab/><text:tab/><text:tab/><text:tab/><text:tab/><text:tab/><text:tab/><text:tab/><text:tab/><text:tab/><text:tab/><text:tab/></text:p>
      <text:p text:style-name="P254">// Usando parâmetros nomeados (ordem não importa)<text:tab/><text:tab/><text:tab/><text:tab/><text:tab/><text:tab/><text:tab/></text:p>
      <text:p text:style-name="P41"><text:span text:style-name="T888">echo</text:span><text:span text:style-name="T573"> </text:span><text:span text:style-name="T888">criarUsuario</text:span><text:span text:style-name="T573">(</text:span><text:span text:style-name="T671">idade</text:span><text:span text:style-name="T573">: </text:span><text:span text:style-name="T617">30</text:span><text:span text:style-name="T573">, </text:span><text:span text:style-name="T671">nome</text:span><text:span text:style-name="T573">: </text:span><text:span text:style-name="T980">"João"</text:span><text:span text:style-name="T573">, </text:span><text:span text:style-name="T671">email</text:span><text:span text:style-name="T573">: </text:span><text:span text:style-name="T980">"joao</text:span><text:span text:style-name="T981">@</text:span><text:span text:style-name="T980">email.com"</text:span><text:span text:style-name="T573">);<text:tab/><text:tab/><text:tab/></text:span></text:p>
      <text:p text:style-name="P240"><text:tab/><text:tab/><text:tab/><text:tab/><text:tab/><text:tab/><text:tab/><text:tab/><text:tab/><text:tab/><text:tab/><text:tab/><text:tab/><text:tab/></text:p>
      <text:p text:style-name="P254">// Saída: Nome: João, Idade: 30, Email: joao@email.com<text:tab/><text:tab/><text:tab/><text:tab/><text:tab/><text:tab/></text:p>
      <text:h text:style-name="P399" text:outline-level="1"/>
      <text:h text:style-name="P280" text:outline-level="1"><text:span text:style-name="Source_20_Text"><text:span text:style-name="T869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D2BBAC229D0691BF.jpg" xlink:type="simple" xlink:show="embed" xlink:actuate="onLoad" draw:mime-type="image/jpeg"/></draw:frame><text:span text:style-name="Source_20_Text"/></text:p>
      <text:p text:style-name="P252"><text:span text:style-name="Source_20_Text"/></text:p>
      <text:p text:style-name="P252"><text:span text:style-name="Source_20_Text"/></text:p>
      <text:p text:style-name="P252"><text:span text:style-name="Source_20_Text"/></text:p>
      <text:p text:style-name="P252"><text:span text:style-name="Source_20_Text"/></text:p>
      <text:p text:style-name="P252"><text:span text:style-name="Source_20_Text"/></text:p>
      <text:p text:style-name="P252"><text:span text:style-name="Source_20_Text"/></text:p>
      <text:p text:style-name="P252"><text:span text:style-name="Source_20_Text"/></text:p>
      <text:p text:style-name="P252"><text:span text:style-name="Source_20_Text"/></text:p>
      <text:p text:style-name="P252"><text:span text:style-name="Source_20_Text"><text:span text:style-name="T140"><text:line-break/></text:span></text:span><text:span text:style-name="Source_20_Text"><text:span text:style-name="T228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233">bibliotecas</text:span></text:span><text:span text:style-name="Source_20_Text"><text:span text:style-name="T228">). A grande vantagem é que qualquer alteração dentro dessa função vai afetar também o funcionamento de todos os scripts que a utilizarem.</text:span></text:span></text:p>
      <text:p text:style-name="P193"><text:span text:style-name="Source_20_Text"><text:span text:style-name="T228">Para isso, usamos o comando</text:span></text:span><text:span text:style-name="Source_20_Text"><text:span text:style-name="T864"> </text:span></text:span><text:span text:style-name="Source_20_Text"><text:span text:style-name="T544">include</text:span></text:span><text:span text:style-name="Source_20_Text"><text:span text:style-name="T140">, que </text:span></text:span><text:span text:style-name="Source_20_Text"><text:span text:style-name="T141">permite incluir outros arquivos. </text:span></text:span><text:span text:style-name="Source_20_Text"><text:span text:style-name="T142">C</text:span></text:span><text:span text:style-name="Source_20_Text"><text:span text:style-name="T143">aso o arquivo não esteja disponível, </text:span></text:span><text:span text:style-name="Source_20_Text"><text:span text:style-name="T169">continua o programa</text:span></text:span><text:span text:style-name="Source_20_Text"><text:span text:style-name="T142">, </text:span></text:span><text:span text:style-name="Source_20_Text"><text:span text:style-name="T143">acusa</text:span></text:span><text:span text:style-name="Source_20_Text"><text:span text:style-name="T142">ndo</text:span></text:span><text:span text:style-name="Source_20_Text"><text:span text:style-name="T143"> apenas um [Warning]</text:span></text:span><text:span text:style-name="Source_20_Text"><text:span text:style-name="T144">.</text:span></text:span></text:p>
      <text:p text:style-name="P193"><text:span text:style-name="Source_20_Text"><text:span text:style-name="T141">Existe também o comando </text:span></text:span><text:span text:style-name="Source_20_Text"><text:span text:style-name="T544">require</text:span></text:span><text:span text:style-name="Source_20_Text"><text:span text:style-name="T141"> que tem funcionalidade semelhante porém </text:span></text:span><text:span text:style-name="Source_20_Text"><text:span text:style-name="T170">torna o arquivo obrigatório</text:span></text:span><text:span text:style-name="Source_20_Text"><text:span text:style-name="T145">, ou seja</text:span></text:span><text:span text:style-name="Source_20_Text"><text:span text:style-name="T141">, caso o arquivo requerido não seja encontrado ou esteja corrompido, </text:span></text:span><text:span text:style-name="Source_20_Text"><text:span text:style-name="T171">interrompe</text:span></text:span><text:span text:style-name="Source_20_Text"><text:span text:style-name="T169"> o programa</text:span></text:span><text:span text:style-name="Source_20_Text"><text:span text:style-name="T145"> exatamente nessa linha e </text:span></text:span><text:span text:style-name="Source_20_Text"><text:span text:style-name="T143">apresenta um</text:span></text:span><text:span text:style-name="Source_20_Text"><text:span text:style-name="T145"> [ERRO FATAL], não </text:span></text:span><text:span text:style-name="Source_20_Text"><text:span text:style-name="T146">apresentando</text:span></text:span><text:span text:style-name="Source_20_Text"><text:span text:style-name="T145"> nenhum resultado.</text:span></text:span></text:p>
      <text:p text:style-name="P194"><text:span text:style-name="Source_20_Text"><text:span text:style-name="T147">Existem também as variações </text:span></text:span><text:span text:style-name="Source_20_Text"><text:span text:style-name="T544">include_once</text:span></text:span><text:span text:style-name="Source_20_Text"><text:span text:style-name="T865"> e </text:span></text:span><text:span text:style-name="Source_20_Text"><text:span text:style-name="T544">require_once</text:span></text:span><text:span text:style-name="Source_20_Text"><text:span text:style-name="T147"> que previnem que o mesmo arquivo seja carregado de novo, </text:span></text:span><text:span text:style-name="Source_20_Text"><text:span text:style-name="T142">e sim</text:span></text:span><text:span text:style-name="Source_20_Text"><text:span text:style-name="T147"> apenas uma vez.</text:span></text:span></text:p>
      <text:list text:style-name="L12">
        <text:list-item>
          <text:p text:style-name="P349"><text:span text:style-name="Source_20_Text"><text:span text:style-name="T147">Use </text:span></text:span><text:span text:style-name="Source_20_Text"><text:span text:style-name="T544">include</text:span></text:span><text:span text:style-name="Source_20_Text"><text:span text:style-name="T147"> quando: </text:span></text:span>Vo<text:span text:style-name="T674">cê está </text:span><text:span text:style-name="Strong_20_Emphasis"><text:span text:style-name="T674">carregando uma view</text:span></text:span><text:span text:style-name="T674"> (HTML/PHP) que pode ser renderizada várias vezes sem problema. (apenas imprime conteúdo). </text:span></text:p>
        </text:list-item>
        <text:list-item>
          <text:p text:style-name="P349"><text:span text:style-name="T674">Use </text:span><text:span text:style-name="Source_20_Text"><text:span text:style-name="T544">include_once</text:span></text:span><text:span text:style-name="T674"> quando: O arquivo define </text:span><text:span text:style-name="Strong_20_Emphasis"><text:span text:style-name="T674">funções, classes ou constantes</text:span></text:span><text:span text:style-name="T674"> (e uma segunda inclusão causaria erro de redefinição). Você está incluindo </text:span><text:span text:style-name="Strong_20_Emphasis"><text:span text:style-name="T674">helpers, config, bootstrap, autoload</text:span></text:span><text:span text:style-name="T674"> </text:span></text:p>
        </text:list-item>
      </text:list>
      <text:p text:style-name="P195"><text:span text:style-name="Strong_20_Emphasis"><text:span text:style-name="Source_20_Text"><text:span text:style-name="T526">__DIR__</text:span></text:span></text:span><text:span text:style-name="Source_20_Text"><text:span text:style-name="T147"> é uma </text:span></text:span><text:span text:style-name="Source_20_Text"><text:span text:style-name="Strong_20_Emphasis"><text:span text:style-name="T136">constante mágica</text:span></text:span></text:span><text:span text:style-name="Source_20_Text"><text:span text:style-name="T147"> que retorna o caminho </text:span></text:span><text:span text:style-name="Source_20_Text"><text:span text:style-name="T172">absoluto</text:span></text:span><text:span text:style-name="Source_20_Text"><text:span text:style-name="T147"> do diretório onde o script atual está localizado. Caminhos relativos podem falhar em diferentes contextos de execução (ex.: CLI vs. servidor web). </text:span></text:span><text:span text:style-name="Source_20_Text"><text:span text:style-name="T13">__DIR__</text:span></text:span><text:span text:style-name="Source_20_Text"><text:span text:style-name="T147"> resolve o problema fornecendo o caminho absoluto </text:span></text:span><text:span text:style-name="Source_20_Text"><text:span text:style-name="T148">do arquivo</text:span></text:span><text:span text:style-name="Source_20_Text"><text:span text:style-name="T147">. </text:span></text:span><text:span text:style-name="Source_20_Text"><text:span text:style-name="T148">Facilita a organização de arquivos em diferentes subdiretórios sem depender de configurações externas. Exemplo:<text:line-break/></text:span></text:span><text:span text:style-name="Source_20_Text"><text:span text:style-name="T1012">require</text:span></text:span><text:span text:style-name="Source_20_Text"><text:span text:style-name="T575"> </text:span></text:span><text:span text:style-name="Source_20_Text"><text:span text:style-name="T629">__DIR__</text:span></text:span><text:span text:style-name="Source_20_Text"><text:span text:style-name="T575"> . </text:span></text:span><text:span text:style-name="Source_20_Text"><text:span text:style-name="T983">"/funcoes.php"</text:span></text:span><text:span text:style-name="Source_20_Text"><text:span text:style-name="T575">;</text:span></text:span></text:p>
      <text:h text:style-name="P280" text:outline-level="1"><text:span text:style-name="Source_20_Text"><text:span text:style-name="T869">Aula 16 e 17 – Funções para Strings</text:span></text:span></text:h>
      <text:p text:style-name="P257"><text:span text:style-name="Source_20_Text"><text:span text:style-name="T149">No PHP, t</text:span></text:span><text:span text:style-name="Source_20_Text"><text:span text:style-name="T141">udo que está entre aspas </text:span></text:span><text:span text:style-name="Source_20_Text"><text:span text:style-name="T149">é</text:span></text:span><text:span text:style-name="Source_20_Text"><text:span text:style-name="T141"> considera</text:span></text:span><text:span text:style-name="Source_20_Text"><text:span text:style-name="T149">do</text:span></text:span><text:span text:style-name="Source_20_Text"><text:span text:style-name="T141"> como tipo string, </text:span></text:span><text:span text:style-name="Source_20_Text"><text:span text:style-name="T149">porém a </text:span></text:span><text:span text:style-name="Source_20_Text"><text:span text:style-name="T128">aspa simples</text:span></text:span><text:span text:style-name="Source_20_Text"><text:span text:style-name="T149"> não é interpretativa, é apenas uma string e tudo será tratado como </text:span></text:span><text:span text:style-name="Source_20_Text"><text:span text:style-name="T173">texto</text:span></text:span><text:span text:style-name="Source_20_Text"><text:span text:style-name="T149">. Já a </text:span></text:span><text:span text:style-name="Source_20_Text"><text:span text:style-name="T128">aspa dupla</text:span></text:span><text:span text:style-name="Source_20_Text"><text:span text:style-name="T149"> é </text:span></text:span><text:span text:style-name="Source_20_Text"><text:span text:style-name="T173">processada</text:span></text:span><text:span text:style-name="Source_20_Text"><text:span text:style-name="T149">, reconhecendo variáveis no conteúdo ou caracteres de escape como </text:span></text:span><text:span text:style-name="Source_20_Text"><text:span text:style-name="T654">\n \t \r</text:span></text:span><text:span text:style-name="Source_20_Text"><text:span text:style-name="T866"> </text:span></text:span><text:span text:style-name="Source_20_Text"><text:span text:style-name="T149">que serão </text:span></text:span><text:span text:style-name="Source_20_Text"><text:span text:style-name="T150">consideradas</text:span></text:span><text:span text:style-name="Source_20_Text"><text:span text:style-name="T149"> na hora de executar a string.</text:span></text:span></text:p>
      <text:p text:style-name="P257"><text:span text:style-name="Source_20_Text"><text:span text:style-name="T149">Um caractere de uma string pode ser acessado como se fosse um índice de um array. </text:span></text:span><text:span text:style-name="Source_20_Text"><text:span text:style-name="T151">Exemplo: </text:span></text:span><text:span text:style-name="Source_20_Text"><text:span text:style-name="T923">$string</text:span></text:span><text:span text:style-name="Source_20_Text"><text:span text:style-name="T576">[</text:span></text:span><text:span text:style-name="Source_20_Text"><text:span text:style-name="T619">1</text:span></text:span><text:span text:style-name="Source_20_Text"><text:span text:style-name="T576">]</text:span></text:span></text:p>
      <text:p text:style-name="P257"><text:span text:style-name="Source_20_Text"><text:span text:style-name="T149">O </text:span></text:span><text:span text:style-name="Source_20_Text"><text:span text:style-name="T141">valor </text:span></text:span><text:span text:style-name="Source_20_Text"><text:span text:style-name="T709">verdadeiro</text:span></text:span><text:span text:style-name="Source_20_Text"><text:span text:style-name="T141"> é impresso como ‘</text:span></text:span><text:span text:style-name="Source_20_Text"><text:span text:style-name="T710">1</text:span></text:span><text:span text:style-name="Source_20_Text"><text:span text:style-name="T141">’ e o valor </text:span></text:span><text:span text:style-name="Source_20_Text"><text:span text:style-name="T1024">falso</text:span></text:span><text:span text:style-name="Source_20_Text"><text:span text:style-name="T141"> é impresso como vazio </text:span></text:span><text:span text:style-name="Source_20_Text"><text:span text:style-name="T1025">““</text:span></text:span><text:span text:style-name="Source_20_Text"><text:span text:style-name="T867">.<text:line-break/></text:span></text:span><text:span text:style-name="Source_20_Text"><text:span text:style-name="T149">Logo, </text:span></text:span><text:span text:style-name="Source_20_Text"><text:span text:style-name="T591"> </text:span></text:span><text:span text:style-name="Source_20_Text"><text:span text:style-name="T915">$c</text:span></text:span><text:span text:style-name="Source_20_Text"><text:span text:style-name="T568"> = (</text:span></text:span><text:span text:style-name="Source_20_Text"><text:span text:style-name="T915">10</text:span></text:span><text:span text:style-name="Source_20_Text"><text:span text:style-name="T568"> &gt; </text:span></text:span><text:span text:style-name="Source_20_Text"><text:span text:style-name="T915">5</text:span></text:span><text:span text:style-name="Source_20_Text"><text:span text:style-name="T568">) ? </text:span></text:span><text:span text:style-name="Source_20_Text"><text:span text:style-name="T635">true</text:span></text:span><text:span text:style-name="Source_20_Text"><text:span text:style-name="T568"> : </text:span></text:span><text:span text:style-name="Source_20_Text"><text:span text:style-name="T635">false</text:span></text:span><text:span text:style-name="Source_20_Text"><text:span text:style-name="T568">;</text:span></text:span><text:span text:style-name="Source_20_Text"><text:span text:style-name="T585"> </text:span></text:span><text:span text:style-name="Source_20_Text"><text:span text:style-name="T152">retorna o valor ‘1’</text:span></text:span></text:p>
      <text:p text:style-name="P123"><text:span text:style-name="Source_20_Text"><text:span text:style-name="T149">Usar </text:span></text:span><text:span text:style-name="Source_20_Text"><text:span text:style-name="T128">funções multibyte </text:span></text:span><text:span text:style-name="Source_20_Text"><text:span text:style-name="T149">(mb_*) proporciona</text:span></text:span><text:span text:style-name="Source_20_Text"><text:span text:style-name="T151">m</text:span></text:span><text:span text:style-name="Source_20_Text"><text:span text:style-name="T149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713">mb_strtolower()</text:span></text:span><text:span text:style-name="Source_20_Text"><text:span text:style-name="T763"> </text:span></text:span><text:span text:style-name="Source_20_Text"><text:span text:style-name="T149">em vez de </text:span></text:span><text:span text:style-name="Source_20_Text"><text:span text:style-name="T713">strtolower()</text:span></text:span></text:p>
      <text:p text:style-name="P123"><text:span text:style-name="Source_20_Text"/></text:p>
      <text:list xml:id="list1223067843" text:style-name="L13">
        <text:list-item>
          <text:p text:style-name="P353"><text:span text:style-name="Source_20_Text"><text:span text:style-name="T648">print</text:span></text:span><text:span text:style-name="Source_20_Text"><text:span text:style-name="T827">f</text:span></text:span><text:span text:style-name="Source_20_Text"><text:span text:style-name="T649">()</text:span></text:span><text:span text:style-name="Source_20_Text"><text:span text:style-name="T104">: </text:span></text:span><text:span text:style-name="Source_20_Text"><text:span text:style-name="T105">permite exibir uma string com itens </text:span></text:span><text:span text:style-name="Source_20_Text"><text:span text:style-name="T165">formatados</text:span></text:span><text:span text:style-name="Source_20_Text"><text:span text:style-name="T104">. Exemplo:</text:span></text:span><text:span text:style-name="Source_20_Text"><text:span text:style-name="T890">printf</text:span></text:span><text:span text:style-name="Source_20_Text"><text:span text:style-name="T592">(</text:span></text:span><text:span text:style-name="Source_20_Text"><text:span text:style-name="T986">"O </text:span></text:span><text:span text:style-name="Source_20_Text"><text:span text:style-name="T672">%</text:span></text:span><text:span text:style-name="Source_20_Text"><text:span text:style-name="T986">s está custando R$ </text:span></text:span><text:span text:style-name="Source_20_Text"><text:span text:style-name="T672">%</text:span></text:span><text:span text:style-name="Source_20_Text"><text:span text:style-name="T986">.2</text:span></text:span><text:span text:style-name="Source_20_Text"><text:span text:style-name="T672">f</text:span></text:span><text:span text:style-name="Source_20_Text"><text:span text:style-name="T986">"</text:span></text:span><text:span text:style-name="Source_20_Text"><text:span text:style-name="T592">, </text:span></text:span><text:span text:style-name="Source_20_Text"><text:span text:style-name="T930">$produto</text:span></text:span><text:span text:style-name="Source_20_Text"><text:span text:style-name="T592">, </text:span></text:span><text:span text:style-name="Source_20_Text"><text:span text:style-name="T930">$preco</text:span></text:span><text:span text:style-name="Source_20_Text"><text:span text:style-name="T592">);</text:span></text:span><text:span text:style-name="Source_20_Text"><text:span text:style-name="T586"><text:line-break/><text:line-break/></text:span></text:span><text:span text:style-name="Source_20_Text"><text:span text:style-name="T81">O símbolo </text:span></text:span><text:span text:style-name="Source_20_Text"><text:span text:style-name="T106">de </text:span></text:span><text:span text:style-name="Source_20_Text"><text:span text:style-name="T81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371"><text:span text:style-name="Source_20_Text"><text:span text:style-name="T549">%</text:span></text:span><text:span text:style-name="Source_20_Text"><text:span text:style-name="T530">d</text:span></text:span><text:span text:style-name="Source_20_Text"><text:span text:style-name="T107">: valor </text:span></text:span><text:span text:style-name="Source_20_Text"><text:span text:style-name="T166">inteiro</text:span></text:span><text:span text:style-name="Source_20_Text"><text:span text:style-name="T107"> (positivo ou negativo)</text:span></text:span></text:p>
            </text:list-item>
            <text:list-item>
              <text:p text:style-name="P371"><text:span text:style-name="Source_20_Text"><text:span text:style-name="T550">%</text:span></text:span><text:span text:style-name="Source_20_Text"><text:span text:style-name="T530">f</text:span></text:span><text:span text:style-name="Source_20_Text"><text:span text:style-name="T107">: valor real, </text:span></text:span><text:span text:style-name="Source_20_Text"><text:span text:style-name="T108">float</text:span></text:span></text:p>
            </text:list-item>
            <text:list-item>
              <text:p text:style-name="P372"><text:span text:style-name="Source_20_Text"><text:span text:style-name="T550">%</text:span></text:span><text:span text:style-name="Source_20_Text"><text:span text:style-name="T530">s</text:span></text:span><text:span text:style-name="Source_20_Text"><text:span text:style-name="T107">: string</text:span></text:span></text:p>
            </text:list-item>
            <text:list-item>
              <text:p text:style-name="P372"><text:span text:style-name="Source_20_Text"><text:span text:style-name="T550">%</text:span></text:span><text:span text:style-name="Source_20_Text"><text:span text:style-name="T530">c</text:span></text:span><text:span text:style-name="Source_20_Text"><text:span text:style-name="T109">: caractere</text:span></text:span></text:p>
            </text:list-item>
            <text:list-item>
              <text:p text:style-name="P371"><text:span text:style-name="Source_20_Text"><text:span text:style-name="T550">%</text:span></text:span><text:span text:style-name="Source_20_Text"><text:span text:style-name="T530">i</text:span></text:span><text:span text:style-name="Source_20_Text"><text:span text:style-name="T107">: permite a notação hexadecimal ou octal na função fscanf()</text:span></text:span><text:span text:style-name="Source_20_Text"><text:span text:style-name="T81"><text:line-break/></text:span></text:span></text:p>
            </text:list-item>
          </text:list>
        </text:list-item>
      </text:list>
      <text:list xml:id="list141951107288096" text:continue-list="list1223067843" text:style-name="L13">
        <text:list-item>
          <text:p text:style-name="P354"><text:span text:style-name="Source_20_Text"><text:span text:style-name="T648">print_r()</text:span></text:span><text:span text:style-name="Source_20_Text"><text:span text:style-name="T107">: </text:span></text:span><text:span text:style-name="Source_20_Text"><text:span text:style-name="T248">Exibe </text:span></text:span><text:span text:style-name="Source_20_Text"><text:span text:style-name="T308">coleções</text:span></text:span><text:span text:style-name="Source_20_Text"><text:span text:style-name="T248">, objetos e variáveis compostas (vetores e matrizes) de maneira organizada.</text:span></text:span><text:span text:style-name="Source_20_Text"><text:span text:style-name="T762"> </text:span></text:span><text:span text:style-name="Source_20_Text"><text:span text:style-name="T107">Exemplo:<text:line-break/></text:span></text:span><text:span text:style-name="Source_20_Text"><text:span text:style-name="T890">print_r</text:span></text:span><text:span text:style-name="Source_20_Text"><text:span text:style-name="T592">(</text:span></text:span><text:span text:style-name="Source_20_Text"><text:span text:style-name="T930">$vetor</text:span></text:span><text:span text:style-name="Source_20_Text"><text:span text:style-name="T592">); </text:span></text:span><text:span text:style-name="Source_20_Text"><text:span text:style-name="T953">//imprime "Array ( [0] =&gt; 4 [1] =&gt; 8 [2] =&gt; 9 )"</text:span></text:span><text:span text:style-name="Source_20_Text"><text:span text:style-name="T957"><text:line-break/></text:span></text:span><text:span text:style-name="Source_20_Text"><text:span text:style-name="T81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373"><text:span text:style-name="Source_20_Text"><text:span text:style-name="T890">var_dump</text:span></text:span><text:span text:style-name="Source_20_Text"><text:span text:style-name="T592">(</text:span></text:span><text:span text:style-name="Source_20_Text"><text:span text:style-name="T930">$vetor</text:span></text:span><text:span text:style-name="Source_20_Text"><text:span text:style-name="T592">)</text:span></text:span></text:p>
            </text:list-item>
            <text:list-item>
              <text:p text:style-name="P373"><text:span text:style-name="Source_20_Text"><text:span text:style-name="T890">var_export</text:span></text:span><text:span text:style-name="Source_20_Text"><text:span text:style-name="T592">(</text:span></text:span><text:span text:style-name="Source_20_Text"><text:span text:style-name="T930">$vetor</text:span></text:span><text:span text:style-name="Source_20_Text"><text:span text:style-name="T592">)</text:span></text:span><text:span text:style-name="Source_20_Text"><text:span text:style-name="T586"><text:line-break/></text:span></text:span></text:p>
            </text:list-item>
          </text:list>
        </text:list-item>
      </text:list>
      <text:list xml:id="list141951023342855" text:continue-list="list141951107288096" text:style-name="L13">
        <text:list-item>
          <text:p text:style-name="P357"><text:span text:style-name="Source_20_Text"><text:span text:style-name="T650">wordwrap()</text:span></text:span><text:span text:style-name="Source_20_Text"><text:span text:style-name="T110">: cria quebras de linha para textos muito longos </text:span></text:span><text:span text:style-name="Source_20_Text"><text:span text:style-name="T105">e em um </text:span></text:span><text:span text:style-name="Source_20_Text"><text:span text:style-name="T165">tamanho especificado</text:span></text:span><text:span text:style-name="Source_20_Text"><text:span text:style-name="T110">. <text:line-break/>Exemplo:</text:span></text:span><text:span text:style-name="Source_20_Text"><text:span text:style-name="T930">$result</text:span></text:span><text:span text:style-name="Source_20_Text"><text:span text:style-name="T592"> = </text:span></text:span><text:span text:style-name="Source_20_Text"><text:span text:style-name="T890">wordwrap</text:span></text:span><text:span text:style-name="Source_20_Text"><text:span text:style-name="T592">(</text:span></text:span><text:span text:style-name="Source_20_Text"><text:span text:style-name="T930">$txt</text:span></text:span><text:span text:style-name="Source_20_Text"><text:span text:style-name="T592">, </text:span></text:span><text:span text:style-name="Source_20_Text"><text:span text:style-name="T622">9</text:span></text:span><text:span text:style-name="Source_20_Text"><text:span text:style-name="T592">, </text:span></text:span><text:span text:style-name="Source_20_Text"><text:span text:style-name="T986">"&lt;br&gt;</text:span></text:span><text:span text:style-name="Source_20_Text"><text:span text:style-name="T1026">\n</text:span></text:span><text:span text:style-name="Source_20_Text"><text:span text:style-name="T986">"</text:span></text:span><text:span text:style-name="Source_20_Text"><text:span text:style-name="T592">, </text:span></text:span><text:span text:style-name="Source_20_Text"><text:span text:style-name="T637">true</text:span></text:span><text:span text:style-name="Source_20_Text"><text:span text:style-name="T592">);</text:span></text:span><text:span text:style-name="Source_20_Text"><text:span text:style-name="T586"><text:line-break/></text:span></text:span></text:p>
        </text:list-item>
        <text:list-item>
          <text:p text:style-name="P358"><text:span text:style-name="Source_20_Text"><text:span text:style-name="T651">strlen()</text:span></text:span><text:span text:style-name="Source_20_Text"><text:span text:style-name="T111">: string lenght - </text:span></text:span><text:span text:style-name="Source_20_Text"><text:span text:style-name="T105">retorna</text:span></text:span><text:span text:style-name="Source_20_Text"><text:span text:style-name="T111"> </text:span></text:span><text:span text:style-name="Source_20_Text"><text:span text:style-name="T112">o </text:span></text:span><text:span text:style-name="Source_20_Text"><text:span text:style-name="T167">tamanho</text:span></text:span><text:span text:style-name="Source_20_Text"><text:span text:style-name="T112"> de uma string </text:span></text:span><text:span text:style-name="Source_20_Text"><text:span text:style-name="T181">em</text:span></text:span><text:span text:style-name="Source_20_Text"><text:span text:style-name="T112"> </text:span></text:span><text:span text:style-name="Source_20_Text"><text:span text:style-name="T181">bytes</text:span></text:span><text:span text:style-name="Source_20_Text"><text:span text:style-name="T176"> </text:span></text:span><text:span text:style-name="Source_20_Text"><text:span text:style-name="T177">e não a quantidade de caracteres </text:span></text:span><text:span text:style-name="Source_20_Text"><text:span text:style-name="T176">(cuidado! caracteres especiais ocupam mais de 1 byte)</text:span></text:span><text:span text:style-name="Source_20_Text"><text:span text:style-name="T111">. Exemplo:</text:span></text:span><text:span text:style-name="Source_20_Text"><text:span text:style-name="T930">$tamanho</text:span></text:span><text:span text:style-name="Source_20_Text"><text:span text:style-name="T592"> = </text:span></text:span><text:span text:style-name="Source_20_Text"><text:span text:style-name="T890">strlen</text:span></text:span><text:span text:style-name="Source_20_Text"><text:span text:style-name="T592">(</text:span></text:span><text:span text:style-name="Source_20_Text"><text:span text:style-name="T930">$txt</text:span></text:span><text:span text:style-name="Source_20_Text"><text:span text:style-name="T592">);</text:span></text:span><text:span text:style-name="Source_20_Text"><text:span text:style-name="T586"><text:line-break/></text:span></text:span></text:p>
        </text:list-item>
        <text:list-item>
          <text:p text:style-name="P359"><text:soft-page-break/><text:span text:style-name="Source_20_Text"><text:span text:style-name="T651">trim()</text:span></text:span><text:span text:style-name="Source_20_Text"><text:span text:style-name="T111">: </text:span></text:span><text:span text:style-name="Source_20_Text"><text:span text:style-name="T113">Por padrão, </text:span></text:span><text:span text:style-name="Source_20_Text"><text:span text:style-name="T114">r</text:span></text:span><text:span text:style-name="Source_20_Text"><text:span text:style-name="T113">etira espaços (ou outros caracteres) do início e do final de uma string, porém, se f</text:span></text:span><text:span text:style-name="Source_20_Text"><text:span text:style-name="T498">or passado um segundo parâmetro, elimina da string principal o que foi repassado na substring. </text:span></text:span><text:span text:style-name="Source_20_Text"><text:span text:style-name="T111">Exemplo:<text:line-break/></text:span></text:span><text:span text:style-name="Source_20_Text"><text:span text:style-name="T930">$nome_sem_espacos</text:span></text:span><text:span text:style-name="Source_20_Text"><text:span text:style-name="T592"> = </text:span></text:span><text:span text:style-name="Source_20_Text"><text:span text:style-name="T890">trim</text:span></text:span><text:span text:style-name="Source_20_Text"><text:span text:style-name="T592">(</text:span></text:span><text:span text:style-name="Source_20_Text"><text:span text:style-name="T930">$nome</text:span></text:span><text:span text:style-name="Source_20_Text"><text:span text:style-name="T592">);<text:line-break/></text:span></text:span><text:span text:style-name="Source_20_Text"><text:span text:style-name="T916">$csvSemVirgula</text:span></text:span><text:span text:style-name="Source_20_Text"><text:span text:style-name="T569"> = </text:span></text:span><text:span text:style-name="Source_20_Text"><text:span text:style-name="T882">trim</text:span></text:span><text:span text:style-name="Source_20_Text"><text:span text:style-name="T569">(</text:span></text:span><text:span text:style-name="Source_20_Text"><text:span text:style-name="T916">$arquivoCsv</text:span></text:span><text:span text:style-name="Source_20_Text"><text:span text:style-name="T569">, </text:span></text:span><text:span text:style-name="Source_20_Text"><text:span text:style-name="T975">','</text:span></text:span><text:span text:style-name="Source_20_Text"><text:span text:style-name="T569">);</text:span></text:span><text:span text:style-name="Source_20_Text"><text:span text:style-name="T586"><text:line-break/></text:span></text:span></text:p>
        </text:list-item>
        <text:list-item>
          <text:p text:style-name="P355"><text:span text:style-name="Source_20_Text"><text:span text:style-name="T646">ltrim()</text:span></text:span><text:span text:style-name="Source_20_Text"><text:span text:style-name="T81">: </text:span></text:span><text:span text:style-name="Source_20_Text"><text:span text:style-name="T105">Elimina</text:span></text:span><text:span text:style-name="Source_20_Text"><text:span text:style-name="T81"> espaços</text:span></text:span><text:span text:style-name="Source_20_Text"><text:span text:style-name="T499"> em branco</text:span></text:span><text:span text:style-name="Source_20_Text"><text:span text:style-name="T81"> no início, à esquerda.<text:line-break/></text:span></text:span><text:span text:style-name="Source_20_Text"><text:span text:style-name="T930">$sem_espacos_inicio</text:span></text:span><text:span text:style-name="Source_20_Text"><text:span text:style-name="T592"> = </text:span></text:span><text:span text:style-name="Source_20_Text"><text:span text:style-name="T890">ltrim</text:span></text:span><text:span text:style-name="Source_20_Text"><text:span text:style-name="T592">(</text:span></text:span><text:span text:style-name="Source_20_Text"><text:span text:style-name="T930">$nome</text:span></text:span><text:span text:style-name="Source_20_Text"><text:span text:style-name="T592">);</text:span></text:span><text:span text:style-name="Source_20_Text"><text:span text:style-name="T81"><text:line-break/></text:span></text:span></text:p>
        </text:list-item>
        <text:list-item>
          <text:p text:style-name="P356"><text:span text:style-name="Source_20_Text"><text:span text:style-name="T652">r</text:span></text:span><text:span text:style-name="Source_20_Text"><text:span text:style-name="T646">trim()</text:span></text:span><text:span text:style-name="Source_20_Text"><text:span text:style-name="T81">: </text:span></text:span><text:span text:style-name="Source_20_Text"><text:span text:style-name="T105">Elimina</text:span></text:span><text:span text:style-name="Source_20_Text"><text:span text:style-name="T81"> espaços</text:span></text:span><text:span text:style-name="Source_20_Text"><text:span text:style-name="T499"> em branco</text:span></text:span><text:span text:style-name="Source_20_Text"><text:span text:style-name="T81"> no fi</text:span></text:span><text:span text:style-name="Source_20_Text"><text:span text:style-name="T105">nal,</text:span></text:span><text:span text:style-name="Source_20_Text"><text:span text:style-name="T81"> à direita.<text:line-break/></text:span></text:span><text:span text:style-name="Source_20_Text"><text:span text:style-name="T930">$sem_espacos_fim</text:span></text:span><text:span text:style-name="Source_20_Text"><text:span text:style-name="T592"> = </text:span></text:span><text:span text:style-name="Source_20_Text"><text:span text:style-name="T890">rtrim</text:span></text:span><text:span text:style-name="Source_20_Text"><text:span text:style-name="T592">(</text:span></text:span><text:span text:style-name="Source_20_Text"><text:span text:style-name="T930">$nome</text:span></text:span><text:span text:style-name="Source_20_Text"><text:span text:style-name="T592">);</text:span></text:span><text:span text:style-name="Source_20_Text"><text:span text:style-name="T586"><text:line-break/></text:span></text:span></text:p>
        </text:list-item>
        <text:list-item>
          <text:p text:style-name="P360"><text:span text:style-name="Source_20_Text"><text:span text:style-name="T653">str_word_count()</text:span></text:span><text:span text:style-name="Source_20_Text"><text:span text:style-name="T115">: </text:span></text:span><text:span text:style-name="Source_20_Text"><text:span text:style-name="T116">dependendo do parâmetro, retorna a quantidade de palavras ou cria um vetor com a string</text:span></text:span><text:span text:style-name="Source_20_Text"><text:span text:style-name="T115">. Exemplo:<text:line-break/></text:span></text:span><text:span text:style-name="Source_20_Text"><text:span text:style-name="T931">$frase</text:span></text:span><text:span text:style-name="Source_20_Text"><text:span text:style-name="T593"> = </text:span></text:span><text:span text:style-name="Source_20_Text"><text:span text:style-name="T987">"Eu vou estudar PHP"</text:span></text:span><text:span text:style-name="Source_20_Text"><text:span text:style-name="T593">; </text:span></text:span><text:span text:style-name="Source_20_Text"><text:span text:style-name="T930">$contador</text:span></text:span><text:span text:style-name="Source_20_Text"><text:span text:style-name="T592"> = </text:span></text:span><text:span text:style-name="Source_20_Text"><text:span text:style-name="T890">str_word_count</text:span></text:span><text:span text:style-name="Source_20_Text"><text:span text:style-name="T592">(</text:span></text:span><text:span text:style-name="Source_20_Text"><text:span text:style-name="T930">$frase</text:span></text:span><text:span text:style-name="Source_20_Text"><text:span text:style-name="T592">, </text:span></text:span><text:span text:style-name="Source_20_Text"><text:span text:style-name="T622">2</text:span></text:span><text:span text:style-name="Source_20_Text"><text:span text:style-name="T592">);</text:span></text:span><text:span text:style-name="Source_20_Text"><text:span text:style-name="T586"><text:line-break/></text:span></text:span><text:span text:style-name="Source_20_Text"><text:span text:style-name="T500">Array ( [0] =&gt; Eu [3] =&gt; vou [7] =&gt; estudar [15] =&gt; PHP )</text:span></text:span><text:span text:style-name="Source_20_Text"><text:span text:style-name="T586"><text:line-break/></text:span></text:span></text:p>
        </text:list-item>
        <text:list-item>
          <text:p text:style-name="P360"><text:span text:style-name="Source_20_Text"><text:span text:style-name="T714">str_split(</text:span></text:span><text:span text:style-name="Source_20_Text"><text:span text:style-name="T765">)</text:span></text:span><text:span text:style-name="Source_20_Text"><text:span text:style-name="T741">: coloca cada letra </text:span></text:span><text:span text:style-name="Source_20_Text"><text:span text:style-name="T742">de uma string em uma posição do</text:span></text:span><text:span text:style-name="Source_20_Text"><text:span text:style-name="T741"> vetor. Exemplo:</text:span></text:span><text:span text:style-name="Source_20_Text"><text:span text:style-name="T934">$nome</text:span></text:span><text:span text:style-name="Source_20_Text"><text:span text:style-name="T597"> = </text:span></text:span><text:span text:style-name="Source_20_Text"><text:span text:style-name="T990">"Jonatas"</text:span></text:span><text:span text:style-name="Source_20_Text"><text:span text:style-name="T597">;</text:span></text:span><text:span text:style-name="Source_20_Text"><text:span text:style-name="T720"><text:tab/></text:span></text:span><text:span text:style-name="Source_20_Text"><text:span text:style-name="T934">$vetor</text:span></text:span><text:span text:style-name="Source_20_Text"><text:span text:style-name="T597"> = </text:span></text:span><text:span text:style-name="Source_20_Text"><text:span text:style-name="T895">str_split</text:span></text:span><text:span text:style-name="Source_20_Text"><text:span text:style-name="T597">(</text:span></text:span><text:span text:style-name="Source_20_Text"><text:span text:style-name="T934">$nome</text:span></text:span><text:span text:style-name="Source_20_Text"><text:span text:style-name="T597">);</text:span></text:span><text:span text:style-name="Source_20_Text"><text:span text:style-name="T589"><text:line-break/></text:span></text:span><text:span text:style-name="Source_20_Text"><text:span text:style-name="T502">Array ( [0] =&gt; J [1] =&gt; o [2] =&gt; n [3] =&gt; a [4] =&gt; t [5] =&gt; a [6] =&gt; s )</text:span></text:span></text:p>
        </text:list-item>
        <text:list-item>
          <text:p text:style-name="P360"><text:span text:style-name="Source_20_Text"><text:span text:style-name="T714">explode()</text:span></text:span><text:span text:style-name="Source_20_Text"><text:span text:style-name="T747">: </text:span></text:span><text:span text:style-name="Source_20_Text"><text:span text:style-name="T748">Captura</text:span></text:span><text:span text:style-name="Source_20_Text"><text:span text:style-name="T747"> cada palavra </text:span></text:span><text:span text:style-name="Source_20_Text"><text:span text:style-name="T748">(ou substrings)</text:span></text:span><text:span text:style-name="Source_20_Text"><text:span text:style-name="T747"> e </text:span></text:span><text:span text:style-name="Source_20_Text"><text:span text:style-name="T748">coloca</text:span></text:span><text:span text:style-name="Source_20_Text"><text:span text:style-name="T747"> num índice de </text:span></text:span><text:span text:style-name="Source_20_Text"><text:span text:style-name="T767">vetor</text:span></text:span><text:span text:style-name="Source_20_Text"><text:span text:style-name="T747">. É uma versão mais nova da str_word_count, ela procura pelos caracteres </text:span></text:span><text:span text:style-name="Source_20_Text"><text:span text:style-name="T749">especificados no parâmetro</text:span></text:span><text:span text:style-name="Source_20_Text"><text:span text:style-name="T747"> </text:span></text:span><text:span text:style-name="Source_20_Text"><text:span text:style-name="T749">(</text:span></text:span><text:span text:style-name="Source_20_Text"><text:span text:style-name="T750">como </text:span></text:span><text:span text:style-name="Source_20_Text"><text:span text:style-name="T751">exemplo, um</text:span></text:span><text:span text:style-name="Source_20_Text"><text:span text:style-name="T750"> </text:span></text:span><text:span text:style-name="Source_20_Text"><text:span text:style-name="T749">espaço em branco </text:span></text:span><text:span text:style-name="Source_20_Text"><text:span text:style-name="T751">ou ponto-e-vírgula</text:span></text:span><text:span text:style-name="Source_20_Text"><text:span text:style-name="T749">)</text:span></text:span><text:span text:style-name="Source_20_Text"><text:span text:style-name="T747">, </text:span></text:span><text:span text:style-name="Source_20_Text"><text:span text:style-name="T752">quebra</text:span></text:span><text:span text:style-name="Source_20_Text"><text:span text:style-name="T747"> a string e </text:span></text:span><text:span text:style-name="Source_20_Text"><text:span text:style-name="T752">coloca os itens</text:span></text:span><text:span text:style-name="Source_20_Text"><text:span text:style-name="T747"> </text:span></text:span><text:span text:style-name="Source_20_Text"><text:span text:style-name="T752">em</text:span></text:span><text:span text:style-name="Source_20_Text"><text:span text:style-name="T747"> um vetor. </text:span></text:span><text:span text:style-name="Source_20_Text"><text:span text:style-name="T753">Muito utilizado em operações de arquivos .csv</text:span></text:span><text:span text:style-name="Source_20_Text"><text:span text:style-name="T747"><text:line-break/>Exemplo:</text:span></text:span><text:span text:style-name="Source_20_Text"><text:span text:style-name="T931">$site</text:span></text:span><text:span text:style-name="Source_20_Text"><text:span text:style-name="T593"> = </text:span></text:span><text:span text:style-name="Source_20_Text"><text:span text:style-name="T987">"Curso em Video"</text:span></text:span><text:span text:style-name="Source_20_Text"><text:span text:style-name="T593">;</text:span></text:span><text:span text:style-name="Source_20_Text"><text:span text:style-name="T722"><text:tab/></text:span></text:span><text:span text:style-name="Source_20_Text"><text:span text:style-name="T932">$vetor</text:span></text:span><text:span text:style-name="Source_20_Text"><text:span text:style-name="T594"> = </text:span></text:span><text:span text:style-name="Source_20_Text"><text:span text:style-name="T891">explode</text:span></text:span><text:span text:style-name="Source_20_Text"><text:span text:style-name="T594">(</text:span></text:span><text:span text:style-name="Source_20_Text"><text:span text:style-name="T988">" "</text:span></text:span><text:span text:style-name="Source_20_Text"><text:span text:style-name="T594">,</text:span></text:span><text:span text:style-name="Source_20_Text"><text:span text:style-name="T932">$site</text:span></text:span><text:span text:style-name="Source_20_Text"><text:span text:style-name="T594">);</text:span></text:span><text:span text:style-name="Source_20_Text"><text:span text:style-name="T587"><text:line-break/></text:span></text:span><text:span text:style-name="Source_20_Text"><text:span text:style-name="T501">Array ( [0] =&gt; Curso [1] =&gt; em [2] =&gt; Video )</text:span></text:span><text:span text:style-name="Source_20_Text"><text:span text:style-name="T588"><text:line-break/></text:span></text:span></text:p>
        </text:list-item>
        <text:list-item>
          <text:p text:style-name="P361"><text:span text:style-name="Source_20_Text"><text:span text:style-name="T714">implode()</text:span></text:span><text:span text:style-name="Source_20_Text"><text:span text:style-name="T765"> </text:span></text:span><text:span text:style-name="Source_20_Text"><text:span text:style-name="T759">ou</text:span></text:span><text:span text:style-name="Source_20_Text"><text:span text:style-name="T766"> </text:span></text:span><text:span text:style-name="Source_20_Text"><text:span text:style-name="T715">join()</text:span></text:span><text:span text:style-name="Source_20_Text"><text:span text:style-name="T747">: </text:span></text:span><text:span text:style-name="Source_20_Text"><text:span text:style-name="T749">Transforma um vetor inteiro em uma </text:span></text:span><text:span text:style-name="Source_20_Text"><text:span text:style-name="T747">string. Exemplo:</text:span></text:span><text:span text:style-name="Source_20_Text"><text:span text:style-name="T754"><text:line-break/></text:span></text:span><text:span text:style-name="Source_20_Text"><text:span text:style-name="T933">$vet</text:span></text:span><text:span text:style-name="Source_20_Text"><text:span text:style-name="T595">[</text:span></text:span><text:span text:style-name="Source_20_Text"><text:span text:style-name="T623">0</text:span></text:span><text:span text:style-name="Source_20_Text"><text:span text:style-name="T595">] = </text:span></text:span><text:span text:style-name="Source_20_Text"><text:span text:style-name="T989">"curso"</text:span></text:span><text:span text:style-name="Source_20_Text"><text:span text:style-name="T595">;<text:line-break/></text:span></text:span><text:span text:style-name="T930">$vet</text:span><text:span text:style-name="T592">[</text:span><text:span text:style-name="T622">1</text:span><text:span text:style-name="T592">] = </text:span><text:span text:style-name="T986">"em"</text:span><text:span text:style-name="T592">;<text:line-break/></text:span><text:span text:style-name="T930">$vet</text:span><text:span text:style-name="T592">[</text:span><text:span text:style-name="T622">2</text:span><text:span text:style-name="T592">] = </text:span><text:span text:style-name="T986">"video"</text:span><text:span text:style-name="T592">;<text:line-break/></text:span><text:span text:style-name="T930">$texto</text:span><text:span text:style-name="T592"> = </text:span><text:span text:style-name="T890">implode</text:span><text:span text:style-name="T592">(</text:span><text:span text:style-name="T986">"_"</text:span><text:span text:style-name="T592">, </text:span><text:span text:style-name="T930">$vet</text:span><text:span text:style-name="T592">);</text:span><text:span text:style-name="T586"><text:line-break/></text:span><text:span text:style-name="T500">curso_em_video</text:span><text:span text:style-name="T711"> </text:span><text:span text:style-name="T586"><text:line-break/></text:span></text:p>
        </text:list-item>
        <text:list-item>
          <text:p text:style-name="P362"><text:span text:style-name="Source_20_Text"><text:span text:style-name="T714">chr()</text:span></text:span><text:span text:style-name="Source_20_Text"><text:span text:style-name="T747">: </text:span></text:span><text:span text:style-name="Source_20_Text"><text:span text:style-name="T250">Retorna um caractere de acordo com seu código ASCII passado como parâmetro.</text:span></text:span><text:span text:style-name="Source_20_Text"><text:span text:style-name="T747"> Exemplo:</text:span></text:span><text:span text:style-name="T930">$letra</text:span><text:span text:style-name="T592"> = </text:span><text:span text:style-name="T890">chr</text:span><text:span text:style-name="T592">(</text:span><text:span text:style-name="T622">67</text:span><text:span text:style-name="T592">);</text:span><text:span text:style-name="T586"><text:line-break/></text:span></text:p>
        </text:list-item>
        <text:list-item>
          <text:p text:style-name="P362"><text:span text:style-name="Source_20_Text"><text:span text:style-name="T714">ord()</text:span></text:span><text:span text:style-name="Source_20_Text"><text:span text:style-name="T765">:</text:span></text:span><text:span text:style-name="Source_20_Text"><text:span text:style-name="T503"> </text:span></text:span><text:span text:style-name="Source_20_Text"><text:span text:style-name="T251">Retorna o código ASCII de um caractere passado como parâmetro. </text:span></text:span><text:span text:style-name="Source_20_Text"><text:span text:style-name="T250">Exemp</text:span></text:span><text:span text:style-name="Source_20_Text"><text:span text:style-name="T747">lo:</text:span></text:span><text:span text:style-name="T930">$cod</text:span><text:span text:style-name="T592"> = </text:span><text:span text:style-name="T890">ord</text:span><text:span text:style-name="T592">(</text:span><text:span text:style-name="T930">$letra</text:span><text:span text:style-name="T592">);</text:span><text:span text:style-name="T586"><text:line-break/></text:span></text:p>
        </text:list-item>
        <text:list-item>
          <text:p text:style-name="P362"><text:span text:style-name="Source_20_Text"><text:span text:style-name="T714">mb_convert_case()</text:span></text:span><text:span text:style-name="Source_20_Text"><text:span text:style-name="T251">: usada para converter o formato de caixa (maiúsculas/minúsculas) de uma string, levando em conta caracteres </text:span></text:span><text:span text:style-name="Source_20_Text"><text:span text:style-name="T311">multibyte</text:span></text:span><text:span text:style-name="Source_20_Text"><text:span text:style-name="T251"> (como acentos e caracteres de outros alfabetos). </text:span></text:span><text:span text:style-name="Source_20_Text"><text:span text:style-name="T252">Permite 3 modos de conversão: MB_CASE_UPPER, MB_CASE_LOWER, </text:span></text:span><text:soft-page-break/><text:span text:style-name="Source_20_Text"><text:span text:style-name="T252">MB_CASE_TITLE<text:line-break/></text:span></text:span><text:span text:style-name="Source_20_Text"><text:span text:style-name="T439">mb_convert_case</text:span></text:span><text:span text:style-name="Source_20_Text"><text:span text:style-name="T453">(</text:span></text:span><text:span text:style-name="Source_20_Text"><text:span text:style-name="T504">string</text:span></text:span><text:span text:style-name="Source_20_Text"><text:span text:style-name="T453"> </text:span></text:span><text:span text:style-name="Source_20_Text"><text:span text:style-name="T485">$string</text:span></text:span><text:span text:style-name="Source_20_Text"><text:span text:style-name="T453">, </text:span></text:span><text:span text:style-name="Source_20_Text"><text:span text:style-name="T504">int</text:span></text:span><text:span text:style-name="Source_20_Text"><text:span text:style-name="T453"> </text:span></text:span><text:span text:style-name="Source_20_Text"><text:span text:style-name="T485">$mode</text:span></text:span><text:span text:style-name="Source_20_Text"><text:span text:style-name="T453">, ?</text:span></text:span><text:span text:style-name="Source_20_Text"><text:span text:style-name="T505">string</text:span></text:span><text:span text:style-name="Source_20_Text"><text:span text:style-name="T454"> </text:span></text:span><text:span text:style-name="Source_20_Text"><text:span text:style-name="T486">$encoding</text:span></text:span><text:span text:style-name="Source_20_Text"><text:span text:style-name="T454"> = </text:span></text:span><text:span text:style-name="Source_20_Text"><text:span text:style-name="T505">null</text:span></text:span><text:span text:style-name="Source_20_Text"><text:span text:style-name="T454">): </text:span></text:span><text:span text:style-name="Source_20_Text"><text:span text:style-name="T505">string</text:span></text:span></text:p>
        </text:list-item>
        <text:list-item>
          <text:p text:style-name="P363"><text:span text:style-name="Source_20_Text"><text:span text:style-name="T714">strtolower()</text:span></text:span><text:span text:style-name="Source_20_Text"><text:span text:style-name="T747">: converte todas as letras para minúsculo. Exemplo:</text:span></text:span><text:span text:style-name="Source_20_Text"><text:span text:style-name="T117"><text:line-break/></text:span></text:span><text:span text:style-name="Source_20_Text"><text:span text:style-name="T890">print</text:span></text:span><text:span text:style-name="Source_20_Text"><text:span text:style-name="T592">(</text:span></text:span><text:span text:style-name="Source_20_Text"><text:span text:style-name="T986">"Seu nome em minúsculo é "</text:span></text:span><text:span text:style-name="Source_20_Text"><text:span text:style-name="T592"> . </text:span></text:span><text:span text:style-name="Source_20_Text"><text:span text:style-name="T890">strtolower</text:span></text:span><text:span text:style-name="Source_20_Text"><text:span text:style-name="T592">(</text:span></text:span><text:span text:style-name="Source_20_Text"><text:span text:style-name="T930">$nome</text:span></text:span><text:span text:style-name="Source_20_Text"><text:span text:style-name="T592">));</text:span></text:span><text:span text:style-name="Source_20_Text"><text:span text:style-name="T586"><text:line-break/></text:span></text:span></text:p>
        </text:list-item>
        <text:list-item>
          <text:p text:style-name="P364"><text:span text:style-name="Source_20_Text"><text:span text:style-name="T714">strtoupper()</text:span></text:span><text:span text:style-name="Source_20_Text"><text:span text:style-name="T747">: converte para maiúsculo. Exemplo:</text:span></text:span><text:span text:style-name="T118"><text:line-break/></text:span><text:span text:style-name="T890">print</text:span><text:span text:style-name="T592">(</text:span><text:span text:style-name="T986">"Seu nome em MAIÚSCULO é "</text:span><text:span text:style-name="T592"> . </text:span><text:span text:style-name="T890">strtoupper</text:span><text:span text:style-name="T592">(</text:span><text:span text:style-name="T930">$nome</text:span><text:span text:style-name="T592">));</text:span><text:span text:style-name="T118"><text:line-break/></text:span></text:p>
        </text:list-item>
        <text:list-item>
          <text:p text:style-name="P394"><text:span text:style-name="Source_20_Text"><text:span text:style-name="T726">ucfirst()</text:span></text:span><text:span text:style-name="Source_20_Text"><text:span text:style-name="T777">: converte e primeira letra para maiúsculo (uppercase). Exemplo:</text:span></text:span><text:span text:style-name="T184"><text:line-break/></text:span><text:span text:style-name="T897">print</text:span><text:span text:style-name="T599">(</text:span><text:span text:style-name="T991">"Seu nome, com uppercase, é "</text:span><text:span text:style-name="T599">.</text:span><text:span text:style-name="T897">ucfirst</text:span><text:span text:style-name="T599">(</text:span><text:span text:style-name="T897">strtolower</text:span><text:span text:style-name="T599">(</text:span><text:span text:style-name="T936">$nome</text:span><text:span text:style-name="T599">)));</text:span><text:span text:style-name="T184"><text:line-break/></text:span></text:p>
        </text:list-item>
        <text:list-item>
          <text:p text:style-name="P406"><text:span text:style-name="Source_20_Text"><text:span text:style-name="T727">ucwords()</text:span></text:span><text:span text:style-name="Source_20_Text"><text:span text:style-name="T738">: converte a primeira letra de </text:span></text:span><text:span text:style-name="Source_20_Text"><text:span text:style-name="T784">cada palavra</text:span></text:span><text:span text:style-name="Source_20_Text"><text:span text:style-name="T738"> para maiúsculo. Exemplo:</text:span></text:span><text:span text:style-name="T898">print</text:span><text:span text:style-name="T600">(</text:span><text:span text:style-name="T992">"&lt;br&gt;função ucwords(): "</text:span><text:span text:style-name="T600">.</text:span><text:span text:style-name="T898">ucwords</text:span><text:span text:style-name="T600">(</text:span><text:span text:style-name="T898">strtolower</text:span><text:span text:style-name="T600">(</text:span><text:span text:style-name="T937">$nome</text:span><text:span text:style-name="T600">)));</text:span><text:span text:style-name="T590"><text:line-break/></text:span></text:p>
        </text:list-item>
        <text:list-item>
          <text:p text:style-name="P365"><text:span text:style-name="Source_20_Text"><text:span text:style-name="T714">strrev()</text:span></text:span><text:span text:style-name="Source_20_Text"><text:span text:style-name="T747">: reverte a ordem dos caracteres. Exemplo:</text:span></text:span><text:span text:style-name="T119"><text:line-break/></text:span><text:span text:style-name="T890">print</text:span><text:span text:style-name="T592">(</text:span><text:span text:style-name="T890">strrev</text:span><text:span text:style-name="T592">(</text:span><text:span text:style-name="T890">strtoupper</text:span><text:span text:style-name="T592">(</text:span><text:span text:style-name="T930">$nome</text:span><text:span text:style-name="T592">)));</text:span><text:span text:style-name="T500">SEUGIRDOR SATANOJ</text:span><text:span text:style-name="T586"><text:line-break/></text:span></text:p>
        </text:list-item>
        <text:list-item>
          <text:p text:style-name="P366"><text:span text:style-name="Source_20_Text"><text:span text:style-name="T716">str_contains()</text:span></text:span><text:span text:style-name="Source_20_Text"><text:span text:style-name="T747">: verifica se uma string </text:span></text:span><text:span text:style-name="Source_20_Text"><text:span text:style-name="T767">contém</text:span></text:span><text:span text:style-name="Source_20_Text"><text:span text:style-name="T747"> </text:span></text:span><text:span text:style-name="Source_20_Text"><text:span text:style-name="T755">outra string</text:span></text:span><text:span text:style-name="Source_20_Text"><text:span text:style-name="T747"> e retorna </text:span></text:span><text:span text:style-name="Source_20_Text"><text:span text:style-name="T722">true</text:span></text:span><text:span text:style-name="Source_20_Text"><text:span text:style-name="T747"> ou </text:span></text:span><text:span text:style-name="Source_20_Text"><text:span text:style-name="T722">false</text:span></text:span><text:span text:style-name="Source_20_Text"><text:span text:style-name="T747">.</text:span></text:span></text:p>
        </text:list-item>
        <text:list-item>
          <text:p text:style-name="P367"><text:span text:style-name="Source_20_Text"><text:span text:style-name="T728">str_</text:span></text:span><text:span text:style-name="Source_20_Text"><text:span text:style-name="T729">starts_with</text:span></text:span><text:span text:style-name="Source_20_Text"><text:span text:style-name="T728">()</text:span></text:span><text:span text:style-name="Source_20_Text"><text:span text:style-name="T785">: verifica se uma string </text:span></text:span><text:span text:style-name="Source_20_Text"><text:span text:style-name="T788">começa</text:span></text:span><text:span text:style-name="Source_20_Text"><text:span text:style-name="T786"> com</text:span></text:span><text:span text:style-name="Source_20_Text"><text:span text:style-name="T787"> </text:span></text:span><text:span text:style-name="Source_20_Text"><text:span text:style-name="T786">determinada </text:span></text:span><text:span text:style-name="Source_20_Text"><text:span text:style-name="T787">string</text:span></text:span><text:span text:style-name="Source_20_Text"><text:span text:style-name="T785"> e retorna </text:span></text:span><text:span text:style-name="Source_20_Text"><text:span text:style-name="T730">true</text:span></text:span><text:span text:style-name="Source_20_Text"><text:span text:style-name="T785"> ou </text:span></text:span><text:span text:style-name="Source_20_Text"><text:span text:style-name="T730">false</text:span></text:span><text:span text:style-name="Source_20_Text"><text:span text:style-name="T785">.</text:span></text:span></text:p>
        </text:list-item>
        <text:list-item>
          <text:p text:style-name="P367"><text:span text:style-name="Source_20_Text"><text:span text:style-name="T716">str_</text:span></text:span><text:span text:style-name="Source_20_Text"><text:span text:style-name="T717">ends_with</text:span></text:span><text:span text:style-name="Source_20_Text"><text:span text:style-name="T716">()</text:span></text:span><text:span text:style-name="Source_20_Text"><text:span text:style-name="T741">: verifica se uma string </text:span></text:span><text:span text:style-name="Source_20_Text"><text:span text:style-name="T768">termina</text:span></text:span><text:span text:style-name="Source_20_Text"><text:span text:style-name="T743"> com</text:span></text:span><text:span text:style-name="Source_20_Text"><text:span text:style-name="T744"> </text:span></text:span><text:span text:style-name="Source_20_Text"><text:span text:style-name="T743">determinada </text:span></text:span><text:span text:style-name="Source_20_Text"><text:span text:style-name="T744">string</text:span></text:span><text:span text:style-name="Source_20_Text"><text:span text:style-name="T741"> e retorna </text:span></text:span><text:span text:style-name="Source_20_Text"><text:span text:style-name="T721">true</text:span></text:span><text:span text:style-name="Source_20_Text"><text:span text:style-name="T741"> ou </text:span></text:span><text:span text:style-name="Source_20_Text"><text:span text:style-name="T721">false</text:span></text:span><text:span text:style-name="Source_20_Text"><text:span text:style-name="T741">.</text:span></text:span></text:p>
        </text:list-item>
        <text:list-item>
          <text:p text:style-name="P407"><text:span text:style-name="Source_20_Text"><text:span text:style-name="T727">strpos()</text:span></text:span><text:span text:style-name="Source_20_Text"><text:span text:style-name="T738">: retorna a posição da palavra na string. Exemplo:</text:span></text:span><text:span text:style-name="T235"><text:line-break/></text:span><text:span text:style-name="T937">$frase</text:span><text:span text:style-name="T600"> = </text:span><text:span text:style-name="T992">"Estou aprendendo PHP"</text:span><text:span text:style-name="T600">;<text:tab/></text:span><text:span text:style-name="T937">$pos</text:span><text:span text:style-name="T600"> = </text:span><text:span text:style-name="T898">strpos</text:span><text:span text:style-name="T600">(</text:span><text:span text:style-name="T937">$frase</text:span><text:span text:style-name="T600">, </text:span><text:span text:style-name="T992">"PHP"</text:span><text:span text:style-name="T600">);</text:span><text:span text:style-name="T590"><text:line-break/></text:span></text:p>
        </text:list-item>
        <text:list-item>
          <text:p text:style-name="P408"><text:span text:style-name="Source_20_Text"><text:span text:style-name="T727">stripos()</text:span></text:span><text:span text:style-name="Source_20_Text"><text:span text:style-name="T738">: string-</text:span></text:span><text:span text:style-name="Source_20_Text"><text:span text:style-name="T789">ignore</text:span></text:span><text:span text:style-name="Source_20_Text"><text:span text:style-name="T738">-position, ou seja, retorna a posição da palavra/caractere na string </text:span></text:span><text:span text:style-name="Source_20_Text"><text:span text:style-name="T784">ignorando</text:span></text:span><text:span text:style-name="Source_20_Text"><text:span text:style-name="T738"> se é maiúsculo ou não. Exemplo:</text:span></text:span><text:span text:style-name="T937">$pos</text:span><text:span text:style-name="T600"> = </text:span><text:span text:style-name="T898">stripos</text:span><text:span text:style-name="T600">(</text:span><text:span text:style-name="T937">$frase</text:span><text:span text:style-name="T600">, </text:span><text:span text:style-name="T992">"php"</text:span><text:span text:style-name="T600">);</text:span><text:span text:style-name="T590"><text:line-break/></text:span></text:p>
        </text:list-item>
        <text:list-item>
          <text:p text:style-name="P408"><text:span text:style-name="Source_20_Text"><text:span text:style-name="T727">substr_count()</text:span></text:span><text:span text:style-name="Source_20_Text"><text:span text:style-name="T738">: retorna a quantidade de vezes que </text:span></text:span><text:span text:style-name="Source_20_Text"><text:span text:style-name="T739">um</text:span></text:span><text:span text:style-name="Source_20_Text"><text:span text:style-name="T738">a palavra apareceu na string. Exemplo:</text:span></text:span><text:span text:style-name="T236"><text:line-break/></text:span><text:span text:style-name="T937">$cont</text:span><text:span text:style-name="T600"> = </text:span><text:span text:style-name="T898">substr_count</text:span><text:span text:style-name="T600">(</text:span><text:span text:style-name="T937">$frase</text:span><text:span text:style-name="T600">, </text:span><text:span text:style-name="T992">"PHP"</text:span><text:span text:style-name="T600">);</text:span><text:span text:style-name="T590"><text:line-break/></text:span></text:p>
        </text:list-item>
        <text:list-item>
          <text:p text:style-name="P367"><text:span text:style-name="Source_20_Text"><text:span text:style-name="T714">substr()</text:span></text:span><text:span text:style-name="Source_20_Text"><text:span text:style-name="T741">: </text:span></text:span><text:span text:style-name="Strong_20_Emphasis"><text:span text:style-name="T760">retorna</text:span></text:span><text:span text:style-name="Source_20_Text"><text:span text:style-name="T741"> um pedaço de uma string com base na posição inicial e no comprimento especificado. O 1º </text:span></text:span><text:span text:style-name="Source_20_Text"><text:span text:style-name="T744">parâmetro </text:span></text:span><text:span text:style-name="Source_20_Text"><text:span text:style-name="T741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745"><text:line-break/></text:span></text:span><text:span text:style-name="Source_20_Text"><text:span text:style-name="T935">$sub</text:span></text:span><text:span text:style-name="Source_20_Text"><text:span text:style-name="T598"> = </text:span></text:span><text:span text:style-name="Source_20_Text"><text:span text:style-name="T896">substr</text:span></text:span><text:span text:style-name="Source_20_Text"><text:span text:style-name="T598">(</text:span></text:span><text:span text:style-name="Source_20_Text"><text:span text:style-name="T935">$site</text:span></text:span><text:span text:style-name="Source_20_Text"><text:span text:style-name="T598">, </text:span></text:span><text:span text:style-name="Source_20_Text"><text:span text:style-name="T624">0</text:span></text:span><text:span text:style-name="Source_20_Text"><text:span text:style-name="T598">, </text:span></text:span><text:span text:style-name="Source_20_Text"><text:span text:style-name="T624">5</text:span></text:span><text:span text:style-name="Source_20_Text"><text:span text:style-name="T598">);</text:span></text:span></text:p>
        </text:list-item>
        <text:list-item>
          <text:p text:style-name="P367"><text:span text:style-name="Source_20_Text"><text:span text:style-name="T714">strstr()</text:span></text:span><text:span text:style-name="Source_20_Text"><text:span text:style-name="T744">: procura a primeira ocorrência de uma substring dentro de outra string. </text:span></text:span><text:span text:style-name="Source_20_Text"><text:span text:style-name="T746">Exemplo:<text:line-break/></text:span></text:span><text:span text:style-name="Source_20_Text"><text:span text:style-name="T918">$usuario</text:span></text:span><text:span text:style-name="Source_20_Text"><text:span text:style-name="T571"> = </text:span></text:span><text:span text:style-name="Source_20_Text"><text:span text:style-name="T884">strstr</text:span></text:span><text:span text:style-name="Source_20_Text"><text:span text:style-name="T571">(</text:span></text:span><text:span text:style-name="Source_20_Text"><text:span text:style-name="T977">"usuario@example.com"</text:span></text:span><text:span text:style-name="Source_20_Text"><text:span text:style-name="T571">, </text:span></text:span><text:span text:style-name="Source_20_Text"><text:span text:style-name="T977">"@"</text:span></text:span><text:span text:style-name="Source_20_Text"><text:span text:style-name="T571">, </text:span></text:span><text:span text:style-name="Source_20_Text"><text:span text:style-name="T636">true</text:span></text:span><text:span text:style-name="Source_20_Text"><text:span text:style-name="T571">); </text:span></text:span><text:span text:style-name="Source_20_Text"><text:span text:style-name="T950">// Saída: usuario</text:span></text:span></text:p>
        </text:list-item>
        <text:list-item>
          <text:p text:style-name="P368"><text:soft-page-break/><text:span text:style-name="Source_20_Text"><text:span text:style-name="T714">str_pad()</text:span></text:span><text:span text:style-name="Source_20_Text"><text:span text:style-name="T747">: faz a string caber em determinado espaço (útil para alinhamentos). Exemplo:</text:span></text:span><text:span text:style-name="T120"><text:line-break/></text:span><text:span text:style-name="T930">$novo</text:span><text:span text:style-name="T592"> = </text:span><text:span text:style-name="T890">str_pad</text:span><text:span text:style-name="T592">(</text:span><text:span text:style-name="T930">$nome</text:span><text:span text:style-name="T592">, </text:span><text:span text:style-name="T622">25</text:span><text:span text:style-name="T592">, </text:span><text:span text:style-name="T986">"."</text:span><text:span text:style-name="T592">, STR_PAD_BOTH);</text:span><text:span text:style-name="T586"><text:line-break/></text:span><text:span text:style-name="Source_20_Text"><text:span text:style-name="T747">Seus 4 parâmetros indicam, respectivamente: variável, tamanho, caractere separador, orientação da posição (Left, Both, Center)</text:span></text:span></text:p>
        </text:list-item>
        <text:list-item>
          <text:p text:style-name="P368"><text:span text:style-name="Source_20_Text"><text:span text:style-name="T717">str_repeat()</text:span></text:span><text:span text:style-name="Source_20_Text"><text:span text:style-name="T747">: repete os caracteres estipulados </text:span></text:span><text:span text:style-name="Source_20_Text"><text:span text:style-name="T756">nos</text:span></text:span><text:span text:style-name="Source_20_Text"><text:span text:style-name="T747"> parâmetros. Exemplo:</text:span></text:span><text:span text:style-name="T121"><text:line-break/></text:span><text:span text:style-name="T890">print</text:span><text:span text:style-name="T592">(</text:span><text:span text:style-name="T890">str_repeat</text:span><text:span text:style-name="T592">(</text:span><text:span text:style-name="T986">"-"</text:span><text:span text:style-name="T592">, </text:span><text:span text:style-name="T622">30</text:span><text:span text:style-name="T592">)); </text:span><text:span text:style-name="T953">//gera 30 sinais de menos</text:span></text:p>
        </text:list-item>
        <text:list-item>
          <text:p text:style-name="P369"><text:span text:style-name="Source_20_Text"><text:span text:style-name="T718">strtotime():</text:span></text:span><text:span text:style-name="Source_20_Text"><text:span text:style-name="T757"> converte a data para um Timestamp Unix. Útil para calcular intervalos entre datas. Exemplo:<text:line-break/></text:span></text:span><text:span text:style-name="Source_20_Text"><text:span text:style-name="T917">$entrada</text:span></text:span><text:span text:style-name="Source_20_Text"><text:span text:style-name="T570"> = </text:span></text:span><text:span text:style-name="Source_20_Text"><text:span text:style-name="T883">strtotime</text:span></text:span><text:span text:style-name="Source_20_Text"><text:span text:style-name="T570">(</text:span></text:span><text:span text:style-name="Source_20_Text"><text:span text:style-name="T976">'2024-08-01 23:30'</text:span></text:span><text:span text:style-name="Source_20_Text"><text:span text:style-name="T570">);<text:line-break/></text:span></text:span><text:span text:style-name="T916">$saida</text:span><text:span text:style-name="T569">   = </text:span><text:span text:style-name="T882">strtotime</text:span><text:span text:style-name="T569">(</text:span><text:span text:style-name="T975">'2024-08-02 11:15'</text:span><text:span text:style-name="T569">);<text:line-break/></text:span><text:span text:style-name="T916">$diferenca</text:span><text:span text:style-name="T569"> = </text:span><text:span text:style-name="T916">$saida</text:span><text:span text:style-name="T569"> - </text:span><text:span text:style-name="T916">$entrada</text:span><text:span text:style-name="T569">;<text:line-break/></text:span><text:span text:style-name="T882">printf</text:span><text:span text:style-name="T569">(</text:span><text:span text:style-name="T975">'%d:%d'</text:span><text:span text:style-name="T569">, </text:span><text:span text:style-name="T916">$diferenca</text:span><text:span text:style-name="T569"> / </text:span><text:span text:style-name="T616">3600</text:span><text:span text:style-name="T569">, </text:span><text:span text:style-name="T916">$diferenca</text:span><text:span text:style-name="T569"> / </text:span><text:span text:style-name="T616">60</text:span><text:span text:style-name="T569"> % </text:span><text:span text:style-name="T616">60</text:span><text:span text:style-name="T569">);</text:span></text:p>
        </text:list-item>
        <text:list-item>
          <text:p text:style-name="P369"><text:span text:style-name="Source_20_Text"><text:span text:style-name="T717">json_encode()</text:span></text:span><text:span text:style-name="Source_20_Text"><text:span text:style-name="T757"> converte uma estrutura de dados (arrays ou objetos) em uma string JSON.</text:span></text:span></text:p>
        </text:list-item>
        <text:list-item>
          <text:p text:style-name="P369"><text:span text:style-name="Source_20_Text"><text:span text:style-name="T718">json_decode() </text:span></text:span><text:span text:style-name="Source_20_Text"><text:span text:style-name="T757">converte uma string JSON para uma estrutura de dados (array ou objeto).<text:line-break/>O 2º parâmetro é opcional, </text:span></text:span><text:span text:style-name="Source_20_Text"><text:span text:style-name="T758">s</text:span></text:span><text:span text:style-name="Source_20_Text"><text:span text:style-name="T757">e </text:span></text:span><text:span text:style-name="Source_20_Text"><text:span text:style-name="T723">true</text:span></text:span><text:span text:style-name="Source_20_Text"><text:span text:style-name="T757">, retorna </text:span></text:span><text:span text:style-name="Source_20_Text"><text:span text:style-name="T764">arrays associativos</text:span></text:span><text:span text:style-name="Source_20_Text"><text:span text:style-name="T757">; se </text:span></text:span><text:span text:style-name="Source_20_Text"><text:span text:style-name="T723">false</text:span></text:span><text:span text:style-name="Source_20_Text"><text:span text:style-name="T757"> (padrão), retorna objetos. </text:span></text:span></text:p>
        </text:list-item>
        <text:list-item>
          <text:p text:style-name="P369"><text:span text:style-name="Source_20_Text"><text:span text:style-name="T718">addslashes() </text:span></text:span><text:span text:style-name="Source_20_Text"><text:span text:style-name="T757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370"><text:span text:style-name="Source_20_Text"><text:span text:style-name="T719">h</text:span></text:span><text:span text:style-name="Source_20_Text"><text:span text:style-name="T718">tmlentities ()</text:span></text:span><text:span text:style-name="Source_20_Text"><text:span text:style-name="T313"> converte todos os caracteres que têm representação em HTML, incluindo </text:span></text:span><text:span text:style-name="Source_20_Text"><text:span text:style-name="T316">acentos</text:span></text:span><text:span text:style-name="Source_20_Text"><text:span text:style-name="T313"> e símbolos.<text:line-break/></text:span></text:span><text:span text:style-name="Source_20_Text"><text:span text:style-name="T388">h</text:span></text:span><text:span text:style-name="Source_20_Text"><text:span text:style-name="T389">tml</text:span></text:span><text:span text:style-name="Source_20_Text"><text:span text:style-name="T388">specialchars</text:span></text:span><text:span text:style-name="Source_20_Text"><text:span text:style-name="T389"> ()</text:span></text:span><text:span text:style-name="Source_20_Text"><text:span text:style-name="T313"> converte apenas caracteres essenciais (</text:span></text:span><text:span text:style-name="Source_20_Text"><text:span text:style-name="T382">&lt;</text:span></text:span><text:span text:style-name="Source_20_Text"><text:span text:style-name="T313">, </text:span></text:span><text:span text:style-name="Source_20_Text"><text:span text:style-name="T382">&gt;</text:span></text:span><text:span text:style-name="Source_20_Text"><text:span text:style-name="T313">, </text:span></text:span><text:span text:style-name="Source_20_Text"><text:span text:style-name="T382">"</text:span></text:span><text:span text:style-name="Source_20_Text"><text:span text:style-name="T313">, </text:span></text:span><text:span text:style-name="Source_20_Text"><text:span text:style-name="T382">'</text:span></text:span><text:span text:style-name="Source_20_Text"><text:span text:style-name="T313">, </text:span></text:span><text:span text:style-name="Source_20_Text"><text:span text:style-name="T382">&amp;</text:span></text:span><text:span text:style-name="Source_20_Text"><text:span text:style-name="T313"> ), ou seja, aqueles que podem quebrar o HTML</text:span></text:span></text:p>
        </text:list-item>
        <text:list-item>
          <text:p text:style-name="P370"><text:span text:style-name="Source_20_Text"><text:span text:style-name="T388">str_replace()</text:span></text:span><text:span text:style-name="Source_20_Text"><text:span text:style-name="T314">: substitui uma string por outra. Exemplo:</text:span></text:span><text:span text:style-name="Source_20_Text"><text:span text:style-name="T315"><text:line-break/></text:span></text:span><text:span text:style-name="Source_20_Text"><text:span text:style-name="T490">$frase</text:span></text:span><text:span text:style-name="Source_20_Text"><text:span text:style-name="T459"> = </text:span></text:span><text:span text:style-name="Source_20_Text"><text:span text:style-name="T474">"Gosto de estudar Matemática!"</text:span></text:span><text:span text:style-name="Source_20_Text"><text:span text:style-name="T459">;<text:line-break/></text:span></text:span><text:span text:style-name="Source_20_Text"><text:span text:style-name="T490">$novafrase</text:span></text:span><text:span text:style-name="Source_20_Text"><text:span text:style-name="T459"> = </text:span></text:span><text:span text:style-name="Source_20_Text"><text:span text:style-name="T443">str_replace</text:span></text:span><text:span text:style-name="Source_20_Text"><text:span text:style-name="T459">(</text:span></text:span><text:span text:style-name="Source_20_Text"><text:span text:style-name="T474">"Matemática"</text:span></text:span><text:span text:style-name="Source_20_Text"><text:span text:style-name="T459">, </text:span></text:span><text:span text:style-name="Source_20_Text"><text:span text:style-name="T474">"PHP"</text:span></text:span><text:span text:style-name="Source_20_Text"><text:span text:style-name="T459">, </text:span></text:span><text:span text:style-name="Source_20_Text"><text:span text:style-name="T490">$frase</text:span></text:span><text:span text:style-name="Source_20_Text"><text:span text:style-name="T459">);<text:line-break/></text:span></text:span><text:span text:style-name="Source_20_Text"><text:span text:style-name="T511">//imprime "Gosto de estudar PHP"</text:span></text:span><text:span text:style-name="Source_20_Text"><text:span text:style-name="T512"><text:line-break/></text:span></text:span><text:span text:style-name="Source_20_Text"><text:span text:style-name="T314">A função </text:span></text:span><text:span text:style-name="Source_20_Text"><text:span text:style-name="T390">str_ireplace()</text:span></text:span><text:span text:style-name="Source_20_Text"><text:span text:style-name="T314"> ignora caixa alta (maiúsculas).</text:span></text:span></text:p>
        </text:list-item>
        <text:list-item>
          <text:p text:style-name="P395"><text:span text:style-name="T662">preg_match()</text:span>Encontra apenas a primeira correspondência de um padr<text:span text:style-name="T1027">ão. Os delimitadores são obrigatórios para regex em funções preg_*(). </text:span><text:span text:style-name="T1028">Entre os permitidos: / (mais comum), #, ~, %, !, {}, @</text:span></text:p>
        </text:list-item>
        <text:list-item>
          <text:p text:style-name="P395"><text:span text:style-name="T662">preg_match_all()</text:span>Encontra todas as correspondências de um padrão na string.</text:p>
        </text:list-item>
        <text:list-item>
          <text:p text:style-name="P370"><text:span text:style-name="T641">preg_replace()</text:span><text:span text:style-name="T45">Substitui partes da string com base em um padrão regex. </text:span><text:span text:style-name="T66">Exemplo:<text:line-break/></text:span><text:span text:style-name="T914">$data</text:span><text:span text:style-name="T567"> = </text:span><text:span text:style-name="T974">"2022-06-08"</text:span><text:span text:style-name="T567">;<text:line-break/></text:span><text:span text:style-name="T914">$dataFormatada</text:span><text:span text:style-name="T567"> = </text:span><text:span text:style-name="T881">preg_replace</text:span><text:span text:style-name="T567">(</text:span><text:span text:style-name="T1029">'/</text:span><text:span text:style-name="T567">^</text:span><text:span text:style-name="T1029">([0-9]{4})-([0-9]{2})-([0-9]{2})/'</text:span><text:span text:style-name="T567">, </text:span><text:span text:style-name="T974">'\3/\2/\1'</text:span><text:span text:style-name="T567">, </text:span><text:span text:style-name="T914">$data</text:span><text:span text:style-name="T567">);</text:span></text:p>
        </text:list-item>
        <text:list-item>
          <text:p text:style-name="P395"><text:span text:style-name="T662">preg_replace_callback()</text:span>Substitui com base em uma função de callback.</text:p>
        </text:list-item>
        <text:list-item>
          <text:p text:style-name="P395"><text:span text:style-name="T662">preg_split()</text:span>Divide uma string usando uma regex como delimitador.</text:p>
        </text:list-item>
        <text:list-item>
          <text:p text:style-name="P395"><text:span text:style-name="T662">preg_grep()</text:span>Filtra um array, retornando apenas os elementos que correspondem à regex.</text:p>
        </text:list-item>
        <text:list-item>
          <text:p text:style-name="P395"><text:span text:style-name="T662">preg_last_error()</text:span>Retorna o último erro de regex, útil para debugging.</text:p>
        </text:list-item>
      </text:list>
      <text:h text:style-name="P281" text:outline-level="1"><text:span text:style-name="Source_20_Text"><text:span text:style-name="T870">HEREDOC e NOWDOC</text:span></text:span></text:h>
      <text:p text:style-name="P124"><text:span text:style-name="Source_20_Text"><text:span text:style-name="T153">S</text:span></text:span><text:span text:style-name="Source_20_Text"><text:span text:style-name="T147">ão sintaxes especiais para definir strings de múltiplas linhas no PHP, tornando o código mais legível e evitando a necessidade de concatenar várias strings ou usar quebras de linha \n </text:span></text:span></text:p>
      <text:p text:style-name="P125"><text:span text:style-name="Source_20_Text"><text:span text:style-name="T548">HEREDOC</text:span></text:span><text:span text:style-name="Source_20_Text"><text:span text:style-name="T147"> </text:span></text:span><text:span text:style-name="Source_20_Text"><text:span text:style-name="T153">p</text:span></text:span><text:span text:style-name="Source_20_Text"><text:span text:style-name="T147">ermite interpolação de variáveis e expressões dentro da string, assim como aspas </text:span></text:span><text:span text:style-name="Source_20_Text"><text:span text:style-name="T129">duplas</text:span></text:span><text:span text:style-name="Source_20_Text"><text:span text:style-name="T147"> </text:span></text:span><text:span text:style-name="Source_20_Text"><text:span text:style-name="T655">""</text:span></text:span><text:span text:style-name="Source_20_Text"><text:span text:style-name="T147"> </text:span></text:span></text:p>
      <text:p text:style-name="P124"><text:span text:style-name="Source_20_Text"><text:span text:style-name="T147">Regras do HEREDOC:</text:span></text:span></text:p>
      <text:list text:style-name="L16">
        <text:list-item>
          <text:p text:style-name="P374"><text:span text:style-name="Source_20_Text"><text:span text:style-name="T147">O identificador de início (&lt;&lt;&lt;</text:span></text:span><text:span text:style-name="Source_20_Text"><text:span text:style-name="T153">IDENTIFICADOR</text:span></text:span><text:span text:style-name="Source_20_Text"><text:span text:style-name="T147">) pode ter qualquer nome válido, mas não pode começar com números ou ter espaços.</text:span></text:span></text:p>
        </text:list-item>
        <text:list-item>
          <text:p text:style-name="P374"><text:span text:style-name="Source_20_Text"><text:span text:style-name="T147">A string pode conter variáveis e escape sequences (\n, \t, etc.).</text:span></text:span></text:p>
        </text:list-item>
        <text:list-item>
          <text:p text:style-name="P374"><text:span text:style-name="Source_20_Text"><text:span text:style-name="T147">Atenção! antes da versão PHP 7.3, o identificador de fim (</text:span></text:span><text:span text:style-name="Source_20_Text"><text:span text:style-name="T153">IDENTIFICADOR</text:span></text:span><text:span text:style-name="Source_20_Text"><text:span text:style-name="T147">;) </text:span></text:span><text:span text:style-name="Source_20_Text"><text:span text:style-name="T153">precisa</text:span></text:span><text:span text:style-name="Source_20_Text"><text:span text:style-name="T147"> estar sozinho na linha, sem espaços/tabs antes ou depois. </text:span></text:span></text:p>
        </text:list-item>
      </text:list>
      <text:p text:style-name="P124"><text:span text:style-name="Source_20_Text"><text:span text:style-name="T147">Quando usar HEREDOC? Textos longos formatados, como:</text:span></text:span></text:p>
      <text:list text:style-name="L17">
        <text:list-item>
          <text:p text:style-name="P375"><text:span text:style-name="Source_20_Text"><text:span text:style-name="T147">HTML com variáveis</text:span></text:span></text:p>
        </text:list-item>
        <text:list-item>
          <text:p text:style-name="P375"><text:span text:style-name="Source_20_Text"><text:span text:style-name="T147">Documentação gerada dinamicamente</text:span></text:span></text:p>
        </text:list-item>
        <text:list-item>
          <text:p text:style-name="P375"><text:span text:style-name="Source_20_Text"><text:span text:style-name="T147">Queries SQL em PHP</text:span></text:span></text:p>
        </text:list-item>
        <text:list-item>
          <text:p text:style-name="P375"><text:span text:style-name="Source_20_Text"><text:span text:style-name="T147">Strings multilinhas em geral</text:span></text:span></text:p>
        </text:list-item>
      </text:list>
      <text:p text:style-name="P124"><text:span text:style-name="Source_20_Text"><text:span text:style-name="T153">Exemplo:</text:span></text:span></text:p>
      <text:p text:style-name="P126"><text:span text:style-name="Source_20_Text"><text:span text:style-name="T924">$usuario</text:span></text:span><text:span text:style-name="Source_20_Text"><text:span text:style-name="T577"> = </text:span></text:span><text:span text:style-name="Source_20_Text"><text:span text:style-name="T984">"Magnífico Jhonny"</text:span></text:span><text:span text:style-name="Source_20_Text"><text:span text:style-name="T577">;<text:tab/><text:tab/><text:tab/></text:span></text:span></text:p>
      <text:p text:style-name="P233"><text:span text:style-name="T919">$html</text:span><text:span text:style-name="T572"> = </text:span><text:span text:style-name="T632">&lt;&lt;&lt;</text:span><text:span text:style-name="T572">HTML<text:tab/><text:tab/><text:tab/><text:tab/><text:tab/><text:line-break/></text:span><text:span text:style-name="T1031">&lt;</text:span><text:span text:style-name="T632">div</text:span><text:span text:style-name="T1031">&gt;<text:tab/><text:tab/><text:tab/><text:tab/><text:tab/><text:tab/><text:tab/><text:line-break/></text:span><text:span text:style-name="T572"> <text:s text:c="3"/></text:span><text:span text:style-name="T1031">&lt;</text:span><text:span text:style-name="T632">h1</text:span><text:span text:style-name="T1031">&gt;</text:span><text:span text:style-name="T572">Bem-vindo, </text:span><text:span text:style-name="T919">$usuario</text:span><text:span text:style-name="T572">!</text:span><text:span text:style-name="T1031">&lt;/</text:span><text:span text:style-name="T632">h1</text:span><text:span text:style-name="T1031">&gt;<text:tab/><text:tab/><text:line-break/></text:span><text:span text:style-name="T572"> <text:s text:c="3"/></text:span><text:span text:style-name="T1031">&lt;</text:span><text:span text:style-name="T632">p</text:span><text:span text:style-name="T1031">&gt;</text:span><text:span text:style-name="T572">Estamos felizes em tê-lo aqui.</text:span><text:span text:style-name="T1031">&lt;/</text:span><text:span text:style-name="T632">p</text:span><text:span text:style-name="T1031">&gt;<text:tab/></text:span></text:p>
      <text:p text:style-name="P222"><text:span text:style-name="T1030">&lt;/</text:span><text:span text:style-name="T626">div</text:span><text:span text:style-name="T1030">&gt;<text:tab/><text:tab/><text:tab/><text:tab/><text:tab/><text:tab/><text:tab/></text:span></text:p>
      <text:p text:style-name="P239">HTML;<text:tab/><text:tab/><text:tab/><text:tab/><text:tab/><text:tab/><text:tab/></text:p>
      <text:p text:style-name="P16"><text:span text:style-name="T888">echo</text:span><text:span text:style-name="T573"> </text:span><text:span text:style-name="T920">$html</text:span><text:span text:style-name="T573">;<text:tab/><text:tab/><text:tab/><text:tab/><text:tab/><text:tab/></text:span></text:p>
      <text:p text:style-name="P124"><text:span text:style-name="Source_20_Text"/></text:p>
      <text:p text:style-name="P124"><text:span text:style-name="Source_20_Text"><text:span text:style-name="T548">NOWDOC</text:span></text:span><text:span text:style-name="Source_20_Text"><text:span text:style-name="T147"> </text:span></text:span><text:span text:style-name="Source_20_Text"><text:span text:style-name="T153">é</text:span></text:span><text:span text:style-name="Source_20_Text"><text:span text:style-name="T147"> como HEREDOC, mas sem interpolação de variáveis. Funciona como strings com aspas </text:span></text:span><text:span text:style-name="Source_20_Text"><text:span text:style-name="T129">simples</text:span></text:span><text:span text:style-name="Source_20_Text"><text:span text:style-name="T147"> </text:span></text:span><text:span text:style-name="Source_20_Text"><text:span text:style-name="T655">''</text:span></text:span></text:p>
      <text:p text:style-name="P111"><text:span text:style-name="Source_20_Text"><text:span text:style-name="T147">Regras do NOWDOC:</text:span></text:span></text:p>
      <text:list text:style-name="L18">
        <text:list-item>
          <text:p text:style-name="P376"><text:span text:style-name="Source_20_Text"><text:span text:style-name="T147">O identificador de início deve estar entre aspas simples ('IDENTIFICADOR'). </text:span></text:span></text:p>
        </text:list-item>
        <text:list-item>
          <text:p text:style-name="P376"><text:span text:style-name="Source_20_Text"><text:span text:style-name="T147">Não há interpolação de variáveis ou escape sequences.</text:span></text:span></text:p>
        </text:list-item>
      </text:list>
      <text:p text:style-name="P111"><text:span text:style-name="Source_20_Text"><text:span text:style-name="T147">Quando usar NOWDOC? Textos fixos, como:</text:span></text:span></text:p>
      <text:list text:style-name="L19">
        <text:list-item>
          <text:p text:style-name="P377"><text:span text:style-name="Source_20_Text"><text:span text:style-name="T147">Códigos-fonte dentro de strings (ex: armazenar um trecho de código em uma variável) </text:span></text:span></text:p>
        </text:list-item>
        <text:list-item>
          <text:p text:style-name="P377"><text:span text:style-name="Source_20_Text"><text:span text:style-name="T147">Documentação interna sem necessidade de processamento</text:span></text:span></text:p>
        </text:list-item>
      </text:list>
      <text:p text:style-name="P111"><text:span text:style-name="Source_20_Text"/></text:p>
      <text:h text:style-name="P271" text:outline-level="1">Aula 18 e 19 – Vetores e Matrizes <text:span text:style-name="T1032">(arrays)</text:span></text:h>
      <text:p text:style-name="P245"/>
      <text:p text:style-name="P21"><text:span text:style-name="Source_20_Text"><text:span text:style-name="T190">O </text:span></text:span><text:span text:style-name="Source_20_Text"><text:span text:style-name="T191">índice</text:span></text:span><text:span text:style-name="Source_20_Text"><text:span text:style-name="T190"> de variáveis composta começa em </text:span></text:span><text:span text:style-name="Source_20_Text"><text:span text:style-name="T192">zero</text:span></text:span><text:span text:style-name="Source_20_Text"><text:span text:style-name="T190"> (0).</text:span></text:span></text:p>
      <text:p text:style-name="P42"><text:span text:style-name="Source_20_Text"><text:span text:style-name="T190">No PHP:</text:span></text:span></text:p>
      <text:list text:style-name="L20">
        <text:list-item>
          <text:p text:style-name="P378"><text:span text:style-name="Source_20_Text"><text:span text:style-name="T147">não </text:span></text:span><text:span text:style-name="Source_20_Text"><text:span text:style-name="T154">é obrigatório a </text:span></text:span><text:span text:style-name="Source_20_Text"><text:span text:style-name="T147">declaração do tipo da variável, sejam elas simples ou compostas </text:span></text:span><text:span text:style-name="Source_20_Text"><text:span text:style-name="T155">(vetores)</text:span></text:span><text:span text:style-name="Source_20_Text"><text:span text:style-name="T147"> </text:span></text:span><text:span text:style-name="Source_20_Text"><text:span text:style-name="T146">pois a linguagem é din</text:span></text:span><text:span text:style-name="Source_20_Text"><text:span text:style-name="T154">a</text:span></text:span><text:span text:style-name="Source_20_Text"><text:span text:style-name="T146">mica</text:span></text:span><text:span text:style-name="Source_20_Text"><text:span text:style-name="T156">mente tipada</text:span></text:span><text:span text:style-name="Source_20_Text"><text:span text:style-name="T146">.</text:span></text:span></text:p>
        </text:list-item>
        <text:list-item>
          <text:p text:style-name="P378"><text:span text:style-name="Source_20_Text"><text:span text:style-name="T147">os </text:span></text:span><text:span text:style-name="Source_20_Text"><text:span text:style-name="T172">vetores são dinâmicos</text:span></text:span><text:span text:style-name="Source_20_Text"><text:span text:style-name="T147">, ou seja, alocam apenas o espaço de memória necessário para abrigar os dados pois um novo índice é criado a cada nova variável, portanto </text:span></text:span><text:span text:style-name="Source_20_Text"><text:span text:style-name="T172">não há necessidade de declarar o tamanho do vetor</text:span></text:span><text:span text:style-name="Source_20_Text"><text:span text:style-name="T147">, </text:span></text:span><text:span text:style-name="Source_20_Text"><text:span text:style-name="T157">diferente do Java</text:span></text:span><text:span text:style-name="Source_20_Text"><text:span text:style-name="T147">.</text:span></text:span></text:p>
        </text:list-item>
        <text:list-item>
          <text:p text:style-name="P378"><text:span text:style-name="Source_20_Text"><text:span text:style-name="T147">as variáveis compostas são </text:span></text:span><text:span text:style-name="Source_20_Text"><text:span text:style-name="T174">heterogêneas</text:span></text:span><text:span text:style-name="Source_20_Text"><text:span text:style-name="T147">, isto é, um mesmo vetor aceita tipos diferentes de variáveis.</text:span></text:span></text:p>
        </text:list-item>
        <text:list-item>
          <text:p text:style-name="P378"><text:span text:style-name="Source_20_Text"><text:span text:style-name="T147">O tipo </text:span></text:span><text:span text:style-name="Source_20_Text"><text:span text:style-name="T655">array</text:span></text:span><text:span text:style-name="Source_20_Text"><text:span text:style-name="T147"> é um tipo composto extremamente flexível e pode ser considerado um </text:span></text:span><text:span text:style-name="Source_20_Text"><text:span text:style-name="T655">HashMap</text:span></text:span><text:span text:style-name="Source_20_Text"><text:span text:style-name="T147"> e também é um tipo </text:span></text:span><text:span text:style-name="Source_20_Text"><text:span text:style-name="T655">iterable</text:span></text:span><text:span text:style-name="Source_20_Text"><text:span text:style-name="T147"> <text:line-break/></text:span></text:span></text:p>
        </text:list-item>
      </text:list>
      <text:p text:style-name="P43"><text:span text:style-name="Source_20_Text"><text:span text:style-name="T190">$</text:span></text:span><text:span text:style-name="Source_20_Text"><text:span text:style-name="T658">vetor[] = 7;</text:span></text:span><text:span text:style-name="Source_20_Text"><text:span text:style-name="T190"><text:tab/>cria uma nova posição, </text:span></text:span><text:span text:style-name="Source_20_Text"><text:span text:style-name="T192">no final do vetor</text:span></text:span><text:span text:style-name="Source_20_Text"><text:span text:style-name="T190">, com o valor 7.</text:span></text:span></text:p>
      <text:p text:style-name="P129"><text:span text:style-name="Source_20_Text"><text:span text:style-name="T147">A função </text:span></text:span><text:span text:style-name="T892">count</text:span><text:span text:style-name="T596">()</text:span><text:span text:style-name="T122"> </text:span><text:span text:style-name="Source_20_Text"><text:span text:style-name="T147">calcula a quantidade de elementos.</text:span></text:span></text:p>
      <text:h text:style-name="P299" text:outline-level="3"><text:span text:style-name="T81">Criando vetores:</text:span><text:span text:style-name="Source_20_Text"><text:span text:style-name="T147"> utilize a palavra reservada </text:span></text:span><text:span text:style-name="Source_20_Text"><text:span text:style-name="T545">array</text:span></text:span><text:span text:style-name="Source_20_Text"><text:span text:style-name="T546">()</text:span></text:span></text:h>
      <text:p text:style-name="P83"><draw:frame draw:style-name="fr3" draw:name="Figura28" text:anchor-type="as-char" svg:width="9.705cm" svg:height="5.08cm" draw:z-index="36"><draw:image xlink:href="Pictures/10000001000001F10000010193FFEE668369FEF6.png" xlink:type="simple" xlink:show="embed" xlink:actuate="onLoad" draw:mime-type="image/png"/></draw:frame></text:p>
      <text:p text:style-name="P83"><draw:frame draw:style-name="fr3" draw:name="Figura30" text:anchor-type="as-char" svg:width="9.675cm" svg:height="6.348cm" draw:z-index="27"><draw:image xlink:href="Pictures/100000010000017D000000FA8B63216EF962C36A.png" xlink:type="simple" xlink:show="embed" xlink:actuate="onLoad" draw:mime-type="image/png"/></draw:frame></text:p>
      <text:p text:style-name="P256"><draw:frame draw:style-name="fr5" draw:name="Figura31" text:anchor-type="as-char" svg:width="10.171cm" svg:height="5.987cm" draw:z-index="28"><draw:image xlink:href="Pictures/10000001000001D10000010609EE438007EA0A41.png" xlink:type="simple" xlink:show="embed" xlink:actuate="onLoad" draw:mime-type="image/png"/></draw:frame></text:p>
      <text:p text:style-name="P85"/>
      <text:p text:style-name="P83"><draw:frame draw:style-name="fr3" draw:name="Figura33" text:anchor-type="as-char" svg:width="10.162cm" svg:height="6.743cm" draw:z-index="29"><draw:image xlink:href="Pictures/10000000000001AC0000011C9E9083D1C8099B78.png" xlink:type="simple" xlink:show="embed" xlink:actuate="onLoad" draw:mime-type="image/png"/></draw:frame><text:line-break/><text:span text:style-name="T1033">Não confundir com </text:span><text:span text:style-name="T1034">função flecha</text:span><text:span text:style-name="T1033"> do Javascript</text:span></text:p>
      <text:p text:style-name="P86"><text:span text:style-name="T790">Iteração</text:span><text:span text:style-name="T818"> foreach()</text:span><text:span text:style-name="T821">{}</text:span>: <text:span text:style-name="T1035">percorre todos os elementos do vetor. Exemplo:</text:span></text:p>
      <text:p text:style-name="P22"><text:span text:style-name="T1015">foreach</text:span><text:span text:style-name="T601"> (</text:span><text:span text:style-name="T938">$c</text:span><text:span text:style-name="T601"> as </text:span><text:span text:style-name="T938">$valor</text:span><text:span text:style-name="T601">) { </text:span><text:span text:style-name="T954">//"Para cada elemento do vetor </text:span><text:span text:style-name="T673">$c</text:span><text:span text:style-name="T954"><text:tab/><text:line-break/>tratado como </text:span><text:span text:style-name="T673">$valor</text:span><text:span text:style-name="T954">, faça:"</text:span></text:p>
      <text:p text:style-name="P17"><text:span text:style-name="T954"><text:line-break/></text:span><text:span text:style-name="T28"><draw:frame draw:style-name="fr3" draw:name="Figura34" text:anchor-type="as-char" svg:width="10.375cm" svg:height="6.348cm" draw:z-index="30"><draw:image xlink:href="Pictures/10000000000001F900000135AB9B139EE40D3360.png" xlink:type="simple" xlink:show="embed" xlink:actuate="onLoad" draw:mime-type="image/png"/></draw:frame></text:span></text:p>
      <text:p text:style-name="P87">Explicando o foreach:<text:span text:style-name="T1036">“Para cada elemento do vetor </text:span><text:span text:style-name="T663">`$cad`</text:span><text:span text:style-name="T1036">, nomeado como </text:span><text:span text:style-name="T663">`$campo`</text:span><text:span text:style-name="T1036">, associado ao conteúdo </text:span><text:span text:style-name="T663">`$valor`</text:span><text:span text:style-name="T1036">, </text:span><text:span text:style-name="T1037">faça</text:span><text:span text:style-name="T1036">…”</text:span></text:p>
      <text:p text:style-name="P84"><draw:frame draw:style-name="fr3" draw:name="Figura35" text:anchor-type="as-char" svg:width="10.555cm" svg:height="5.124cm" draw:z-index="31"><draw:image xlink:href="Pictures/100000000000022200000109205442D0D5D8C97F.jpg" xlink:type="simple" xlink:show="embed" xlink:actuate="onLoad" draw:mime-type="image/jpeg"/></draw:frame><text:line-break/><text:span text:style-name="T1038">Tecnicamente, não existem matrizes dentro do PHP, mas dá para contornar isso, trabalhando com vetores dentro de vetores. </text:span><text:span text:style-name="T1039">(arrays multidimensionais)</text:span></text:p>
      <text:p text:style-name="P88"><text:span text:style-name="T198">Funç</text:span><text:span text:style-name="T201">ões</text:span><text:span text:style-name="T198"> para </text:span><text:span text:style-name="T225">ordenação de valores:</text:span></text:p>
      <text:p text:style-name="P170"><text:span text:style-name="T898">sort</text:span><text:span text:style-name="T600">(</text:span><text:span text:style-name="T937">$</text:span><text:span text:style-name="T939">arr</text:span><text:span text:style-name="T494">Dados</text:span><text:span text:style-name="T600">);</text:span> <text:span text:style-name="T1038">ordena crescente o vetor e, consequentemente, </text:span><text:span text:style-name="T689">troca</text:span><text:span text:style-name="T1040"> os índices dos valores.</text:span></text:p>
      <text:p text:style-name="P170"><text:span text:style-name="T899">rsort</text:span><text:span text:style-name="T602">(</text:span><text:span text:style-name="T940">$</text:span><text:span text:style-name="T939">arr</text:span><text:span text:style-name="T494">Dados</text:span><text:span text:style-name="T602">);</text:span><text:span text:style-name="T664"> </text:span><text:span text:style-name="T1040">ordena decrescente o vetor, ou seja, de forma </text:span><text:span text:style-name="T903">r</text:span><text:span text:style-name="T1041">eversa.</text:span></text:p>
      <text:p text:style-name="P170"><text:span text:style-name="T899">a</text:span><text:span text:style-name="T900">sort</text:span><text:span text:style-name="T603">(</text:span><text:span text:style-name="T941">$</text:span><text:span text:style-name="T939">arr</text:span><text:span text:style-name="T494">Dados</text:span><text:span text:style-name="T603">);</text:span><text:span text:style-name="T1038"> ordena de forma crescente e</text:span><text:span text:style-name="T812"> </text:span><text:span text:style-name="T690">mantém a </text:span><text:span text:style-name="T904">a</text:span><text:span text:style-name="T690">ssociação</text:span><text:span text:style-name="T812"> de chave:valor</text:span><text:span text:style-name="T1038">.</text:span></text:p>
      <text:p text:style-name="P170"><text:span text:style-name="T899">a</text:span><text:span text:style-name="T898">rsort</text:span><text:span text:style-name="T600">(</text:span><text:span text:style-name="T937">$</text:span><text:span text:style-name="T939">arr</text:span><text:span text:style-name="T494">Dados</text:span><text:span text:style-name="T600">);</text:span> <text:span text:style-name="T1038">ordena de forma </text:span><text:span text:style-name="T905">r</text:span><text:span text:style-name="T1038">eversa e </text:span><text:span text:style-name="T906">a</text:span><text:span text:style-name="T1040">ssociativa(decrescente).</text:span></text:p>
      <text:p text:style-name="P171"><text:span text:style-name="T899">k</text:span><text:span text:style-name="T900">sort</text:span><text:span text:style-name="T603">(</text:span><text:span text:style-name="T941">$</text:span><text:span text:style-name="T939">arr</text:span><text:span text:style-name="T494">Dados</text:span><text:span text:style-name="T603">);</text:span><text:span text:style-name="T1038"> ordena de forma crescente </text:span><text:span text:style-name="T813">pelo índice/chaves/</text:span><text:span text:style-name="T904">k</text:span><text:span text:style-name="T691">eys</text:span><text:span text:style-name="T1038">.</text:span></text:p>
      <text:p text:style-name="P89"><text:span text:style-name="T899">k</text:span><text:span text:style-name="T901">r</text:span><text:span text:style-name="T900">sort</text:span><text:span text:style-name="T603">(</text:span><text:span text:style-name="T941">$</text:span><text:span text:style-name="T939">arr</text:span><text:span text:style-name="T494">Dados</text:span><text:span text:style-name="T603">);</text:span><text:span text:style-name="T237"> ordena </text:span><text:span text:style-name="T222">de maneira </text:span><text:span text:style-name="T907">r</text:span><text:span text:style-name="T222">eversa</text:span><text:span text:style-name="T223"> </text:span><text:span text:style-name="T222">e </text:span><text:span text:style-name="T238">através das </text:span><text:span text:style-name="T908">k</text:span><text:span text:style-name="T222">eys.</text:span></text:p>
      <text:p text:style-name="P44"><text:span text:style-name="T447">u</text:span><text:span text:style-name="T448">sort</text:span><text:span text:style-name="T460">(</text:span><text:span text:style-name="T491">$</text:span><text:span text:style-name="T492">arrDados</text:span><text:span text:style-name="T491">, ‘</text:span><text:span text:style-name="T493">callback’</text:span><text:span text:style-name="T460">);</text:span><text:span text:style-name="T187"> </text:span><text:span text:style-name="T188">o</text:span><text:span text:style-name="T187">rdena pelos valores utilizando </text:span><text:span text:style-name="T189">callback</text:span><text:span text:style-name="T187"> de comparação definida pelo </text:span><text:span text:style-name="T909">u</text:span><text:span text:style-name="T187">suário.</text:span></text:p>
      <text:p text:style-name="P44"><text:span text:style-name="T447">u</text:span><text:span text:style-name="T449">k</text:span><text:span text:style-name="T448">sort</text:span><text:span text:style-name="T460">(</text:span><text:span text:style-name="T491">$</text:span><text:span text:style-name="T492">arrDados</text:span><text:span text:style-name="T491">, ‘</text:span><text:span text:style-name="T493">callback’</text:span><text:span text:style-name="T460">);</text:span><text:span text:style-name="T187"> Ordena </text:span><text:span text:style-name="T189">os í</text:span><text:span text:style-name="T187">ndices, </text:span><text:span text:style-name="T193">mantendo os valores associados</text:span><text:span text:style-name="T187">. </text:span></text:p>
      <text:p text:style-name="P176"/>
      <text:p text:style-name="P90"><draw:frame draw:style-name="fr4" draw:name="Figura37" text:anchor-type="paragraph" svg:x="8.992cm" svg:y="0.132cm" svg:width="8.615cm" svg:height="3.618cm" draw:z-index="22"><draw:image xlink:href="Pictures/1000000000000245000000F42E08EFD28F716C9F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2F4CD5EA87E7C3B3.jpg" xlink:type="simple" xlink:show="embed" xlink:actuate="onLoad" draw:mime-type="image/jpeg"/></draw:frame></text:p>
      <text:p text:style-name="P91"/>
      <text:p text:style-name="P91"/>
      <text:p text:style-name="P91"/>
      <text:p text:style-name="P91"/>
      <text:p text:style-name="P91"/>
      <text:p text:style-name="P91"><text:line-break/></text:p>
      <text:p text:style-name="P92">Na Ordenação Associativa, <text:span text:style-name="T678">altera a ordem dos índices</text:span><text:span text:style-name="T804">, </text:span><text:span text:style-name="T692">mantendo-os em</text:span><text:span text:style-name="T678"> suas chaves</text:span>.</text:p>
      <text:p text:style-name="P93"><draw:frame draw:style-name="fr4" draw:name="Figura38" text:anchor-type="paragraph" svg:x="0.106cm" svg:y="0.111cm" svg:width="8.497cm" svg:height="3.563cm" draw:z-index="23"><draw:image xlink:href="Pictures/1000000000000246000000F4B81BC9BD44BA5F29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9E68A74EDBEE15E3.jpg" xlink:type="simple" xlink:show="embed" xlink:actuate="onLoad" draw:mime-type="image/jpeg"/></draw:frame></text:p>
      <text:p text:style-name="P93"/>
      <text:p text:style-name="P217"/>
      <text:p text:style-name="P203"/>
      <text:p text:style-name="P203"/>
      <text:p text:style-name="P203"/>
      <text:p text:style-name="P203"/>
      <text:p text:style-name="P203"/>
      <text:p text:style-name="P203"/>
      <text:p text:style-name="P206">Funções para <text:span text:style-name="T694">verificação de arrays</text:span>:</text:p>
      <text:list xml:id="list1479981053" text:style-name="L21">
        <text:list-item>
          <text:p text:style-name="P320"><text:span text:style-name="Strong_20_Emphasis"><text:span text:style-name="T444">array_key_exists</text:span></text:span><text:span text:style-name="Strong_20_Emphasis"><text:span text:style-name="T445">()</text:span></text:span><text:span text:style-name="T272">: verifica se a chave existe</text:span></text:p>
        </text:list-item>
        <text:list-item>
          <text:p text:style-name="P320"><text:span text:style-name="Strong_20_Emphasis"><text:span text:style-name="T444">isset</text:span></text:span><text:span text:style-name="Strong_20_Emphasis"><text:span text:style-name="T445">()</text:span></text:span><text:span text:style-name="T272">: verifica se a chave existe e não é nula</text:span></text:p>
        </text:list-item>
        <text:list-item>
          <text:p text:style-name="P320"><text:span text:style-name="Strong_20_Emphasis"><text:span text:style-name="T444">in_array</text:span></text:span><text:span text:style-name="Strong_20_Emphasis"><text:span text:style-name="T445">()</text:span></text:span><text:span text:style-name="T272">: verifica se o valor existe</text:span></text:p>
        </text:list-item>
        <text:list-item>
          <text:p text:style-name="P320"><text:span text:style-name="Strong_20_Emphasis"><text:span text:style-name="T444">array_search</text:span></text:span><text:span text:style-name="Strong_20_Emphasis"><text:span text:style-name="T445">()</text:span></text:span><text:span text:style-name="T272">: retorna a chave de um valor</text:span></text:p>
        </text:list-item>
      </text:list>
      <text:p text:style-name="P31"><text:span text:style-name="T326">Funções para </text:span><text:span text:style-name="T342">gerenciamento</text:span><text:span text:style-name="T326"> de arrays:</text:span></text:p>
      <text:p text:style-name="P94"><text:span text:style-name="T928">$vetor</text:span><text:span text:style-name="T583">[] = </text:span><text:span text:style-name="T621">7</text:span><text:span text:style-name="T583">;             <text:tab/><text:tab/><text:tab/><text:tab/><text:tab/><text:tab/></text:span><text:span text:style-name="T949"><text:tab/><text:tab/><text:tab/></text:span></text:p>
      <text:p text:style-name="P246"><text:span text:style-name="T885">array_push</text:span><text:span text:style-name="T1042">(</text:span><text:span text:style-name="T926">$vetor</text:span><text:span text:style-name="T1042">, </text:span><text:span text:style-name="T620">7</text:span><text:span text:style-name="T1042">);    </text:span><text:span text:style-name="T948">//adiciona elemento no final<text:tab/><text:tab/><text:tab/></text:span></text:p>
      <text:p text:style-name="P246"><text:span text:style-name="T885">array_unshift</text:span><text:span text:style-name="T1042">(</text:span><text:span text:style-name="T926">$vetor</text:span><text:span text:style-name="T1042">, </text:span><text:span text:style-name="T620">7</text:span><text:span text:style-name="T1042">); </text:span><text:span text:style-name="T948">//adiciona elemento no início<text:tab/><text:tab/><text:tab/></text:span></text:p>
      <text:p text:style-name="P246"><text:span text:style-name="T885">array_shift</text:span><text:span text:style-name="T1042">(</text:span><text:span text:style-name="T926">$vetor</text:span><text:span text:style-name="T1042">);      </text:span><text:span text:style-name="T948">//elimina elemento no início<text:tab/><text:tab/><text:tab/></text:span></text:p>
      <text:p text:style-name="P246"><text:span text:style-name="T885">array_pop</text:span><text:span text:style-name="T1042">(</text:span><text:span text:style-name="T926">$vetor</text:span><text:span text:style-name="T1042">);        </text:span><text:span text:style-name="T948">//elimina elemento no final<text:tab/><text:tab/><text:tab/><text:tab/></text:span></text:p>
      <text:p text:style-name="P246"><text:span text:style-name="T885">unset</text:span><text:span text:style-name="T1042">(</text:span><text:span text:style-name="T926">$vetor</text:span><text:span text:style-name="T1042">[</text:span><text:span text:style-name="T620">1</text:span><text:span text:style-name="T1042">]);         </text:span><text:span text:style-name="T948">//elimina elemento no índice especificado<text:tab/></text:span></text:p>
      <text:p text:style-name="P179"><draw:frame draw:style-name="fr3" draw:name="Figura29" text:anchor-type="as-char" svg:width="14.152cm" svg:height="5.179cm" draw:z-index="38"><draw:image xlink:href="Pictures/1000000000000217000000DEAA20EEC8709BD907.jpg" xlink:type="simple" xlink:show="embed" xlink:actuate="onLoad" draw:mime-type="image/jpeg"/></draw:frame></text:p>
      <text:p text:style-name="P206"/>
      <text:p text:style-name="P207">Funções para <text:span text:style-name="T702">manipulação</text:span><text:span text:style-name="T694"> de arrays</text:span>:</text:p>
      <text:list xml:id="list141951282070874" text:continue-numbering="true" text:style-name="L21">
        <text:list-item>
          <text:p text:style-name="P321"><text:span text:style-name="T893">array_diff</text:span><text:span text:style-name="T894">()</text:span><text:span text:style-name="T272">: </text:span><text:span text:style-name="Strong_20_Emphasis"><text:span text:style-name="T46">retorna os valores do primeiro array que não existem nos outros arrays</text:span></text:span><text:span text:style-name="T273">, porém leva em consideração </text:span><text:span text:style-name="T310">somente o valor</text:span><text:span text:style-name="T273"> (e não as chaves)</text:span></text:p>
        </text:list-item>
        <text:list-item>
          <text:p text:style-name="P321"><text:span text:style-name="T893">array_diff_assoc</text:span><text:span text:style-name="T894">()</text:span><text:span text:style-name="T272">: </text:span><text:span text:style-name="Strong_20_Emphasis"><text:span text:style-name="T273">retorna os valores do primeiro array que não existem nos outros arrays</text:span></text:span><text:span text:style-name="T273">, considerando </text:span><text:span text:style-name="T310">tanto chave quanto valor</text:span></text:p>
        </text:list-item>
        <text:list-item>
          <text:p text:style-name="P321"><text:span text:style-name="Strong_20_Emphasis"><text:span text:style-name="T893">array_keys</text:span></text:span><text:span text:style-name="Strong_20_Emphasis"><text:span text:style-name="T894">()</text:span></text:span><text:span text:style-name="Strong_20_Emphasis"><text:span text:style-name="T273">: </text:span></text:span><text:span text:style-name="Strong_20_Emphasis"><text:span text:style-name="T274">r</text:span></text:span><text:span text:style-name="Strong_20_Emphasis"><text:span text:style-name="T273">etorna todas as chaves ou, </text:span></text:span><text:span text:style-name="Strong_20_Emphasis"><text:span text:style-name="T275">se aplicado o parâmetro de filtro,</text:span></text:span><text:span text:style-name="Strong_20_Emphasis"><text:span text:style-name="T273"> uma parte das chaves de um array</text:span></text:span></text:p>
        </text:list-item>
        <text:list-item>
          <text:p text:style-name="P322"><text:span text:style-name="Strong_20_Emphasis"><text:span text:style-name="T893">array_combine</text:span></text:span><text:span text:style-name="Strong_20_Emphasis"><text:span text:style-name="T894">()</text:span></text:span><text:span text:style-name="Strong_20_Emphasis"><text:span text:style-name="T275">: cria um array usando um array para as chaves e outro array para os valores</text:span></text:span></text:p>
        </text:list-item>
        <text:list-item>
          <text:p text:style-name="P323"><text:span text:style-name="Strong_20_Emphasis"><text:span text:style-name="T893">array_values</text:span></text:span><text:span text:style-name="Strong_20_Emphasis"><text:span text:style-name="T894">()</text:span></text:span><text:span text:style-name="Strong_20_Emphasis"><text:span text:style-name="T275">: retorna todos os valores de um array e indexa o array numericamente</text:span></text:span></text:p>
        </text:list-item>
        <text:list-item>
          <text:p text:style-name="P323"><text:span text:style-name="Strong_20_Emphasis"><text:span text:style-name="T893">array_flip</text:span></text:span><text:span text:style-name="Strong_20_Emphasis"><text:span text:style-name="T894">()</text:span></text:span><text:span text:style-name="Strong_20_Emphasis"><text:span text:style-name="T275">: troca as chaves com os seus valores</text:span></text:span></text:p>
        </text:list-item>
        <text:list-item>
          <text:p text:style-name="P324"><text:span text:style-name="Strong_20_Emphasis"><text:span text:style-name="T893">array_merge</text:span></text:span><text:span text:style-name="Strong_20_Emphasis"><text:span text:style-name="T894">()</text:span></text:span><text:span text:style-name="Strong_20_Emphasis"><text:span text:style-name="T276">: funde arrays, incrementando ou sobrescrevendo valores. Tem 2 comportamentos:</text:span></text:span></text:p>
          <text:list>
            <text:list-item>
              <text:p text:style-name="P324"><text:span text:style-name="Strong_20_Emphasis"><text:span text:style-name="T276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324"><text:span text:style-name="Strong_20_Emphasis"><text:span text:style-name="T276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325"><text:span text:style-name="Strong_20_Emphasis"><text:span text:style-name="T893">list()</text:span></text:span><text:span text:style-name="Strong_20_Emphasis"><text:span text:style-name="T277">: atribui uma lista de variáveis em uma única operação. </text:span></text:span><text:span text:style-name="Strong_20_Emphasis"><text:span text:style-name="T278">Exemplo:<text:line-break/></text:span></text:span><text:span text:style-name="Strong_20_Emphasis"><text:span text:style-name="T487">$result</text:span></text:span><text:span text:style-name="Strong_20_Emphasis"><text:span text:style-name="T455"> = </text:span></text:span><text:span text:style-name="Strong_20_Emphasis"><text:span text:style-name="T487">$pdo</text:span></text:span><text:span text:style-name="Strong_20_Emphasis"><text:span text:style-name="T455">-&gt;</text:span></text:span><text:span text:style-name="Strong_20_Emphasis"><text:span text:style-name="T440">query</text:span></text:span><text:span text:style-name="Strong_20_Emphasis"><text:span text:style-name="T455">(</text:span></text:span><text:span text:style-name="Strong_20_Emphasis"><text:span text:style-name="T470">"</text:span></text:span><text:span text:style-name="Strong_20_Emphasis"><text:span text:style-name="T506">SELECT</text:span></text:span><text:span text:style-name="Strong_20_Emphasis"><text:span text:style-name="T470"> id, </text:span></text:span><text:span text:style-name="Strong_20_Emphasis"><text:span text:style-name="T506">name</text:span></text:span><text:span text:style-name="Strong_20_Emphasis"><text:span text:style-name="T470"> </text:span></text:span><text:span text:style-name="Strong_20_Emphasis"><text:span text:style-name="T506">FROM</text:span></text:span><text:span text:style-name="Strong_20_Emphasis"><text:span text:style-name="T470"> employees"</text:span></text:span><text:span text:style-name="Strong_20_Emphasis"><text:span text:style-name="T455">);<text:line-break/></text:span></text:span><text:span text:style-name="T889">list</text:span><text:span text:style-name="T578">(</text:span><text:span text:style-name="T925">$id</text:span><text:span text:style-name="T578">, </text:span><text:span text:style-name="T925">$name</text:span><text:span text:style-name="T578">) = </text:span><text:span text:style-name="T925">$result</text:span><text:span text:style-name="T578">→f</text:span><text:span text:style-name="T889">etch(</text:span><text:span text:style-name="T962">PD</text:span><text:span text:style-name="T961">O:</text:span><text:span text:style-name="T578">:FETCH_NUM);<text:line-break/></text:span><text:span text:style-name="Strong_20_Emphasis"><text:span text:style-name="T278">A partir do PHP 7.1, é possível usar a sintaxe mais resumida para </text:span></text:span><text:span text:style-name="Strong_20_Emphasis"><text:span text:style-name="T298">atribuição por array desestruturado</text:span></text:span><text:span text:style-name="Strong_20_Emphasis"><text:span text:style-name="T278">: </text:span></text:span><text:span text:style-name="Strong_20_Emphasis"><text:span text:style-name="T455">[</text:span></text:span><text:span text:style-name="Strong_20_Emphasis"><text:span text:style-name="T487">$id</text:span></text:span><text:span text:style-name="Strong_20_Emphasis"><text:span text:style-name="T455">, </text:span></text:span><text:span text:style-name="Strong_20_Emphasis"><text:span text:style-name="T487">$name</text:span></text:span><text:span text:style-name="Strong_20_Emphasis"><text:span text:style-name="T455">] = </text:span></text:span><text:span text:style-name="Strong_20_Emphasis"><text:span text:style-name="T487">$result</text:span></text:span><text:span text:style-name="Strong_20_Emphasis"><text:span text:style-name="T455">→f</text:span></text:span><text:span text:style-name="Strong_20_Emphasis"><text:span text:style-name="T440">etch(</text:span></text:span><text:span text:style-name="Strong_20_Emphasis"><text:span text:style-name="T513">PDO:</text:span></text:span><text:span text:style-name="Strong_20_Emphasis"><text:span text:style-name="T455">:FETCH_NUM);<text:line-break/></text:span></text:span></text:p>
        </text:list-item>
        <text:list-item>
          <text:p text:style-name="P326"><text:span text:style-name="Strong_20_Emphasis"><text:span text:style-name="T444">extract</text:span></text:span><text:span text:style-name="Strong_20_Emphasis"><text:span text:style-name="T446">()</text:span></text:span><text:span text:style-name="Strong_20_Emphasis"><text:span text:style-name="T277">: Cria variáveis a partir de um array associativo, </text:span></text:span><text:span text:style-name="Strong_20_Emphasis"><text:span text:style-name="T279">tranformando </text:span></text:span><text:span text:style-name="Strong_20_Emphasis"><text:span text:style-name="T277">as chaves do array em variáveis e atribui os valores correspondentes.</text:span></text:span></text:p>
        </text:list-item>
        <text:list-item>
          <text:p text:style-name="P326"><text:span text:style-name="Strong_20_Emphasis"><text:span text:style-name="T444">compact</text:span></text:span><text:span text:style-name="Strong_20_Emphasis"><text:span text:style-name="T446">()</text:span></text:span><text:span text:style-name="Strong_20_Emphasis"><text:span text:style-name="T277">: Cria um array associativo a partir de variáveis, pegando variáveis e formando um array com seus nomes como chaves.</text:span></text:span></text:p>
        </text:list-item>
      </text:list>
      <text:p text:style-name="Text_20_body"><text:span text:style-name="Strong_20_Emphasis"/></text:p>
      <text:p text:style-name="P416">Objetos <text:span text:style-name="T1062">podem </text:span><text:span text:style-name="T68">ser criado</text:span><text:span text:style-name="T75">s</text:span><text:span text:style-name="T68"> normalmente como resultado de um </text:span><text:span text:style-name="T59">type cast</text:span><text:span text:style-name="T68"> a partir de um array. Transformando as chaves do array em nomes de propriedades. Este tipo de cast vai resultar em um tipo </text:span><text:span text:style-name="Source_20_Text"><text:span text:style-name="T640">object(stdClass)</text:span></text:span><text:span text:style-name="T68">.</text:span></text:p>
      <text:p text:style-name="P335"><text:span text:style-name="T912">$obj</text:span><text:span text:style-name="T563"> = (</text:span><text:span text:style-name="T626">object</text:span><text:span text:style-name="T563">) [</text:span><text:span text:style-name="T972">'a'</text:span><text:span text:style-name="T563"> =&gt; </text:span><text:span text:style-name="T610">1</text:span><text:span text:style-name="T563">];<text:tab/></text:span></text:p>
      <text:p text:style-name="P341">// $obj é object(stdClass)<text:tab/></text:p>
      <text:p text:style-name="P341"><text:span text:style-name="Strong_20_Emphasis"><text:span text:style-name="T947">// $obj-&gt;a é int(1)<text:tab/><text:tab/></text:span></text:span></text:p>
      <text:h text:style-name="P291" text:outline-level="1" text:is-list-header="true"><text:span text:style-name="T45">S</text:span><text:span text:style-name="T69">paceship</text:span><text:span text:style-name="T45"> Operator</text:span></text:h>
      <text:p text:style-name="P130"><text:span text:style-name="T67">I</text:span><text:span text:style-name="T45">ntroduzido na versão </text:span><text:span text:style-name="Strong_20_Emphasis"><text:span text:style-name="T45">7.</text:span></text:span><text:span text:style-name="Strong_20_Emphasis"><text:span text:style-name="T69">0</text:span></text:span><text:span text:style-name="T45">, é representado por </text:span><text:span text:style-name="T539">&lt;=&gt;</text:span><text:span text:style-name="T45"> para comparar dois valores e retornar:</text:span></text:p>
      <text:list text:style-name="L22">
        <text:list-item>
          <text:p text:style-name="P379"><text:span text:style-name="Source_20_Text"><text:span text:style-name="T45">-1</text:span></text:span><text:span text:style-name="T45"> se o lado esquerdo for menor que o lado direito</text:span></text:p>
        </text:list-item>
        <text:list-item>
          <text:p text:style-name="P396"><text:span text:style-name="T1043">0</text:span> se ambos forem iguais</text:p>
        </text:list-item>
        <text:list-item>
          <text:p text:style-name="P379"><text:span text:style-name="Source_20_Text"><text:span text:style-name="T45">1</text:span></text:span><text:span text:style-name="T45"> se o lado esquerdo for maior que o lado direito </text:span></text:p>
        </text:list-item>
      </text:list>
      <text:p text:style-name="P45">Esse operador é útil para ordenações e comparações. <text:span text:style-name="T1043">Exemplo:</text:span></text:p>
      <text:p text:style-name="P23"><text:span text:style-name="T922">$numeros</text:span><text:span text:style-name="T574"> = [</text:span><text:span text:style-name="T618">3</text:span><text:span text:style-name="T574">, </text:span><text:span text:style-name="T618">1</text:span><text:span text:style-name="T574">, </text:span><text:span text:style-name="T618">4</text:span><text:span text:style-name="T574">, </text:span><text:span text:style-name="T618">1</text:span><text:span text:style-name="T574">, </text:span><text:span text:style-name="T618">5</text:span><text:span text:style-name="T574">, </text:span><text:span text:style-name="T618">9</text:span><text:span text:style-name="T574">];<text:tab/><text:tab/><text:tab/><text:tab/><text:tab/><text:tab/><text:tab/><text:tab/><text:tab/><text:tab/></text:span></text:p>
      <text:p text:style-name="P220"><text:span text:style-name="T878">usort</text:span><text:span text:style-name="T563">(</text:span><text:span text:style-name="T912">$numeros</text:span><text:span text:style-name="T563">, </text:span><text:span text:style-name="T626">fn</text:span><text:span text:style-name="T563">(</text:span><text:span text:style-name="T912">$a</text:span><text:span text:style-name="T563">, </text:span><text:span text:style-name="T912">$b</text:span><text:span text:style-name="T563">) =&gt; </text:span><text:span text:style-name="T912">$a</text:span><text:span text:style-name="T563"> &lt;=&gt; </text:span><text:span text:style-name="T912">$b</text:span><text:span text:style-name="T563">); </text:span><text:span text:style-name="T945">// Ordena em ordem crescente<text:tab/></text:span></text:p>
      <text:p text:style-name="P24"><text:span text:style-name="T881">print_r</text:span><text:span text:style-name="T567">(</text:span><text:span text:style-name="T914">$numeros</text:span><text:span text:style-name="T567">); </text:span><text:span text:style-name="T951">// Saída: [1, </text:span><text:span text:style-name="T952">1, 3, 4, 5, 9]<text:tab/><text:tab/><text:tab/><text:tab/><text:tab/><text:tab/></text:span></text:p>
      <text:h text:style-name="P272" text:outline-level="1" text:is-list-header="true"><text:span text:style-name="T873">Spread </text:span><text:span text:style-name="T874">(ou Splat)</text:span><text:span text:style-name="T873"> Operator </text:span><text:span text:style-name="T874">ou Argument unpacking</text:span></text:h>
      <text:p text:style-name="P111"><text:span text:style-name="T58">Unpacking</text:span><text:span text:style-name="T67"> é a capacidade de passar elementos de um array como argumentos individuais para uma função ou método. </text:span><text:span text:style-name="T70">Foi i</text:span><text:span text:style-name="T45">ntroduzido na versão </text:span><text:span text:style-name="Strong_20_Emphasis"><text:span text:style-name="T46">7.4</text:span></text:span><text:span text:style-name="T45">, é representado por três pontos </text:span><text:span text:style-name="Source_20_Text"><text:span text:style-name="T540">...</text:span></text:span><text:span text:style-name="T45"> <text:s/>para </text:span><text:span text:style-name="Strong_20_Emphasis"><text:span text:style-name="T45">expandir arrays ou objetos iteráveis (type iterable)</text:span></text:span><text:span text:style-name="Strong_20_Emphasis"><text:span text:style-name="T46">,</text:span></text:span><text:span text:style-name="T45"> simplificando operações de combinação, </text:span><text:span text:style-name="T60">desempacotamento</text:span><text:span text:style-name="T45"> e manipulação dinâmica de dados. </text:span></text:p>
      <text:list text:style-name="L23">
        <text:list-item>
          <text:p text:style-name="P397"><text:span text:style-name="T1027">P</text:span><text:span text:style-name="T1044">ermite </text:span><text:span text:style-name="T1027">passar um </text:span><text:span text:style-name="T703">número variável de argumentos para</text:span><text:span text:style-name="T694"> funções</text:span>:</text:p>
        </text:list-item>
      </text:list>
      <text:p text:style-name="P222"><text:span text:style-name="T626">function</text:span><text:span text:style-name="T563"> </text:span><text:span text:style-name="T878">soma</text:span><text:span text:style-name="T563">(</text:span><text:span text:style-name="T626">int</text:span><text:span text:style-name="T563"> </text:span><text:span text:style-name="T912">$a</text:span><text:span text:style-name="T563">, </text:span><text:span text:style-name="T626">int</text:span><text:span text:style-name="T563"> </text:span><text:span text:style-name="T912">$b</text:span><text:span text:style-name="T563">, </text:span><text:span text:style-name="T626">int</text:span><text:span text:style-name="T563"> </text:span><text:span text:style-name="T912">$c</text:span><text:span text:style-name="T563">): </text:span><text:span text:style-name="T626">int</text:span><text:span text:style-name="T563"> {<text:tab/></text:span></text:p>
      <text:p text:style-name="P222"><text:span text:style-name="T1010"><text:s text:c="2"/>return</text:span><text:span text:style-name="T563"> </text:span><text:span text:style-name="T912">$a</text:span><text:span text:style-name="T563"> + </text:span><text:span text:style-name="T912">$b</text:span><text:span text:style-name="T563"> + </text:span><text:span text:style-name="T912">$c</text:span><text:span text:style-name="T563">;<text:tab/><text:tab/><text:tab/><text:tab/><text:tab/></text:span></text:p>
      <text:p text:style-name="P238">}<text:tab/><text:tab/><text:tab/><text:tab/><text:tab/><text:tab/><text:tab/><text:tab/></text:p>
      <text:p text:style-name="P222"><text:span text:style-name="T912">$valores</text:span><text:span text:style-name="T563"> = [</text:span><text:span text:style-name="T610">1</text:span><text:span text:style-name="T563">, </text:span><text:span text:style-name="T610">2</text:span><text:span text:style-name="T563">, </text:span><text:span text:style-name="T610">3</text:span><text:span text:style-name="T563">];<text:tab/><text:tab/><text:tab/><text:tab/><text:tab/></text:span></text:p>
      <text:p text:style-name="P18"><text:span text:style-name="T888">echo</text:span><text:span text:style-name="T573"> </text:span><text:span text:style-name="T888">soma</text:span><text:span text:style-name="T573">(...</text:span><text:span text:style-name="T920">$valores</text:span><text:span text:style-name="T573">); </text:span><text:span text:style-name="T946">// Resultado: 6<text:tab/><text:tab/></text:span></text:p>
      <text:list text:style-name="L24">
        <text:list-item>
          <text:p text:style-name="P398"><text:span text:style-name="T1045">T</text:span>ambém pode ser usado para <text:span text:style-name="T704">desempacotar array</text:span><text:span text:style-name="T1044"> em outro array</text:span>:</text:p>
        </text:list-item>
      </text:list>
      <text:p text:style-name="P334"><text:span text:style-name="T912">$array1</text:span><text:span text:style-name="T563"> = [</text:span><text:span text:style-name="T610">1</text:span><text:span text:style-name="T563">, </text:span><text:span text:style-name="T610">2</text:span><text:span text:style-name="T563">, </text:span><text:span text:style-name="T610">3</text:span><text:span text:style-name="T563">];<text:tab/><text:tab/><text:tab/><text:tab/><text:tab/></text:span></text:p>
      <text:p text:style-name="P18"><text:span text:style-name="T920">$array2</text:span><text:span text:style-name="T573"> = [</text:span><text:span text:style-name="T617">4</text:span><text:span text:style-name="T573">, </text:span><text:span text:style-name="T617">5</text:span><text:span text:style-name="T573">, ...</text:span><text:span text:style-name="T920">$array1</text:span><text:span text:style-name="T573">, </text:span><text:span text:style-name="T617">6</text:span><text:span text:style-name="T573">];<text:tab/><text:tab/><text:tab/></text:span></text:p>
      <text:p text:style-name="P222"><text:span text:style-name="T878">print_r</text:span><text:span text:style-name="T563">(</text:span><text:span text:style-name="T912">$array2</text:span><text:span text:style-name="T563">);<text:tab/><text:tab/><text:tab/><text:tab/><text:tab/><text:tab/></text:span></text:p>
      <text:p text:style-name="P255">/* Resultado:<text:tab/><text:tab/><text:tab/><text:tab/><text:tab/><text:tab/></text:p>
      <text:p text:style-name="P255">Array<text:tab/>(<text:tab/><text:tab/><text:tab/><text:tab/><text:tab/><text:tab/><text:tab/></text:p>
      <text:p text:style-name="P255"><text:s text:c="2"/>[0] =&gt; 4<text:tab/><text:tab/><text:tab/><text:tab/><text:tab/><text:tab/><text:tab/></text:p>
      <text:p text:style-name="P255"><text:s text:c="2"/>[1] =&gt; 5<text:tab/><text:tab/><text:tab/><text:tab/><text:tab/><text:tab/><text:tab/></text:p>
      <text:p text:style-name="P255"><text:s text:c="2"/>[2] =&gt; 1<text:tab/><text:tab/><text:tab/><text:tab/><text:tab/><text:tab/><text:tab/></text:p>
      <text:p text:style-name="P255"><text:s text:c="2"/>[3] =&gt; 2<text:tab/><text:tab/><text:tab/><text:tab/><text:tab/><text:tab/><text:tab/></text:p>
      <text:p text:style-name="P255"><text:s text:c="2"/>[4] =&gt; 3<text:tab/><text:tab/><text:tab/><text:tab/><text:tab/><text:tab/><text:tab/></text:p>
      <text:p text:style-name="P255"><text:s text:c="2"/>[5] =&gt; 6<text:tab/><text:tab/><text:tab/><text:tab/><text:tab/><text:tab/><text:tab/></text:p>
      <text:p text:style-name="P255">) */<text:tab/><text:tab/><text:tab/><text:tab/><text:tab/><text:tab/><text:tab/><text:tab/></text:p>
      <text:h text:style-name="P283" text:outline-level="1" text:is-list-header="true"><text:soft-page-break/><text:span text:style-name="Strong_20_Emphasis"><text:span text:style-name="T870">Tipagem de Argumentos Variádicos</text:span></text:span></text:h>
      <text:p text:style-name="Text_20_body">Permite que uma <text:span text:style-name="T694">função aceite </text:span><text:span text:style-name="Strong_20_Emphasis"><text:span text:style-name="T694">um número indefinido de argumentos</text:span></text:span><text:span text:style-name="T694"> do </text:span><text:span text:style-name="Strong_20_Emphasis"><text:span text:style-name="T694">mesmo tipo</text:span></text:span><text:span text:style-name="T674">. Isso é feito com </text:span><text:span text:style-name="Source_20_Text"><text:span text:style-name="T537">...$variavel</text:span></text:span><text:span text:style-name="T674"> após a definição</text:span> de tipo. <text:span text:style-name="T1046">Exemplo:</text:span></text:p>
      <text:p text:style-name="P336"><text:span text:style-name="T626">function</text:span><text:span text:style-name="T563"> </text:span><text:span text:style-name="T878">adicionarProdutos</text:span><text:span text:style-name="T563">(</text:span><text:span text:style-name="T960">Produto</text:span><text:span text:style-name="T563"> ...</text:span><text:span text:style-name="T912">$produtos</text:span><text:span text:style-name="T563">) {                       <text:s/></text:span></text:p>
      <text:p text:style-name="P336"><text:span text:style-name="T1010"><text:tab/>foreach</text:span><text:span text:style-name="T563"> (</text:span><text:span text:style-name="T912">$produtos</text:span><text:span text:style-name="T563"> as </text:span><text:span text:style-name="T912">$produto</text:span><text:span text:style-name="T563">) {                                   </text:span></text:p>
      <text:p text:style-name="P340"><text:tab/><text:tab/>// Aqui você tem certeza de que cada item é um Produto       <text:s/></text:p>
      <text:p text:style-name="P340"><text:tab/><text:tab/>// O ...$produtos aceita N argumentos, todos do tipo Produto. </text:p>
      <text:p text:style-name="P342"><text:tab/>}                                                                   </text:p>
      <text:p text:style-name="P342">}                                                                       <text:s text:c="2"/></text:p>
      <text:p text:style-name="P342"/>
      <text:h text:style-name="P292" text:outline-level="1" text:is-list-header="true">Closure<text:span text:style-name="T1066">s</text:span></text:h>
      <text:p text:style-name="P417"><text:span text:style-name="T1066">S</text:span>ão <text:span text:style-name="T1066">funções</text:span> <text:span text:style-name="T1066">normalmente</text:span> usadas como <text:span text:style-name="Strong_20_Emphasis">callbacks</text:span>, <text:span text:style-name="Strong_20_Emphasis">funções temporárias</text:span>, e para <text:span text:style-name="Strong_20_Emphasis">encapsular comportamentos</text:span>. <text:span text:style-name="T1066">Características:</text:span></text:p>
      <text:list xml:id="list572431548" text:style-name="L42">
        <text:list-item>
          <text:p text:style-name="P412"><text:span text:style-name="Strong_20_Emphasis">Pode</text:span><text:span text:style-name="Strong_20_Emphasis"><text:span text:style-name="T1066">m</text:span></text:span><text:span text:style-name="Strong_20_Emphasis"> ser atribuída a uma variável;</text:span></text:p>
        </text:list-item>
        <text:list-item>
          <text:p text:style-name="P412"><text:span text:style-name="Strong_20_Emphasis">Não tem nome</text:span> (é anônima);</text:p>
        </text:list-item>
        <text:list-item>
          <text:p text:style-name="P413"><text:span text:style-name="Strong_20_Emphasis">Pode</text:span><text:span text:style-name="Strong_20_Emphasis"><text:span text:style-name="T1066">m</text:span></text:span><text:span text:style-name="Strong_20_Emphasis"> acessar variáveis do escopo em que foi definida</text:span>, inclusive <text:span text:style-name="Strong_20_Emphasis">fechando sobre elas</text:span> (daí o nome <text:span text:style-name="Emphasis">closure</text:span> = "fechamento"). <text:span text:style-name="T1066">Para </text:span>acessar <text:span text:style-name="T1066">essas </text:span>variáveis <text:span text:style-name="T1066">é necessário a </text:span>palavra-chave <text:span text:style-name="Source_20_Text"><text:span text:style-name="T537">use</text:span></text:span>.</text:p>
        </text:list-item>
      </text:list>
      <text:p text:style-name="P414"><text:span text:style-name="T1066">S</text:span><text:span text:style-name="T1062">intaxe básica:</text:span></text:p>
      <text:p text:style-name="P337"><text:span text:style-name="T912">$taxa</text:span><text:span text:style-name="T563"> = </text:span><text:span text:style-name="T610">0.2</text:span><text:span text:style-name="T563">;<text:tab/><text:tab/><text:tab/><text:tab/><text:tab/><text:tab/></text:span></text:p>
      <text:p text:style-name="P227"><text:span text:style-name="T912">$calcular</text:span><text:span text:style-name="T563"> = </text:span><text:span text:style-name="T626">function</text:span><text:span text:style-name="T563">(</text:span><text:span text:style-name="T912">$valor</text:span><text:span text:style-name="T563">) </text:span><text:span text:style-name="T626">use</text:span><text:span text:style-name="T563"> (</text:span><text:span text:style-name="T912">$taxa</text:span><text:span text:style-name="T563">) {<text:tab/></text:span></text:p>
      <text:p text:style-name="P227"><text:span text:style-name="T1010"><text:tab/>return</text:span><text:span text:style-name="T563"> </text:span><text:span text:style-name="T912">$valor</text:span><text:span text:style-name="T563"> * </text:span><text:span text:style-name="T912">$taxa</text:span><text:span text:style-name="T563">;<text:tab/><text:tab/><text:tab/></text:span></text:p>
      <text:p text:style-name="P241">};<text:tab/><text:tab/><text:tab/><text:tab/><text:tab/><text:tab/><text:tab/></text:p>
      <text:p text:style-name="P227"><text:span text:style-name="T878">echo</text:span><text:span text:style-name="T563"> </text:span><text:span text:style-name="T912">$calcular</text:span><text:span text:style-name="T563">(</text:span><text:span text:style-name="T610">100</text:span><text:span text:style-name="T563">); </text:span><text:span text:style-name="T945">// 20<text:tab/><text:tab/><text:tab/></text:span></text:p>
      <text:h text:style-name="P293" text:outline-level="1" text:is-list-header="true">Arrow Functions</text:h>
      <text:p text:style-name="P420"><text:span text:style-name="T1065">F</text:span>unções de seta são uma forma <text:span text:style-name="Strong_20_Emphasis">concisa e moderna</text:span> de declarar funções anônimas (closures). <text:span text:style-name="T1065">E</text:span>las simplificam a sintaxe quando <text:span text:style-name="T1065">é</text:span> precis<text:span text:style-name="T1065">o</text:span> passar uma função rápida, especialmente como callback.<text:line-break/><text:span text:style-name="T1065">Sintaxe básica:</text:span></text:p>
      <text:p text:style-name="P339"><text:span text:style-name="T912">$dobro</text:span><text:span text:style-name="T563"> = </text:span><text:span text:style-name="T626">fn</text:span><text:span text:style-name="T563">(</text:span><text:span text:style-name="T912">$n</text:span><text:span text:style-name="T563">) =&gt; </text:span><text:span text:style-name="T912">$n</text:span><text:span text:style-name="T563"> * </text:span><text:span text:style-name="T610">2</text:span><text:span text:style-name="T563">;<text:tab/></text:span></text:p>
      <text:p text:style-name="P227"><text:span text:style-name="T878">echo</text:span><text:span text:style-name="T563"> </text:span><text:span text:style-name="T912">$dobro</text:span><text:span text:style-name="T563">(</text:span><text:span text:style-name="T610">5</text:span><text:span text:style-name="T563">); </text:span><text:span text:style-name="T945">// 10<text:tab/><text:tab/></text:span></text:p>
      <text:p text:style-name="P418">Características principais:</text:p>
      <text:list xml:id="list2217794906" text:style-name="L43">
        <text:list-item>
          <text:p text:style-name="P421"><text:span text:style-name="T1065">Curta e expressiva: u</text:span>sa <text:span text:style-name="Source_20_Text"><text:span text:style-name="T537">fn</text:span></text:span> ao invés de <text:span text:style-name="Source_20_Text"><text:span text:style-name="T638">function</text:span></text:span>, e <text:span text:style-name="Source_20_Text"><text:span text:style-name="T537">=&gt;</text:span></text:span> para retornar um valor</text:p>
        </text:list-item>
        <text:list-item>
          <text:p text:style-name="P419">Retorno implícito: o valor da expressão é retornado automaticamente (não precisa usar <text:span text:style-name="T638">return</text:span>)</text:p>
        </text:list-item>
        <text:list-item>
          <text:p text:style-name="P419">O uso da palavra-chave <text:span text:style-name="Source_20_Text"><text:span text:style-name="T638">fn</text:span></text:span> é obrigatório </text:p>
        </text:list-item>
        <text:list-item>
          <text:p text:style-name="P419">Captura automática de variáveis: diferente de closure, adiciona implicitamente a cláusula <text:span text:style-name="T638">use</text:span></text:p>
        </text:list-item>
        <text:list-item>
          <text:p text:style-name="P419">Não suporta múltiplas instruções</text:p>
        </text:list-item>
      </text:list>
      <text:h text:style-name="P280" text:outline-level="1" text:is-list-header="true"><text:span text:style-name="T45">Variáveis de Sessão</text:span></text:h>
      <text:p text:style-name="P3"/>
      <text:p text:style-name="P32"><text:span text:style-name="T327">A</text:span><text:span text:style-name="T328"> variável superglobal </text:span><text:span text:style-name="T428">$_SESSION</text:span><text:span text:style-name="T328"> é um array associativo que contém variáveis de sessão que ficam disponíveis para o script atual e para as próximas páginas acessadas por um usuário.</text:span></text:p>
      <text:p text:style-name="P204"/>
      <text:p text:style-name="P204"><text:span text:style-name="T678">Aplicação</text:span>: armazenar variável que se mantenha durante o acesso de várias páginas de um site.</text:p>
      <text:p text:style-name="P204"/>
      <text:p text:style-name="P33"><text:span text:style-name="T327">A</text:span><text:span text:style-name="T328">s variáveis de sessão correspondem a um dos possíveis itens das chamadas </text:span><text:span text:style-name="T352">variáveis superglobais</text:span><text:span text:style-name="T328">.</text:span></text:p>
      <text:p text:style-name="P33"/>
      <text:p text:style-name="P33"/>
      <text:h text:style-name="P273" text:outline-level="1" text:is-list-header="true">Variáveis <text:span text:style-name="T1047">Superglobais</text:span></text:h>
      <text:h text:style-name="P273" text:outline-level="1"><text:span text:style-name="T328"><text:line-break/></text:span><text:span text:style-name="T327">S</text:span><text:span text:style-name="T329">ão var</text:span><text:span text:style-name="T328">iáveis pré-definidas, promovidas pelo ambiente PHP, acessíveis em quaisquer pontos de aplicação, estruturadas em arrays associativos:</text:span></text:h>
      <text:list text:style-name="L25">
        <text:list-item>
          <text:p text:style-name="P330">$GLOBALS</text:p>
        </text:list-item>
        <text:list-item>
          <text:p text:style-name="P330">$_SERVER</text:p>
        </text:list-item>
        <text:list-item>
          <text:p text:style-name="P330">$_GET</text:p>
        </text:list-item>
        <text:list-item>
          <text:p text:style-name="P330">$_POST</text:p>
        </text:list-item>
        <text:list-item>
          <text:p text:style-name="P330">$_FILES</text:p>
        </text:list-item>
        <text:list-item>
          <text:p text:style-name="P330">$_COOKIE</text:p>
        </text:list-item>
        <text:list-item>
          <text:p text:style-name="P330">$_SESSION</text:p>
        </text:list-item>
        <text:list-item>
          <text:p text:style-name="P330">$_REQUEST</text:p>
        </text:list-item>
        <text:list-item>
          <text:p text:style-name="P330">$_ENV</text:p>
        </text:list-item>
      </text:list>
      <text:p text:style-name="P205"/>
      <text:h text:style-name="P274" text:outline-level="1" text:is-list-header="true">Web Storage</text:h>
      <text:p text:style-name="P95"><text:span text:style-name="T363">E</text:span><text:span text:style-name="T364">xistem dois tipos de </text:span><text:span text:style-name="T376">objetos</text:span><text:span text:style-name="T364"> que permitem o </text:span><text:span text:style-name="T372">armazenamento de dados localmente</text:span><text:span text:style-name="T364"> no cliente (memória cache):</text:span></text:p>
      <text:list text:style-name="L26">
        <text:list-item>
          <text:p text:style-name="P307"><text:span text:style-name="T431">localStorage</text:span><text:span text:style-name="T328">: fica armazenada no computador do cliente (não expira)</text:span></text:p>
        </text:list-item>
        <text:list-item>
          <text:p text:style-name="P307"><text:span text:style-name="T431">sessionStorage</text:span><text:span text:style-name="T328">: e</text:span><text:span text:style-name="T330">x</text:span><text:span text:style-name="T328">pira assim que a aba do navegador é fechada<text:line-break/></text:span></text:p>
        </text:list-item>
      </text:list>
      <text:h text:style-name="P282" text:outline-level="1" text:is-list-header="true"><text:span text:style-name="Source_20_Text"><text:span text:style-name="T1048">Fuso-Horários</text:span></text:span></text:h>
      <text:p text:style-name="P34"><text:span text:style-name="T331">Ao </text:span><text:span text:style-name="T329">inpecionar com</text:span><text:span text:style-name="T331"> </text:span><text:span text:style-name="T396">var_dump()</text:span><text:span text:style-name="T331"> um objeto da clas</text:span><text:span text:style-name="T332">s</text:span><text:span text:style-name="T331">e DateTime, podem ser apresentados </text:span><text:span text:style-name="T353">3 tipos</text:span><text:span text:style-name="T331"> diferentes de </text:span><text:span text:style-name="T343">timezones</text:span><text:span text:style-name="T331"> na propriedade </text:span><text:span text:style-name="T497">timezone_type</text:span><text:span text:style-name="T331">:</text:span></text:p>
      <text:list text:style-name="L27">
        <text:list-item>
          <text:p text:style-name="P327"><text:span text:style-name="T299">UTC</text:span><text:span text:style-name="T280"> (Coordinated Universal Time): Ao contrário do GMT, o UTC não se define pelo sol ou as estrelas, </text:span><text:span text:style-name="T281">pois é</text:span><text:span text:style-name="T280"> uma medida derivada do </text:span><text:a xlink:type="simple" xlink:href="https://pt.wikipedia.org/wiki/Tempo_Atômico_Internacional" text:style-name="Internet_20_link" text:visited-style-name="Visited_20_Internet_20_Link"><text:span text:style-name="T45">Tempo Atômico Internacional</text:span></text:a><text:span text:style-name="T400">.<text:line-break/></text:span><text:span text:style-name="T401">Exemplo: </text:span><text:span text:style-name="T508">new</text:span><text:span text:style-name="T461"> </text:span><text:span text:style-name="T515">DateTime</text:span><text:span text:style-name="T461">(</text:span><text:span text:style-name="T475">"17 July 2013 </text:span><text:span text:style-name="T479">-0300</text:span><text:span text:style-name="T475">"</text:span><text:span text:style-name="T461">);<text:line-break/></text:span><text:span text:style-name="T461"><draw:frame draw:style-name="fr2" draw:name="Figura36" text:anchor-type="as-char" svg:width="8.629cm" svg:height="3.394cm" draw:z-index="40"><draw:image xlink:href="Pictures/100000000000014D000000834D97C11A840877E6.jpg" xlink:type="simple" xlink:show="embed" xlink:actuate="onLoad" draw:mime-type="image/jpeg"/></draw:frame></text:span><text:span text:style-name="T299"><text:line-break/></text:span></text:p>
        </text:list-item>
        <text:list-item>
          <text:p text:style-name="P308"><text:span text:style-name="T343">GMT</text:span><text:span text:style-name="T331">(Greenwich Mean Time ou Tempo Médio de Greenwich)<text:line-break/></text:span><text:span text:style-name="T333">Exemplo: </text:span><text:span text:style-name="T509">new</text:span><text:span text:style-name="T462"> </text:span><text:span text:style-name="T516">DateTime</text:span><text:span text:style-name="T462">(</text:span><text:span text:style-name="T476">"17 July 2013 </text:span><text:span text:style-name="T480">GMT</text:span><text:span text:style-name="T476">"</text:span><text:span text:style-name="T462">);</text:span><text:span text:style-name="T336"> </text:span><text:span text:style-name="T337">ou </text:span><text:span text:style-name="T509">new</text:span><text:span text:style-name="T462"> </text:span><text:span text:style-name="T516">DateTime</text:span><text:span text:style-name="T462">(</text:span><text:span text:style-name="T476">"17 July 2013 </text:span><text:span text:style-name="T481">Z</text:span><text:span text:style-name="T476">"</text:span><text:span text:style-name="T462">);</text:span><text:span text:style-name="T463"> </text:span><text:span text:style-name="T333"><draw:frame draw:style-name="fr2" draw:name="Figura27" text:anchor-type="as-char" svg:width="7.662cm" svg:height="3.032cm" draw:z-index="37"><draw:image xlink:href="Pictures/100000000000014B00000083F597AFD5D72C6195.jpg" xlink:type="simple" xlink:show="embed" xlink:actuate="onLoad" draw:mime-type="image/jpeg"/></draw:frame></text:span><text:span text:style-name="T333"><draw:frame draw:style-name="fr2" draw:name="Figura41" text:anchor-type="as-char" svg:width="6.892cm" svg:height="3.08cm" draw:z-index="41"><draw:image xlink:href="Pictures/100000000000012C00000086569346C128E0CE7B.jpg" xlink:type="simple" xlink:show="embed" xlink:actuate="onLoad" draw:mime-type="image/jpeg"/></draw:frame></text:span></text:p>
          <text:p text:style-name="P331"/>
        </text:list-item>
        <text:list-item>
          <text:p text:style-name="P309"><text:span text:style-name="T333">Identificador do</text:span><text:span text:style-name="T331"> </text:span><text:span text:style-name="T343">Fuso horário</text:span><text:span text:style-name="T331">:<text:line-break/></text:span><text:span text:style-name="T333">Exemplo: </text:span><text:span text:style-name="T509">new</text:span><text:span text:style-name="T462"> </text:span><text:span text:style-name="T516">DateTime</text:span><text:span text:style-name="T462">( </text:span><text:span text:style-name="T476">"17 July 2013"</text:span><text:span text:style-name="T462">, </text:span><text:span text:style-name="T509">new</text:span><text:span text:style-name="T462"> </text:span><text:span text:style-name="T516">DateTimeZone</text:span><text:span text:style-name="T462">(</text:span><text:span text:style-name="T476">"</text:span><text:span text:style-name="T480">Europe/London</text:span><text:span text:style-name="T476">"</text:span><text:span text:style-name="T462">));</text:span><text:span text:style-name="T331"><draw:frame draw:style-name="fr2" draw:name="Figura40" text:anchor-type="as-char" svg:width="8.758cm" svg:height="3.413cm" draw:z-index="39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208"/>
      <text:p text:style-name="P35"><text:span text:style-name="T331">N</text:span><text:span text:style-name="T334">ota: Quando uma data for apresentada com as letras T e Z, </text:span><text:span text:style-name="T335">e</text:span><text:span text:style-name="T334">xemplo: </text:span><text:span text:style-name="T476">2023-01-31</text:span><text:span text:style-name="T480">T</text:span><text:span text:style-name="T476">16:42:59</text:span><text:span text:style-name="T480">Z</text:span><text:span text:style-name="T334">, </text:span><text:span text:style-name="T335">s</text:span><text:span text:style-name="T334">ignifica que ela está adequada à norma ISO 8601 (padrão UTC). A letra </text:span><text:span text:style-name="T344">Z</text:span><text:span text:style-name="T334"> é o designador de zona para o deslocamento </text:span><text:span text:style-name="T354">zero</text:span><text:span text:style-name="T334"> do UTC </text:span><text:span text:style-name="T335">(</text:span><text:span text:style-name="T334">meridiano de Greenwich</text:span><text:span text:style-name="T335">)</text:span><text:span text:style-name="T334">, ou seja, </text:span><text:span text:style-name="T335">o fuso horário zero</text:span><text:span text:style-name="T334">, também conhecido como "</text:span><text:span text:style-name="T355">Zulu time</text:span><text:span text:style-name="T334">" </text:span><text:span text:style-name="T335">pelos militares</text:span><text:span text:style-name="T334">.<text:line-break/></text:span></text:p>
      <text:p text:style-name="P212">Modificar timezone para padrão ISO8601:</text:p>
      <text:p text:style-name="P258"><text:span text:style-name="Source_20_Text"><text:span text:style-name="T488">$date</text:span></text:span><text:span text:style-name="Source_20_Text"><text:span text:style-name="T456">-&gt;</text:span></text:span><text:span text:style-name="Source_20_Text"><text:span text:style-name="T441">setTimezone</text:span></text:span><text:span text:style-name="Source_20_Text"><text:span text:style-name="T456">(</text:span></text:span><text:span text:style-name="Source_20_Text"><text:span text:style-name="T507">new</text:span></text:span><text:span text:style-name="Source_20_Text"><text:span text:style-name="T456"> </text:span></text:span><text:span text:style-name="Source_20_Text"><text:span text:style-name="T514">DateTimeZone</text:span></text:span><text:span text:style-name="Source_20_Text"><text:span text:style-name="T456">(</text:span></text:span><text:span text:style-name="Source_20_Text"><text:span text:style-name="T471">'</text:span></text:span><text:span text:style-name="Source_20_Text"><text:span text:style-name="T473">UTC</text:span></text:span><text:span text:style-name="Source_20_Text"><text:span text:style-name="T471">'</text:span></text:span><text:span text:style-name="Source_20_Text"><text:span text:style-name="T456">));</text:span></text:span></text:p>
      <text:p text:style-name="P259"><text:span text:style-name="Source_20_Text"/></text:p>
      <text:p text:style-name="P259"><text:span text:style-name="Source_20_Text"><text:span text:style-name="T300">Modificar timezone para </text:span></text:span><text:span text:style-name="Source_20_Text"><text:span text:style-name="T301">nossa</text:span></text:span><text:span text:style-name="Source_20_Text"><text:span text:style-name="T300"> região:</text:span></text:span></text:p>
      <text:p text:style-name="P225"><text:span text:style-name="T495">$date</text:span><text:span text:style-name="T464">-&gt;</text:span><text:span text:style-name="T450">setTimezone</text:span><text:span text:style-name="T464">(</text:span><text:span text:style-name="T510">new</text:span><text:span text:style-name="T464"> </text:span><text:span text:style-name="T517">DateTimeZone</text:span><text:span text:style-name="T464">(</text:span><text:span text:style-name="T477">'America/Sao_Paulo'</text:span><text:span text:style-name="T464">));</text:span></text:p>
      <text:p text:style-name="P209"/>
      <text:p text:style-name="P213">Converter data UTC para fuso horário brasileiro:</text:p>
      <text:p text:style-name="P224"><text:span text:style-name="T912">$objData</text:span><text:span text:style-name="T563"> = </text:span><text:span text:style-name="T626">new</text:span><text:span text:style-name="T563"> </text:span><text:span text:style-name="T960">DateTime</text:span><text:span text:style-name="T563">(</text:span><text:span text:style-name="T972">"2023-05-18 14:00:00"</text:span><text:span text:style-name="T563">, </text:span><text:span text:style-name="T626">new</text:span><text:span text:style-name="T563"> </text:span><text:span text:style-name="T960">DateTimeZone</text:span><text:span text:style-name="T563">(</text:span><text:span text:style-name="T972">'UTC'</text:span><text:span text:style-name="T563">));<text:tab/></text:span></text:p>
      <text:p text:style-name="P224"><text:span text:style-name="T878">date_default_timezone_set</text:span><text:span text:style-name="T563">(</text:span><text:span text:style-name="T972">'America/Sao_Paulo'</text:span><text:span text:style-name="T563">);<text:tab/><text:tab/><text:tab/><text:tab/><text:tab/></text:span></text:p>
      <text:p text:style-name="P234"><text:span text:style-name="T919">$objData</text:span><text:span text:style-name="T572">-&gt;</text:span><text:span text:style-name="T887">setTimezone</text:span><text:span text:style-name="T572">(</text:span><text:span text:style-name="T632">new</text:span><text:span text:style-name="T572"> </text:span><text:span text:style-name="T965">DateTimeZone</text:span><text:span text:style-name="T572">(</text:span><text:span text:style-name="T887">date_default_timezone_get</text:span><text:span text:style-name="T572">()));<text:tab/></text:span></text:p>
      <text:h text:style-name="P281" text:outline-level="1" text:is-list-header="true"><text:span text:style-name="Source_20_Text"><text:span text:style-name="T1048">PRG</text:span></text:span></text:h>
      <text:p text:style-name="P36"/>
      <text:p text:style-name="P196"><text:span text:style-name="T282">O padrão </text:span><text:span text:style-name="Source_20_Text"><text:span text:style-name="T425">POST/Redirect/GET (PRG)</text:span></text:span><text:span text:style-name="T282"> é uma prática comum no desenvolvimento web para evitar problemas ao recarregar ou navegar de volta em páginas que processam formulários via </text:span><text:span text:style-name="Strong_20_Emphasis"><text:span text:style-name="T282">POST</text:span></text:span><text:span text:style-name="T282">. </text:span></text:p>
      <text:p text:style-name="P196"><text:span text:style-name="Strong_20_Emphasis"><text:span text:style-name="T304">Por usar?</text:span></text:span></text:p>
      <text:list text:style-name="L28">
        <text:list-item>
          <text:p text:style-name="P328"><text:span text:style-name="Strong_20_Emphasis"><text:span text:style-name="T45">Evitar o "Reenvio de Formulário"</text:span></text:span></text:p>
        </text:list-item>
      </text:list>
      <text:list text:style-name="L29">
        <text:list-item>
          <text:list>
            <text:list-item>
              <text:p text:style-name="P329"><text:span text:style-name="T45">Quando um usuário atualiza a página ou usa o botão "Voltar", o navegador tenta reenviar os dados do formulário enviado via </text:span><text:span text:style-name="Strong_20_Emphasis"><text:span text:style-name="T46">POST</text:span></text:span><text:span text:style-name="T45">, o que pode causar problemas como duplicação de dados (ex.: compras ou registros duplicados).</text:span></text:p>
            </text:list-item>
            <text:list-item>
              <text:p text:style-name="P329"><text:span text:style-name="T45">Com o PRG, o navegador só refaz a última requisição, que será uma </text:span><text:span text:style-name="Strong_20_Emphasis"><text:span text:style-name="T46">GET</text:span></text:span><text:span text:style-name="T45">, não um </text:span><text:span text:style-name="Strong_20_Emphasis"><text:span text:style-name="T46">POST</text:span></text:span><text:span text:style-name="T45">.</text:span></text:p>
            </text:list-item>
          </text:list>
        </text:list-item>
        <text:list-item>
          <text:p text:style-name="P329"><text:span text:style-name="Strong_20_Emphasis"><text:span text:style-name="T45">Melhorar a Experiência do Usuário (UX)</text:span></text:span></text:p>
          <text:list>
            <text:list-item>
              <text:p text:style-name="P310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29"><text:span text:style-name="Strong_20_Emphasis"><text:span text:style-name="T45">URLs Limpas e Compartilháveis</text:span></text:span></text:p>
          <text:list>
            <text:list-item>
              <text:p text:style-name="P329"><text:span text:style-name="T45">A URL resultante da requisição </text:span><text:span text:style-name="Strong_20_Emphasis"><text:span text:style-name="T46">GET</text:span></text:span><text:span text:style-name="T45"> pode ser compartilhada ou acessada diretamente, o que não é possível com uma URL de </text:span><text:span text:style-name="Strong_20_Emphasis"><text:span text:style-name="T46">POST</text:span></text:span><text:span text:style-name="T45">.</text:span></text:p>
            </text:list-item>
          </text:list>
        </text:list-item>
      </text:list>
      <text:p text:style-name="P210"/>
      <text:h text:style-name="P283" text:outline-level="1" text:is-list-header="true"><text:span text:style-name="Source_20_Text"><text:span text:style-name="T1048">file_get_contents x cURL</text:span></text:span></text:h>
      <text:p text:style-name="P210"/>
      <text:p text:style-name="P112"><text:span text:style-name="T282">Tanto </text:span><text:span text:style-name="Source_20_Text"><text:span text:style-name="T425">file_get_contents</text:span></text:span><text:span text:style-name="Source_20_Text"><text:span text:style-name="T426">()</text:span></text:span><text:span text:style-name="T282"> quanto </text:span><text:span text:style-name="Source_20_Text"><text:span text:style-name="T425">cURL</text:span></text:span><text:span text:style-name="T282"> são métodos em PHP usados para fazer requisições HTTP, mas têm diferenças importantes em termos de funcionalidade, flexibilidade e uso.</text:span></text:p>
      <text:p text:style-name="P27"/>
      <text:p text:style-name="P112"><text:span text:style-name="Strong_20_Emphasis"><text:span text:style-name="T282">Resumindo: </text:span></text:span><text:span text:style-name="T282">Use </text:span><text:span text:style-name="Source_20_Text"><text:span text:style-name="T282">file_get_contents</text:span></text:span><text:span text:style-name="T282"> para tarefas simples e rápidas. Use </text:span><text:span text:style-name="Strong_20_Emphasis"><text:span text:style-name="T282">cURL</text:span></text:span><text:span text:style-name="T282"> quando precisar de maior controle, flexibilidade e suporte a operações HTTP avançadas.<text:line-break/><text:line-break/></text:span><text:span text:style-name="Strong_20_Emphasis"><text:span text:style-name="T282">Quando usar </text:span></text:span><text:span text:style-name="Strong_20_Emphasis"><text:span text:style-name="Source_20_Text"><text:span text:style-name="T282">file_get_contents</text:span></text:span></text:span><text:span text:style-name="Strong_20_Emphasis"><text:span text:style-name="T282">? </text:span></text:span><text:span text:style-name="T282">Para tarefas simples, como:</text:span></text:p>
      <text:list text:style-name="L30">
        <text:list-item>
          <text:p text:style-name="P409">Buscar o conteúdo de uma URL.</text:p>
        </text:list-item>
        <text:list-item>
          <text:p text:style-name="P409">Ler arquivos locais ou remotos.</text:p>
        </text:list-item>
      </text:list>
      <text:p text:style-name="P19"><text:span text:style-name="T920">$url</text:span><text:span text:style-name="T573"> = </text:span><text:span text:style-name="T980">"https://api.example.com/data"</text:span><text:span text:style-name="T573">;<text:tab/></text:span></text:p>
      <text:p text:style-name="P222"><text:span text:style-name="T912">$response</text:span><text:span text:style-name="T563"> = </text:span><text:span text:style-name="T878">file_get_contents</text:span><text:span text:style-name="T563">(</text:span><text:span text:style-name="T912">$url</text:span><text:span text:style-name="T563">);<text:tab/><text:tab/></text:span></text:p>
      <text:p text:style-name="P20"><text:span text:style-name="T888">echo</text:span><text:span text:style-name="T573"> </text:span><text:span text:style-name="T920">$response</text:span><text:span text:style-name="T573">;<text:tab/><text:tab/><text:tab/><text:tab/><text:tab/></text:span></text:p>
      <text:p text:style-name="P25"/>
      <text:p text:style-name="P114"><text:span text:style-name="Strong_20_Emphasis"><text:span text:style-name="T47">Quando usar cURL? </text:span></text:span><text:span text:style-name="T47">P</text:span><text:span text:style-name="T68">ara tarefa</text:span><text:span text:style-name="T45">s complexas, como:</text:span></text:p>
      <text:list text:style-name="L31">
        <text:list-item>
          <text:p text:style-name="P311">Trabalhar com APIs RESTful que exigem autenticação, cabeçalhos personalizados, ou métodos HTTP avançados.</text:p>
        </text:list-item>
        <text:list-item>
          <text:p text:style-name="P311">Gerenciar cookies e sessões.</text:p>
        </text:list-item>
        <text:list-item>
          <text:p text:style-name="P311">Controlar redirecionamentos e timeouts.</text:p>
        </text:list-item>
        <text:list-item>
          <text:p text:style-name="P311">Upload de arquivos.</text:p>
        </text:list-item>
      </text:list>
      <text:p text:style-name="P127"><text:span text:style-name="Strong_20_Emphasis"><text:span text:style-name="T489">$ch</text:span></text:span><text:span text:style-name="Strong_20_Emphasis"><text:span text:style-name="T457"> = </text:span></text:span><text:span text:style-name="Strong_20_Emphasis"><text:span text:style-name="T442">curl_init</text:span></text:span><text:span text:style-name="Strong_20_Emphasis"><text:span text:style-name="T457">(</text:span></text:span><text:span text:style-name="Strong_20_Emphasis"><text:span text:style-name="T472">"https://api.example.com/data"</text:span></text:span><text:span text:style-name="Strong_20_Emphasis"><text:span text:style-name="T457">);<text:tab/></text:span></text:span></text:p>
      <text:p text:style-name="P222"><text:span text:style-name="T878">curl_setopt</text:span><text:span text:style-name="T563">(</text:span><text:span text:style-name="T912">$ch</text:span><text:span text:style-name="T563">, CURLOPT_RETURNTRANSFER, </text:span><text:span text:style-name="T626">true</text:span><text:span text:style-name="T563">);<text:tab/></text:span></text:p>
      <text:p text:style-name="P222"><text:span text:style-name="T878">curl_setopt</text:span><text:span text:style-name="T563">(</text:span><text:span text:style-name="T912">$ch</text:span><text:span text:style-name="T563">, CURLOPT_HTTPHEADER, [<text:tab/><text:tab/></text:span></text:p>
      <text:p text:style-name="P260"><text:s text:c="2"/>"Authorization: Bearer your_token_here"<text:tab/><text:tab/></text:p>
      <text:p text:style-name="P238">]);<text:tab/><text:tab/><text:tab/><text:tab/><text:tab/><text:tab/><text:tab/><text:tab/></text:p>
      <text:p text:style-name="P222"><text:span text:style-name="T912">$response</text:span><text:span text:style-name="T563"> = </text:span><text:span text:style-name="T878">curl_exec</text:span><text:span text:style-name="T563">(</text:span><text:span text:style-name="T912">$ch</text:span><text:span text:style-name="T563">);<text:tab/><text:tab/><text:tab/><text:tab/></text:span></text:p>
      <text:p text:style-name="P222"><text:span text:style-name="T878">curl_close</text:span><text:span text:style-name="T563">(</text:span><text:span text:style-name="T912">$ch</text:span><text:span text:style-name="T563">);<text:tab/><text:tab/><text:tab/><text:tab/><text:tab/><text:tab/></text:span></text:p>
      <text:p text:style-name="P222"><text:span text:style-name="T878">echo</text:span><text:span text:style-name="T563"> </text:span><text:span text:style-name="T912">$response</text:span><text:span text:style-name="T563">;<text:tab/><text:tab/><text:tab/><text:tab/><text:tab/><text:tab/></text:span></text:p>
      <text:h text:style-name="P283" text:outline-level="1" text:is-list-header="true"><text:soft-page-break/><text:span text:style-name="Source_20_Text"><text:span text:style-name="T1048">Modo estrito de tipagem</text:span></text:span></text:h>
      <text:p text:style-name="P211"><text:span text:style-name="T1050">O</text:span> <text:span text:style-name="T1050">PHP</text:span> lida com tipos <text:span text:style-name="T1050">de duas formas:</text:span> Uma delas é chamada "Coercive Type Mode" <text:span text:style-name="T1051">(ou Type Juggling) </text:span>onde acontece todo aquele malabarismo e adivinhações de tipos. A outra é o <text:span text:style-name="T541">Strict Type Mode</text:span> onde o malabarismo e a adivinhação ainda acontecem, mas quando os tipos são definidos explicitamente alguns TypeErrors serão lançados quando os tipos não forem compatíveis.</text:p>
      <text:list text:style-name="L32">
        <text:list-item>
          <text:p text:style-name="P410">Quando ativado, o PHP <text:span text:style-name="Strong_20_Emphasis"><text:span text:style-name="T674">não fará conversões automáticas de tipo</text:span></text:span> (coerção de tipo),</text:p>
        </text:list-item>
        <text:list-item>
          <text:p text:style-name="P410">É útil para criar códigos mais seguros e previsíveis,</text:p>
        </text:list-item>
        <text:list-item>
          <text:p text:style-name="P410">Se os tipos não forem compatíveis, o PHP lançará um erro <text:span text:style-name="Strong_20_Emphasis"><text:span text:style-name="T674">TypeError,</text:span></text:span></text:p>
        </text:list-item>
        <text:list-item>
          <text:p text:style-name="P410"><text:span text:style-name="T1052">A </text:span><text:span text:style-name="T1053">diretiva </text:span><text:span text:style-name="T665">declare</text:span><text:span text:style-name="T1053"> agirá</text:span> somente <text:span text:style-name="T1053">n</text:span>o arquivo onde foi declarado,</text:p>
        </text:list-item>
        <text:list-item>
          <text:p text:style-name="P410">Deve ser a <text:span text:style-name="Strong_20_Emphasis"><text:span text:style-name="T674">primeira linha do arquivo</text:span></text:span>, logo após a abertura <text:span text:style-name="T638">&lt;?</text:span><text:span text:style-name="T666">php</text:span></text:p>
        </text:list-item>
      </text:list>
      <text:p text:style-name="P265"><text:span text:style-name="T434">&lt;?php</text:span><text:span text:style-name="T465"><text:tab/><text:tab/><text:tab/><text:tab/></text:span></text:p>
      <text:p text:style-name="P218"><text:span text:style-name="T1010">declare</text:span><text:span text:style-name="T563">(strict_types=</text:span><text:span text:style-name="T610">1</text:span><text:span text:style-name="T563">);<text:tab/></text:span></text:p>
      <text:p text:style-name="P218"/>
      <text:h text:style-name="Heading_20_1" text:outline-level="1" text:is-list-header="true"><text:span text:style-name="Emphasis">Hierarquia de Erros e Exceções</text:span></text:h>
      <text:p text:style-name="P128"><draw:frame draw:style-name="fr1" draw:name="Figura43" text:anchor-type="as-char" svg:width="7.964cm" svg:height="4.233cm" draw:z-index="42"><draw:image xlink:href="Pictures/100000000000012D000000A89DEFD17F6B6BBBCC.png" xlink:type="simple" xlink:show="embed" xlink:actuate="onLoad" draw:mime-type="image/png"/></draw:frame></text:p>
      <text:p text:style-name="P139"><text:span text:style-name="Emphasis"><text:span text:style-name="T15">I</text:span></text:span><text:span text:style-name="Emphasis"><text:span text:style-name="T14">ntroduzida no PHP 7, o tratamento de exceções e erros é baseado na interface interna </text:span></text:span><text:span text:style-name="Emphasis"><text:span text:style-name="T725">Throwable</text:span></text:span></text:p>
      <text:p text:style-name="P139"><text:span text:style-name="Emphasis"><text:span text:style-name="T794">Interface Throwable:</text:span></text:span></text:p>
      <text:p text:style-name="P267"><text:span text:style-name="Emphasis"><text:span text:style-name="T14">É a interface raiz para todos os tipos de lançamentos com throw.<text:line-break/>Não pode ser implementada diretamente por classes definidas pelo usuário.<text:line-break/>Apenas as classes internas Exception e Error (e suas subclasses) implementam Throwable.<text:line-break/>Classes que implementam Throwable:</text:span></text:span></text:p>
      <text:list text:style-name="L33">
        <text:list-item>
          <text:p text:style-name="P411"><text:span text:style-name="Emphasis"><text:span text:style-name="T527">Error</text:span></text:span><text:span text:style-name="Emphasis"><text:span text:style-name="T19">: </text:span></text:span><text:span text:style-name="Emphasis"><text:span text:style-name="T14">Classe base para erros gerados pela engine do PHP (Zend Engine). </text:span></text:span><text:span text:style-name="Emphasis"><text:span text:style-name="T20">Representa erros fatais e problemas internos que antes causavam falhas irrecuperáveis.</text:span></text:span></text:p>
        </text:list-item>
        <text:list-item>
          <text:p text:style-name="P411"><text:span text:style-name="Emphasis"><text:span text:style-name="T527">Exception</text:span></text:span><text:span text:style-name="Emphasis"><text:span text:style-name="T14">: Classe base para todas as exceções criadas pelo usuário. Permite criar subclasses personalizadas para lidar com erros de domínio, validação, banco de dados, etc. Exemplo:<text:line-break/></text:span></text:span><text:span text:style-name="Emphasis"><text:span text:style-name="T630">class</text:span></text:span><text:span text:style-name="Emphasis"><text:span text:style-name="T579"> </text:span></text:span><text:span text:style-name="Emphasis"><text:span text:style-name="T963">MinhaExcecao</text:span></text:span><text:span text:style-name="Emphasis"><text:span text:style-name="T579"> </text:span></text:span><text:span text:style-name="Emphasis"><text:span text:style-name="T630">extends</text:span></text:span><text:span text:style-name="Emphasis"><text:span text:style-name="T579"> </text:span></text:span><text:span text:style-name="Emphasis"><text:span text:style-name="T963">Exception</text:span></text:span><text:span text:style-name="Emphasis"><text:span text:style-name="T579"> {} <text:line-break/></text:span></text:span><text:span text:style-name="T1014">throw</text:span><text:span text:style-name="T573"> </text:span><text:span text:style-name="T633">new</text:span><text:span text:style-name="T573"> </text:span><text:span text:style-name="T966">MinhaExcecao</text:span><text:span text:style-name="T573">(</text:span><text:span text:style-name="T980">"Falha de negócio"</text:span><text:span text:style-name="T573">);<text:tab/></text:span></text:p>
        </text:list-item>
      </text:list>
      <text:p text:style-name="P392"><text:span text:style-name="Emphasis"><text:span text:style-name="T16">E</text:span></text:span><text:span text:style-name="Emphasis"><text:span text:style-name="T14">ntretanto, </text:span></text:span><text:span text:style-name="Emphasis"><text:span text:style-name="T16">p</text:span></text:span><text:span text:style-name="Emphasis"><text:span text:style-name="T14">odemos ser mais genéricos </text:span></text:span><text:span text:style-name="Emphasis"><text:span text:style-name="T16">ao</text:span></text:span><text:span text:style-name="Emphasis"><text:span text:style-name="T14"> </text:span></text:span><text:span text:style-name="Emphasis"><text:span text:style-name="T16">lançar</text:span></text:span><text:span text:style-name="Emphasis"><text:span text:style-name="T14">, em vez de uma </text:span></text:span><text:span text:style-name="Emphasis"><text:span text:style-name="T656">Exception</text:span></text:span><text:span text:style-name="Emphasis"><text:span text:style-name="T14"> </text:span></text:span><text:span text:style-name="Emphasis"><text:span text:style-name="T16">ou </text:span></text:span><text:span text:style-name="Emphasis"><text:span text:style-name="T656">Error</text:span></text:span><text:span text:style-name="Emphasis"><text:span text:style-name="T14">, somente um </text:span></text:span><text:span text:style-name="Emphasis"><text:span text:style-name="T533">Throwable</text:span></text:span><text:span text:style-name="Emphasis"><text:span text:style-name="T14">. Com isso, conseguiremos receber qualquer classe que possa ser lançada, seja ela uma exceção </text:span></text:span><text:span text:style-name="Emphasis"><text:span text:style-name="T16">ou</text:span></text:span><text:span text:style-name="Emphasis"><text:span text:style-name="T14"> um erro.</text:span></text:span></text:p>
      <text:list xml:id="list2995953656" text:style-name="WWNum1">
        <text:list-header>
          <text:h text:style-name="P285" text:outline-level="1"><text:soft-page-break/><text:span text:style-name="Source_20_Text"><text:span text:style-name="T1049">Erros </text:span></text:span></text:h>
        </text:list-header>
      </text:list>
      <text:p text:style-name="P111"><text:span text:style-name="Strong_20_Emphasis"><text:span text:style-name="T194">Se nenhum manipulador de erro for definido, o PHP tratará todos os que ocorrerem de acordo com sua configuração. Quais erros são reportados, e quais são ignorados é controlado pela diretiva error_reporting no php.ini, ou em tempo de execução, chamando a função </text:span></text:span><text:span text:style-name="Strong_20_Emphasis"><text:span text:style-name="T551">error_reporting()</text:span></text:span><text:span text:style-name="Strong_20_Emphasis"><text:span text:style-name="T194">. Como parâmetros dessa função, sã</text:span></text:span><text:span text:style-name="T195">o passadas constantes p</text:span><text:span text:style-name="Strong_20_Emphasis"><text:span text:style-name="T194">redefinidas que representam cada tipo de erro no PHP. As principais são:</text:span></text:span></text:p>
      <text:list text:style-name="WWNum2">
        <text:list-item>
          <text:p text:style-name="P380"><text:span text:style-name="Source_20_Text"><text:span text:style-name="T29">E_ERROR: </text:span></text:span><text:span text:style-name="T195">Erros fatais em tempo de execução. </text:span><text:span text:style-name="T182">Indicam falhas críticas que impedem a continuidade da execução do script (ex: chamada de função inexistente, erros de alocação de memória). </text:span><text:span text:style-name="Strong_20_Emphasis"><text:span text:style-name="T182">A execução é interrompida.</text:span></text:span></text:p>
        </text:list-item>
        <text:list-item>
          <text:p text:style-name="P380"><text:span text:style-name="Source_20_Text"><text:span text:style-name="T21">E_WARNING: </text:span></text:span><text:span text:style-name="T182">Alertas em tempo de execução. Sinalizam problemas não fatais (ex: inclusão de arquivo falhou com </text:span><text:span text:style-name="Source_20_Text"><text:span text:style-name="T21">include</text:span></text:span><text:span text:style-name="T182">). </text:span><text:span text:style-name="Strong_20_Emphasis"><text:span text:style-name="T182">A execução continua.</text:span></text:span></text:p>
        </text:list-item>
        <text:list-item>
          <text:p text:style-name="P380"><text:span text:style-name="Source_20_Text"><text:span text:style-name="T21">E_NOTICE: </text:span></text:span><text:span text:style-name="T182">Notificações sobre comportamentos potencialmente incorretos. Geralmente indicam boas práticas negligenciadas (ex: uso de variável não inicializada). </text:span><text:span text:style-name="Strong_20_Emphasis"><text:span text:style-name="T182">A execução continua normalmente.</text:span></text:span></text:p>
        </text:list-item>
        <text:list-item>
          <text:p text:style-name="P380"><text:span text:style-name="Source_20_Text"><text:span text:style-name="T21">E_DEPRECATED: </text:span></text:span><text:span text:style-name="T182">Avisos sobre código obsoleto. Sinaliza uso de funcionalidades que estão obsoletas e que serão removidas em versões futuras do PHP. Ideal para manter a compatibilidade futura do código.</text:span></text:p>
        </text:list-item>
        <text:list-item>
          <text:p text:style-name="P380"><text:span text:style-name="Source_20_Text"><text:span text:style-name="T21">E_ALL: </text:span></text:span><text:span text:style-name="T182">Reporta </text:span><text:span text:style-name="Strong_20_Emphasis"><text:span text:style-name="T182">todos</text:span></text:span><text:span text:style-name="T182"> os tipos de erros, alertas e avisos. É recomendado em ambientes de desenvolvimento para facilitar a detecção de falhas.</text:span></text:p>
        </text:list-item>
      </text:list>
      <text:p text:style-name="P102">Em um ambiente de <text:span text:style-name="T694">desenvolvimento</text:span>:</text:p>
      <text:list text:style-name="WWNum3">
        <text:list-item>
          <text:p text:style-name="P381"><text:span text:style-name="T182">A diretiva </text:span><text:span text:style-name="Source_20_Text"><text:span text:style-name="T21">error_reporting</text:span></text:span><text:span text:style-name="T182"> deve ser definida como </text:span><text:span text:style-name="Source_20_Text"><text:span text:style-name="T21">E_ALL</text:span></text:span><text:span text:style-name="T182">, para exibir </text:span><text:span text:style-name="Strong_20_Emphasis"><text:span text:style-name="T182">todos os erros, avisos e alertas</text:span></text:span><text:span text:style-name="T182"> emitidos pelo PHP.</text:span></text:p>
        </text:list-item>
        <text:list-item>
          <text:p text:style-name="P381"><text:span text:style-name="T182">A diretiva </text:span><text:span text:style-name="Source_20_Text"><text:span text:style-name="T21">display_errors</text:span></text:span><text:span text:style-name="T182"> deve estar </text:span><text:span text:style-name="Strong_20_Emphasis"><text:span text:style-name="T182">ativada (</text:span></text:span><text:span text:style-name="Source_20_Text"><text:span text:style-name="T21">On</text:span></text:span><text:span text:style-name="Strong_20_Emphasis"><text:span text:style-name="T182">)</text:span></text:span><text:span text:style-name="T182">, permitindo que os erros sejam exibidos diretamente no navegador ou terminal, facilitando a </text:span><text:span text:style-name="Strong_20_Emphasis"><text:span text:style-name="T182">detecção e correção imediata</text:span></text:span><text:span text:style-name="T182"> de problemas.</text:span></text:p>
        </text:list-item>
      </text:list>
      <text:p text:style-name="P102">Em um ambiente de <text:span text:style-name="T694">produção</text:span>:</text:p>
      <text:list text:style-name="WWNum4">
        <text:list-item>
          <text:p text:style-name="P382"><text:span text:style-name="T182">A diretiva </text:span><text:span text:style-name="Source_20_Text"><text:span text:style-name="T21">display_errors</text:span></text:span><text:span text:style-name="T182"> deve estar </text:span><text:span text:style-name="Strong_20_Emphasis"><text:span text:style-name="T182">desativada (</text:span></text:span><text:span text:style-name="Source_20_Text"><text:span text:style-name="T21">Off</text:span></text:span><text:span text:style-name="Strong_20_Emphasis"><text:span text:style-name="T182">)</text:span></text:span><text:span text:style-name="T182">, pois mensagens de erro podem revelar informações sensíveis (como caminhos internos, queries SQL ou senhas). </text:span></text:p>
        </text:list-item>
        <text:list-item>
          <text:p text:style-name="P383"><text:span text:style-name="T182">Em vez disso, utilize a diretiva </text:span><text:span text:style-name="Source_20_Text"><text:span text:style-name="T21">log_errors</text:span></text:span><text:span text:style-name="T182"> para registrar os erros silenciosamente em um arquivo de log seguro:</text:span></text:p>
        </text:list-item>
      </text:list>
      <text:p text:style-name="P384"><text:span text:style-name="T76"><text:line-break/></text:span><text:span text:style-name="T910">ini_set</text:span><text:span text:style-name="T607">(</text:span><text:span text:style-name="T996">'display_errors'</text:span><text:span text:style-name="T607">, </text:span><text:span text:style-name="T625">0</text:span><text:span text:style-name="T607">);<text:tab/><text:tab/><text:tab/><text:tab/><text:tab/><text:line-break/></text:span><text:span text:style-name="T910">ini_set</text:span><text:span text:style-name="T607">(</text:span><text:span text:style-name="T996">'log_errors'</text:span><text:span text:style-name="T607">, </text:span><text:span text:style-name="T625">1</text:span><text:span text:style-name="T607">);<text:tab/><text:tab/><text:tab/><text:tab/><text:tab/><text:line-break/></text:span><text:span text:style-name="T910">ini_set</text:span><text:span text:style-name="T607">(</text:span><text:span text:style-name="T996">'error_log'</text:span><text:span text:style-name="T607">, </text:span><text:span text:style-name="T996">'/caminho/para/arquivo.log'</text:span><text:span text:style-name="T607">);<text:tab/></text:span><text:span text:style-name="T76"/></text:p>
      <text:p text:style-name="P183"/>
      <text:p text:style-name="P404"><text:span text:style-name="T76">Desde o PHP 7, muitos erros fatais passaram a ser representados por objetos da classe </text:span><text:span text:style-name="Source_20_Text"><text:span text:style-name="T542">Error</text:span></text:span><text:span text:style-name="T76">, o que permite capturá-los com </text:span><text:span text:style-name="Source_20_Text"><text:span text:style-name="T1056">try/catch</text:span></text:span><text:span text:style-name="T76">, assim como exceções.<text:line-break/></text:span><text:span text:style-name="Strong_20_Emphasis"><text:span text:style-name="T76">Importante</text:span></text:span><text:span text:style-name="T76">: a classe </text:span><text:span text:style-name="Source_20_Text"><text:span text:style-name="T1056">Error</text:span></text:span><text:span text:style-name="T76"> </text:span><text:span text:style-name="Strong_20_Emphasis"><text:span text:style-name="T76">não herda</text:span></text:span><text:span text:style-name="T76"> de </text:span><text:span text:style-name="Source_20_Text"><text:span text:style-name="T1056">Exception</text:span></text:span><text:span text:style-name="T76">.</text:span><text:span text:style-name="T76"/></text:p>
      <text:p text:style-name="P182">A partir da versão 8 do PHP, <text:span text:style-name="T694">todos os erros serão exibidos por padrão</text:span>, o que evita os casos de erros passarem despercebidos por problemas de configuração. </text:p>
      <text:list xml:id="list141952434282496" text:continue-list="list2995953656" text:style-name="WWNum1">
        <text:list-item>
          <text:h text:style-name="P284" text:outline-level="1"><text:span text:style-name="Strong_20_Emphasis">Exceções</text:span><text:span text:style-name="T45"/></text:h>
        </text:list-item>
      </text:list>
      <text:p text:style-name="P120"><text:span text:style-name="Emphasis"><text:span text:style-name="T249">Em PHP, </text:span></text:span><text:span text:style-name="Strong_20_Emphasis"><text:span text:style-name="T254">exceptions</text:span></text:span><text:span text:style-name="Emphasis"><text:span text:style-name="T249"> (exceções) são um mecanismo para lidar com </text:span></text:span><text:span text:style-name="Strong_20_Emphasis"><text:span text:style-name="T254">erros ou situações inesperadas</text:span></text:span><text:span text:style-name="Emphasis"><text:span text:style-name="T249"> durante a execução do código, de forma estruturada e controlada. Em vez de o script quebrar silenciosamente ou exibir um erro genérico, você pode </text:span></text:span><text:span text:style-name="Strong_20_Emphasis"><text:span text:style-name="T254">"lançar" uma exceção</text:span></text:span><text:span text:style-name="Emphasis"><text:span text:style-name="T249"> e depois </text:span></text:span><text:span text:style-name="Strong_20_Emphasis"><text:span text:style-name="T254">"capturá-la" (catch)</text:span></text:span><text:span text:style-name="Emphasis"><text:span text:style-name="T249"> para tratar o problema com mais controle e clareza.</text:span></text:span></text:p>
      <text:p text:style-name="P121"><text:span text:style-name="Emphasis"/></text:p>
      <text:p text:style-name="P121"><text:span text:style-name="Emphasis"><text:span text:style-name="T312">Conceito Básico:</text:span></text:span><text:span text:style-name="Emphasis"><text:span text:style-name="T249"> Uma exceção representa um </text:span></text:span><text:span text:style-name="Strong_20_Emphasis"><text:span text:style-name="T254">objeto</text:span></text:span><text:span text:style-name="Emphasis"><text:span text:style-name="T249"> que descreve um erro ocorrido. Quando algo dá errado, você </text:span></text:span><text:span text:style-name="Strong_20_Emphasis"><text:span text:style-name="T254">lança (</text:span></text:span><text:span text:style-name="Source_20_Text"><text:span text:style-name="T380">throw</text:span></text:span><text:span text:style-name="Strong_20_Emphasis"><text:span text:style-name="T254">) uma exceção</text:span></text:span><text:span text:style-name="Emphasis"><text:span text:style-name="T249">, e depois </text:span></text:span><text:span text:style-name="Emphasis"><text:span text:style-name="T312">pega</text:span></text:span><text:span text:style-name="Strong_20_Emphasis"><text:span text:style-name="T254"> (</text:span></text:span><text:span text:style-name="Source_20_Text"><text:span text:style-name="T380">catch</text:span></text:span><text:span text:style-name="Strong_20_Emphasis"><text:span text:style-name="T254">)</text:span></text:span><text:span text:style-name="Emphasis"><text:span text:style-name="T249"> essa exceção. </text:span></text:span></text:p>
      <text:p text:style-name="P121"><text:span text:style-name="Emphasis"/></text:p>
      <text:p text:style-name="P134"><text:span text:style-name="Emphasis"><text:span text:style-name="T383">Dica: </text:span></text:span><text:span text:style-name="Emphasis"><text:span text:style-name="T384">lance </text:span></text:span><text:span text:style-name="Emphasis"><text:span text:style-name="T385">exceções na implementação</text:span></text:span><text:span text:style-name="Emphasis"><text:span text:style-name="T384"> das funções e lance </text:span></text:span><text:span text:style-name="Emphasis"><text:span text:style-name="T385">blocos try/catch nas chamadas</text:span></text:span><text:span text:style-name="Emphasis"><text:span text:style-name="T384"> dessas funções</text:span></text:span></text:p>
      <text:h text:style-name="P294" text:outline-level="2" text:is-list-header="true"><text:span text:style-name="Emphasis"><text:span text:style-name="T21">Explicação da estrutura </text:span></text:span><text:span text:style-name="Emphasis"><text:span text:style-name="T435">try/catch</text:span></text:span><text:span text:style-name="Emphasis"><text:span text:style-name="T381">:</text:span></text:span></text:h>
      <text:p text:style-name="P137"><text:span text:style-name="Source_20_Text"><text:span text:style-name="T536">throw new Exception(</text:span></text:span><text:span text:style-name="Source_20_Text"><text:span text:style-name="T1001">"mensagem"</text:span></text:span><text:span text:style-name="Source_20_Text"><text:span text:style-name="T536">)</text:span></text:span><text:span text:style-name="Source_20_Text"><text:span text:style-name="T182">: </text:span></text:span><text:span text:style-name="Source_20_Text"><text:span text:style-name="T196">Lança</text:span></text:span><text:span text:style-name="Source_20_Text"><text:span text:style-name="T182"> uma nova exceção com uma mensagem.<text:line-break/></text:span></text:span><text:span text:style-name="Source_20_Text"><text:span text:style-name="T531">try { </text:span></text:span><text:span text:style-name="Source_20_Text"><text:span text:style-name="T1002">...</text:span></text:span><text:span text:style-name="Source_20_Text"><text:span text:style-name="T531"> }</text:span></text:span><text:span text:style-name="T182">: Bloco onde coloca o código que </text:span><text:span text:style-name="Strong_20_Emphasis"><text:span text:style-name="T182">pode gerar uma exceção</text:span></text:span><text:span text:style-name="T182">.<text:line-break/></text:span><text:span text:style-name="Source_20_Text"><text:span text:style-name="T531">catch (Exception </text:span></text:span><text:span text:style-name="Source_20_Text"><text:span text:style-name="T1002">$e</text:span></text:span><text:span text:style-name="Source_20_Text"><text:span text:style-name="T531">) { </text:span></text:span><text:span text:style-name="Source_20_Text"><text:span text:style-name="T1002">...</text:span></text:span><text:span text:style-name="Source_20_Text"><text:span text:style-name="T531"> }</text:span></text:span><text:span text:style-name="T182">: Bloco que </text:span><text:span text:style-name="Strong_20_Emphasis"><text:span text:style-name="T182">captura</text:span></text:span><text:span text:style-name="T182"> a exceção.</text:span></text:p>
      <text:p text:style-name="P415">Exemplo:</text:p>
      <text:p text:style-name="P230"><text:span text:style-name="T1016">try </text:span><text:span text:style-name="T609">{<text:tab/><text:tab/><text:tab/><text:tab/><text:tab/><text:tab/><text:tab/><text:tab/><text:tab/><text:tab/><text:line-break/><text:tab/></text:span><text:span text:style-name="T1010">if</text:span><text:span text:style-name="T563"> (!</text:span><text:span text:style-name="T878">file_exists</text:span><text:span text:style-name="T563">(</text:span><text:span text:style-name="T972">'dados.txt'</text:span><text:span text:style-name="T563">)) {<text:tab/><text:tab/><text:tab/><text:tab/></text:span></text:p>
      <text:p text:style-name="P231"><text:span text:style-name="T1010"><text:tab/><text:tab/>throw</text:span><text:span text:style-name="T563"> </text:span><text:span text:style-name="T626">new</text:span><text:span text:style-name="T563"> </text:span><text:span text:style-name="T960">Exception</text:span><text:span text:style-name="T563">(</text:span><text:span text:style-name="T972">"Arquivo não encontrado!"</text:span><text:span text:style-name="T563">);<text:tab/></text:span></text:p>
      <text:p text:style-name="P243"><text:tab/>}<text:tab/><text:tab/><text:tab/><text:tab/><text:tab/><text:tab/><text:tab/><text:tab/><text:tab/></text:p>
      <text:p text:style-name="P231"><text:span text:style-name="T912"><text:tab/>$conteudo</text:span><text:span text:style-name="T563"> = </text:span><text:span text:style-name="T878">file_get_contents</text:span><text:span text:style-name="T563">(</text:span><text:span text:style-name="T972">'dados.txt'</text:span><text:span text:style-name="T563">);<text:tab/><text:tab/></text:span></text:p>
      <text:p text:style-name="P231"><text:span text:style-name="T563">} </text:span><text:span text:style-name="T1010">catch</text:span><text:span text:style-name="T563"> (</text:span><text:span text:style-name="T960">Exception</text:span><text:span text:style-name="T563"> </text:span><text:span text:style-name="T912">$e</text:span><text:span text:style-name="T563">) {<text:tab/><text:tab/><text:tab/><text:tab/><text:tab/><text:tab/><text:tab/></text:span></text:p>
      <text:p text:style-name="P231"><text:span text:style-name="T878"><text:tab/>echo</text:span><text:span text:style-name="T563"> </text:span><text:span text:style-name="T972">"Erro: "</text:span><text:span text:style-name="T563"> . </text:span><text:span text:style-name="T912">$e→getMessage();</text:span><text:span text:style-name="T563"><text:tab/><text:tab/><text:tab/><text:tab/></text:span></text:p>
      <text:p text:style-name="P243">}<text:tab/><text:tab/><text:tab/><text:tab/><text:tab/><text:tab/><text:tab/><text:tab/><text:tab/><text:tab/></text:p>
      <text:p text:style-name="P264"/>
      <text:h text:style-name="P296" text:outline-level="2" text:is-list-header="true">O objeto da exceção possui métodos como:</text:h>
      <text:p text:style-name="P228"><text:span text:style-name="T944">$e</text:span><text:span text:style-name="T608">-&gt;</text:span><text:span text:style-name="T911">getMessage</text:span><text:span text:style-name="T608">(); </text:span><text:span text:style-name="T959">//exibe a mensagem do throw<text:tab/><text:tab/></text:span></text:p>
      <text:p text:style-name="P226"><text:span text:style-name="T912">$e</text:span><text:span text:style-name="T563">-&gt;</text:span><text:span text:style-name="T878">getCode</text:span><text:span text:style-name="T563">(); </text:span><text:span text:style-name="T945">//exibe o código                   <text:tab/><text:tab/></text:span></text:p>
      <text:p text:style-name="P226"><text:span text:style-name="T912">$e</text:span><text:span text:style-name="T563">-&gt;</text:span><text:span text:style-name="T878">getLine</text:span><text:span text:style-name="T563">(); </text:span><text:span text:style-name="T945">//exibe a linha                     <text:tab/><text:tab/></text:span></text:p>
      <text:p text:style-name="P226"><text:span text:style-name="T912">$e</text:span><text:span text:style-name="T563">-&gt;</text:span><text:span text:style-name="T878">getFile</text:span><text:span text:style-name="T563">(); </text:span><text:span text:style-name="T945">//exibe o caminho do arquivo<text:tab/><text:tab/><text:tab/></text:span></text:p>
      <text:p text:style-name="P226"><text:span text:style-name="T912">$e</text:span><text:span text:style-name="T563">-&gt;</text:span><text:span text:style-name="T878">getTraceAsString</text:span><text:span text:style-name="T563">(): </text:span><text:span text:style-name="T945">//Stack trace como string.<text:tab/><text:tab/></text:span></text:p>
      <text:p text:style-name="P333"/>
      <text:p text:style-name="P103">A <text:span text:style-name="Strong_20_Emphasis">Zend Engine</text:span> do PHP mantém, <text:span text:style-name="T1058">d</text:span>urante a execução <text:span text:style-name="T1058">do código</text:span>, uma <text:span text:style-name="Strong_20_Emphasis">pilha de chamadas</text:span> <text:span text:style-name="T1059">(call stack) </text:span>que registra:</text:p>
      <text:list text:style-name="L34">
        <text:list-item>
          <text:p text:style-name="P385">Quais funções/métodos foram chamados.</text:p>
        </text:list-item>
        <text:list-item>
          <text:p text:style-name="P385">Em que ordem foram chamadas.</text:p>
        </text:list-item>
        <text:list-item>
          <text:p text:style-name="P385">Quais arquivos e linhas foram envolvidos.</text:p>
        </text:list-item>
      </text:list>
      <text:p text:style-name="Text_20_body">Quando ocorre um erro ou exceção, essa pilha é capturada no objeto <text:span text:style-name="Source_20_Text"><text:span text:style-name="T638">Throwable</text:span></text:span>, permitindo rastrear <text:span text:style-name="Strong_20_Emphasis">exatamente onde e como o erro ocorreu</text:span>. O método <text:span text:style-name="Source_20_Text"><text:span text:style-name="T638">getTraceAsString()</text:span></text:span> fornece essa informação formatada como texto.</text:p>
      <text:p text:style-name="P111"/>
      <text:p text:style-name="P138"><text:span text:style-name="T68">Toda exceção em PHP possui um nome que a identifica.<text:line-break/></text:span><text:span text:style-name="T74">U</text:span><text:span text:style-name="T68">ma exceção nada mais é do que uma classe, logo, podemos instanciar exceções.<text:line-break/>Para lançar uma exceção, além de instanciá-la, é necessário lançá-la através do </text:span><text:span text:style-name="Source_20_Text"><text:span text:style-name="T68">throw<text:line-break/></text:span></text:span><text:span text:style-name="T68">Podemos atribuir uma mensagem a uma exceção.<text:line-break/></text:span><text:span text:style-name="T73">A partir do PHP 8, a variável de erro </text:span><text:span text:style-name="Source_20_Text"><text:span text:style-name="T1002">$e</text:span></text:span><text:span text:style-name="T73"> é opcional.</text:span></text:p>
      <text:h text:style-name="P296" text:outline-level="2" text:is-list-header="true">Finally</text:h>
      <text:p text:style-name="P140"><text:span text:style-name="T185">Use</text:span><text:span text:style-name="T182"> </text:span><text:span text:style-name="Source_20_Text"><text:span text:style-name="T536">finally</text:span></text:span><text:span text:style-name="T182"> para executar algo </text:span><text:span text:style-name="Strong_20_Emphasis"><text:span text:style-name="T182">independentemente</text:span></text:span><text:span text:style-name="T182"> de o</text:span><text:span text:style-name="T123">correr erro ou </text:span><text:span text:style-name="T124">in</text:span><text:span text:style-name="T123">strução </text:span><text:span text:style-name="Source_20_Text"><text:span text:style-name="T657">return</text:span></text:span><text:span text:style-name="T123">:</text:span></text:p>
      <text:p text:style-name="P227"><text:span text:style-name="T912">$arquivo</text:span><text:span text:style-name="T563"> = </text:span><text:span text:style-name="T878">fopen</text:span><text:span text:style-name="T563">(</text:span><text:span text:style-name="T972">'temp.txt'</text:span><text:span text:style-name="T563">, </text:span><text:span text:style-name="T972">'w'</text:span><text:span text:style-name="T563">);<text:tab/><text:tab/><text:tab/><text:tab/></text:span></text:p>
      <text:p text:style-name="P227"><text:span text:style-name="T1010">try</text:span><text:span text:style-name="T563">  {<text:tab/><text:tab/><text:tab/><text:tab/><text:tab/><text:tab/><text:tab/><text:tab/><text:tab/></text:span></text:p>
      <text:p text:style-name="P235"><text:span text:style-name="T572"><text:s text:c="2"/></text:span><text:span text:style-name="T887">fwrite</text:span><text:span text:style-name="T572">(</text:span><text:span text:style-name="T919">$arquivo</text:span><text:span text:style-name="T572">, </text:span><text:span text:style-name="T979">'Qualquer coisa'</text:span><text:span text:style-name="T572">);<text:tab/><text:tab/><text:tab/></text:span></text:p>
      <text:p text:style-name="P235"><text:span text:style-name="T572"><text:s text:c="2"/></text:span><text:span text:style-name="T1013">throw</text:span><text:span text:style-name="T572"> </text:span><text:span text:style-name="T632">new</text:span><text:span text:style-name="T572"> </text:span><text:span text:style-name="T965">Exception</text:span><text:span text:style-name="T572">(</text:span><text:span text:style-name="T979">'Erro ao escrever no arquivo'</text:span><text:span text:style-name="T572">);<text:tab/></text:span></text:p>
      <text:p text:style-name="P227"><text:span text:style-name="T563">} </text:span><text:span text:style-name="T1010">catch</text:span><text:span text:style-name="T563"> (</text:span><text:span text:style-name="T960">Throwable</text:span><text:span text:style-name="T563"> </text:span><text:span text:style-name="T912">$e</text:span><text:span text:style-name="T563">) {<text:tab/><text:tab/><text:tab/><text:tab/><text:tab/><text:tab/></text:span></text:p>
      <text:p text:style-name="P235"><text:span text:style-name="T572"><text:s text:c="2"/></text:span><text:span text:style-name="T919">$e</text:span><text:span text:style-name="T572">-&gt;</text:span><text:span text:style-name="T887">getMessage</text:span><text:span text:style-name="T572">() . PHP_EOL;<text:tab/><text:tab/><text:tab/><text:tab/><text:tab/></text:span></text:p>
      <text:p text:style-name="P227"><text:span text:style-name="T563">} </text:span><text:span text:style-name="T1010">finally</text:span><text:span text:style-name="T563"> {<text:tab/><text:tab/><text:tab/><text:tab/><text:tab/><text:tab/><text:tab/><text:tab/></text:span></text:p>
      <text:p text:style-name="P235"><text:span text:style-name="T572"><text:s text:c="2"/></text:span><text:span text:style-name="T887">echo</text:span><text:span text:style-name="T572"> </text:span><text:span text:style-name="T979">"Fechando arquivo..."</text:span><text:span text:style-name="T572"> . PHP_EOL;<text:tab/><text:tab/><text:tab/></text:span></text:p>
      <text:p text:style-name="P235"><text:span text:style-name="T572"><text:s text:c="2"/></text:span><text:span text:style-name="T887">fclose</text:span><text:span text:style-name="T572">(</text:span><text:span text:style-name="T919">$arquivo</text:span><text:span text:style-name="T572">);<text:tab/><text:tab/><text:tab/><text:tab/><text:tab/><text:tab/></text:span></text:p>
      <text:p text:style-name="P241">}<text:tab/><text:tab/><text:tab/><text:tab/><text:tab/><text:tab/><text:tab/><text:tab/><text:tab/></text:p>
      <text:h text:style-name="P295" text:outline-level="2" text:is-list-header="true"><text:span text:style-name="Emphasis"><text:span text:style-name="T43">M</text:span></text:span><text:span text:style-name="Emphasis"><text:span text:style-name="T41">ulti-catch</text:span></text:span><text:span text:style-name="Emphasis"><text:span text:style-name="T518"> </text:span></text:span></text:h>
      <text:p text:style-name="P134"><text:span text:style-name="Emphasis"><text:span text:style-name="T42">Com o operador</text:span></text:span><text:span text:style-name="Source_20_Text"><text:span text:style-name="T531">|</text:span></text:span><text:span text:style-name="Emphasis"><text:span text:style-name="T41">(pipe) na cláusula </text:span></text:span><text:span text:style-name="Source_20_Text"><text:span text:style-name="T531">catch</text:span></text:span><text:span text:style-name="Emphasis"><text:span text:style-name="T41">, é possível capturar </text:span></text:span><text:span text:style-name="Emphasis"><text:span text:style-name="T44">múltiplas exceções em </text:span></text:span><text:span text:style-name="Emphasis"><text:span text:style-name="T41">um único bloco.</text:span></text:span></text:p>
      <text:p text:style-name="P96"><text:span text:style-name="Source_20_Text"><text:span text:style-name="T519">Try</text:span></text:span><text:span text:style-name="Source_20_Text"><text:span text:style-name="T458"> {<text:tab/><text:tab/><text:tab/><text:tab/><text:tab/><text:tab/><text:tab/><text:tab/><text:tab/><text:tab/></text:span></text:span></text:p>
      <text:p text:style-name="P227"><text:span text:style-name="T878"><text:tab/>echo</text:span><text:span text:style-name="T563"> </text:span><text:span text:style-name="T878">intdiv</text:span><text:span text:style-name="T563">(</text:span><text:span text:style-name="T610">1</text:span><text:span text:style-name="T563">, </text:span><text:span text:style-name="T610">0</text:span><text:span text:style-name="T563">);<text:tab/><text:tab/><text:tab/><text:tab/><text:tab/><text:tab/><text:tab/></text:span></text:p>
      <text:p text:style-name="P227"><text:span text:style-name="T563">} </text:span><text:span text:style-name="T1010">catch</text:span><text:span text:style-name="T563">(</text:span><text:span text:style-name="T960">DivisionByZeroError</text:span><text:span text:style-name="T563"> | </text:span><text:span text:style-name="T960">RuntimeException</text:span><text:span text:style-name="T563"> </text:span><text:span text:style-name="T912">$problema</text:span><text:span text:style-name="T563">) {<text:tab/></text:span></text:p>
      <text:p text:style-name="P227"><text:span text:style-name="T878"><text:tab/>echo</text:span><text:span text:style-name="T563"> </text:span><text:span text:style-name="T912">$problema→getTraceAsString();</text:span><text:span text:style-name="T563"><text:tab/><text:tab/><text:tab/><text:tab/></text:span></text:p>
      <text:p text:style-name="P241">}<text:tab/><text:tab/><text:tab/><text:tab/><text:tab/><text:tab/><text:tab/><text:tab/><text:tab/><text:tab/></text:p>
      <text:p text:style-name="P241"/>
      <text:h text:style-name="Heading_20_2" text:outline-level="2" text:is-list-header="true"><text:span text:style-name="Emphasis"><text:span text:style-name="T402">Criando exceç</text:span></text:span><text:span text:style-name="Emphasis"><text:span text:style-name="T403">ões</text:span></text:span><text:span text:style-name="Emphasis"><text:span text:style-name="T796"> </text:span></text:span></text:h>
      <text:p text:style-name="P122"><text:span text:style-name="Emphasis"><text:span text:style-name="T796">Para que uma classe possa ser lançada como uma exceção, é necessário estender de </text:span></text:span><text:span text:style-name="Emphasis"><text:span text:style-name="T724">Exception</text:span></text:span><text:span text:style-name="Emphasis"><text:span text:style-name="T796">, a exceção mais genér</text:span></text:span><text:span text:style-name="Emphasis"><text:span text:style-name="T17">ica que existe, ou de outra mais específica.<text:line-break/></text:span></text:span><text:span text:style-name="Emphasis"><text:span text:style-name="T18">Exemplo:</text:span></text:span></text:p>
      <text:p text:style-name="P135"><text:span text:style-name="Emphasis"><text:span text:style-name="T634">namespace</text:span></text:span><text:span text:style-name="Emphasis"><text:span text:style-name="T581"> </text:span></text:span><text:span text:style-name="Emphasis"><text:span text:style-name="T967">App\Domain\Repositories</text:span></text:span><text:span text:style-name="Emphasis"><text:span text:style-name="T581">;<text:tab/><text:tab/><text:tab/><text:tab/><text:tab/><text:tab/><text:tab/><text:tab/><text:tab/></text:span></text:span></text:p>
      <text:p text:style-name="P232"><text:span text:style-name="T626">use</text:span><text:span text:style-name="T563"> </text:span><text:span text:style-name="T968">\I</text:span><text:span text:style-name="T960">nvalidArgumentException</text:span><text:span text:style-name="T563">;<text:tab/><text:tab/><text:tab/><text:tab/><text:tab/><text:tab/><text:tab/><text:tab/><text:tab/><text:tab/></text:span></text:p>
      <text:p text:style-name="P232"><text:span text:style-name="T626">use</text:span><text:span text:style-name="T563"> App\Domain\Exceptions\</text:span><text:span text:style-name="T960">UsuarioNaoEncontradoException</text:span><text:span text:style-name="T563">;<text:tab/><text:tab/><text:tab/><text:tab/><text:tab/></text:span></text:p>
      <text:p text:style-name="P232"><text:span text:style-name="T626">class</text:span><text:span text:style-name="T563"> </text:span><text:span text:style-name="T960">UsuarioRepository</text:span><text:span text:style-name="T563"> {<text:tab/><text:tab/><text:tab/><text:tab/><text:tab/><text:tab/><text:tab/><text:tab/><text:tab/><text:tab/></text:span></text:p>
      <text:p text:style-name="P232"><text:span text:style-name="T626"><text:s text:c="2"/>public</text:span><text:span text:style-name="T563"> </text:span><text:span text:style-name="T626">function</text:span><text:span text:style-name="T563"> </text:span><text:span text:style-name="T878">buscarPorId</text:span><text:span text:style-name="T563">(</text:span><text:span text:style-name="T626">int</text:span><text:span text:style-name="T563"> </text:span><text:span text:style-name="T912">$id</text:span><text:span text:style-name="T563">): </text:span><text:span text:style-name="T960">Usuario</text:span><text:span text:style-name="T563"> {<text:tab/><text:tab/><text:tab/><text:tab/><text:tab/><text:tab/><text:tab/></text:span></text:p>
      <text:p text:style-name="P236"><text:span text:style-name="T572"><text:s text:c="4"/></text:span><text:span text:style-name="T1013">if</text:span><text:span text:style-name="T572"> (!</text:span><text:span text:style-name="T887">is_int</text:span><text:span text:style-name="T572">(</text:span><text:span text:style-name="T919">$id</text:span><text:span text:style-name="T572">)) </text:span><text:span text:style-name="T1013">throw</text:span><text:span text:style-name="T572"> </text:span><text:span text:style-name="T632">new</text:span><text:span text:style-name="T572"> </text:span><text:span text:style-name="T965">InvalidArgumentException</text:span><text:span text:style-name="T572">(</text:span><text:span text:style-name="T979">"ID deve ser um inteiro"</text:span><text:span text:style-name="T572">);<text:tab/></text:span></text:p>
      <text:p text:style-name="P236"><text:span text:style-name="T572"><text:s text:c="4"/></text:span><text:span text:style-name="T1013">if</text:span><text:span text:style-name="T572"> (!</text:span><text:span text:style-name="T919">$usuario</text:span><text:span text:style-name="T572">) </text:span><text:span text:style-name="T1013">throw</text:span><text:span text:style-name="T572"> </text:span><text:span text:style-name="T632">new</text:span><text:span text:style-name="T572"> </text:span><text:span text:style-name="T965">UsuarioNaoEncontradoException</text:span><text:span text:style-name="T572">(</text:span><text:span text:style-name="T979">"</text:span><text:span text:style-name="T982">ID</text:span><text:span text:style-name="T979"> </text:span><text:span text:style-name="T919">$id</text:span><text:span text:style-name="T979"> não encontrado"</text:span><text:span text:style-name="T572">);<text:tab/></text:span></text:p>
      <text:p text:style-name="P236"><text:span text:style-name="T572"><text:s text:c="4"/></text:span><text:span text:style-name="T1013">return</text:span><text:span text:style-name="T572"> </text:span><text:span text:style-name="T919">$usuario</text:span><text:span text:style-name="T572">;<text:tab/><text:tab/><text:tab/><text:tab/><text:tab/><text:tab/><text:tab/><text:tab/><text:tab/><text:tab/><text:tab/></text:span></text:p>
      <text:p text:style-name="P244"><text:s text:c="2"/>}<text:tab/><text:tab/><text:tab/><text:tab/><text:tab/><text:tab/><text:tab/><text:tab/><text:tab/><text:tab/><text:tab/><text:tab/><text:tab/><text:tab/></text:p>
      <text:p text:style-name="P242"><text:span text:style-name="Emphasis"><text:span text:style-name="T72">}<text:tab/><text:tab/><text:tab/><text:tab/><text:tab/><text:tab/><text:tab/><text:tab/><text:tab/><text:tab/><text:tab/><text:tab/><text:tab/><text:tab/></text:span></text:span></text:p>
      <text:p text:style-name="P136"><text:span text:style-name="Emphasis"><text:span text:style-name="T1057">Outro exemplo:</text:span></text:span></text:p>
      <text:p text:style-name="P118"><text:span text:style-name="Emphasis"><text:span text:style-name="T631">class</text:span></text:span><text:span text:style-name="Emphasis"><text:span text:style-name="T580"> </text:span></text:span><text:span text:style-name="Emphasis"><text:span text:style-name="T964">SaldoInsuficienteException</text:span></text:span><text:span text:style-name="Emphasis"><text:span text:style-name="T580"> </text:span></text:span><text:span text:style-name="Emphasis"><text:span text:style-name="T631">extends</text:span></text:span><text:span text:style-name="Emphasis"><text:span text:style-name="T580"> </text:span></text:span><text:span text:style-name="Emphasis"><text:span text:style-name="T964">\DomainException </text:span></text:span><text:span text:style-name="T573">{<text:tab/><text:tab/><text:tab/><text:tab/><text:tab/></text:span></text:p>
      <text:p text:style-name="P229"><text:span text:style-name="T626"><text:tab/>public</text:span><text:span text:style-name="T563"> </text:span><text:span text:style-name="T626">function</text:span><text:span text:style-name="T563"> </text:span><text:span text:style-name="T878">__construct</text:span><text:span text:style-name="T563">(</text:span><text:span text:style-name="T626">float</text:span><text:span text:style-name="T563"> </text:span><text:span text:style-name="T912">$valorSaque</text:span><text:span text:style-name="T563">, </text:span><text:span text:style-name="T626">float</text:span><text:span text:style-name="T563"> </text:span><text:span text:style-name="T912">$saldoAtual</text:span><text:span text:style-name="T563">) {<text:tab/><text:tab/><text:tab/></text:span></text:p>
      <text:p text:style-name="P229"><text:span text:style-name="T912">$mensagem</text:span><text:span text:style-name="T563"> = </text:span><text:span text:style-name="T972">"Você tentou sacar </text:span><text:span text:style-name="T912">$valorSaque</text:span><text:span text:style-name="T972">, mas tem apenas </text:span><text:span text:style-name="T912">$saldoAtual</text:span><text:span text:style-name="T972"> em conta."</text:span><text:span text:style-name="T563">;<text:tab/></text:span></text:p>
      <text:p text:style-name="P229"><text:span text:style-name="T626"><text:tab/><text:tab/>parent</text:span><text:span text:style-name="T563">::</text:span><text:span text:style-name="T878">__construct</text:span><text:span text:style-name="T563">(</text:span><text:span text:style-name="T912">$mensagem</text:span><text:span text:style-name="T563">);<text:tab/><text:tab/><text:tab/><text:tab/><text:tab/><text:tab/><text:tab/></text:span></text:p>
      <text:p text:style-name="P242"><text:tab/>}<text:tab/><text:tab/><text:tab/><text:tab/><text:tab/><text:tab/><text:tab/><text:tab/><text:tab/><text:tab/><text:tab/><text:tab/><text:tab/></text:p>
      <text:p text:style-name="P242">}<text:tab/><text:tab/><text:tab/><text:tab/><text:tab/><text:tab/><text:tab/><text:tab/><text:tab/><text:tab/><text:tab/><text:tab/><text:tab/><text:tab/></text:p>
      <text:h text:style-name="P297" text:outline-level="2" text:is-list-header="true"><text:span text:style-name="Emphasis"><text:span text:style-name="T404">SPL (Standard PHP Library)</text:span></text:span></text:h>
      <text:p text:style-name="P119"><text:span text:style-name="Emphasis"><text:span text:style-name="T797">Essa extensão vem habilitada por padrão, sendo </text:span></text:span><text:span text:style-name="Emphasis"><text:span text:style-name="T796">uma coleção de interfaces e classes que se destinam a resolver problemas comuns. </text:span></text:span><text:span text:style-name="Emphasis"><text:span text:style-name="T797">Ela </text:span></text:span><text:span text:style-name="Emphasis"><text:span text:style-name="T796">fornece diversas </text:span></text:span><text:span text:style-name="Emphasis"><text:span text:style-name="Strong_20_Emphasis"><text:span text:style-name="T796">exceções específicas</text:span></text:span></text:span><text:span text:style-name="Emphasis"><text:span text:style-name="T796"> que ajudam a aplicar boas práticas de orientação a objetos </text:span></text:span><text:span text:style-name="Emphasis"><text:span text:style-name="T797">pois:</text:span></text:span></text:p>
      <text:list text:style-name="L35">
        <text:list-item>
          <text:p text:style-name="P351"><text:span text:style-name="Emphasis"><text:span text:style-name="T796">Capturam</text:span></text:span><text:span text:style-name="Emphasis"><text:span text:style-name="T797"> </text:span></text:span><text:span text:style-name="Emphasis"><text:span text:style-name="T796">erros com maior granularidade, </text:span></text:span></text:p>
        </text:list-item>
        <text:list-item>
          <text:p text:style-name="P351"><text:span text:style-name="Emphasis"><text:span text:style-name="Strong_20_Emphasis"><text:span text:style-name="T798">Documentam melhor a intenção do erro</text:span></text:span></text:span><text:span text:style-name="Emphasis"><text:span text:style-name="T798">.</text:span></text:span><text:span text:style-name="Emphasis"><text:span text:style-name="T796"> </text:span></text:span></text:p>
        </text:list-item>
        <text:list-item>
          <text:p text:style-name="P351"><text:span text:style-name="Emphasis"><text:span text:style-name="T796">Facilitam o uso de </text:span></text:span><text:span text:style-name="Emphasis"><text:span text:style-name="Source_20_Text"><text:span text:style-name="T724">catch</text:span></text:span></text:span><text:span text:style-name="Emphasis"><text:span text:style-name="T796"> específicos (por tipo). </text:span></text:span></text:p>
        </text:list-item>
        <text:list-item>
          <text:p text:style-name="P351"><text:span text:style-name="Emphasis"><text:span text:style-name="T796">Melhoram o controle de fluxo com base na causa do erro.</text:span></text:span></text:p>
        </text:list-item>
      </text:list>
      <text:p text:style-name="P119"><text:span text:style-name="Emphasis"><text:span text:style-name="T796">Abaixo, as </text:span></text:span><text:span text:style-name="Emphasis"><text:span text:style-name="T795">exceções SPL mais utilizadas</text:span></text:span><text:span text:style-name="Emphasis"><text:span text:style-name="T796">, com suas descrições e quando usá-las: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lasse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3.A1" office:value-type="string">
            <text:p text:style-name="P250"><text:span text:style-name="Source_20_Text"><text:span text:style-name="T520">LogicException</text:span></text:span></text:p>
          </table:table-cell>
          <table:table-cell table:style-name="Tabela3.A1" office:value-type="string">
            <text:p text:style-name="Table_20_Contents">Erro na <text:span text:style-name="Strong_20_Emphasis">lógica do programa</text:span> (erro do programador). Algo que nunca deveria acontecer se o código estiver correto.</text:p>
          </table:table-cell>
          <table:table-cell table:style-name="Tabela3.A1" office:value-type="string">
            <text:p text:style-name="Table_20_Contents">Acessar método de um objeto que ainda não foi inicializado.</text:p>
          </table:table-cell>
        </table:table-row>
        <table:table-row>
          <table:table-cell table:style-name="Tabela3.A1" office:value-type="string">
            <text:p text:style-name="P250"><text:span text:style-name="Source_20_Text"><text:span text:style-name="T520">DomainException</text:span></text:span></text:p>
          </table:table-cell>
          <table:table-cell table:style-name="Tabela3.A1" office:value-type="string">
            <text:p text:style-name="Table_20_Contents">Valor está fora de um <text:span text:style-name="Strong_20_Emphasis">domínio válido</text:span>.</text:p>
          </table:table-cell>
          <table:table-cell table:style-name="Tabela3.A1" office:value-type="string">
            <text:p text:style-name="Table_20_Contents">Passar um tipo ou valor inválido para um parâmetro.</text:p>
          </table:table-cell>
        </table:table-row>
        <table:table-row>
          <table:table-cell table:style-name="Tabela3.A1" office:value-type="string">
            <text:p text:style-name="P250"><text:span text:style-name="Source_20_Text"><text:span text:style-name="T520">InvalidArgument</text:span></text:span><text:span text:style-name="Source_20_Text"><text:line-break/></text:span><text:span text:style-name="Source_20_Text"><text:span text:style-name="T520">Exception</text:span></text:span></text:p>
          </table:table-cell>
          <table:table-cell table:style-name="Tabela3.A1" office:value-type="string">
            <text:p text:style-name="Table_20_Contents"><text:span text:style-name="T694">Argumento inválido</text:span> passado para uma função ou método.</text:p>
          </table:table-cell>
          <table:table-cell table:style-name="Tabela3.A1" office:value-type="string">
            <text:p text:style-name="Table_20_Contents">Passar um array vazio onde se espera valores.</text:p>
          </table:table-cell>
        </table:table-row>
        <table:table-row>
          <table:table-cell table:style-name="Tabela3.A1" office:value-type="string">
            <text:p text:style-name="P250"><text:span text:style-name="Source_20_Text"><text:span text:style-name="T520">LengthException</text:span></text:span></text:p>
          </table:table-cell>
          <table:table-cell table:style-name="Tabela3.A1" office:value-type="string">
            <text:p text:style-name="Table_20_Contents">Um valor tem <text:span text:style-name="T694">tamanho inválido</text:span>.</text:p>
          </table:table-cell>
          <table:table-cell table:style-name="Tabela3.A1" office:value-type="string">
            <text:p text:style-name="Table_20_Contents">Tamanho de uma estrutura de dados fora do permitido.</text:p>
          </table:table-cell>
        </table:table-row>
        <table:table-row>
          <table:table-cell table:style-name="Tabela3.A1" office:value-type="string">
            <text:p text:style-name="P250"><text:span text:style-name="Source_20_Text"><text:span text:style-name="T520">OutOfRange</text:span></text:span><text:span text:style-name="Source_20_Text"><text:line-break/></text:span><text:span text:style-name="Source_20_Text"><text:span text:style-name="T520">Exception</text:span></text:span></text:p>
          </table:table-cell>
          <table:table-cell table:style-name="Tabela3.A1" office:value-type="string">
            <text:p text:style-name="Table_20_Contents">Índice ou valor<text:span text:style-name="T694"> fora do intervalo</text:span> esperado.</text:p>
          </table:table-cell>
          <table:table-cell table:style-name="Tabela3.A1" office:value-type="string">
            <text:p text:style-name="Table_20_Contents">Acessar índice não existente em uma estrutura.</text:p>
          </table:table-cell>
        </table:table-row>
      </table:table>
      <text:p text:style-name="P119"><text:span text:style-name="Emphasis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lasse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4.A1" office:value-type="string">
            <text:p text:style-name="P250"><text:span text:style-name="Source_20_Text"><text:span text:style-name="T520">RuntimeException</text:span></text:span></text:p>
          </table:table-cell>
          <table:table-cell table:style-name="Tabela4.A1" office:value-type="string">
            <text:p text:style-name="Table_20_Contents">Erro detectado <text:span text:style-name="Strong_20_Emphasis">em tempo de execução</text:span>, diferente de <text:span text:style-name="Source_20_Text">LogicException</text:span> que é erro de lógica.</text:p>
          </table:table-cell>
          <table:table-cell table:style-name="Tabela4.A1" office:value-type="string">
            <text:p text:style-name="Table_20_Contents">Arquivo não encontrado ao tentar abrir.</text:p>
          </table:table-cell>
        </table:table-row>
        <table:table-row>
          <table:table-cell table:style-name="Tabela4.A1" office:value-type="string">
            <text:p text:style-name="P250"><text:span text:style-name="Source_20_Text"><text:span text:style-name="T520">OutOfBounds</text:span></text:span><text:span text:style-name="Source_20_Text"><text:line-break/></text:span><text:span text:style-name="Source_20_Text"><text:span text:style-name="T520">Exception</text:span></text:span></text:p>
          </table:table-cell>
          <table:table-cell table:style-name="Tabela4.A1" office:value-type="string">
            <text:p text:style-name="Table_20_Contents">Acesso a <text:span text:style-name="T694">índice</text:span> <text:span text:style-name="Strong_20_Emphasis">inexistente</text:span> em estrutura com chaves específicas.</text:p>
          </table:table-cell>
          <table:table-cell table:style-name="Tabela4.A1" office:value-type="string">
            <text:p text:style-name="Table_20_Contents"><text:span text:style-name="Source_20_Text"><text:span text:style-name="T1061">ArrayObject['chave_invalida']</text:span></text:span></text:p>
          </table:table-cell>
        </table:table-row>
        <table:table-row>
          <table:table-cell table:style-name="Tabela4.A1" office:value-type="string">
            <text:p text:style-name="P250"><text:span text:style-name="Source_20_Text"><text:span text:style-name="T520">Overflow</text:span></text:span><text:span text:style-name="Source_20_Text"><text:line-break/></text:span><text:span text:style-name="Source_20_Text"><text:span text:style-name="T520">Exception</text:span></text:span></text:p>
          </table:table-cell>
          <table:table-cell table:style-name="Tabela4.A1" office:value-type="string">
            <text:p text:style-name="Table_20_Contents">Adição a estrutura que <text:span text:style-name="T694">excede seu limite.</text:span></text:p>
          </table:table-cell>
          <table:table-cell table:style-name="Tabela4.A1" office:value-type="string">
            <text:p text:style-name="Table_20_Contents">Inserir elemento além da capacidade máxima.</text:p>
          </table:table-cell>
        </table:table-row>
        <table:table-row>
          <table:table-cell table:style-name="Tabela4.A1" office:value-type="string">
            <text:p text:style-name="P250"><text:span text:style-name="Source_20_Text"><text:span text:style-name="T520">Underflow</text:span></text:span><text:span text:style-name="Source_20_Text"><text:line-break/></text:span><text:span text:style-name="Source_20_Text"><text:span text:style-name="T520">Exception</text:span></text:span></text:p>
          </table:table-cell>
          <table:table-cell table:style-name="Tabela4.A1" office:value-type="string">
            <text:p text:style-name="Table_20_Contents">Remoção de item em estrutura <text:span text:style-name="Strong_20_Emphasis">vazia</text:span>.</text:p>
          </table:table-cell>
          <table:table-cell table:style-name="Tabela4.A1" office:value-type="string">
            <text:p text:style-name="Table_20_Contents">Usar <text:span text:style-name="Source_20_Text">pop()</text:span> em uma pilha vazia.</text:p>
          </table:table-cell>
        </table:table-row>
        <table:table-row>
          <table:table-cell table:style-name="Tabela4.A1" office:value-type="string">
            <text:p text:style-name="P250"><text:span text:style-name="Source_20_Text"><text:span text:style-name="T520">UnexpectedValue</text:span></text:span><text:span text:style-name="Source_20_Text"><text:line-break/></text:span><text:span text:style-name="Source_20_Text"><text:span text:style-name="T520">Exception</text:span></text:span></text:p>
          </table:table-cell>
          <table:table-cell table:style-name="Tabela4.A1" office:value-type="string">
            <text:p text:style-name="P266"><text:span text:style-name="T1060">N</text:span>ão é <text:span text:style-name="T1060">u</text:span>m valor esperado.</text:p>
          </table:table-cell>
          <table:table-cell table:style-name="Tabela4.A1" office:value-type="string">
            <text:p text:style-name="Table_20_Contents">Valor de retorno incompatível com o esperado.</text:p>
          </table:table-cell>
        </table:table-row>
      </table:table>
      <text:h text:style-name="P286" text:outline-level="1" text:is-list-header="true"><text:span text:style-name="Emphasis"/></text:h>
      <text:h text:style-name="P275" text:outline-level="1">Extensões PHP</text:h>
      <text:p text:style-name="P115"><text:span text:style-name="T282">PHP é uma linguagem de programação que roda em uma máquina virtual chamada </text:span><text:span text:style-name="Emphasis"><text:span text:style-name="T282">Zend Engine</text:span></text:span><text:span text:style-name="T282">. Essa máquina virtual é escrita em C e permite que nós escrevamos código em C para embutir funcionalidades no PHP. Assim funcionam as extensões do PHP.</text:span></text:p>
      <text:p text:style-name="P211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211">Quem usa PHP no dia-a-dia com certeza usa alguma extensão. Alguns exemplos de extensões PHP bem comuns: PDO, Sessions, JSON, cURL, <text:span text:style-name="T1054">etc</text:span></text:p>
      <text:p text:style-name="P26"><text:span text:style-name="T338">As extensões podem ser categorizadas, </text:span><text:span text:style-name="T339">dentre as principais estão</text:span><text:span text:style-name="T338">: </text:span></text:p>
      <text:p text:style-name="P116"><text:span text:style-name="Emphasis"><text:span text:style-name="T302">Core</text:span></text:span><text:span text:style-name="Emphasis"><text:span text:style-name="T283">: </text:span></text:span><text:span text:style-name="Emphasis"><text:span text:style-name="T284">Essencias. Exemplo: </text:span></text:span><text:span text:style-name="Emphasis"><text:span text:style-name="T283">Arrays, Classes/Objects, Date/Time, JSON, OPCache etc. </text:span></text:span></text:p>
      <text:p text:style-name="P116"><text:span text:style-name="Emphasis"><text:span text:style-name="T302">Bundled</text:span></text:span><text:span text:style-name="Emphasis"><text:span text:style-name="T283">: </text:span></text:span><text:span text:style-name="Emphasis"><text:span text:style-name="T284">já vem empacotadas no PHP, mas é possível desabilitá-las. </text:span></text:span><text:span text:style-name="Emphasis"><text:span text:style-name="T283">PDO, GD, FFI, intl, Sessions etc. </text:span></text:span></text:p>
      <text:p text:style-name="P116"><text:span text:style-name="Emphasis"><text:span text:style-name="T302">External</text:span></text:span><text:span text:style-name="Emphasis"><text:span text:style-name="T283">: </text:span></text:span><text:span text:style-name="Emphasis"><text:span text:style-name="T284">possuem dependências externas. Exemplo: </text:span></text:span><text:span text:style-name="Emphasis"><text:span text:style-name="T283">cURL, DOM, OpenSSL, Sodium, Zip etc. </text:span></text:span></text:p>
      <text:p text:style-name="P116"><text:span text:style-name="Emphasis"><text:span text:style-name="T302">PECL</text:span></text:span><text:span text:style-name="Emphasis"><text:span text:style-name="T283">: mantidas por terceiros. </text:span></text:span><text:span text:style-name="Emphasis"><text:span text:style-name="T284">Exemplo: </text:span></text:span><text:span text:style-name="Emphasis"><text:span text:style-name="T285">OCI8</text:span></text:span><text:span text:style-name="Emphasis"><text:span text:style-name="T283">, Parallel, Swoole</text:span></text:span><text:span text:style-name="Emphasis"><text:span text:style-name="T285">, </text:span></text:span><text:span text:style-name="Emphasis"><text:span text:style-name="T286">Yaml, </text:span></text:span><text:span text:style-name="Emphasis"><text:span text:style-name="T317">D</text:span></text:span><text:span text:style-name="Emphasis"><text:span text:style-name="T283">S (Data Structures), EV, Memcached etc. </text:span></text:span></text:p>
      <text:h text:style-name="P288" text:outline-level="1" text:is-list-header="true"><text:span text:style-name="Strong_20_Emphasis"><text:span text:style-name="T871">WebSocket</text:span></text:span></text:h>
      <text:p text:style-name="P117"><text:span text:style-name="Emphasis"><text:span text:style-name="T287">É </text:span></text:span><text:span text:style-name="Emphasis"><text:span text:style-name="T282">um protocolo de comunicação que permite a </text:span></text:span><text:span text:style-name="Strong_20_Emphasis"><text:span text:style-name="T304">troca de dados em tempo real. </text:span></text:span><text:span text:style-name="Emphasis"><text:span text:style-name="T282">Diferentemente do HTTP tradicional, que funciona no modelo de requisição/resposta, os WebSockets estabelecem uma </text:span></text:span><text:span text:style-name="Strong_20_Emphasis"><text:span text:style-name="T304">conexão bidirecional persistente</text:span></text:span><text:span text:style-name="Emphasis"><text:span text:style-name="T282">, onde tanto o cliente quanto o servidor podem enviar e receber mensagens a qualquer momento. </text:span></text:span><text:span text:style-name="Strong_20_Emphasis"><text:span text:style-name="T432">Sw</text:span></text:span><text:span text:style-name="Strong_20_Emphasis"><text:span text:style-name="T433">oole</text:span></text:span><text:span text:style-name="Strong_20_Emphasis"><text:span text:style-name="T282"> </text:span></text:span><text:span text:style-name="Strong_20_Emphasis"><text:span text:style-name="T288">é u</text:span></text:span><text:span text:style-name="Emphasis"><text:span text:style-name="T283">ma extensão </text:span></text:span><text:span text:style-name="Emphasis"><text:span text:style-name="T284">PECL </text:span></text:span><text:span text:style-name="Emphasis"><text:span text:style-name="T283">do PHP que permite implementar servidores WebSocket de alto desempenho. Ideal para aplicações que precisam de alta concorrência e desempenho.</text:span></text:span></text:p>
      <text:h text:style-name="P289" text:outline-level="1" text:is-list-header="true"><text:span text:style-name="Strong_20_Emphasis"><text:span text:style-name="T871">Manipulação de XML com PHP</text:span></text:span></text:h>
      <text:p text:style-name="P111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288" text:outline-level="1" text:is-list-header="true"><text:span text:style-name="Strong_20_Emphasis"><text:span text:style-name="T871">Extensão DOM e recursos relacionados</text:span></text:span></text:h>
      <text:p text:style-name="P111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11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11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11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11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117"><text:span text:style-name="Emphasis"/></text:p>
      <text:p text:style-name="P117"><text:span text:style-name="Emphasis"/></text:p>
      <text:h text:style-name="P276" text:outline-level="1">FastCGI</text:h>
      <text:p text:style-name="P29"/>
      <text:p text:style-name="P113"><text:span text:style-name="T289">O </text:span><text:span text:style-name="T290">protocolo </text:span><text:span text:style-name="T421">FastCGI</text:span><text:span text:style-name="T290"> <text:s/>mantém processos prontos para reutilização, ao contrário do </text:span><text:span text:style-name="T289">tradicional</text:span><text:span text:style-name="T290"> mod_php, que precisa inicializar o PHP a cada solicitação. </text:span><text:span text:style-name="T289">Para extrair o máximo d</text:span><text:span text:style-name="T290">esse</text:span><text:span text:style-name="T289"> protocolo, foi desenvolvido o </text:span><text:span text:style-name="Strong_20_Emphasis"><text:span text:style-name="T421">PHP-FPM</text:span></text:span><text:span text:style-name="T289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11"><text:span text:style-name="T4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62">não possui um mecanismo embutido para receber diretamente conexões HTTP</text:span></text:span><text:span text:style-name="T62">;</text:span><text:span text:style-name="T45"> essa função é delegada a um servidor web, como o Apache ou o Nginx.</text:span></text:p>
      <text:p text:style-name="P46">Funções do PHP-FPM como “Servidor de Aplicação”:</text:p>
      <text:list text:style-name="L36">
        <text:list-item>
          <text:p text:style-name="P400">Executa scripts PHP.</text:p>
        </text:list-item>
        <text:list-item>
          <text:p text:style-name="P400">Processa requisições encaminhadas por servidores web (Apache, Nginx, etc.).</text:p>
        </text:list-item>
        <text:list-item>
          <text:p text:style-name="P400">Gerencia o ciclo de vida dos processos que executam os scripts PHP.</text:p>
        </text:list-item>
      </text:list>
      <text:p text:style-name="P46"/>
      <text:p text:style-name="P46">Como ocorre a interação entre PHP-FPM e Apache:</text:p>
      <text:list text:style-name="L37">
        <text:list-item>
          <text:p text:style-name="P387"><text:span text:style-name="Strong_20_Emphasis"><text:span text:style-name="T68">Solicitação do Cliente</text:span></text:span><text:span text:style-name="T68">: O navegador do cliente envia uma solicitação HTTP para o Apache.</text:span></text:p>
        </text:list-item>
        <text:list-item>
          <text:p text:style-name="P387"><text:span text:style-name="Strong_20_Emphasis"><text:span text:style-name="T68">Encaminhamento para o PHP-FPM</text:span></text:span><text:span text:style-name="T68">: O Apache, por meio do módulo </text:span><text:span text:style-name="Source_20_Text"><text:span text:style-name="T68">mod_proxy_fcgi</text:span></text:span><text:span text:style-name="T68">, encaminha a solicitação para o PHP-FPM.</text:span></text:p>
        </text:list-item>
        <text:list-item>
          <text:p text:style-name="P387"><text:span text:style-name="Strong_20_Emphasis"><text:span text:style-name="T68">Processamento do Script</text:span></text:span><text:span text:style-name="T68">: O PHP-FPM executa o script PHP solicitado.</text:span></text:p>
        </text:list-item>
        <text:list-item>
          <text:p text:style-name="P387"><text:span text:style-name="Strong_20_Emphasis"><text:span text:style-name="T68">Resposta ao Cliente</text:span></text:span><text:span text:style-name="T68">: O resultado gerado pelo PHP-FPM é retornado ao Apache, que o envia de volta ao cliente.</text:span></text:p>
        </text:list-item>
      </text:list>
      <text:p text:style-name="P21"/>
      <text:p text:style-name="P111"><text:span text:style-name="T68">É importante lembrar que o </text:span><text:span text:style-name="Strong_20_Emphasis"><text:span text:style-name="T68">PHP-FPM não é um servidor web</text:span></text:span><text:span text:style-name="T68">. Portanto:</text:span></text:p>
      <text:list text:style-name="L38">
        <text:list-item>
          <text:p text:style-name="P388"><text:span text:style-name="T68">Ele </text:span><text:span text:style-name="Strong_20_Emphasis"><text:span text:style-name="T68">não recebe solicitações HTTP diretamente dos navegadores</text:span></text:span><text:span text:style-name="T68">.</text:span></text:p>
        </text:list-item>
        <text:list-item>
          <text:p text:style-name="P401">Depende de um servidor web (como Apache ou Nginx) para intermediar as solicitações e as respostas.</text:p>
        </text:list-item>
      </text:list>
      <text:p text:style-name="P46"/>
      <text:h text:style-name="P287" text:outline-level="1"><text:span text:style-name="Strong_20_Emphasis"/></text:h>
      <text:h text:style-name="P277" text:outline-level="1">RFC</text:h>
      <text:p text:style-name="P28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290" text:outline-level="1"><text:span text:style-name="Strong_20_Emphasis"><text:span text:style-name="T872">PHP-FIG</text:span></text:span></text:h>
      <text:p text:style-name="P131"><text:span text:style-name="T45">PHP Framework Interop G</text:span><text:span text:style-name="T68">roup é um grupo de desenvolvedores e representantes dos principais frameworks e bibliotecas PHP (como CakePHP, Doctrine e Zend), que tem como objetivo criar padrões de código (</text:span><text:span text:style-name="T59">PSRs</text:span><text:span text:style-name="T68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290" text:outline-level="1"><text:span text:style-name="Strong_20_Emphasis"><text:span text:style-name="T872">PSRs</text:span></text:span></text:h>
      <text:p text:style-name="P261"><text:span text:style-name="T45">As </text:span><text:span text:style-name="Strong_20_Emphasis"><text:span text:style-name="T45">PSRs - PHP Standards Recommendations</text:span></text:span><text:span text:style-name="T45"> são documentos que definem boas práticas e padrões. </text:span></text:p>
      <text:p text:style-name="P47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32">PSR</text:p>
            </table:table-cell>
            <table:table-cell table:style-name="Tabela1.A1" office:value-type="string">
              <text:p text:style-name="P132">Nome</text:p>
            </table:table-cell>
            <table:table-cell table:style-name="Tabela1.A1" office:value-type="string">
              <text:p text:style-name="P132">Objetivo</text:p>
            </table:table-cell>
          </table:table-row>
        </table:table-header-rows>
        <table:table-row>
          <table:table-cell table:style-name="Tabela1.A1" office:value-type="string">
            <text:p text:style-name="P133">PSR-1</text:p>
          </table:table-cell>
          <table:table-cell table:style-name="Tabela1.A1" office:value-type="string">
            <text:p text:style-name="P133">Basic Coding Standard</text:p>
          </table:table-cell>
          <table:table-cell table:style-name="Tabela1.A1" office:value-type="string">
            <text:p text:style-name="P133">Regras básicas de codificação.</text:p>
          </table:table-cell>
        </table:table-row>
        <table:table-row>
          <table:table-cell table:style-name="Tabela1.A1" office:value-type="string">
            <text:p text:style-name="P133">PSR-<text:span text:style-name="T1055">1</text:span>2</text:p>
          </table:table-cell>
          <table:table-cell table:style-name="Tabela1.A1" office:value-type="string">
            <text:p text:style-name="P133"><text:span text:style-name="T1055">Extended </text:span>Coding Style Guide</text:p>
          </table:table-cell>
          <table:table-cell table:style-name="Tabela1.A1" office:value-type="string">
            <text:p text:style-name="P133">Guia de estilo para escrita de código PHP</text:p>
          </table:table-cell>
        </table:table-row>
        <table:table-row>
          <table:table-cell table:style-name="Tabela1.A1" office:value-type="string">
            <text:p text:style-name="P133">PSR-3</text:p>
          </table:table-cell>
          <table:table-cell table:style-name="Tabela1.A1" office:value-type="string">
            <text:p text:style-name="P133">Logger Interface</text:p>
          </table:table-cell>
          <table:table-cell table:style-name="Tabela1.A1" office:value-type="string">
            <text:p text:style-name="P133">Interface padrão para sistemas de log.</text:p>
          </table:table-cell>
        </table:table-row>
        <table:table-row>
          <table:table-cell table:style-name="Tabela1.A1" office:value-type="string">
            <text:p text:style-name="P133">PSR-4</text:p>
          </table:table-cell>
          <table:table-cell table:style-name="Tabela1.A1" office:value-type="string">
            <text:p text:style-name="P133">Autoloading Standard</text:p>
          </table:table-cell>
          <table:table-cell table:style-name="Tabela1.A1" office:value-type="string">
            <text:p text:style-name="P133">Padrão para autoload de classes via namespaces.</text:p>
          </table:table-cell>
        </table:table-row>
        <table:table-row>
          <table:table-cell table:style-name="Tabela1.A1" office:value-type="string">
            <text:p text:style-name="P133">PSR-7</text:p>
          </table:table-cell>
          <table:table-cell table:style-name="Tabela1.A1" office:value-type="string">
            <text:p text:style-name="P133">HTTP Message Interface</text:p>
          </table:table-cell>
          <table:table-cell table:style-name="Tabela1.A1" office:value-type="string">
            <text:p text:style-name="P133">Interface para requisições e respostas HTTP (usada em APIs RESTful, por exemplo).</text:p>
          </table:table-cell>
        </table:table-row>
      </table:table>
      <text:p text:style-name="P131"/>
      <text:p text:style-name="P47">Benefícios na prática:</text:p>
      <text:list text:style-name="L39">
        <text:list-item>
          <text:p text:style-name="P389"><text:span text:style-name="Strong_20_Emphasis"><text:span text:style-name="T71">Compatibilidade entre frameworks</text:span></text:span><text:span text:style-name="T71">: por exemplo, Symfony e Laravel podem usar as mesmas bibliotecas de log que implementam a PSR-3.</text:span></text:p>
        </text:list-item>
      </text:list>
      <text:list text:style-name="L40">
        <text:list-item>
          <text:p text:style-name="P390"><text:span text:style-name="Strong_20_Emphasis"><text:span text:style-name="T71">Facilidade para criar pacotes reutilizáveis</text:span></text:span><text:span text:style-name="T71">.</text:span></text:p>
        </text:list-item>
        <text:list-item>
          <text:p text:style-name="P390"><text:span text:style-name="Strong_20_Emphasis"><text:span text:style-name="T71">Uniformização do código</text:span></text:span><text:span text:style-name="T71"> em equipes e comunidades.</text:span></text:p>
        </text:list-item>
      </text:list>
      <text:p text:style-name="P13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1" svg:font-family="Mono" style:font-family-generic="roman" style:font-pitch="variable"/>
    <style:font-face style:name="Mono2" svg:font-family="Mono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dot" style:display-name="Bullet dot" style:family="paragraph" style:parent-style-name="Standard">
      <style:paragraph-properties fo:margin-left="0.801cm" fo:margin-right="0cm" fo:margin-top="0.212cm" fo:margin-bottom="0cm" style:contextual-spacing="false" fo:text-indent="-0.4cm" style:auto-text-indent="false">
        <style:tab-stops>
          <style:tab-stop style:position="0.801cm"/>
        </style:tab-stops>
      </style:paragraph-properties>
      <style:text-properties style:font-size-complex="10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2" style:family="paragraph">
      <style:paragraph-properties fo:margin-top="0.212cm" fo:margin-bottom="0.212cm" style:contextual-spacing="false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Bullet_5f_20_5f_Symbols" style:display-name="Bullet_20_Symbols" style:family="text"/>
    <style:style style:name="q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editing-duration>P3DT6H44M51S</meta:editing-duration>
    <meta:editing-cycles>253</meta:editing-cycles>
    <dc:date>2025-07-06T14:19:33.706000000</dc:date>
    <meta:document-statistic meta:table-count="4" meta:image-count="43" meta:object-count="0" meta:page-count="44" meta:paragraph-count="687" meta:word-count="9222" meta:character-count="60804" meta:non-whitespace-character-count="51165"/>
  </office:meta>
</office:document-meta>
</file>